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apple-system1"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apple-system" svg:font-family="apple-system, BlinkMacSystemFont, 'Segoe UI', Arial, sans-serif"/>
    <style:font-face style:name="Times New Roman2" svg:font-family="'Times New Roman'" style:font-family-generic="roman"/>
    <style:font-face style:name="Courier New" svg:font-family="'Courier New'"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Mono" svg:font-family="'DejaVu Sans Mono'" style:font-family-generic="system" style:font-pitch="variable"/>
    <style:font-face style:name="Liberation Mono"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4.2132in" fo:margin-left="2.4799in" table:align="left"/>
    </style:style>
    <style:style style:name="Таблица1.A" style:family="table-column">
      <style:table-column-properties style:column-width="2.3104in"/>
    </style:style>
    <style:style style:name="Таблица1.B" style:family="table-column">
      <style:table-column-properties style:column-width="1.9028in"/>
    </style:style>
    <style:style style:name="Таблица1.A1" style:family="table-cell">
      <style:table-cell-properties style:vertical-align="bottom" fo:padding="0.0382in" fo:border-left="0.25pt solid #000000" fo:border-right="none" fo:border-top="0.25pt solid #000000" fo:border-bottom="0.25pt solid #000000" style:writing-mode="lr-tb"/>
    </style:style>
    <style:style style:name="Таблица1.B1" style:family="table-cell">
      <style:table-cell-properties fo:padding="0.0382in" fo:border="0.25pt solid #000000" style:writing-mode="lr-tb"/>
    </style:style>
    <style:style style:name="Таблица1.A2" style:family="table-cell">
      <style:table-cell-properties fo:padding="0.0382in" fo:border-left="0.25pt solid #000000" fo:border-right="none" fo:border-top="none" fo:border-bottom="0.25pt solid #000000" style:writing-mode="lr-tb"/>
    </style:style>
    <style:style style:name="Таблица1.B2" style:family="table-cell">
      <style:table-cell-properties fo:padding="0.0382in" fo:border-left="0.25pt solid #000000" fo:border-right="0.25pt solid #000000" fo:border-top="none" fo:border-bottom="0.25pt solid #000000" style:writing-mode="lr-tb"/>
    </style:style>
    <style:style style:name="Таблица1.A3" style:family="table-cell">
      <style:table-cell-properties fo:padding="0.0382in" fo:border-left="0.25pt solid #000000" fo:border-right="none" fo:border-top="none" fo:border-bottom="0.25pt solid #000000" style:writing-mode="lr-tb"/>
    </style:style>
    <style:style style:name="Таблица1.B3" style:family="table-cell">
      <style:table-cell-properties fo:padding="0.0382in" fo:border-left="0.25pt solid #000000" fo:border-right="0.25pt solid #000000" fo:border-top="none" fo:border-bottom="0.25pt solid #000000" style:writing-mode="lr-tb"/>
    </style:style>
    <style:style style:name="Таблица1.A4" style:family="table-cell">
      <style:table-cell-properties fo:padding="0.0382in" fo:border-left="0.25pt solid #000000" fo:border-right="none" fo:border-top="none" fo:border-bottom="0.25pt solid #000000" style:writing-mode="lr-tb"/>
    </style:style>
    <style:style style:name="Таблица1.B4" style:family="table-cell">
      <style:table-cell-properties fo:padding="0.0382in" fo:border-left="0.25pt solid #000000" fo:border-right="0.25pt solid #000000" fo:border-top="none" fo:border-bottom="0.25pt solid #000000" style:writing-mode="lr-tb"/>
    </style:style>
    <style:style style:name="Таблица1.A5" style:family="table-cell">
      <style:table-cell-properties fo:padding="0.0382in" fo:border-left="0.25pt solid #000000" fo:border-right="none" fo:border-top="none" fo:border-bottom="0.25pt solid #000000" style:writing-mode="lr-tb"/>
    </style:style>
    <style:style style:name="Таблица1.B5" style:family="table-cell">
      <style:table-cell-properties fo:padding="0.0382in" fo:border-left="0.25pt solid #000000" fo:border-right="0.25pt solid #000000" fo:border-top="none" fo:border-bottom="0.25pt solid #000000" style:writing-mode="lr-tb"/>
    </style:style>
    <style:style style:name="Таблица3" style:family="table">
      <style:table-properties style:width="6.6931in" table:align="left" style:writing-mode="lr-tb"/>
    </style:style>
    <style:style style:name="Таблица3.A" style:family="table-column">
      <style:table-column-properties style:column-width="3.2076in"/>
    </style:style>
    <style:style style:name="Таблица3.B" style:family="table-column">
      <style:table-column-properties style:column-width="3.4854in"/>
    </style:style>
    <style:style style:name="Таблица3.A1" style:family="table-cell">
      <style:table-cell-properties style:vertical-align="middle" fo:background-color="#cccccc" fo:padding-left="0.0299in" fo:padding-right="0.0299in" fo:padding-top="0.0201in" fo:padding-bottom="0.0201in" fo:border="0.05pt solid #000000">
        <style:background-image/>
      </style:table-cell-properties>
    </style:style>
    <style:style style:name="Таблица3.B1" style:family="table-cell">
      <style:table-cell-properties style:vertical-align="middle" fo:background-color="#d9d9d9" fo:padding-left="0in" fo:padding-right="0.0299in" fo:padding-top="0.0201in" fo:padding-bottom="0.0201in" fo:border-left="none" fo:border-right="0.05pt solid #000000" fo:border-top="0.05pt solid #000000" fo:border-bottom="0.05pt solid #000000">
        <style:background-image/>
      </style:table-cell-properties>
    </style:style>
    <style:style style:name="Таблица3.A2" style:family="table-cell">
      <style:table-cell-properties style:vertical-align="middle" fo:background-color="#cccccc" fo:padding-left="0.0299in" fo:padding-right="0.0299in" fo:padding-top="0in" fo:padding-bottom="0.0201in" fo:border-left="0.05pt solid #000000" fo:border-right="0.05pt solid #000000" fo:border-top="none" fo:border-bottom="0.05pt solid #000000">
        <style:background-image/>
      </style:table-cell-properties>
    </style:style>
    <style:style style:name="Таблица3.B2" style:family="table-cell">
      <style:table-cell-properties style:vertical-align="middle" fo:background-color="#d9d9d9" fo:padding-left="0in" fo:padding-right="0.0299in" fo:padding-top="0in" fo:padding-bottom="0.0201in" fo:border-left="none" fo:border-right="0.05pt solid #000000" fo:border-top="none" fo:border-bottom="0.05pt solid #000000">
        <style:background-image/>
      </style:table-cell-properties>
    </style:style>
    <style:style style:name="P1" style:family="paragraph" style:parent-style-name="Standard_20__28_user_29_">
      <style:paragraph-properties fo:text-align="center" style:justify-single-word="false"/>
    </style:style>
    <style:style style:name="P2" style:family="paragraph" style:parent-style-name="Standard_20__28_user_29_">
      <style:paragraph-properties fo:line-height="115%"/>
    </style:style>
    <style:style style:name="P3" style:family="paragraph" style:parent-style-name="Обычный_20__28_Интернет_29_">
      <style:paragraph-properties fo:text-align="justify" style:justify-single-word="false"/>
    </style:style>
    <style:style style:name="P4" style:family="paragraph" style:parent-style-name="Standard">
      <style:paragraph-properties style:line-height-at-least="0.1882in"/>
      <style:text-properties style:font-name="Times New Roman2" fo:font-size="14pt" style:font-size-asian="14pt" style:font-name-complex="Times New Roman" style:font-size-complex="14pt"/>
    </style:style>
    <style:style style:name="P5" style:family="paragraph" style:parent-style-name="Standard">
      <style:paragraph-properties style:line-height-at-least="0.1882in" fo:text-align="justify" style:justify-single-word="false"/>
      <style:text-properties style:font-name="Times New Roman2" fo:font-size="14pt" fo:font-weight="normal" officeooo:rsid="00075764" officeooo:paragraph-rsid="00079841" style:font-size-asian="14pt" style:font-weight-asian="normal" style:font-name-complex="Times New Roman" style:font-size-complex="14pt" style:font-weight-complex="normal"/>
    </style:style>
    <style:style style:name="P6" style:family="paragraph" style:parent-style-name="Standard">
      <style:paragraph-properties fo:text-align="justify" style:justify-single-word="false"/>
      <style:text-properties style:font-name="Times New Roman2" fo:font-size="8pt" style:font-size-asian="8pt" style:font-size-complex="8pt"/>
    </style:style>
    <style:style style:name="P7" style:family="paragraph" style:parent-style-name="Standard">
      <style:paragraph-properties style:line-height-at-least="0.1882in" fo:text-align="justify" style:justify-single-word="false"/>
      <style:text-properties officeooo:paragraph-rsid="00079841"/>
    </style:style>
    <style:style style:name="P8" style:family="paragraph" style:parent-style-name="Standard_20__28_user_29_">
      <style:paragraph-properties fo:text-align="justify" style:justify-single-word="false"/>
      <style:text-properties style:font-name="Times New Roman" fo:font-size="14pt" officeooo:paragraph-rsid="000527c3" style:font-size-asian="14pt" style:font-name-complex="Times New Roman" style:font-size-complex="14pt"/>
    </style:style>
    <style:style style:name="P9" style:family="paragraph" style:parent-style-name="Standard_20__28_user_29_">
      <style:text-properties style:font-name="Times New Roman" officeooo:paragraph-rsid="0005cf20"/>
    </style:style>
    <style:style style:name="P10" style:family="paragraph" style:parent-style-name="Standard_20__28_user_29_">
      <style:paragraph-properties fo:text-align="justify" style:justify-single-word="false"/>
    </style:style>
    <style:style style:name="P11" style:family="paragraph" style:parent-style-name="Standard_20__28_user_29_">
      <style:paragraph-properties fo:text-align="justify" style:justify-single-word="false"/>
      <style:text-properties officeooo:paragraph-rsid="0005cf20"/>
    </style:style>
    <style:style style:name="P12" style:family="paragraph" style:parent-style-name="Standard_20__28_user_29_">
      <style:paragraph-properties fo:text-align="justify" style:justify-single-word="false"/>
      <style:text-properties officeooo:paragraph-rsid="00079841"/>
    </style:style>
    <style:style style:name="P13" style:family="paragraph" style:parent-style-name="Standard_20__28_user_29_">
      <style:paragraph-properties fo:text-align="center" style:justify-single-word="false"/>
      <style:text-properties style:font-name="Times New Roman2" fo:font-size="14pt" fo:language="ru" fo:country="RU" style:font-size-asian="14pt" style:font-size-complex="14pt"/>
    </style:style>
    <style:style style:name="P14" style:family="paragraph" style:parent-style-name="Standard_20__28_user_29_">
      <style:paragraph-properties fo:text-align="justify" style:justify-single-word="false"/>
      <style:text-properties style:font-name="Times New Roman2" fo:font-size="14pt" fo:language="ru" fo:country="RU" style:font-size-asian="14pt" style:font-size-complex="14pt"/>
    </style:style>
    <style:style style:name="P15" style:family="paragraph" style:parent-style-name="Standard_20__28_user_29_">
      <style:text-properties style:font-name="Times New Roman2" fo:font-size="18pt" fo:language="ru" fo:country="RU" fo:font-weight="bold" style:font-size-asian="18pt" style:font-weight-asian="bold" style:font-size-complex="18pt" style:font-weight-complex="bold"/>
    </style:style>
    <style:style style:name="P16" style:family="paragraph" style:parent-style-name="Standard_20__28_user_29_">
      <style:paragraph-properties fo:text-align="center" style:justify-single-word="false"/>
      <style:text-properties style:font-name="Times New Roman2" fo:font-size="18pt" fo:language="ru" fo:country="RU" fo:font-weight="bold" style:font-size-asian="18pt" style:font-weight-asian="bold" style:font-size-complex="18pt" style:font-weight-complex="bold"/>
    </style:style>
    <style:style style:name="P17" style:family="paragraph" style:parent-style-name="Standard_20__28_user_29_">
      <style:paragraph-properties fo:text-align="center" style:justify-single-word="false"/>
      <style:text-properties style:font-name="Times New Roman2" fo:font-size="18pt" fo:font-weight="bold" style:font-size-asian="18pt" style:font-weight-asian="bold" style:font-size-complex="18pt" style:font-weight-complex="bold"/>
    </style:style>
    <style:style style:name="P18" style:family="paragraph" style:parent-style-name="Standard_20__28_user_29_">
      <style:text-properties fo:font-size="10pt" style:font-size-asian="10pt" style:font-size-complex="10pt"/>
    </style:style>
    <style:style style:name="P19" style:family="paragraph" style:parent-style-name="Standard_20__28_user_29_">
      <style:text-properties officeooo:paragraph-rsid="00079841"/>
    </style:style>
    <style:style style:name="P20" style:family="paragraph" style:parent-style-name="Standard_20__28_user_29_">
      <style:paragraph-properties fo:text-align="start" style:justify-single-word="false"/>
      <style:text-properties style:font-name="Courier New" fo:font-size="8pt" fo:language="ru" fo:country="RU" fo:font-weight="normal" officeooo:paragraph-rsid="00079841" style:font-size-asian="8pt" style:font-weight-asian="normal" style:font-size-complex="8pt" style:font-weight-complex="normal"/>
    </style:style>
    <style:style style:name="P21" style:family="paragraph" style:parent-style-name="Standard_20__28_user_29_">
      <style:paragraph-properties fo:text-align="start" style:justify-single-word="false"/>
      <style:text-properties style:font-name="Courier New" fo:font-size="8pt" officeooo:paragraph-rsid="00079841" style:font-size-asian="8pt" style:font-size-complex="8pt"/>
    </style:style>
    <style:style style:name="P22" style:family="paragraph" style:parent-style-name="Standard_20__28_user_29_">
      <style:paragraph-properties fo:text-align="start" style:justify-single-word="false"/>
      <style:text-properties style:font-name="Courier New" fo:font-size="16pt" fo:font-weight="normal" officeooo:rsid="00079841" officeooo:paragraph-rsid="00079841" style:font-size-asian="16pt" style:font-weight-asian="normal" style:font-size-complex="16pt" style:font-weight-complex="normal"/>
    </style:style>
    <style:style style:name="P23" style:family="paragraph" style:parent-style-name="Standard_20__28_user_29_">
      <style:paragraph-properties fo:text-align="start" style:justify-single-word="false"/>
      <style:text-properties officeooo:paragraph-rsid="00079841"/>
    </style:style>
    <style:style style:name="P24" style:family="paragraph" style:parent-style-name="Standard_20__28_user_29_">
      <style:paragraph-properties fo:text-align="start" style:justify-single-word="false"/>
      <style:text-properties officeooo:paragraph-rsid="0007d56b"/>
    </style:style>
    <style:style style:name="P25" style:family="paragraph" style:parent-style-name="Standard_20__28_user_29_" style:master-page-name="MP0">
      <style:paragraph-properties fo:text-align="center" style:justify-single-word="false" style:page-number="auto" fo:break-before="page"/>
      <style:text-properties style:font-name="Times New Roman2" fo:font-size="14pt" fo:language="ru" fo:country="RU" style:font-size-asian="14pt" style:font-size-complex="14pt"/>
    </style:style>
    <style:style style:name="P26" style:family="paragraph" style:parent-style-name="Table_20_Contents">
      <style:text-properties fo:color="#000000" loext:opacity="100%" style:font-name="Times New Roman2" fo:font-size="14pt" fo:font-weight="normal"/>
    </style:style>
    <style:style style:name="P27" style:family="paragraph" style:parent-style-name="Table_20_Contents">
      <style:text-properties style:font-name="Times New Roman2" fo:font-size="18pt" style:font-size-asian="18pt" style:font-size-complex="18pt"/>
    </style:style>
    <style:style style:name="P28" style:family="paragraph" style:parent-style-name="Table_20_Contents">
      <style:paragraph-properties fo:text-align="end" style:justify-single-word="false"/>
      <style:text-properties style:font-name="Times New Roman2" fo:font-size="18pt" style:font-size-asian="18pt" style:font-size-complex="18pt"/>
    </style:style>
    <style:style style:name="P29" style:family="paragraph" style:parent-style-name="Table_20_Contents">
      <style:text-properties style:font-name="Times New Roman2" fo:font-size="18pt" fo:language="ru" fo:country="RU" style:font-size-asian="18pt" style:font-size-complex="18pt"/>
    </style:style>
    <style:style style:name="P30" style:family="paragraph" style:parent-style-name="Table_20_Contents">
      <style:text-properties style:font-name="Times New Roman2" fo:font-size="14pt" fo:font-weight="normal"/>
    </style:style>
    <style:style style:name="P31" style:family="paragraph" style:parent-style-name="Обычный_20__28_Интернет_29_" style:list-style-name="L1">
      <style:paragraph-properties fo:margin-top="0in" fo:margin-bottom="0in" style:contextual-spacing="false" fo:text-align="justify" style:justify-single-word="false"/>
    </style:style>
    <style:style style:name="P32" style:family="paragraph" style:parent-style-name="Обычный_20__28_Интернет_29_" style:list-style-name="L1">
      <style:paragraph-properties fo:margin-top="0in" fo:margin-bottom="0in" style:contextual-spacing="false" fo:text-align="justify" style:justify-single-word="false"/>
      <style:text-properties style:font-name="Times New Roman2" fo:font-size="14pt" fo:language="ru" fo:country="RU" style:font-size-asian="14pt" style:font-size-complex="14pt"/>
    </style:style>
    <style:style style:name="P33" style:family="paragraph" style:parent-style-name="Обычный_20__28_Интернет_29_" style:list-style-name="L1">
      <style:paragraph-properties fo:margin-top="0in" fo:margin-bottom="0in" style:contextual-spacing="false" fo:text-align="justify" style:justify-single-word="false"/>
      <style:text-properties style:font-name="Times New Roman2" fo:font-size="14pt" style:font-size-asian="14pt" style:font-size-complex="14pt"/>
    </style:style>
    <style:style style:name="T1" style:family="text">
      <style:text-properties fo:language="ru" fo:country="RU" fo:font-weight="normal" style:font-weight-asian="normal" style:font-weight-complex="normal"/>
    </style:style>
    <style:style style:name="T2" style:family="text">
      <style:text-properties officeooo:rsid="000527c3"/>
    </style:style>
    <style:style style:name="T3" style:family="text">
      <style:text-properties fo:font-variant="normal" fo:text-transform="none" fo:color="#000000" loext:opacity="100%" style:font-name="Times New Roman2" fo:font-size="14pt" fo:letter-spacing="normal" fo:font-style="normal" fo:font-weight="normal" style:font-size-asian="14pt" style:font-size-complex="14pt"/>
    </style:style>
    <style:style style:name="T4" style:family="text">
      <style:text-properties fo:font-variant="normal" fo:text-transform="none" fo:color="#000000" loext:opacity="100%" style:font-name="Times New Roman2" fo:font-size="12pt" fo:letter-spacing="normal" fo:font-style="normal" fo:font-weight="normal" style:font-size-asian="12pt" style:font-size-complex="12pt"/>
    </style:style>
    <style:style style:name="T5" style:family="text">
      <style:text-properties fo:font-variant="normal" fo:text-transform="none" fo:color="#222222" loext:opacity="100%" style:font-name="Times New Roman2" fo:font-size="16pt" fo:letter-spacing="normal" fo:language="ru" fo:country="RU" fo:font-style="normal" fo:font-weight="normal" style:font-size-asian="16pt" style:font-weight-asian="normal" style:font-size-complex="16pt" style:font-weight-complex="normal"/>
    </style:style>
    <style:style style:name="T6" style:family="text">
      <style:text-properties fo:font-variant="normal" fo:text-transform="none" style:use-window-font-color="true" loext:opacity="0%" style:font-name="Times New Roman2" fo:font-size="16pt" fo:letter-spacing="normal" fo:language="ru" fo:country="RU" fo:font-style="normal" fo:font-weight="normal" style:font-size-asian="16pt" style:font-weight-asian="normal" style:font-size-complex="16pt" style:font-weight-complex="normal"/>
    </style:style>
    <style:style style:name="T7" style:family="text">
      <style:text-properties fo:font-variant="normal" fo:text-transform="none" style:use-window-font-color="true" loext:opacity="0%" style:font-name="Times New Roman2" fo:font-size="16pt" fo:letter-spacing="normal" fo:language="ru" fo:country="RU" fo:font-style="normal" fo:font-weight="normal" officeooo:rsid="0007d56b" fo:background-color="transparent" loext:char-shading-value="0" style:font-size-asian="16pt" style:font-weight-asian="normal" style:font-size-complex="16pt" style:font-weight-complex="normal"/>
    </style:style>
    <style:style style:name="T8" style:family="text">
      <style:text-properties style:font-name="Times New Roman2"/>
    </style:style>
    <style:style style:name="T9" style:family="text">
      <style:text-properties style:font-name="Times New Roman2" fo:font-size="18pt" fo:language="ru" fo:country="RU" fo:font-weight="bold" style:font-size-asian="18pt" style:font-weight-asian="bold" style:font-size-complex="18pt" style:font-weight-complex="bold"/>
    </style:style>
    <style:style style:name="T10" style:family="text">
      <style:text-properties style:font-name="Times New Roman2" fo:font-size="18pt" fo:language="ru" fo:country="RU" fo:font-weight="bold" officeooo:rsid="00079841" style:font-size-asian="18pt" style:font-weight-asian="bold" style:font-size-complex="18pt" style:font-weight-complex="bold"/>
    </style:style>
    <style:style style:name="T11" style:family="text">
      <style:text-properties style:font-name="Times New Roman2" fo:font-size="18pt" fo:language="ru" fo:country="RU" style:font-size-asian="18pt" style:font-size-complex="18pt"/>
    </style:style>
    <style:style style:name="T12" style:family="text">
      <style:text-properties style:font-name="Times New Roman2" fo:font-size="18pt" fo:language="ru" fo:country="RU" fo:font-weight="normal" officeooo:rsid="00079841" style:font-size-asian="18pt" style:font-weight-asian="normal" style:font-size-complex="18pt" style:font-weight-complex="normal"/>
    </style:style>
    <style:style style:name="T13" style:family="text">
      <style:text-properties style:font-name="Times New Roman2" fo:font-size="18pt" fo:font-weight="bold" style:font-size-asian="18pt" style:font-weight-asian="bold" style:font-size-complex="18pt" style:font-weight-complex="bold"/>
    </style:style>
    <style:style style:name="T14" style:family="text">
      <style:text-properties style:font-name="Times New Roman2" fo:language="ru" fo:country="RU"/>
    </style:style>
    <style:style style:name="T15" style:family="text">
      <style:text-properties style:font-name="Times New Roman2" fo:language="ru" fo:country="RU" fo:font-weight="bold" style:font-weight-asian="bold" style:font-weight-complex="bold"/>
    </style:style>
    <style:style style:name="T16" style:family="text">
      <style:text-properties style:font-name="Times New Roman2" fo:language="ru" fo:country="RU" officeooo:rsid="0007d56b"/>
    </style:style>
    <style:style style:name="T17" style:family="text">
      <style:text-properties style:font-name="Times New Roman2" fo:language="ru" fo:country="RU" officeooo:rsid="000527c3" fo:background-color="transparent" loext:char-shading-value="0"/>
    </style:style>
    <style:style style:name="T18" style:family="text">
      <style:text-properties style:font-name="Times New Roman2" fo:font-size="14pt" fo:language="ru" fo:country="RU" fo:background-color="#dddddd" loext:char-shading-value="0" style:font-size-asian="14pt" style:font-name-complex="Times New Roman" style:font-size-complex="14pt"/>
    </style:style>
    <style:style style:name="T19" style:family="text">
      <style:text-properties style:font-name="Times New Roman2" fo:font-size="14pt" fo:language="ru" fo:country="RU" style:font-size-asian="14pt" style:font-size-complex="14pt"/>
    </style:style>
    <style:style style:name="T20" style:family="text">
      <style:text-properties style:font-name="Times New Roman2" fo:font-size="14pt" fo:language="ru" fo:country="RU" fo:font-weight="bold" style:font-size-asian="14pt" style:font-weight-asian="bold" style:font-size-complex="14pt" style:font-weight-complex="bold"/>
    </style:style>
    <style:style style:name="T21" style:family="text">
      <style:text-properties style:font-name="Times New Roman2" fo:font-size="14pt" fo:font-weight="bold" officeooo:rsid="0005cf20" style:font-size-asian="14pt" style:font-weight-asian="bold" style:font-size-complex="14pt" style:font-weight-complex="bold"/>
    </style:style>
    <style:style style:name="T22" style:family="text">
      <style:text-properties style:font-name="Times New Roman2" fo:font-size="14pt" style:font-size-asian="14pt" style:font-size-complex="14pt"/>
    </style:style>
    <style:style style:name="T23" style:family="text">
      <style:text-properties style:font-name="Times New Roman2" fo:font-size="14pt" officeooo:rsid="0005cf20" style:font-size-asian="14pt" style:font-size-complex="14pt"/>
    </style:style>
    <style:style style:name="T24" style:family="text">
      <style:text-properties style:font-name="Times New Roman2" fo:font-size="14pt" officeooo:rsid="00062830" style:font-size-asian="14pt" style:font-size-complex="14pt"/>
    </style:style>
    <style:style style:name="T25" style:family="text">
      <style:text-properties style:font-name="Times New Roman2" fo:font-size="14pt" fo:font-weight="normal" officeooo:rsid="00079841" style:font-size-asian="14pt" style:font-weight-asian="normal" style:font-name-complex="Times New Roman" style:font-size-complex="14pt" style:font-weight-complex="normal"/>
    </style:style>
    <style:style style:name="T26" style:family="text">
      <style:text-properties style:font-name="Times New Roman2" officeooo:rsid="000527c3"/>
    </style:style>
    <style:style style:name="T27" style:family="text">
      <style:text-properties style:font-name="Times New Roman2" fo:font-weight="bold" style:font-weight-asian="bold" style:font-weight-complex="bold"/>
    </style:style>
    <style:style style:name="T28" style:family="text">
      <style:text-properties style:font-name="Times New Roman2" fo:font-size="16pt" fo:language="ru" fo:country="RU" fo:font-weight="normal" style:font-size-asian="16pt" style:font-weight-asian="normal" style:font-size-complex="16pt" style:font-weight-complex="normal"/>
    </style:style>
    <style:style style:name="T29" style:family="text">
      <style:text-properties style:font-name="Times New Roman2" fo:font-size="16pt" fo:language="ru" fo:country="RU" fo:font-weight="normal" officeooo:rsid="0007d56b" style:font-size-asian="16pt" style:font-weight-asian="normal" style:font-size-complex="16pt" style:font-weight-complex="normal"/>
    </style:style>
    <style:style style:name="T30" style:family="text">
      <style:text-properties style:font-name="Times New Roman2" fo:font-size="16pt" fo:language="ru" fo:country="RU" fo:font-weight="normal" officeooo:rsid="0007d56b" fo:background-color="transparent" loext:char-shading-value="0" style:font-size-asian="16pt" style:font-weight-asian="normal" style:font-size-complex="16pt" style:font-weight-complex="normal"/>
    </style:style>
    <style:style style:name="T31" style:family="text">
      <style:text-properties style:font-name="Times New Roman2" fo:font-size="12pt" style:font-size-asian="12pt" style:font-size-complex="12pt"/>
    </style:style>
    <style:style style:name="T32" style:family="text">
      <style:text-properties style:font-name="Times New Roman2" fo:font-size="10pt" style:font-size-asian="10pt" style:font-size-complex="10pt"/>
    </style:style>
    <style:style style:name="T33" style:family="text">
      <style:text-properties officeooo:rsid="00079841"/>
    </style:style>
    <style:style style:name="T34" style:family="text">
      <style:text-properties officeooo:rsid="0007d56b"/>
    </style:style>
    <text:list-style style:name="L1">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Московский Авиационный Институт</text:p>
      <text:p text:style-name="P13">(Национальный Исследовательский Университет)</text:p>
      <text:p text:style-name="P13"/>
      <text:p text:style-name="P13">Факультет информационных технологий и прикладной математики</text:p>
      <text:p text:style-name="P13">Кафедра вычислительной математики и программирования</text:p>
      <text:p text:style-name="P13"/>
      <text:p text:style-name="P13"/>
      <text:p text:style-name="P13"/>
      <text:p text:style-name="P13"/>
      <text:p text:style-name="P13"/>
      <text:p text:style-name="P13"/>
      <text:p text:style-name="P13"/>
      <text:p text:style-name="P1"><text:span text:style-name="Основной_20_шрифт_20_абзаца"><text:span text:style-name="T9">Лабораторная работа №</text:span></text:span><text:span text:style-name="Основной_20_шрифт_20_абзаца"><text:span text:style-name="T13">6</text:span></text:span></text:p>
      <text:p text:style-name="P16">по курсу «Операционные системы»</text:p>
      <text:p text:style-name="P1"><text:span text:style-name="Основной_20_шрифт_20_абзаца"><text:span text:style-name="T13">III</text:span></text:span><text:span text:style-name="Основной_20_шрифт_20_абзаца"><text:span text:style-name="T9"> Семестр</text:span></text:span></text:p>
      <text:p text:style-name="P16"/>
      <text:p text:style-name="P1"><text:span text:style-name="Основной_20_шрифт_20_абзаца"><text:span text:style-name="T13">Вариант 29</text:span></text:span></text:p>
      <text:p text:style-name="P17"/>
      <text:p text:style-name="P17"/>
      <text:p text:style-name="P17"/>
      <text:p text:style-name="P17"/>
      <text:p text:style-name="P17"/>
      <text:p text:style-name="P17"/>
      <text:p text:style-name="P17"/>
      <text:p text:style-name="P17"/>
      <text:p text:style-name="P17"/>
      <text:p text:style-name="P17"/>
      <table:table table:name="Таблица1" table:style-name="Таблица1">
        <table:table-column table:style-name="Таблица1.A"/>
        <table:table-column table:style-name="Таблица1.B"/>
        <table:table-row table:style-name="TableLine94443748766048">
          <table:table-cell table:style-name="Таблица1.A1" office:value-type="string">
            <text:p text:style-name="P28">Студент:</text:p>
          </table:table-cell>
          <table:table-cell table:style-name="Таблица1.B1" office:value-type="string">
            <text:p text:style-name="P29">Короткевич Л. В.</text:p>
          </table:table-cell>
        </table:table-row>
        <table:table-row table:style-name="TableLine94443749112352">
          <table:table-cell table:style-name="Таблица1.A2" office:value-type="string">
            <text:p text:style-name="P28">Группа:</text:p>
          </table:table-cell>
          <table:table-cell table:style-name="Таблица1.B2" office:value-type="string">
            <text:p text:style-name="P27">М80-208Б-19</text:p>
          </table:table-cell>
        </table:table-row>
        <table:table-row table:style-name="TableLine94443749076224">
          <table:table-cell table:style-name="Таблица1.A3" office:value-type="string">
            <text:p text:style-name="P28">Преподаватель:</text:p>
          </table:table-cell>
          <table:table-cell table:style-name="Таблица1.B3" office:value-type="string">
            <text:p text:style-name="P27">Миронов Е.С</text:p>
          </table:table-cell>
        </table:table-row>
        <table:table-row table:style-name="TableLine94443749163584">
          <table:table-cell table:style-name="Таблица1.A4" office:value-type="string">
            <text:p text:style-name="P28">Оценка:</text:p>
          </table:table-cell>
          <table:table-cell table:style-name="Таблица1.B4" office:value-type="string">
            <text:p text:style-name="P27"/>
          </table:table-cell>
        </table:table-row>
        <table:table-row table:style-name="TableLine94443749165408">
          <table:table-cell table:style-name="Таблица1.A5" office:value-type="string">
            <text:p text:style-name="P28">Дата:</text:p>
          </table:table-cell>
          <table:table-cell table:style-name="Таблица1.B5" office:value-type="string">
            <text:p text:style-name="P27"/>
          </table:table-cell>
        </table:table-row>
      </table:table>
      <text:p text:style-name="P17"/>
      <text:p text:style-name="P17"/>
      <text:p text:style-name="P17"/>
      <text:p text:style-name="P13">Москва 2020</text:p>
      <text:p text:style-name="P13"><text:soft-page-break/></text:p>
      <text:p text:style-name="P2"><text:span text:style-name="Основной_20_шрифт_20_абзаца"><text:span text:style-name="T9">1. Постановка задачи</text:span></text:span><text:span text:style-name="Основной_20_шрифт_20_абзаца"><text:span text:style-name="T13">. </text:span></text:span><text:span text:style-name="Основной_20_шрифт_20_абзаца"><text:span text:style-name="T11">Вариант 29.</text:span></text:span></text:p>
      <text:p text:style-name="P3"><text:span text:style-name="Основной_20_шрифт_20_абзаца"><text:span text:style-name="T19">Реализовать распределенную систему по асинхронной обработке запросов. В данной распределенной системе должно существовать 2 вида узлов: «управляющий» и «вычислительный». Необходимо объединить данные узлы в соответствии с той топологией, которая определена вариантом. Связь между узлами необходимо осуществить при помощи технологии очередей сообщений. Также в данной системе необходимо предусмотреть проверку доступности узлов в соответствии с вариантом. При убийстве («</text:span></text:span><text:span text:style-name="T22">kill</text:span><text:span text:style-name="Основной_20_шрифт_20_абзаца"><text:span text:style-name="T19"> -9») любого вычислительного узла система должна пытаться максимально сохранять свою работоспособность, а именно все дочерние узлы убитого узла могут стать недоступными, но родительские узлы должны сохранить свою работоспособность. Управляющий узел отвечает за ввод команд от пользователя и отправку этих команд на вычислительные узлы. Список основных поддерживаемых команд: </text:span></text:span></text:p>
      <text:list xml:id="list1432775376" text:style-name="L1">
        <text:list-item>
          <text:p text:style-name="P31"><text:span text:style-name="Основной_20_шрифт_20_абзаца"><text:span text:style-name="T19">Создание нового вычислительного узла</text:span></text:span></text:p>
        </text:list-item>
        <text:list-item>
          <text:p text:style-name="P32">Удаление существующего вычислительного узла</text:p>
        </text:list-item>
        <text:list-item>
          <text:p text:style-name="P33">Исполнение команды на вычислительном узле</text:p>
        </text:list-item>
      </text:list>
      <text:p text:style-name="P3"><text:span text:style-name="Основной_20_шрифт_20_абзаца"><text:span text:style-name="T20">Вариант 29</text:span></text:span><text:span text:style-name="Основной_20_шрифт_20_абзаца"><text:span text:style-name="T19">: топология – бинарное дерево, команда – словарь, проверка доступности – </text:span></text:span><text:span text:style-name="T22">ping</text:span><text:span text:style-name="Основной_20_шрифт_20_абзаца"><text:span text:style-name="T19"> </text:span></text:span><text:span text:style-name="T22">id</text:span><text:span text:style-name="Основной_20_шрифт_20_абзаца"><text:span text:style-name="T19">. </text:span></text:span></text:p>
      <text:p text:style-name="P15">2. <text:s/>Метод решения.</text:p>
      <text:p text:style-name="P14">Используемые <text:span text:style-name="T2">методы и </text:span>системные вызовы для выполнения работы:</text:p>
      <text:p text:style-name="P14"/>
      <table:table table:name="Таблица3" table:style-name="Таблица3">
        <table:table-column table:style-name="Таблица3.A"/>
        <table:table-column table:style-name="Таблица3.B"/>
        <table:table-row table:style-name="TableLine94443747895168">
          <table:table-cell table:style-name="Таблица3.A1" office:value-type="string">
            <text:p text:style-name="P30">context_t::context_t(int io_threads)</text:p>
          </table:table-cell>
          <table:table-cell table:style-name="Таблица3.B1" office:value-type="string">
            <text:p text:style-name="P30">Сопоставляется с функцией zmq_init (), как описано в zmq_init(3).</text:p>
          </table:table-cell>
        </table:table-row>
        <table:table-row table:style-name="TableLine94443747895168">
          <table:table-cell table:style-name="Таблица3.A2" office:value-type="string">
            <text:p text:style-name="P26">socket_t::socket_t(context_t &amp;context, int type)</text:p>
          </table:table-cell>
          <table:table-cell table:style-name="Таблица3.B2" office:value-type="string">
            <text:p text:style-name="P30">Сопоставляется с функцией zmq_socket (), как описано в zmq_socket(3).</text:p>
          </table:table-cell>
        </table:table-row>
        <table:table-row table:style-name="TableLine94443747895168">
          <table:table-cell table:style-name="Таблица3.A2" office:value-type="string">
            <text:p text:style-name="P30">void *zmq_init (int io_threads);</text:p>
          </table:table-cell>
          <table:table-cell table:style-name="Таблица3.B2" office:value-type="string">
            <text:p text:style-name="P30">Функция zmq_init () инициализирует контекст ØMQ.</text:p>
          </table:table-cell>
        </table:table-row>
        <table:table-row table:style-name="TableLine94443747895168">
          <table:table-cell table:style-name="Таблица3.A2" office:value-type="string">
            <text:p text:style-name="P30">void *zmq_socket (void *context, int type);</text:p>
          </table:table-cell>
          <table:table-cell table:style-name="Таблица3.B2" office:value-type="string">
            <text:p text:style-name="P30">Создать сокет ØMQ </text:p>
          </table:table-cell>
        </table:table-row>
        <table:table-row table:style-name="TableLine94443747895168">
          <table:table-cell table:style-name="Таблица3.A2" office:value-type="string">
            <text:p text:style-name="P30">int zmq_setsockopt (void *socket, int option_name, const void *option_value, size_t option_len);</text:p>
          </table:table-cell>
          <table:table-cell table:style-name="Таблица3.B2" office:value-type="string">
            <text:p text:style-name="P30">Установить параметры сокета ØMQ</text:p>
          </table:table-cell>
        </table:table-row>
        <table:table-row table:style-name="TableLine94443747895168">
          <table:table-cell table:style-name="Таблица3.A2" office:value-type="string">
            <text:p text:style-name="P30">int zmq_bind (void *socket, const char *endpoint);</text:p>
          </table:table-cell>
          <table:table-cell table:style-name="Таблица3.B2" office:value-type="string">
            <text:p text:style-name="P30">Функция zmq_bind () создает конечную точку для приема соединений и привязывает ее к сокету, на который ссылается аргумент socket.</text:p>
          </table:table-cell>
        </table:table-row>
        <table:table-row table:style-name="TableLine94443747895168">
          <table:table-cell table:style-name="Таблица3.A2" office:value-type="string">
            <text:p text:style-name="P30">int execv(const char *path, char *const argv[]);</text:p>
          </table:table-cell>
          <table:table-cell table:style-name="Таблица3.B2" office:value-type="string">
            <text:p text:style-name="P30">Семейство функций exec () заменяет текущий образ процесса новым образом <text:soft-page-break/>процесса.</text:p>
          </table:table-cell>
        </table:table-row>
        <table:table-row table:style-name="TableLine94443747895168">
          <table:table-cell table:style-name="Таблица3.A2" office:value-type="string">
            <text:p text:style-name="P30">void *memcpy(void *dest, const void *src, size_t n);</text:p>
          </table:table-cell>
          <table:table-cell table:style-name="Таблица3.B2" office:value-type="string">
            <text:p text:style-name="P30">Функция memcpy() копирует n байтов из области памяти src в область памяти dest. Области памяти не могут пересекаться. Используйте memmove(3), если области памяти перекрываются. </text:p>
          </table:table-cell>
        </table:table-row>
        <table:table-row table:style-name="TableLine94443747895168">
          <table:table-cell table:style-name="Таблица3.A2" office:value-type="string">
            <text:p text:style-name="P30">int kill(pid_t pid, int sig);</text:p>
          </table:table-cell>
          <table:table-cell table:style-name="Таблица3.B2" office:value-type="string">
            <text:p text:style-name="P30">kill - посылает сигнал процессу: </text:p>
          </table:table-cell>
        </table:table-row>
        <table:table-row table:style-name="TableLine94443747895168">
          <table:table-cell table:style-name="Таблица3.A2" office:value-type="string">
            <text:p text:style-name="P30">сигнал SIGTERM </text:p>
          </table:table-cell>
          <table:table-cell table:style-name="Таблица3.B2" office:value-type="string">
            <text:p text:style-name="P26">запрашивает остановку работы процесса. Он может быть проигнорирован. Процессу дается время на корректное завершение. Если программа завершается корректно, значит она использовала данное время на то, чтобы сохранить свое состояние или результаты работы и освободить ресурсы. Другими словами, ее не заставляли остановиться.</text:p>
          </table:table-cell>
        </table:table-row>
        <table:table-row table:style-name="TableLine94443747895168">
          <table:table-cell table:style-name="Таблица3.A2" office:value-type="string">
            <text:p text:style-name="P30">сигнал SIGKILL </text:p>
          </table:table-cell>
          <table:table-cell table:style-name="Таблица3.B2" office:value-type="string">
            <text:p text:style-name="P26">заставляет процесс прекратить работу немедленно. Программа не может проигнорировать этот сигнал. Несохраненные результаты будут потеряны.</text:p>
          </table:table-cell>
        </table:table-row>
        <table:table-row table:style-name="TableLine94443747895168">
          <table:table-cell table:style-name="Таблица3.A2" office:value-type="string">
            <text:p text:style-name="P30">int zmq_recv (void *socket, zmq_msg_t *msg, int flags);</text:p>
          </table:table-cell>
          <table:table-cell table:style-name="Таблица3.B2" office:value-type="string">
            <text:p text:style-name="P30">Функция zmq_recv () должна получить сообщение от сокета, на который ссылается аргумент socket, и сохранить его в сообщении, на которое ссылается аргумент msg.</text:p>
          </table:table-cell>
        </table:table-row>
      </table:table>
      <text:p text:style-name="P10"><text:span text:style-name="Основной_20_шрифт_20_абзаца"><text:span text:style-name="T18"/></text:span></text:p>
      <text:p text:style-name="P8"><text:span text:style-name="Основной_20_шрифт_20_абзаца"><text:span text:style-name="T17"><text:tab/>Программа состоит из двух файлов, представляющих управляющий и вычислительные узлы, а также из двух библиотек: первая, server.hpp, описывает взаимодействие между узлами; вторая, tree.hpp, описывает бинарное дерево. </text:span></text:span></text:p>
      <text:p text:style-name="P7"><text:span text:style-name="T25"><text:tab/>Работа программы обуславливается следующей логистикой: управляющий узел <text:s/>обрабатывает поступающие запросы, после чего пересылает их дочерним узлам (или выводит сообщение об ошибке). Затем по мере получения команды дочерними узлами, они посылают ее дальше в один из низлежащих узлов, из которого затем возвращается сообщение об ошибке или успехе, которое потом посылается вверх по дереву. </text:span></text:p>
      <text:p text:style-name="P7"><text:span text:style-name="T25"><text:tab/>Проверка узлов на доступность зиждется на топологии дерева: удаление определенной ноды влечет рекурсивное уничтожение ее детей. Если же узел оказался недоступен, то по истечении времени (SNDTIMEO) будет получено сообщение о его состоянии, которое затем отправится вверх по дереву до самого управляющего узла. </text:span></text:p>
      <text:p text:style-name="P5"/>
      <text:p text:style-name="P4"/>
      <text:p text:style-name="P4"/>
      <text:p text:style-name="P4"><text:soft-page-break/></text:p>
      <text:p text:style-name="P4"/>
      <text:p text:style-name="P1"><text:span text:style-name="Основной_20_шрифт_20_абзаца"><text:span text:style-name="T13">3. </text:span></text:span><text:span text:style-name="Основной_20_шрифт_20_абзаца"><text:span text:style-name="T9">Тестирование</text:span></text:span></text:p>
      <text:p text:style-name="P9"><text:span text:style-name="Основной_20_шрифт_20_абзаца"><text:span text:style-name="T21">Тест №1:</text:span></text:span><text:span text:style-name="Основной_20_шрифт_20_абзаца"><text:span text:style-name="T23"> проверка общей работоспособности программы, всех операций.</text:span></text:span></text:p>
      <text:p text:style-name="P9"><text:span text:style-name="Основной_20_шрифт_20_абзаца"><text:span text:style-name="T3">leoub@leoub-VirtualBox:~/MEGAsync/ver_src6_final$ ./main</text:span></text:span><text:span text:style-name="Основной_20_шрифт_20_абзаца"><text:span text:style-name="T22"><text:line-break/></text:span></text:span><text:span text:style-name="Основной_20_шрифт_20_абзаца"><text:span text:style-name="T4">&gt; create 1</text:span></text:span><text:span text:style-name="Основной_20_шрифт_20_абзаца"><text:span text:style-name="T31"><text:line-break/></text:span></text:span><text:span text:style-name="Основной_20_шрифт_20_абзаца"><text:span text:style-name="T4">OK:91521</text:span></text:span><text:span text:style-name="Основной_20_шрифт_20_абзаца"><text:span text:style-name="T31"><text:line-break/></text:span></text:span><text:span text:style-name="Основной_20_шрифт_20_абзаца"><text:span text:style-name="T4">&gt; create 2</text:span></text:span><text:span text:style-name="Основной_20_шрифт_20_абзаца"><text:span text:style-name="T31"><text:line-break/></text:span></text:span><text:span text:style-name="Основной_20_шрифт_20_абзаца"><text:span text:style-name="T4">OK:91525</text:span></text:span><text:span text:style-name="Основной_20_шрифт_20_абзаца"><text:span text:style-name="T31"><text:line-break/></text:span></text:span><text:span text:style-name="Основной_20_шрифт_20_абзаца"><text:span text:style-name="T4">&gt; create 3</text:span></text:span><text:span text:style-name="Основной_20_шрифт_20_абзаца"><text:span text:style-name="T31"><text:line-break/></text:span></text:span><text:span text:style-name="Основной_20_шрифт_20_абзаца"><text:span text:style-name="T4">OK:91529</text:span></text:span><text:span text:style-name="Основной_20_шрифт_20_абзаца"><text:span text:style-name="T31"><text:line-break/></text:span></text:span><text:span text:style-name="Основной_20_шрифт_20_абзаца"><text:span text:style-name="T4">&gt; pingall</text:span></text:span><text:span text:style-name="Основной_20_шрифт_20_абзаца"><text:span text:style-name="T31"><text:line-break/></text:span></text:span><text:span text:style-name="Основной_20_шрифт_20_абзаца"><text:span text:style-name="T4">Received nodes: 1 2 3</text:span></text:span><text:span text:style-name="Основной_20_шрифт_20_абзаца"><text:span text:style-name="T31"><text:line-break/></text:span></text:span><text:span text:style-name="Основной_20_шрифт_20_абзаца"><text:span text:style-name="T4">Nodes list: 1 2 3</text:span></text:span><text:span text:style-name="Основной_20_шрифт_20_абзаца"><text:span text:style-name="T31"><text:line-break/></text:span></text:span><text:span text:style-name="Основной_20_шрифт_20_абзаца"><text:span text:style-name="T4">&gt; remove 2</text:span></text:span><text:span text:style-name="Основной_20_шрифт_20_абзаца"><text:span text:style-name="T31"><text:line-break/></text:span></text:span><text:span text:style-name="Основной_20_шрифт_20_абзаца"><text:span text:style-name="T4">OK</text:span></text:span><text:span text:style-name="Основной_20_шрифт_20_абзаца"><text:span text:style-name="T31"><text:line-break/></text:span></text:span><text:span text:style-name="Основной_20_шрифт_20_абзаца"><text:span text:style-name="T4">&gt; pingall</text:span></text:span><text:span text:style-name="Основной_20_шрифт_20_абзаца"><text:span text:style-name="T31"><text:line-break/></text:span></text:span><text:span text:style-name="Основной_20_шрифт_20_абзаца"><text:span text:style-name="T4">Received nodes: 1</text:span></text:span><text:span text:style-name="Основной_20_шрифт_20_абзаца"><text:span text:style-name="T31"><text:line-break/></text:span></text:span><text:span text:style-name="Основной_20_шрифт_20_абзаца"><text:span text:style-name="T4">Nodes list: 1</text:span></text:span><text:span text:style-name="Основной_20_шрифт_20_абзаца"><text:span text:style-name="T31"><text:line-break/></text:span></text:span><text:span text:style-name="Основной_20_шрифт_20_абзаца"><text:span text:style-name="T4">&gt; ping 1</text:span></text:span><text:span text:style-name="Основной_20_шрифт_20_абзаца"><text:span text:style-name="T31"><text:line-break/></text:span></text:span><text:span text:style-name="Основной_20_шрифт_20_абзаца"><text:span text:style-name="T4">OK:1</text:span></text:span><text:span text:style-name="Основной_20_шрифт_20_абзаца"><text:span text:style-name="T31"><text:line-break/></text:span></text:span><text:span text:style-name="Основной_20_шрифт_20_абзаца"><text:span text:style-name="T4">&gt; ping 2</text:span></text:span><text:span text:style-name="Основной_20_шрифт_20_абзаца"><text:span text:style-name="T31"><text:line-break/></text:span></text:span><text:span text:style-name="Основной_20_шрифт_20_абзаца"><text:span text:style-name="T4">Error: Not found</text:span></text:span><text:span text:style-name="Основной_20_шрифт_20_абзаца"><text:span text:style-name="T31"><text:line-break/></text:span></text:span><text:span text:style-name="Основной_20_шрифт_20_абзаца"><text:span text:style-name="T4">&gt; exec 1 + test 1</text:span></text:span><text:span text:style-name="Основной_20_шрифт_20_абзаца"><text:span text:style-name="T31"><text:line-break/></text:span></text:span><text:span text:style-name="Основной_20_шрифт_20_абзаца"><text:span text:style-name="T4">OK:1</text:span></text:span><text:span text:style-name="Основной_20_шрифт_20_абзаца"><text:span text:style-name="T31"><text:line-break/></text:span></text:span><text:span text:style-name="Основной_20_шрифт_20_абзаца"><text:span text:style-name="T4">&gt; exec 1 ? test</text:span></text:span><text:span text:style-name="Основной_20_шрифт_20_абзаца"><text:span text:style-name="T31"><text:line-break/></text:span></text:span><text:span text:style-name="Основной_20_шрифт_20_абзаца"><text:span text:style-name="T4">OK:1: 1</text:span></text:span><text:span text:style-name="Основной_20_шрифт_20_абзаца"><text:span text:style-name="T31"><text:line-break/></text:span></text:span><text:span text:style-name="Основной_20_шрифт_20_абзаца"><text:span text:style-name="T4">&gt; remove 1</text:span></text:span><text:span text:style-name="Основной_20_шрифт_20_абзаца"><text:span text:style-name="T31"><text:line-break/></text:span></text:span><text:span text:style-name="Основной_20_шрифт_20_абзаца"><text:span text:style-name="T4">OK</text:span></text:span><text:span text:style-name="Основной_20_шрифт_20_абзаца"><text:span text:style-name="T31"><text:line-break/></text:span></text:span><text:span text:style-name="Основной_20_шрифт_20_абзаца"><text:span text:style-name="T4">&gt; ping 1</text:span></text:span><text:span text:style-name="Основной_20_шрифт_20_абзаца"><text:span text:style-name="T31"><text:line-break/></text:span></text:span><text:span text:style-name="Основной_20_шрифт_20_абзаца"><text:span text:style-name="T4">Error: Not found</text:span></text:span><text:span text:style-name="Основной_20_шрифт_20_абзаца"><text:span text:style-name="T31"><text:line-break/></text:span></text:span><text:span text:style-name="Основной_20_шрифт_20_абзаца"><text:span text:style-name="T4">&gt; pingall</text:span></text:span><text:span text:style-name="Основной_20_шрифт_20_абзаца"><text:span text:style-name="T31"><text:line-break/></text:span></text:span><text:span text:style-name="Основной_20_шрифт_20_абзаца"><text:span text:style-name="T4">Error: Tree is empty</text:span></text:span><text:span text:style-name="Основной_20_шрифт_20_абзаца"><text:span text:style-name="T31"><text:line-break/></text:span></text:span><text:span text:style-name="Основной_20_шрифт_20_абзаца"><text:span text:style-name="T4">&gt; exit</text:span></text:span></text:p>
      <text:p text:style-name="P6"/>
      <text:p text:style-name="P11"><text:span text:style-name="Основной_20_шрифт_20_абзаца"><text:span text:style-name="T21">Тест №2:</text:span></text:span><text:span text:style-name="Основной_20_шрифт_20_абзаца"><text:span text:style-name="T23"> удаление большого кол-ва последовательных узлов.</text:span></text:span></text:p>
      <text:p text:style-name="P11">leoub@leoub-VirtualBox:~/MEGAsync/ver_src6_final$ ./main</text:p>
      <text:p text:style-name="P11">&gt; create 1</text:p>
      <text:p text:style-name="P11">OK:91547</text:p>
      <text:p text:style-name="P11">&gt; create 2</text:p>
      <text:p text:style-name="P11">OK:91552</text:p>
      <text:p text:style-name="P11">&gt; create 3</text:p>
      <text:p text:style-name="P11">OK:91556</text:p>
      <text:p text:style-name="P11">&gt; create 4</text:p>
      <text:p text:style-name="P11">OK:91560</text:p>
      <text:p text:style-name="P11">&gt; create 5</text:p>
      <text:p text:style-name="P11">OK:91564</text:p>
      <text:p text:style-name="P11">&gt; create 6</text:p>
      <text:p text:style-name="P11">OK:91568</text:p>
      <text:p text:style-name="P11">&gt; pingall</text:p>
      <text:p text:style-name="P11">Received nodes: 1 2 3 4 5 6</text:p>
      <text:p text:style-name="P11"><text:soft-page-break/>Nodes list: 1 2 3 4 5 6</text:p>
      <text:p text:style-name="P11">&gt; remove 3</text:p>
      <text:p text:style-name="P11">OK</text:p>
      <text:p text:style-name="P11">&gt; pingall</text:p>
      <text:p text:style-name="P11">Received nodes: 1 2</text:p>
      <text:p text:style-name="P11">Nodes list: 1 2</text:p>
      <text:p text:style-name="P11">&gt; ping 3</text:p>
      <text:p text:style-name="P11">Error: Not found</text:p>
      <text:p text:style-name="P11">&gt; ping 2</text:p>
      <text:p text:style-name="P11">OK:1</text:p>
      <text:p text:style-name="P11">&gt; exit</text:p>
      <text:p text:style-name="P11"/>
      <text:p text:style-name="P11"><text:span text:style-name="Основной_20_шрифт_20_абзаца"><text:span text:style-name="T21">Тест №3:</text:span></text:span><text:span text:style-name="Основной_20_шрифт_20_абзаца"><text:span text:style-name="T23"> </text:span></text:span><text:span text:style-name="Основной_20_шрифт_20_абзаца"><text:span text:style-name="T24">удаление корня.</text:span></text:span></text:p>
      <text:p text:style-name="P11">leoub@leoub-VirtualBox:~/MEGAsync/ver_src6_final$ ./main</text:p>
      <text:p text:style-name="P11">&gt; create 1</text:p>
      <text:p text:style-name="P11">OK:91658</text:p>
      <text:p text:style-name="P11">&gt; ping 1</text:p>
      <text:p text:style-name="P11">OK:1</text:p>
      <text:p text:style-name="P11">&gt; remove 1</text:p>
      <text:p text:style-name="P11">OK</text:p>
      <text:p text:style-name="P11">&gt; ping 1</text:p>
      <text:p text:style-name="P11">Error: Not found</text:p>
      <text:p text:style-name="P11">&gt; pingall</text:p>
      <text:p text:style-name="P12">Error: Tree is empty</text:p>
      <text:p text:style-name="P12">&gt; <text:span text:style-name="T33">exit</text:span></text:p>
      <text:p text:style-name="P12"/>
      <text:p text:style-name="P12"><text:span text:style-name="Основной_20_шрифт_20_абзаца"><text:span text:style-name="T13">strace</text:span></text:span><text:span text:style-name="Основной_20_шрифт_20_абзаца"><text:span text:style-name="T27">:</text:span></text:span></text:p>
      <text:p text:style-name="P18"><text:span text:style-name="T8">92330 execve("./main", ["./main"], 0x7ffe6bbc8458 /* 61 vars */) = 0</text:span></text:p>
      <text:p text:style-name="P18"><text:span text:style-name="T8">92330 brk(NULL) <text:s text:c="24"/>= 0x560e86da6000</text:span></text:p>
      <text:p text:style-name="P18"><text:span text:style-name="T8">92330 arch_prctl(0x3001 /* ARCH_??? */, 0x7ffd876656b0) = -1 EINVAL (Invalid argument)</text:span></text:p>
      <text:p text:style-name="P18"><text:span text:style-name="T8">92330 access("/etc/ld.so.preload", R_OK) = -1 ENOENT (No such file or directory)</text:span></text:p>
      <text:p text:style-name="P18"><text:span text:style-name="T8">92330 openat(AT_FDCWD, "/etc/ld.so.cache", O_RDONLY|O_CLOEXEC) = 3</text:span></text:p>
      <text:p text:style-name="P18"><text:span text:style-name="T8">92330 fstat(3, {st_mode=S_IFREG|0644, st_size=68833, ...}) = 0</text:span></text:p>
      <text:p text:style-name="P18"><text:span text:style-name="T8">92330 mmap(NULL, 68833, PROT_READ, MAP_PRIVATE, 3, 0) = 0x7fe704b01000</text:span></text:p>
      <text:p text:style-name="P18"><text:span text:style-name="T8">92330 close(3) <text:s text:c="25"/>= 0</text:span></text:p>
      <text:p text:style-name="P18"><text:span text:style-name="T8">92330 openat(AT_FDCWD, "/lib/x86_64-linux-gnu/libzmq.so.5", O_RDONLY|O_CLOEXEC) = 3</text:span></text:p>
      <text:p text:style-name="P18"><text:span text:style-name="T8">92330 read(3, "\177ELF\2\1\1\0\0\0\0\0\0\0\0\0\3\0&gt;\0\1\0\0\0`z\1\0\0\0\0\0"..., 832) = 832</text:span></text:p>
      <text:p text:style-name="P18"><text:span text:style-name="T8">92330 fstat(3, {st_mode=S_IFREG|0644, st_size=675776, ...}) = 0</text:span></text:p>
      <text:p text:style-name="P18"><text:span text:style-name="T8">92330 mmap(NULL, 8192, PROT_READ|PROT_WRITE, MAP_PRIVATE|MAP_ANONYMOUS, -1, 0) = 0x7fe704aff000</text:span></text:p>
      <text:p text:style-name="P18"><text:span text:style-name="T8">92330 mmap(NULL, 678128, PROT_READ, MAP_PRIVATE|MAP_DENYWRITE, 3, 0) = 0x7fe704a59000</text:span></text:p>
      <text:p text:style-name="P18"><text:span text:style-name="T8">92330 mmap(0x7fe704a6f000, 430080, PROT_READ|PROT_EXEC, MAP_PRIVATE|MAP_FIXED|MAP_DENYWRITE, 3, 0x16000) = 0x7fe704a6f000</text:span></text:p>
      <text:p text:style-name="P18"><text:span text:style-name="T8">92330 mmap(0x7fe704ad8000, 126976, PROT_READ, MAP_PRIVATE|MAP_FIXED|MAP_DENYWRITE, 3, 0x7f000) = 0x7fe704ad8000</text:span></text:p>
      <text:p text:style-name="P18"><text:span text:style-name="T8">92330 mmap(0x7fe704af7000, 32768, PROT_READ|PROT_WRITE, MAP_PRIVATE|MAP_FIXED|MAP_DENYWRITE, 3, 0x9d000) = 0x7fe704af7000</text:span></text:p>
      <text:p text:style-name="P18"><text:span text:style-name="T8">92330 close(3) <text:s text:c="25"/>= 0</text:span></text:p>
      <text:p text:style-name="P18"><text:span text:style-name="T8">92330 openat(AT_FDCWD, "/lib/x86_64-linux-gnu/libstdc++.so.6", O_RDONLY|O_CLOEXEC) = 3</text:span></text:p>
      <text:p text:style-name="P18"><text:span text:style-name="T8">92330 read(3, "\177ELF\2\1\1\3\0\0\0\0\0\0\0\0\3\0&gt;\0\1\0\0\0\240\341\t\0\0\0\0\0"..., 832) = 832</text:span></text:p>
      <text:p text:style-name="P18"><text:span text:style-name="T8">92330 fstat(3, {st_mode=S_IFREG|0644, st_size=1952928, ...}) = 0</text:span></text:p>
      <text:p text:style-name="P18"><text:span text:style-name="T8">92330 mmap(NULL, 1968128, PROT_READ, MAP_PRIVATE|MAP_DENYWRITE, 3, 0) = 0x7fe704878000</text:span></text:p>
      <text:p text:style-name="P18"><text:span text:style-name="T8">92330 mprotect(0x7fe70490e000, 1286144, PROT_NONE) = 0</text:span></text:p>
      <text:p text:style-name="P18"><text:span text:style-name="T8">92330 mmap(0x7fe70490e000, 983040, PROT_READ|PROT_EXEC, MAP_PRIVATE|MAP_FIXED|MAP_DENYWRITE, 3, 0x96000) = 0x7fe70490e000</text:span></text:p>
      <text:p text:style-name="P18"><text:span text:style-name="T8">92330 mmap(0x7fe7049fe000, 299008, PROT_READ, MAP_PRIVATE|MAP_FIXED|MAP_DENYWRITE, 3, 0x186000) = 0x7fe7049fe000</text:span></text:p>
      <text:p text:style-name="P18"><text:soft-page-break/><text:span text:style-name="T8">92330 mmap(0x7fe704a48000, 57344, PROT_READ|PROT_WRITE, MAP_PRIVATE|MAP_FIXED|MAP_DENYWRITE, 3, 0x1cf000) = 0x7fe704a48000</text:span></text:p>
      <text:p text:style-name="P18"><text:span text:style-name="T8">92330 mmap(0x7fe704a56000, 10240, PROT_READ|PROT_WRITE, MAP_PRIVATE|MAP_FIXED|MAP_ANONYMOUS, -1, 0) = 0x7fe704a56000</text:span></text:p>
      <text:p text:style-name="P18"><text:span text:style-name="T8">92330 close(3) <text:s text:c="25"/>= 0</text:span></text:p>
      <text:p text:style-name="P18"><text:span text:style-name="T8">92330 openat(AT_FDCWD, "/lib/x86_64-linux-gnu/libgcc_s.so.1", O_RDONLY|O_CLOEXEC) = 3</text:span></text:p>
      <text:p text:style-name="P18"><text:span text:style-name="T8">92330 read(3, "\177ELF\2\1\1\0\0\0\0\0\0\0\0\0\3\0&gt;\0\1\0\0\0\3405\0\0\0\0\0\0"..., 832) = 832</text:span></text:p>
      <text:p text:style-name="P18"><text:span text:style-name="T8">92330 fstat(3, {st_mode=S_IFREG|0644, st_size=104984, ...}) = 0</text:span></text:p>
      <text:p text:style-name="P18"><text:span text:style-name="T8">92330 mmap(NULL, 107592, PROT_READ, MAP_PRIVATE|MAP_DENYWRITE, 3, 0) = 0x7fe70485d000</text:span></text:p>
      <text:p text:style-name="P18"><text:span text:style-name="T8">92330 mmap(0x7fe704860000, 73728, PROT_READ|PROT_EXEC, MAP_PRIVATE|MAP_FIXED|MAP_DENYWRITE, 3, 0x3000) = 0x7fe704860000</text:span></text:p>
      <text:p text:style-name="P18"><text:span text:style-name="T8">92330 mmap(0x7fe704872000, 16384, PROT_READ, MAP_PRIVATE|MAP_FIXED|MAP_DENYWRITE, 3, 0x15000) = 0x7fe704872000</text:span></text:p>
      <text:p text:style-name="P18"><text:span text:style-name="T8">92330 mmap(0x7fe704876000, 8192, PROT_READ|PROT_WRITE, MAP_PRIVATE|MAP_FIXED|MAP_DENYWRITE, 3, 0x18000) = 0x7fe704876000</text:span></text:p>
      <text:p text:style-name="P18"><text:span text:style-name="T8">92330 close(3) <text:s text:c="25"/>= 0</text:span></text:p>
      <text:p text:style-name="P18"><text:span text:style-name="T8">92330 openat(AT_FDCWD, "/lib/x86_64-linux-gnu/libc.so.6", O_RDONLY|O_CLOEXEC) = 3</text:span></text:p>
      <text:p text:style-name="P18"><text:span text:style-name="T8">92330 read(3, "\177ELF\2\1\1\3\0\0\0\0\0\0\0\0\3\0&gt;\0\1\0\0\0\360q\2\0\0\0\0\0"..., 832) = 832</text:span></text:p>
      <text:p text:style-name="P18"><text:span text:style-name="T8">92330 pread64(3, "\6\0\0\0\4\0\0\0@\0\0\0\0\0\0\0@\0\0\0\0\0\0\0@\0\0\0\0\0\0\0"..., 784, 64) = 784</text:span></text:p>
      <text:p text:style-name="P18"><text:span text:style-name="T8">92330 pread64(3, "\4\0\0\0\20\0\0\0\5\0\0\0GNU\0\2\0\0\300\4\0\0\0\3\0\0\0\0\0\0\0", 32, 848) = 32</text:span></text:p>
      <text:p text:style-name="P18"><text:span text:style-name="T8">92330 pread64(3, "\4\0\0\0\24\0\0\0\3\0\0\0GNU\0\363\377?\332\200\270\27\304d\245n\355Y\377\t\334"..., 68, 880) = 68</text:span></text:p>
      <text:p text:style-name="P18"><text:span text:style-name="T8">92330 fstat(3, {st_mode=S_IFREG|0755, st_size=2029224, ...}) = 0</text:span></text:p>
      <text:p text:style-name="P18"><text:span text:style-name="T8">92330 pread64(3, "\6\0\0\0\4\0\0\0@\0\0\0\0\0\0\0@\0\0\0\0\0\0\0@\0\0\0\0\0\0\0"..., 784, 64) = 784</text:span></text:p>
      <text:p text:style-name="P18"><text:span text:style-name="T8">92330 pread64(3, "\4\0\0\0\20\0\0\0\5\0\0\0GNU\0\2\0\0\300\4\0\0\0\3\0\0\0\0\0\0\0", 32, 848) = 32</text:span></text:p>
      <text:p text:style-name="P18"><text:span text:style-name="T8">92330 pread64(3, "\4\0\0\0\24\0\0\0\3\0\0\0GNU\0\363\377?\332\200\270\27\304d\245n\355Y\377\t\334"..., 68, 880) = 68</text:span></text:p>
      <text:p text:style-name="P18"><text:span text:style-name="T8">92330 mmap(NULL, 2036952, PROT_READ, MAP_PRIVATE|MAP_DENYWRITE, 3, 0) = 0x7fe70466b000</text:span></text:p>
      <text:p text:style-name="P18"><text:span text:style-name="T8">92330 mprotect(0x7fe704690000, 1847296, PROT_NONE) = 0</text:span></text:p>
      <text:p text:style-name="P18"><text:span text:style-name="T8">92330 mmap(0x7fe704690000, 1540096, PROT_READ|PROT_EXEC, MAP_PRIVATE|MAP_FIXED|MAP_DENYWRITE, 3, 0x25000) = 0x7fe704690000</text:span></text:p>
      <text:p text:style-name="P18"><text:span text:style-name="T8">92330 mmap(0x7fe704808000, 303104, PROT_READ, MAP_PRIVATE|MAP_FIXED|MAP_DENYWRITE, 3, 0x19d000) = 0x7fe704808000</text:span></text:p>
      <text:p text:style-name="P18"><text:span text:style-name="T8">92330 mmap(0x7fe704853000, 24576, PROT_READ|PROT_WRITE, MAP_PRIVATE|MAP_FIXED|MAP_DENYWRITE, 3, 0x1e7000) = 0x7fe704853000</text:span></text:p>
      <text:p text:style-name="P18"><text:span text:style-name="T8">92330 mmap(0x7fe704859000, 13528, PROT_READ|PROT_WRITE, MAP_PRIVATE|MAP_FIXED|MAP_ANONYMOUS, -1, 0) = 0x7fe704859000</text:span></text:p>
      <text:p text:style-name="P18"><text:span text:style-name="T8">92330 close(3) <text:s text:c="25"/>= 0</text:span></text:p>
      <text:p text:style-name="P18"><text:span text:style-name="T8">92330 openat(AT_FDCWD, "/lib/x86_64-linux-gnu/libsodium.so.23", O_RDONLY|O_CLOEXEC) = 3</text:span></text:p>
      <text:p text:style-name="P18"><text:span text:style-name="T8">92330 read(3, "\177ELF\2\1\1\0\0\0\0\0\0\0\0\0\3\0&gt;\0\1\0\0\0\200\302\0\0\0\0\0\0"..., 832) = 832</text:span></text:p>
      <text:p text:style-name="P18"><text:span text:style-name="T8">92330 fstat(3, {st_mode=S_IFREG|0644, st_size=355016, ...}) = 0</text:span></text:p>
      <text:p text:style-name="P18"><text:span text:style-name="T8">92330 mmap(NULL, 357384, PROT_READ, MAP_PRIVATE|MAP_DENYWRITE, 3, 0) = 0x7fe704613000</text:span></text:p>
      <text:p text:style-name="P18"><text:span text:style-name="T8">92330 mmap(0x7fe70461f000, 229376, PROT_READ|PROT_EXEC, MAP_PRIVATE|MAP_FIXED|MAP_DENYWRITE, 3, 0xc000) = 0x7fe70461f000</text:span></text:p>
      <text:p text:style-name="P18"><text:span text:style-name="T8">92330 mmap(0x7fe704657000, 73728, PROT_READ, MAP_PRIVATE|MAP_FIXED|MAP_DENYWRITE, 3, 0x44000) = 0x7fe704657000</text:span></text:p>
      <text:p text:style-name="P18"><text:span text:style-name="T8">92330 mmap(0x7fe704669000, 8192, PROT_READ|PROT_WRITE, MAP_PRIVATE|MAP_FIXED|MAP_DENYWRITE, 3, 0x55000) = 0x7fe704669000</text:span></text:p>
      <text:p text:style-name="P18"><text:span text:style-name="T8">92330 close(3) <text:s text:c="25"/>= 0</text:span></text:p>
      <text:p text:style-name="P18"><text:span text:style-name="T8">92330 openat(AT_FDCWD, "/lib/x86_64-linux-gnu/libpgm-5.2.so.0", O_RDONLY|O_CLOEXEC) = 3</text:span></text:p>
      <text:p text:style-name="P18"><text:span text:style-name="T8">92330 read(3, "\177ELF\2\1\1\0\0\0\0\0\0\0\0\0\3\0&gt;\0\1\0\0\0\240L\0\0\0\0\0\0"..., 832) = 832</text:span></text:p>
      <text:p text:style-name="P18"><text:span text:style-name="T8">92330 fstat(3, {st_mode=S_IFREG|0644, st_size=302056, ...}) = 0</text:span></text:p>
      <text:p text:style-name="P18"><text:span text:style-name="T8">92330 mmap(NULL, 321584, PROT_READ, MAP_PRIVATE|MAP_DENYWRITE, 3, 0) = 0x7fe7045c4000</text:span></text:p>
      <text:p text:style-name="P18"><text:span text:style-name="T8">92330 mmap(0x7fe7045c8000, 163840, PROT_READ|PROT_EXEC, MAP_PRIVATE|MAP_FIXED|MAP_DENYWRITE, 3, 0x4000) = 0x7fe7045c8000</text:span></text:p>
      <text:p text:style-name="P18"><text:span text:style-name="T8">92330 mmap(0x7fe7045f0000, 118784, PROT_READ, MAP_PRIVATE|MAP_FIXED|MAP_DENYWRITE, 3, 0x2c000) = 0x7fe7045f0000</text:span></text:p>
      <text:p text:style-name="P18"><text:span text:style-name="T8">92330 mmap(0x7fe70460d000, 8192, PROT_READ|PROT_WRITE, MAP_PRIVATE|MAP_FIXED|MAP_DENYWRITE, 3, 0x48000) = 0x7fe70460d000</text:span></text:p>
      <text:p text:style-name="P18"><text:span text:style-name="T8">92330 mmap(0x7fe70460f000, 14384, PROT_READ|PROT_WRITE, MAP_PRIVATE|MAP_FIXED|MAP_ANONYMOUS, -1, 0) = 0x7fe70460f000</text:span></text:p>
      <text:p text:style-name="P18"><text:span text:style-name="T8">92330 close(3) <text:s text:c="25"/>= 0</text:span></text:p>
      <text:p text:style-name="P18"><text:span text:style-name="T8">92330 openat(AT_FDCWD, "/lib/x86_64-linux-gnu/libnorm.so.1", O_RDONLY|O_CLOEXEC) = 3</text:span></text:p>
      <text:p text:style-name="P18"><text:soft-page-break/><text:span text:style-name="T8">92330 read(3, "\177ELF\2\1\1\0\0\0\0\0\0\0\0\0\3\0&gt;\0\1\0\0\0\0\257\0\0\0\0\0\0"..., 832) = 832</text:span></text:p>
      <text:p text:style-name="P18"><text:span text:style-name="T8">92330 fstat(3, {st_mode=S_IFREG|0644, st_size=690344, ...}) = 0</text:span></text:p>
      <text:p text:style-name="P18"><text:span text:style-name="T8">92330 mmap(NULL, 8192, PROT_READ|PROT_WRITE, MAP_PRIVATE|MAP_ANONYMOUS, -1, 0) = 0x7fe7045c2000</text:span></text:p>
      <text:p text:style-name="P18"><text:span text:style-name="T8">92330 mmap(NULL, 1420000, PROT_READ, MAP_PRIVATE|MAP_DENYWRITE, 3, 0) = 0x7fe704467000</text:span></text:p>
      <text:p text:style-name="P18"><text:span text:style-name="T8">92330 mmap(0x7fe704471000, 421888, PROT_READ|PROT_EXEC, MAP_PRIVATE|MAP_FIXED|MAP_DENYWRITE, 3, 0xa000) = 0x7fe704471000</text:span></text:p>
      <text:p text:style-name="P18"><text:span text:style-name="T8">92330 mmap(0x7fe7044d8000, 217088, PROT_READ, MAP_PRIVATE|MAP_FIXED|MAP_DENYWRITE, 3, 0x71000) = 0x7fe7044d8000</text:span></text:p>
      <text:p text:style-name="P18"><text:span text:style-name="T8">92330 mmap(0x7fe70450d000, 16384, PROT_READ|PROT_WRITE, MAP_PRIVATE|MAP_FIXED|MAP_DENYWRITE, 3, 0xa5000) = 0x7fe70450d000</text:span></text:p>
      <text:p text:style-name="P18"><text:span text:style-name="T8">92330 mmap(0x7fe704511000, 723680, PROT_READ|PROT_WRITE, MAP_PRIVATE|MAP_FIXED|MAP_ANONYMOUS, -1, 0) = 0x7fe704511000</text:span></text:p>
      <text:p text:style-name="P18"><text:span text:style-name="T8">92330 close(3) <text:s text:c="25"/>= 0</text:span></text:p>
      <text:p text:style-name="P18"><text:span text:style-name="T8">92330 openat(AT_FDCWD, "/lib/x86_64-linux-gnu/libgssapi_krb5.so.2", O_RDONLY|O_CLOEXEC) = 3</text:span></text:p>
      <text:p text:style-name="P18"><text:span text:style-name="T8">92330 read(3, "\177ELF\2\1\1\0\0\0\0\0\0\0\0\0\3\0&gt;\0\1\0\0\0P\321\0\0\0\0\0\0"..., 832) = 832</text:span></text:p>
      <text:p text:style-name="P18"><text:span text:style-name="T8">92330 fstat(3, {st_mode=S_IFREG|0644, st_size=309712, ...}) = 0</text:span></text:p>
      <text:p text:style-name="P18"><text:span text:style-name="T8">92330 mmap(NULL, 312128, PROT_READ, MAP_PRIVATE|MAP_DENYWRITE, 3, 0) = 0x7fe70441a000</text:span></text:p>
      <text:p text:style-name="P18"><text:span text:style-name="T8">92330 mmap(0x7fe704425000, 204800, PROT_READ|PROT_EXEC, MAP_PRIVATE|MAP_FIXED|MAP_DENYWRITE, 3, 0xb000) = 0x7fe704425000</text:span></text:p>
      <text:p text:style-name="P18"><text:span text:style-name="T8">92330 mmap(0x7fe704457000, 49152, PROT_READ, MAP_PRIVATE|MAP_FIXED|MAP_DENYWRITE, 3, 0x3d000) = 0x7fe704457000</text:span></text:p>
      <text:p text:style-name="P18"><text:span text:style-name="T8">92330 mmap(0x7fe704463000, 16384, PROT_READ|PROT_WRITE, MAP_PRIVATE|MAP_FIXED|MAP_DENYWRITE, 3, 0x48000) = 0x7fe704463000</text:span></text:p>
      <text:p text:style-name="P18"><text:span text:style-name="T8">92330 close(3) <text:s text:c="25"/>= 0</text:span></text:p>
      <text:p text:style-name="P18"><text:span text:style-name="T8">92330 openat(AT_FDCWD, "/lib/x86_64-linux-gnu/libpthread.so.0", O_RDONLY|O_CLOEXEC) = 3</text:span></text:p>
      <text:p text:style-name="P18"><text:span text:style-name="T8">92330 read(3, "\177ELF\2\1\1\0\0\0\0\0\0\0\0\0\3\0&gt;\0\1\0\0\0\220\201\0\0\0\0\0\0"..., 832) = 832</text:span></text:p>
      <text:p text:style-name="P18"><text:span text:style-name="T8">92330 pread64(3, "\4\0\0\0\24\0\0\0\3\0\0\0GNU\0O\305\3743\364B\2216\244\224\306@\261\23\327o"..., 68, 824) = 68</text:span></text:p>
      <text:p text:style-name="P18"><text:span text:style-name="T8">92330 fstat(3, {st_mode=S_IFREG|0755, st_size=157224, ...}) = 0</text:span></text:p>
      <text:p text:style-name="P18"><text:span text:style-name="T8">92330 pread64(3, "\4\0\0\0\24\0\0\0\3\0\0\0GNU\0O\305\3743\364B\2216\244\224\306@\261\23\327o"..., 68, 824) = 68</text:span></text:p>
      <text:p text:style-name="P18"><text:span text:style-name="T8">92330 mmap(NULL, 140408, PROT_READ, MAP_PRIVATE|MAP_DENYWRITE, 3, 0) = 0x7fe7043f7000</text:span></text:p>
      <text:p text:style-name="P18"><text:span text:style-name="T8">92330 mmap(0x7fe7043fe000, 69632, PROT_READ|PROT_EXEC, MAP_PRIVATE|MAP_FIXED|MAP_DENYWRITE, 3, 0x7000) = 0x7fe7043fe000</text:span></text:p>
      <text:p text:style-name="P18"><text:span text:style-name="T8">92330 mmap(0x7fe70440f000, 20480, PROT_READ, MAP_PRIVATE|MAP_FIXED|MAP_DENYWRITE, 3, 0x18000) = 0x7fe70440f000</text:span></text:p>
      <text:p text:style-name="P18"><text:span text:style-name="T8">92330 mmap(0x7fe704414000, 8192, PROT_READ|PROT_WRITE, MAP_PRIVATE|MAP_FIXED|MAP_DENYWRITE, 3, 0x1c000) = 0x7fe704414000</text:span></text:p>
      <text:p text:style-name="P18"><text:span text:style-name="T8">92330 mmap(0x7fe704416000, 13432, PROT_READ|PROT_WRITE, MAP_PRIVATE|MAP_FIXED|MAP_ANONYMOUS, -1, 0) = 0x7fe704416000</text:span></text:p>
      <text:p text:style-name="P18"><text:span text:style-name="T8">92330 close(3) <text:s text:c="25"/>= 0</text:span></text:p>
      <text:p text:style-name="P18"><text:span text:style-name="T8">92330 openat(AT_FDCWD, "/lib/x86_64-linux-gnu/libm.so.6", O_RDONLY|O_CLOEXEC) = 3</text:span></text:p>
      <text:p text:style-name="P18"><text:span text:style-name="T8">92330 read(3, "\177ELF\2\1\1\3\0\0\0\0\0\0\0\0\3\0&gt;\0\1\0\0\0\300\363\0\0\0\0\0\0"..., 832) = 832</text:span></text:p>
      <text:p text:style-name="P18"><text:span text:style-name="T8">92330 fstat(3, {st_mode=S_IFREG|0644, st_size=1369352, ...}) = 0</text:span></text:p>
      <text:p text:style-name="P18"><text:span text:style-name="T8">92330 mmap(NULL, 1368336, PROT_READ, MAP_PRIVATE|MAP_DENYWRITE, 3, 0) = 0x7fe7042a8000</text:span></text:p>
      <text:p text:style-name="P18"><text:span text:style-name="T8">92330 mmap(0x7fe7042b7000, 684032, PROT_READ|PROT_EXEC, MAP_PRIVATE|MAP_FIXED|MAP_DENYWRITE, 3, 0xf000) = 0x7fe7042b7000</text:span></text:p>
      <text:p text:style-name="P18"><text:span text:style-name="T8">92330 mmap(0x7fe70435e000, 618496, PROT_READ, MAP_PRIVATE|MAP_FIXED|MAP_DENYWRITE, 3, 0xb6000) = 0x7fe70435e000</text:span></text:p>
      <text:p text:style-name="P18"><text:span text:style-name="T8">92330 mmap(0x7fe7043f5000, 8192, PROT_READ|PROT_WRITE, MAP_PRIVATE|MAP_FIXED|MAP_DENYWRITE, 3, 0x14c000) = 0x7fe7043f5000</text:span></text:p>
      <text:p text:style-name="P18"><text:span text:style-name="T8">92330 close(3) <text:s text:c="25"/>= 0</text:span></text:p>
      <text:p text:style-name="P18"><text:span text:style-name="T8">92330 openat(AT_FDCWD, "/lib/x86_64-linux-gnu/libkrb5.so.3", O_RDONLY|O_CLOEXEC) = 3</text:span></text:p>
      <text:p text:style-name="P18"><text:span text:style-name="T8">92330 read(3, "\177ELF\2\1\1\0\0\0\0\0\0\0\0\0\3\0&gt;\0\1\0\0\0 ?\2\0\0\0\0\0"..., 832) = 832</text:span></text:p>
      <text:p text:style-name="P18"><text:span text:style-name="T8">92330 fstat(3, {st_mode=S_IFREG|0644, st_size=902016, ...}) = 0</text:span></text:p>
      <text:p text:style-name="P18"><text:span text:style-name="T8">92330 mmap(NULL, 904640, PROT_READ, MAP_PRIVATE|MAP_DENYWRITE, 3, 0) = 0x7fe7041cb000</text:span></text:p>
      <text:p text:style-name="P18"><text:span text:style-name="T8">92330 mprotect(0x7fe7041ed000, 700416, PROT_NONE) = 0</text:span></text:p>
      <text:p text:style-name="P18"><text:span text:style-name="T8">92330 mmap(0x7fe7041ed000, 397312, PROT_READ|PROT_EXEC, MAP_PRIVATE|MAP_FIXED|MAP_DENYWRITE, 3, 0x22000) = 0x7fe7041ed000</text:span></text:p>
      <text:p text:style-name="P18"><text:span text:style-name="T8">92330 mmap(0x7fe70424e000, 299008, PROT_READ, MAP_PRIVATE|MAP_FIXED|MAP_DENYWRITE, 3, 0x83000) = 0x7fe70424e000</text:span></text:p>
      <text:p text:style-name="P18"><text:soft-page-break/><text:span text:style-name="T8">92330 mmap(0x7fe704298000, 65536, PROT_READ|PROT_WRITE, MAP_PRIVATE|MAP_FIXED|MAP_DENYWRITE, 3, 0xcc000) = 0x7fe704298000</text:span></text:p>
      <text:p text:style-name="P18"><text:span text:style-name="T8">92330 close(3) <text:s text:c="25"/>= 0</text:span></text:p>
      <text:p text:style-name="P18"><text:span text:style-name="T8">92330 openat(AT_FDCWD, "/lib/x86_64-linux-gnu/libk5crypto.so.3", O_RDONLY|O_CLOEXEC) = 3</text:span></text:p>
      <text:p text:style-name="P18"><text:span text:style-name="T8">92330 read(3, "\177ELF\2\1\1\0\0\0\0\0\0\0\0\0\3\0&gt;\0\1\0\0\0\240D\0\0\0\0\0\0"..., 832) = 832</text:span></text:p>
      <text:p text:style-name="P18"><text:span text:style-name="T8">92330 fstat(3, {st_mode=S_IFREG|0644, st_size=191040, ...}) = 0</text:span></text:p>
      <text:p text:style-name="P18"><text:span text:style-name="T8">92330 mmap(NULL, 8192, PROT_READ|PROT_WRITE, MAP_PRIVATE|MAP_ANONYMOUS, -1, 0) = 0x7fe7041c9000</text:span></text:p>
      <text:p text:style-name="P18"><text:span text:style-name="T8">92330 mmap(NULL, 196696, PROT_READ, MAP_PRIVATE|MAP_DENYWRITE, 3, 0) = 0x7fe704198000</text:span></text:p>
      <text:p text:style-name="P18"><text:span text:style-name="T8">92330 mprotect(0x7fe70419c000, 172032, PROT_NONE) = 0</text:span></text:p>
      <text:p text:style-name="P18"><text:span text:style-name="T8">92330 mmap(0x7fe70419c000, 114688, PROT_READ|PROT_EXEC, MAP_PRIVATE|MAP_FIXED|MAP_DENYWRITE, 3, 0x4000) = 0x7fe70419c000</text:span></text:p>
      <text:p text:style-name="P18"><text:span text:style-name="T8">92330 mmap(0x7fe7041b8000, 53248, PROT_READ, MAP_PRIVATE|MAP_FIXED|MAP_DENYWRITE, 3, 0x20000) = 0x7fe7041b8000</text:span></text:p>
      <text:p text:style-name="P18"><text:span text:style-name="T8">92330 mmap(0x7fe7041c6000, 8192, PROT_READ|PROT_WRITE, MAP_PRIVATE|MAP_FIXED|MAP_DENYWRITE, 3, 0x2d000) = 0x7fe7041c6000</text:span></text:p>
      <text:p text:style-name="P18"><text:span text:style-name="T8">92330 mmap(0x7fe7041c8000, 88, PROT_READ|PROT_WRITE, MAP_PRIVATE|MAP_FIXED|MAP_ANONYMOUS, -1, 0) = 0x7fe7041c8000</text:span></text:p>
      <text:p text:style-name="P18"><text:span text:style-name="T8">92330 close(3) <text:s text:c="25"/>= 0</text:span></text:p>
      <text:p text:style-name="P18"><text:span text:style-name="T8">92330 openat(AT_FDCWD, "/lib/x86_64-linux-gnu/libcom_err.so.2", O_RDONLY|O_CLOEXEC) = 3</text:span></text:p>
      <text:p text:style-name="P18"><text:span text:style-name="T8">92330 read(3, "\177ELF\2\1\1\0\0\0\0\0\0\0\0\0\3\0&gt;\0\1\0\0\0\200$\0\0\0\0\0\0"..., 832) = 832</text:span></text:p>
      <text:p text:style-name="P18"><text:span text:style-name="T8">92330 fstat(3, {st_mode=S_IFREG|0644, st_size=22600, ...}) = 0</text:span></text:p>
      <text:p text:style-name="P18"><text:span text:style-name="T8">92330 mmap(NULL, 24744, PROT_READ, MAP_PRIVATE|MAP_DENYWRITE, 3, 0) = 0x7fe704191000</text:span></text:p>
      <text:p text:style-name="P18"><text:span text:style-name="T8">92330 mmap(0x7fe704193000, 8192, PROT_READ|PROT_EXEC, MAP_PRIVATE|MAP_FIXED|MAP_DENYWRITE, 3, 0x2000) = 0x7fe704193000</text:span></text:p>
      <text:p text:style-name="P18"><text:span text:style-name="T8">92330 mmap(0x7fe704195000, 4096, PROT_READ, MAP_PRIVATE|MAP_FIXED|MAP_DENYWRITE, 3, 0x4000) = 0x7fe704195000</text:span></text:p>
      <text:p text:style-name="P18"><text:span text:style-name="T8">92330 mmap(0x7fe704196000, 8192, PROT_READ|PROT_WRITE, MAP_PRIVATE|MAP_FIXED|MAP_DENYWRITE, 3, 0x4000) = 0x7fe704196000</text:span></text:p>
      <text:p text:style-name="P18"><text:span text:style-name="T8">92330 close(3) <text:s text:c="25"/>= 0</text:span></text:p>
      <text:p text:style-name="P18"><text:span text:style-name="T8">92330 openat(AT_FDCWD, "/lib/x86_64-linux-gnu/libkrb5support.so.0", O_RDONLY|O_CLOEXEC) = 3</text:span></text:p>
      <text:p text:style-name="P18"><text:span text:style-name="T8">92330 read(3, "\177ELF\2\1\1\0\0\0\0\0\0\0\0\0\3\0&gt;\0\1\0\0\0\3605\0\0\0\0\0\0"..., 832) = 832</text:span></text:p>
      <text:p text:style-name="P18"><text:span text:style-name="T8">92330 fstat(3, {st_mode=S_IFREG|0644, st_size=56096, ...}) = 0</text:span></text:p>
      <text:p text:style-name="P18"><text:span text:style-name="T8">92330 mmap(NULL, 58344, PROT_READ, MAP_PRIVATE|MAP_DENYWRITE, 3, 0) = 0x7fe704182000</text:span></text:p>
      <text:p text:style-name="P18"><text:span text:style-name="T8">92330 mmap(0x7fe704185000, 28672, PROT_READ|PROT_EXEC, MAP_PRIVATE|MAP_FIXED|MAP_DENYWRITE, 3, 0x3000) = 0x7fe704185000</text:span></text:p>
      <text:p text:style-name="P18"><text:span text:style-name="T8">92330 mmap(0x7fe70418c000, 12288, PROT_READ, MAP_PRIVATE|MAP_FIXED|MAP_DENYWRITE, 3, 0xa000) = 0x7fe70418c000</text:span></text:p>
      <text:p text:style-name="P18"><text:span text:style-name="T8">92330 mmap(0x7fe70418f000, 8192, PROT_READ|PROT_WRITE, MAP_PRIVATE|MAP_FIXED|MAP_DENYWRITE, 3, 0xc000) = 0x7fe70418f000</text:span></text:p>
      <text:p text:style-name="P18"><text:span text:style-name="T8">92330 close(3) <text:s text:c="25"/>= 0</text:span></text:p>
      <text:p text:style-name="P18"><text:span text:style-name="T8">92330 openat(AT_FDCWD, "/lib/x86_64-linux-gnu/libkeyutils.so.1", O_RDONLY|O_CLOEXEC) = 3</text:span></text:p>
      <text:p text:style-name="P18"><text:span text:style-name="T8">92330 read(3, "\177ELF\2\1\1\0\0\0\0\0\0\0\0\0\3\0&gt;\0\1\0\0\0@\"\0\0\0\0\0\0"..., 832) = 832</text:span></text:p>
      <text:p text:style-name="P18"><text:span text:style-name="T8">92330 fstat(3, {st_mode=S_IFREG|0644, st_size=22600, ...}) = 0</text:span></text:p>
      <text:p text:style-name="P18"><text:span text:style-name="T8">92330 mmap(NULL, 24592, PROT_READ, MAP_PRIVATE|MAP_DENYWRITE, 3, 0) = 0x7fe70417b000</text:span></text:p>
      <text:p text:style-name="P18"><text:span text:style-name="T8">92330 mmap(0x7fe70417d000, 8192, PROT_READ|PROT_EXEC, MAP_PRIVATE|MAP_FIXED|MAP_DENYWRITE, 3, 0x2000) = 0x7fe70417d000</text:span></text:p>
      <text:p text:style-name="P18"><text:span text:style-name="T8">92330 mmap(0x7fe70417f000, 4096, PROT_READ, MAP_PRIVATE|MAP_FIXED|MAP_DENYWRITE, 3, 0x4000) = 0x7fe70417f000</text:span></text:p>
      <text:p text:style-name="P18"><text:span text:style-name="T8">92330 mmap(0x7fe704180000, 8192, PROT_READ|PROT_WRITE, MAP_PRIVATE|MAP_FIXED|MAP_DENYWRITE, 3, 0x4000) = 0x7fe704180000</text:span></text:p>
      <text:p text:style-name="P18"><text:span text:style-name="T8">92330 close(3) <text:s text:c="25"/>= 0</text:span></text:p>
      <text:p text:style-name="P18"><text:span text:style-name="T8">92330 openat(AT_FDCWD, "/lib/x86_64-linux-gnu/libresolv.so.2", O_RDONLY|O_CLOEXEC) = 3</text:span></text:p>
      <text:p text:style-name="P18"><text:span text:style-name="T8">92330 read(3, "\177ELF\2\1\1\0\0\0\0\0\0\0\0\0\3\0&gt;\0\1\0\0\0 G\0\0\0\0\0\0"..., 832) = 832</text:span></text:p>
      <text:p text:style-name="P18"><text:span text:style-name="T8">92330 fstat(3, {st_mode=S_IFREG|0644, st_size=101320, ...}) = 0</text:span></text:p>
      <text:p text:style-name="P18"><text:span text:style-name="T8">92330 mmap(NULL, 113280, PROT_READ, MAP_PRIVATE|MAP_DENYWRITE, 3, 0) = 0x7fe70415f000</text:span></text:p>
      <text:p text:style-name="P18"><text:span text:style-name="T8">92330 mprotect(0x7fe704163000, 81920, PROT_NONE) = 0</text:span></text:p>
      <text:p text:style-name="P18"><text:span text:style-name="T8">92330 mmap(0x7fe704163000, 65536, PROT_READ|PROT_EXEC, MAP_PRIVATE|MAP_FIXED|MAP_DENYWRITE, 3, 0x4000) = 0x7fe704163000</text:span></text:p>
      <text:p text:style-name="P18"><text:span text:style-name="T8">92330 mmap(0x7fe704173000, 12288, PROT_READ, MAP_PRIVATE|MAP_FIXED|MAP_DENYWRITE, 3, 0x14000) = 0x7fe704173000</text:span></text:p>
      <text:p text:style-name="P18"><text:span text:style-name="T8">92330 mmap(0x7fe704177000, 8192, PROT_READ|PROT_WRITE, MAP_PRIVATE|MAP_FIXED|MAP_DENYWRITE, 3, 0x17000) = 0x7fe704177000</text:span></text:p>
      <text:p text:style-name="P18"><text:soft-page-break/><text:span text:style-name="T8">92330 mmap(0x7fe704179000, 6784, PROT_READ|PROT_WRITE, MAP_PRIVATE|MAP_FIXED|MAP_ANONYMOUS, -1, 0) = 0x7fe704179000</text:span></text:p>
      <text:p text:style-name="P18"><text:span text:style-name="T8">92330 close(3) <text:s text:c="25"/>= 0</text:span></text:p>
      <text:p text:style-name="P18"><text:span text:style-name="T8">92330 openat(AT_FDCWD, "/lib/x86_64-linux-gnu/libdl.so.2", O_RDONLY|O_CLOEXEC) = 3</text:span></text:p>
      <text:p text:style-name="P18"><text:span text:style-name="T8">92330 read(3, "\177ELF\2\1\1\0\0\0\0\0\0\0\0\0\3\0&gt;\0\1\0\0\0 \22\0\0\0\0\0\0"..., 832) = 832</text:span></text:p>
      <text:p text:style-name="P18"><text:span text:style-name="T8">92330 fstat(3, {st_mode=S_IFREG|0644, st_size=18816, ...}) = 0</text:span></text:p>
      <text:p text:style-name="P18"><text:span text:style-name="T8">92330 mmap(NULL, 8192, PROT_READ|PROT_WRITE, MAP_PRIVATE|MAP_ANONYMOUS, -1, 0) = 0x7fe70415d000</text:span></text:p>
      <text:p text:style-name="P18"><text:span text:style-name="T8">92330 mmap(NULL, 20752, PROT_READ, MAP_PRIVATE|MAP_DENYWRITE, 3, 0) = 0x7fe704157000</text:span></text:p>
      <text:p text:style-name="P18"><text:span text:style-name="T8">92330 mmap(0x7fe704158000, 8192, PROT_READ|PROT_EXEC, MAP_PRIVATE|MAP_FIXED|MAP_DENYWRITE, 3, 0x1000) = 0x7fe704158000</text:span></text:p>
      <text:p text:style-name="P18"><text:span text:style-name="T8">92330 mmap(0x7fe70415a000, 4096, PROT_READ, MAP_PRIVATE|MAP_FIXED|MAP_DENYWRITE, 3, 0x3000) = 0x7fe70415a000</text:span></text:p>
      <text:p text:style-name="P18"><text:span text:style-name="T8">92330 mmap(0x7fe70415b000, 8192, PROT_READ|PROT_WRITE, MAP_PRIVATE|MAP_FIXED|MAP_DENYWRITE, 3, 0x3000) = 0x7fe70415b000</text:span></text:p>
      <text:p text:style-name="P18"><text:span text:style-name="T8">92330 close(3) <text:s text:c="25"/>= 0</text:span></text:p>
      <text:p text:style-name="P18"><text:span text:style-name="T8">92330 mmap(NULL, 8192, PROT_READ|PROT_WRITE, MAP_PRIVATE|MAP_ANONYMOUS, -1, 0) = 0x7fe704155000</text:span></text:p>
      <text:p text:style-name="P18"><text:span text:style-name="T8">92330 mmap(NULL, 8192, PROT_READ|PROT_WRITE, MAP_PRIVATE|MAP_ANONYMOUS, -1, 0) = 0x7fe704153000</text:span></text:p>
      <text:p text:style-name="P18"><text:span text:style-name="T8">92330 arch_prctl(ARCH_SET_FS, 0x7fe704156600) = 0</text:span></text:p>
      <text:p text:style-name="P18"><text:span text:style-name="T8">92330 mprotect(0x7fe704853000, 12288, PROT_READ) = 0</text:span></text:p>
      <text:p text:style-name="P18"><text:span text:style-name="T8">92330 mprotect(0x7fe70415b000, 4096, PROT_READ) = 0</text:span></text:p>
      <text:p text:style-name="P18"><text:span text:style-name="T8">92330 mprotect(0x7fe704177000, 4096, PROT_READ) = 0</text:span></text:p>
      <text:p text:style-name="P18"><text:span text:style-name="T8">92330 mprotect(0x7fe704180000, 4096, PROT_READ) = 0</text:span></text:p>
      <text:p text:style-name="P18"><text:span text:style-name="T8">92330 mprotect(0x7fe70418f000, 4096, PROT_READ) = 0</text:span></text:p>
      <text:p text:style-name="P18"><text:span text:style-name="T8">92330 mprotect(0x7fe704414000, 4096, PROT_READ) = 0</text:span></text:p>
      <text:p text:style-name="P18"><text:span text:style-name="T8">92330 mprotect(0x7fe704196000, 4096, PROT_READ) = 0</text:span></text:p>
      <text:p text:style-name="P18"><text:span text:style-name="T8">92330 mprotect(0x7fe7041c6000, 4096, PROT_READ) = 0</text:span></text:p>
      <text:p text:style-name="P18"><text:span text:style-name="T8">92330 mprotect(0x7fe704298000, 57344, PROT_READ) = 0</text:span></text:p>
      <text:p text:style-name="P18"><text:span text:style-name="T8">92330 mprotect(0x7fe7043f5000, 4096, PROT_READ) = 0</text:span></text:p>
      <text:p text:style-name="P18"><text:span text:style-name="T8">92330 mprotect(0x7fe704463000, 8192, PROT_READ) = 0</text:span></text:p>
      <text:p text:style-name="P18"><text:span text:style-name="T8">92330 mprotect(0x7fe704876000, 4096, PROT_READ) = 0</text:span></text:p>
      <text:p text:style-name="P18"><text:span text:style-name="T8">92330 mprotect(0x7fe704a48000, 45056, PROT_READ) = 0</text:span></text:p>
      <text:p text:style-name="P18"><text:span text:style-name="T8">92330 mprotect(0x7fe70450d000, 12288, PROT_READ) = 0</text:span></text:p>
      <text:p text:style-name="P18"><text:span text:style-name="T8">92330 mprotect(0x7fe70460d000, 4096, PROT_READ) = 0</text:span></text:p>
      <text:p text:style-name="P18"><text:span text:style-name="T8">92330 mprotect(0x7fe704669000, 4096, PROT_READ) = 0</text:span></text:p>
      <text:p text:style-name="P18"><text:span text:style-name="T8">92330 mprotect(0x7fe704af7000, 28672, PROT_READ) = 0</text:span></text:p>
      <text:p text:style-name="P18"><text:span text:style-name="T8">92330 mprotect(0x560e86402000, 4096, PROT_READ) = 0</text:span></text:p>
      <text:p text:style-name="P18"><text:span text:style-name="T8">92330 mprotect(0x7fe704b3f000, 4096, PROT_READ) = 0</text:span></text:p>
      <text:p text:style-name="P18"><text:span text:style-name="T8">92330 munmap(0x7fe704b01000, 68833) <text:s text:c="4"/>= 0</text:span></text:p>
      <text:p text:style-name="P18"><text:span text:style-name="T8">92330 set_tid_address(0x7fe7041568d0) <text:s text:c="2"/>= 92330</text:span></text:p>
      <text:p text:style-name="P18"><text:span text:style-name="T8">92330 set_robust_list(0x7fe7041568e0, 24) = 0</text:span></text:p>
      <text:p text:style-name="P18"><text:span text:style-name="T8">92330 rt_sigaction(SIGRTMIN, {sa_handler=0x7fe7043febf0, sa_mask=[], sa_flags=SA_RESTORER|SA_SIGINFO, sa_restorer=0x7fe70440c3c0}, NULL, 8) = 0</text:span></text:p>
      <text:p text:style-name="P18"><text:span text:style-name="T8">92330 rt_sigaction(SIGRT_1, {sa_handler=0x7fe7043fec90, sa_mask=[], sa_flags=SA_RESTORER|SA_RESTART|SA_SIGINFO, sa_restorer=0x7fe70440c3c0}, NULL, 8) = 0</text:span></text:p>
      <text:p text:style-name="P18"><text:span text:style-name="T8">92330 rt_sigprocmask(SIG_UNBLOCK, [RTMIN RT_1], NULL, 8) = 0</text:span></text:p>
      <text:p text:style-name="P18"><text:span text:style-name="T8">92330 prlimit64(0, RLIMIT_STACK, NULL, {rlim_cur=8192*1024, rlim_max=RLIM64_INFINITY}) = 0</text:span></text:p>
      <text:p text:style-name="P18"><text:span text:style-name="T8">92330 brk(NULL) <text:s text:c="24"/>= 0x560e86da6000</text:span></text:p>
      <text:p text:style-name="P18"><text:span text:style-name="T8">92330 brk(0x560e86dc7000) <text:s text:c="14"/>= 0x560e86dc7000</text:span></text:p>
      <text:p text:style-name="P18"><text:span text:style-name="T8">92330 futex(0x7fe704a566bc, FUTEX_WAKE_PRIVATE, 2147483647) = 0</text:span></text:p>
      <text:p text:style-name="P18"><text:span text:style-name="T8">92330 futex(0x7fe704a566c8, FUTEX_WAKE_PRIVATE, 2147483647) = 0</text:span></text:p>
      <text:p text:style-name="P18"><text:span text:style-name="T8">92330 openat(AT_FDCWD, "/sys/devices/system/cpu/online", O_RDONLY|O_CLOEXEC) = 3</text:span></text:p>
      <text:p text:style-name="P18"><text:span text:style-name="T8">92330 read(3, "0\n", 8192) <text:s text:c="13"/>= 2</text:span></text:p>
      <text:p text:style-name="P18"><text:span text:style-name="T8">92330 close(3) <text:s text:c="25"/>= 0</text:span></text:p>
      <text:p text:style-name="P18"><text:span text:style-name="T8">92330 openat(AT_FDCWD, "/sys/devices/system/cpu", O_RDONLY|O_NONBLOCK|O_CLOEXEC|O_DIRECTORY) = 3</text:span></text:p>
      <text:p text:style-name="P18"><text:span text:style-name="T8">92330 fstat(3, {st_mode=S_IFDIR|0755, st_size=0, ...}) = 0</text:span></text:p>
      <text:p text:style-name="P18"><text:span text:style-name="T8">92330 getdents64(3, /* 17 entries */, 32768) = 520</text:span></text:p>
      <text:p text:style-name="P18"><text:span text:style-name="T8">92330 getdents64(3, /* 0 entries */, 32768) = 0</text:span></text:p>
      <text:p text:style-name="P18"><text:span text:style-name="T8">92330 close(3) <text:s text:c="25"/>= 0</text:span></text:p>
      <text:p text:style-name="P18"><text:span text:style-name="T8">92330 getpid() <text:s text:c="25"/>= 92330</text:span></text:p>
      <text:p text:style-name="P18"><text:soft-page-break/><text:span text:style-name="T8">92330 sched_getaffinity(92330, 128, [0]) = 8</text:span></text:p>
      <text:p text:style-name="P18"><text:span text:style-name="T8">92330 openat(AT_FDCWD, "/etc/nsswitch.conf", O_RDONLY|O_CLOEXEC) = 3</text:span></text:p>
      <text:p text:style-name="P18"><text:span text:style-name="T8">92330 fstat(3, {st_mode=S_IFREG|0644, st_size=542, ...}) = 0</text:span></text:p>
      <text:p text:style-name="P18"><text:span text:style-name="T8">92330 read(3, "# /etc/nsswitch.conf\n#\n# Example"..., 4096) = 542</text:span></text:p>
      <text:p text:style-name="P18"><text:span text:style-name="T8">92330 read(3, "", 4096) <text:s text:c="16"/>= 0</text:span></text:p>
      <text:p text:style-name="P18"><text:span text:style-name="T8">92330 close(3) <text:s text:c="25"/>= 0</text:span></text:p>
      <text:p text:style-name="P18"><text:span text:style-name="T8">92330 openat(AT_FDCWD, "/etc/ld.so.cache", O_RDONLY|O_CLOEXEC) = 3</text:span></text:p>
      <text:p text:style-name="P18"><text:span text:style-name="T8">92330 fstat(3, {st_mode=S_IFREG|0644, st_size=68833, ...}) = 0</text:span></text:p>
      <text:p text:style-name="P18"><text:span text:style-name="T8">92330 mmap(NULL, 68833, PROT_READ, MAP_PRIVATE, 3, 0) = 0x7fe704b01000</text:span></text:p>
      <text:p text:style-name="P18"><text:span text:style-name="T8">92330 close(3) <text:s text:c="25"/>= 0</text:span></text:p>
      <text:p text:style-name="P18"><text:span text:style-name="T8">92330 openat(AT_FDCWD, "/lib/x86_64-linux-gnu/tls/x86_64/x86_64/libnss_db.so.2", O_RDONLY|O_CLOEXEC) = -1 ENOENT (No such file or directory)</text:span></text:p>
      <text:p text:style-name="P18"><text:span text:style-name="T8">92330 stat("/lib/x86_64-linux-gnu/tls/x86_64/x86_64", 0x7ffd87662480) = -1 ENOENT (No such file or directory)</text:span></text:p>
      <text:p text:style-name="P18"><text:span text:style-name="T8">92330 openat(AT_FDCWD, "/lib/x86_64-linux-gnu/tls/x86_64/libnss_db.so.2", O_RDONLY|O_CLOEXEC) = -1 ENOENT (No such file or directory)</text:span></text:p>
      <text:p text:style-name="P18"><text:span text:style-name="T8">92330 stat("/lib/x86_64-linux-gnu/tls/x86_64", 0x7ffd87662480) = -1 ENOENT (No such file or directory)</text:span></text:p>
      <text:p text:style-name="P18"><text:span text:style-name="T8">92330 openat(AT_FDCWD, "/lib/x86_64-linux-gnu/tls/x86_64/libnss_db.so.2", O_RDONLY|O_CLOEXEC) = -1 ENOENT (No such file or directory)</text:span></text:p>
      <text:p text:style-name="P18"><text:span text:style-name="T8">92330 stat("/lib/x86_64-linux-gnu/tls/x86_64", 0x7ffd87662480) = -1 ENOENT (No such file or directory)</text:span></text:p>
      <text:p text:style-name="P18"><text:span text:style-name="T8">92330 openat(AT_FDCWD, "/lib/x86_64-linux-gnu/tls/libnss_db.so.2", O_RDONLY|O_CLOEXEC) = -1 ENOENT (No such file or directory)</text:span></text:p>
      <text:p text:style-name="P18"><text:span text:style-name="T8">92330 stat("/lib/x86_64-linux-gnu/tls", 0x7ffd87662480) = -1 ENOENT (No such file or directory)</text:span></text:p>
      <text:p text:style-name="P18"><text:span text:style-name="T8">92330 openat(AT_FDCWD, "/lib/x86_64-linux-gnu/x86_64/x86_64/libnss_db.so.2", O_RDONLY|O_CLOEXEC) = -1 ENOENT (No such file or directory)</text:span></text:p>
      <text:p text:style-name="P18"><text:span text:style-name="T8">92330 stat("/lib/x86_64-linux-gnu/x86_64/x86_64", 0x7ffd87662480) = -1 ENOENT (No such file or directory)</text:span></text:p>
      <text:p text:style-name="P18"><text:span text:style-name="T8">92330 openat(AT_FDCWD, "/lib/x86_64-linux-gnu/x86_64/libnss_db.so.2", O_RDONLY|O_CLOEXEC) = -1 ENOENT (No such file or directory)</text:span></text:p>
      <text:p text:style-name="P18"><text:span text:style-name="T8">92330 stat("/lib/x86_64-linux-gnu/x86_64", 0x7ffd87662480) = -1 ENOENT (No such file or directory)</text:span></text:p>
      <text:p text:style-name="P18"><text:span text:style-name="T8">92330 openat(AT_FDCWD, "/lib/x86_64-linux-gnu/x86_64/libnss_db.so.2", O_RDONLY|O_CLOEXEC) = -1 ENOENT (No such file or directory)</text:span></text:p>
      <text:p text:style-name="P18"><text:span text:style-name="T8">92330 stat("/lib/x86_64-linux-gnu/x86_64", 0x7ffd87662480) = -1 ENOENT (No such file or directory)</text:span></text:p>
      <text:p text:style-name="P18"><text:span text:style-name="T8">92330 openat(AT_FDCWD, "/lib/x86_64-linux-gnu/libnss_db.so.2", O_RDONLY|O_CLOEXEC) = -1 ENOENT (No such file or directory)</text:span></text:p>
      <text:p text:style-name="P18"><text:span text:style-name="T8">92330 stat("/lib/x86_64-linux-gnu", {st_mode=S_IFDIR|0755, st_size=69632, ...}) = 0</text:span></text:p>
      <text:p text:style-name="P18"><text:span text:style-name="T8">92330 openat(AT_FDCWD, "/usr/lib/x86_64-linux-gnu/tls/x86_64/x86_64/libnss_db.so.2", O_RDONLY|O_CLOEXEC) = -1 ENOENT (No such file or directory)</text:span></text:p>
      <text:p text:style-name="P18"><text:span text:style-name="T8">92330 stat("/usr/lib/x86_64-linux-gnu/tls/x86_64/x86_64", 0x7ffd87662480) = -1 ENOENT (No such file or directory)</text:span></text:p>
      <text:p text:style-name="P18"><text:span text:style-name="T8">92330 openat(AT_FDCWD, "/usr/lib/x86_64-linux-gnu/tls/x86_64/libnss_db.so.2", O_RDONLY|O_CLOEXEC) = -1 ENOENT (No such file or directory)</text:span></text:p>
      <text:p text:style-name="P18"><text:span text:style-name="T8">92330 stat("/usr/lib/x86_64-linux-gnu/tls/x86_64", 0x7ffd87662480) = -1 ENOENT (No such file or directory)</text:span></text:p>
      <text:p text:style-name="P18"><text:span text:style-name="T8">92330 openat(AT_FDCWD, "/usr/lib/x86_64-linux-gnu/tls/x86_64/libnss_db.so.2", O_RDONLY|O_CLOEXEC) = -1 ENOENT (No such file or directory)</text:span></text:p>
      <text:p text:style-name="P18"><text:span text:style-name="T8">92330 stat("/usr/lib/x86_64-linux-gnu/tls/x86_64", 0x7ffd87662480) = -1 ENOENT (No such file or directory)</text:span></text:p>
      <text:p text:style-name="P18"><text:span text:style-name="T8">92330 openat(AT_FDCWD, "/usr/lib/x86_64-linux-gnu/tls/libnss_db.so.2", O_RDONLY|O_CLOEXEC) = -1 ENOENT (No such file or directory)</text:span></text:p>
      <text:p text:style-name="P18"><text:span text:style-name="T8">92330 stat("/usr/lib/x86_64-linux-gnu/tls", 0x7ffd87662480) = -1 ENOENT (No such file or directory)</text:span></text:p>
      <text:p text:style-name="P18"><text:span text:style-name="T8">92330 openat(AT_FDCWD, "/usr/lib/x86_64-linux-gnu/x86_64/x86_64/libnss_db.so.2", O_RDONLY|O_CLOEXEC) = -1 ENOENT (No such file or directory)</text:span></text:p>
      <text:p text:style-name="P18"><text:span text:style-name="T8">92330 stat("/usr/lib/x86_64-linux-gnu/x86_64/x86_64", 0x7ffd87662480) = -1 ENOENT (No such file or directory)</text:span></text:p>
      <text:p text:style-name="P18"><text:span text:style-name="T8">92330 openat(AT_FDCWD, "/usr/lib/x86_64-linux-gnu/x86_64/libnss_db.so.2", O_RDONLY|O_CLOEXEC) = -1 ENOENT (No such file or directory)</text:span></text:p>
      <text:p text:style-name="P18"><text:span text:style-name="T8">92330 stat("/usr/lib/x86_64-linux-gnu/x86_64", 0x7ffd87662480) = -1 ENOENT (No such file or directory)</text:span></text:p>
      <text:p text:style-name="P18"><text:span text:style-name="T8">92330 openat(AT_FDCWD, "/usr/lib/x86_64-linux-gnu/x86_64/libnss_db.so.2", O_RDONLY|O_CLOEXEC) = -1 ENOENT (No such file or directory)</text:span></text:p>
      <text:p text:style-name="P18"><text:span text:style-name="T8">92330 stat("/usr/lib/x86_64-linux-gnu/x86_64", 0x7ffd87662480) = -1 ENOENT (No such file or directory)</text:span></text:p>
      <text:p text:style-name="P18"><text:span text:style-name="T8">92330 openat(AT_FDCWD, "/usr/lib/x86_64-linux-gnu/libnss_db.so.2", O_RDONLY|O_CLOEXEC) = -1 ENOENT (No such file or directory)</text:span></text:p>
      <text:p text:style-name="P18"><text:span text:style-name="T8">92330 stat("/usr/lib/x86_64-linux-gnu", {st_mode=S_IFDIR|0755, st_size=69632, ...}) = 0</text:span></text:p>
      <text:p text:style-name="P18"><text:span text:style-name="T8">92330 openat(AT_FDCWD, "/lib/tls/x86_64/x86_64/libnss_db.so.2", O_RDONLY|O_CLOEXEC) = -1 ENOENT (No such file or directory)</text:span></text:p>
      <text:p text:style-name="P18"><text:span text:style-name="T8">92330 stat("/lib/tls/x86_64/x86_64", 0x7ffd87662480) = -1 ENOENT (No such file or directory)</text:span></text:p>
      <text:p text:style-name="P18"><text:span text:style-name="T8">92330 openat(AT_FDCWD, "/lib/tls/x86_64/libnss_db.so.2", O_RDONLY|O_CLOEXEC) = -1 ENOENT (No such file or directory)</text:span></text:p>
      <text:p text:style-name="P18"><text:soft-page-break/><text:span text:style-name="T8">92330 stat("/lib/tls/x86_64", 0x7ffd87662480) = -1 ENOENT (No such file or directory)</text:span></text:p>
      <text:p text:style-name="P18"><text:span text:style-name="T8">92330 openat(AT_FDCWD, "/lib/tls/x86_64/libnss_db.so.2", O_RDONLY|O_CLOEXEC) = -1 ENOENT (No such file or directory)</text:span></text:p>
      <text:p text:style-name="P18"><text:span text:style-name="T8">92330 stat("/lib/tls/x86_64", 0x7ffd87662480) = -1 ENOENT (No such file or directory)</text:span></text:p>
      <text:p text:style-name="P18"><text:span text:style-name="T8">92330 openat(AT_FDCWD, "/lib/tls/libnss_db.so.2", O_RDONLY|O_CLOEXEC) = -1 ENOENT (No such file or directory)</text:span></text:p>
      <text:p text:style-name="P18"><text:span text:style-name="T8">92330 stat("/lib/tls", 0x7ffd87662480) <text:s/>= -1 ENOENT (No such file or directory)</text:span></text:p>
      <text:p text:style-name="P18"><text:span text:style-name="T8">92330 openat(AT_FDCWD, "/lib/x86_64/x86_64/libnss_db.so.2", O_RDONLY|O_CLOEXEC) = -1 ENOENT (No such file or directory)</text:span></text:p>
      <text:p text:style-name="P18"><text:span text:style-name="T8">92330 stat("/lib/x86_64/x86_64", 0x7ffd87662480) = -1 ENOENT (No such file or directory)</text:span></text:p>
      <text:p text:style-name="P18"><text:span text:style-name="T8">92330 openat(AT_FDCWD, "/lib/x86_64/libnss_db.so.2", O_RDONLY|O_CLOEXEC) = -1 ENOENT (No such file or directory)</text:span></text:p>
      <text:p text:style-name="P18"><text:span text:style-name="T8">92330 stat("/lib/x86_64", 0x7ffd87662480) = -1 ENOENT (No such file or directory)</text:span></text:p>
      <text:p text:style-name="P18"><text:span text:style-name="T8">92330 openat(AT_FDCWD, "/lib/x86_64/libnss_db.so.2", O_RDONLY|O_CLOEXEC) = -1 ENOENT (No such file or directory)</text:span></text:p>
      <text:p text:style-name="P18"><text:span text:style-name="T8">92330 stat("/lib/x86_64", 0x7ffd87662480) = -1 ENOENT (No such file or directory)</text:span></text:p>
      <text:p text:style-name="P18"><text:span text:style-name="T8">92330 openat(AT_FDCWD, "/lib/libnss_db.so.2", O_RDONLY|O_CLOEXEC) = -1 ENOENT (No such file or directory)</text:span></text:p>
      <text:p text:style-name="P18"><text:span text:style-name="T8">92330 stat("/lib", {st_mode=S_IFDIR|0755, st_size=4096, ...}) = 0</text:span></text:p>
      <text:p text:style-name="P18"><text:span text:style-name="T8">92330 openat(AT_FDCWD, "/usr/lib/tls/x86_64/x86_64/libnss_db.so.2", O_RDONLY|O_CLOEXEC) = -1 ENOENT (No such file or directory)</text:span></text:p>
      <text:p text:style-name="P18"><text:span text:style-name="T8">92330 stat("/usr/lib/tls/x86_64/x86_64", 0x7ffd87662480) = -1 ENOENT (No such file or directory)</text:span></text:p>
      <text:p text:style-name="P18"><text:span text:style-name="T8">92330 openat(AT_FDCWD, "/usr/lib/tls/x86_64/libnss_db.so.2", O_RDONLY|O_CLOEXEC) = -1 ENOENT (No such file or directory)</text:span></text:p>
      <text:p text:style-name="P18"><text:span text:style-name="T8">92330 stat("/usr/lib/tls/x86_64", 0x7ffd87662480) = -1 ENOENT (No such file or directory)</text:span></text:p>
      <text:p text:style-name="P18"><text:span text:style-name="T8">92330 openat(AT_FDCWD, "/usr/lib/tls/x86_64/libnss_db.so.2", O_RDONLY|O_CLOEXEC) = -1 ENOENT (No such file or directory)</text:span></text:p>
      <text:p text:style-name="P18"><text:span text:style-name="T8">92330 stat("/usr/lib/tls/x86_64", 0x7ffd87662480) = -1 ENOENT (No such file or directory)</text:span></text:p>
      <text:p text:style-name="P18"><text:span text:style-name="T8">92330 openat(AT_FDCWD, "/usr/lib/tls/libnss_db.so.2", O_RDONLY|O_CLOEXEC) = -1 ENOENT (No such file or directory)</text:span></text:p>
      <text:p text:style-name="P18"><text:span text:style-name="T8">92330 stat("/usr/lib/tls", 0x7ffd87662480) = -1 ENOENT (No such file or directory)</text:span></text:p>
      <text:p text:style-name="P18"><text:span text:style-name="T8">92330 openat(AT_FDCWD, "/usr/lib/x86_64/x86_64/libnss_db.so.2", O_RDONLY|O_CLOEXEC) = -1 ENOENT (No such file or directory)</text:span></text:p>
      <text:p text:style-name="P18"><text:span text:style-name="T8">92330 stat("/usr/lib/x86_64/x86_64", 0x7ffd87662480) = -1 ENOENT (No such file or directory)</text:span></text:p>
      <text:p text:style-name="P18"><text:span text:style-name="T8">92330 openat(AT_FDCWD, "/usr/lib/x86_64/libnss_db.so.2", O_RDONLY|O_CLOEXEC) = -1 ENOENT (No such file or directory)</text:span></text:p>
      <text:p text:style-name="P18"><text:span text:style-name="T8">92330 stat("/usr/lib/x86_64", 0x7ffd87662480) = -1 ENOENT (No such file or directory)</text:span></text:p>
      <text:p text:style-name="P18"><text:span text:style-name="T8">92330 openat(AT_FDCWD, "/usr/lib/x86_64/libnss_db.so.2", O_RDONLY|O_CLOEXEC) = -1 ENOENT (No such file or directory)</text:span></text:p>
      <text:p text:style-name="P18"><text:span text:style-name="T8">92330 stat("/usr/lib/x86_64", 0x7ffd87662480) = -1 ENOENT (No such file or directory)</text:span></text:p>
      <text:p text:style-name="P18"><text:span text:style-name="T8">92330 openat(AT_FDCWD, "/usr/lib/libnss_db.so.2", O_RDONLY|O_CLOEXEC) = -1 ENOENT (No such file or directory)</text:span></text:p>
      <text:p text:style-name="P18"><text:span text:style-name="T8">92330 stat("/usr/lib", {st_mode=S_IFDIR|0755, st_size=4096, ...}) = 0</text:span></text:p>
      <text:p text:style-name="P18"><text:span text:style-name="T8">92330 munmap(0x7fe704b01000, 68833) <text:s text:c="4"/>= 0</text:span></text:p>
      <text:p text:style-name="P18"><text:span text:style-name="T8">92330 openat(AT_FDCWD, "/etc/ld.so.cache", O_RDONLY|O_CLOEXEC) = 3</text:span></text:p>
      <text:p text:style-name="P18"><text:span text:style-name="T8">92330 fstat(3, {st_mode=S_IFREG|0644, st_size=68833, ...}) = 0</text:span></text:p>
      <text:p text:style-name="P18"><text:span text:style-name="T8">92330 mmap(NULL, 68833, PROT_READ, MAP_PRIVATE, 3, 0) = 0x7fe704b01000</text:span></text:p>
      <text:p text:style-name="P18"><text:span text:style-name="T8">92330 close(3) <text:s text:c="25"/>= 0</text:span></text:p>
      <text:p text:style-name="P18"><text:span text:style-name="T8">92330 openat(AT_FDCWD, "/lib/x86_64-linux-gnu/libnss_files.so.2", O_RDONLY|O_CLOEXEC) = 3</text:span></text:p>
      <text:p text:style-name="P18"><text:span text:style-name="T8">92330 read(3, "\177ELF\2\1\1\0\0\0\0\0\0\0\0\0\3\0&gt;\0\1\0\0\0\3005\0\0\0\0\0\0"..., 832) = 832</text:span></text:p>
      <text:p text:style-name="P18"><text:span text:style-name="T8">92330 fstat(3, {st_mode=S_IFREG|0644, st_size=51832, ...}) = 0</text:span></text:p>
      <text:p text:style-name="P18"><text:span text:style-name="T8">92330 mmap(NULL, 79672, PROT_READ, MAP_PRIVATE|MAP_DENYWRITE, 3, 0) = 0x7fe70413f000</text:span></text:p>
      <text:p text:style-name="P18"><text:span text:style-name="T8">92330 mmap(0x7fe704142000, 28672, PROT_READ|PROT_EXEC, MAP_PRIVATE|MAP_FIXED|MAP_DENYWRITE, 3, 0x3000) = 0x7fe704142000</text:span></text:p>
      <text:p text:style-name="P18"><text:span text:style-name="T8">92330 mmap(0x7fe704149000, 8192, PROT_READ, MAP_PRIVATE|MAP_FIXED|MAP_DENYWRITE, 3, 0xa000) = 0x7fe704149000</text:span></text:p>
      <text:p text:style-name="P18"><text:span text:style-name="T8">92330 mmap(0x7fe70414b000, 8192, PROT_READ|PROT_WRITE, MAP_PRIVATE|MAP_FIXED|MAP_DENYWRITE, 3, 0xb000) = 0x7fe70414b000</text:span></text:p>
      <text:p text:style-name="P18"><text:span text:style-name="T8">92330 mmap(0x7fe70414d000, 22328, PROT_READ|PROT_WRITE, MAP_PRIVATE|MAP_FIXED|MAP_ANONYMOUS, -1, 0) = 0x7fe70414d000</text:span></text:p>
      <text:p text:style-name="P18"><text:span text:style-name="T8">92330 close(3) <text:s text:c="25"/>= 0</text:span></text:p>
      <text:p text:style-name="P18"><text:span text:style-name="T8">92330 mprotect(0x7fe70414b000, 4096, PROT_READ) = 0</text:span></text:p>
      <text:p text:style-name="P18"><text:span text:style-name="T8">92330 munmap(0x7fe704b01000, 68833) <text:s text:c="4"/>= 0</text:span></text:p>
      <text:p text:style-name="P18"><text:soft-page-break/><text:span text:style-name="T8">92330 openat(AT_FDCWD, "/etc/protocols", O_RDONLY|O_CLOEXEC) = 3</text:span></text:p>
      <text:p text:style-name="P18"><text:span text:style-name="T8">92330 lseek(3, 0, SEEK_CUR) <text:s text:c="12"/>= 0</text:span></text:p>
      <text:p text:style-name="P18"><text:span text:style-name="T8">92330 fstat(3, {st_mode=S_IFREG|0644, st_size=2932, ...}) = 0</text:span></text:p>
      <text:p text:style-name="P18"><text:span text:style-name="T8">92330 read(3, "# Internet (IP) protocols\n#\n# Up"..., 4096) = 2932</text:span></text:p>
      <text:p text:style-name="P18"><text:span text:style-name="T8">92330 lseek(3, 0, SEEK_CUR) <text:s text:c="12"/>= 2932</text:span></text:p>
      <text:p text:style-name="P18"><text:span text:style-name="T8">92330 read(3, "", 4096) <text:s text:c="16"/>= 0</text:span></text:p>
      <text:p text:style-name="P18"><text:span text:style-name="T8">92330 close(3) <text:s text:c="25"/>= 0</text:span></text:p>
      <text:p text:style-name="P18"><text:span text:style-name="T8">92330 eventfd2(0, EFD_CLOEXEC) <text:s text:c="9"/>= 3</text:span></text:p>
      <text:p text:style-name="P18"><text:span text:style-name="T8">92330 fcntl(3, F_GETFL) <text:s text:c="16"/>= 0x2 (flags O_RDWR)</text:span></text:p>
      <text:p text:style-name="P18"><text:span text:style-name="T8">92330 fcntl(3, F_SETFL, O_RDWR|O_NONBLOCK) = 0</text:span></text:p>
      <text:p text:style-name="P18"><text:span text:style-name="T8">92330 fcntl(3, F_GETFL) <text:s text:c="16"/>= 0x802 (flags O_RDWR|O_NONBLOCK)</text:span></text:p>
      <text:p text:style-name="P18"><text:span text:style-name="T8">92330 fcntl(3, F_SETFL, O_RDWR|O_NONBLOCK) = 0</text:span></text:p>
      <text:p text:style-name="P18"><text:span text:style-name="T8">92330 getrandom("\x0d\x2b\xc3\xe4\xe8\xf9\x84\x59\x22\x6f\x21\x03\x56\x2a\x56\xc8", 16, 0) = 16</text:span></text:p>
      <text:p text:style-name="P18"><text:span text:style-name="T8">92330 getrandom("\x6c\x57\x14\x69\x5c\x04\x60\xec\x07\x93\xbe\x46\xee\x3d\x6b\x60", 16, 0) = 16</text:span></text:p>
      <text:p text:style-name="P18"><text:span text:style-name="T8">92330 eventfd2(0, EFD_CLOEXEC) <text:s text:c="9"/>= 4</text:span></text:p>
      <text:p text:style-name="P18"><text:span text:style-name="T8">92330 fcntl(4, F_GETFL) <text:s text:c="16"/>= 0x2 (flags O_RDWR)</text:span></text:p>
      <text:p text:style-name="P18"><text:span text:style-name="T8">92330 fcntl(4, F_SETFL, O_RDWR|O_NONBLOCK) = 0</text:span></text:p>
      <text:p text:style-name="P18"><text:span text:style-name="T8">92330 fcntl(4, F_GETFL) <text:s text:c="16"/>= 0x802 (flags O_RDWR|O_NONBLOCK)</text:span></text:p>
      <text:p text:style-name="P18"><text:span text:style-name="T8">92330 fcntl(4, F_SETFL, O_RDWR|O_NONBLOCK) = 0</text:span></text:p>
      <text:p text:style-name="P18"><text:span text:style-name="T8">92330 epoll_create1(EPOLL_CLOEXEC) <text:s text:c="5"/>= 5</text:span></text:p>
      <text:p text:style-name="P18"><text:span text:style-name="T8">92330 epoll_ctl(5, EPOLL_CTL_ADD, 4, {0, {u32=2262535520, u64=94620392066400}}) = 0</text:span></text:p>
      <text:p text:style-name="P18"><text:span text:style-name="T8">92330 epoll_ctl(5, EPOLL_CTL_MOD, 4, {EPOLLIN, {u32=2262535520, u64=94620392066400}}) = 0</text:span></text:p>
      <text:p text:style-name="P18"><text:span text:style-name="T8">92330 mmap(NULL, 8392704, PROT_NONE, MAP_PRIVATE|MAP_ANONYMOUS|MAP_STACK, -1, 0) = 0x7fe70393e000</text:span></text:p>
      <text:p text:style-name="P18"><text:span text:style-name="T8">92330 mprotect(0x7fe70393f000, 8388608, PROT_READ|PROT_WRITE) = 0</text:span></text:p>
      <text:p text:style-name="P18"><text:span text:style-name="T8">92330 clone(child_stack=0x7fe70413dd30, flags=CLONE_VM|CLONE_FS|CLONE_FILES|CLONE_SIGHAND|CLONE_THREAD|CLONE_SYSVSEM|CLONE_SETTLS|CLONE_PARENT_SETTID|CLONE_CHILD_CLEARTID, parent_tid=[92331], tls=0x7fe70413e700, child_tidptr=0x7fe70413e9d0) = 92331</text:span></text:p>
      <text:p text:style-name="P18"><text:span text:style-name="T8">92330 eventfd2(0, EFD_CLOEXEC) <text:s text:c="9"/>= 6</text:span></text:p>
      <text:p text:style-name="P18"><text:span text:style-name="T8">92330 fcntl(6, F_GETFL) <text:s text:c="16"/>= 0x2 (flags O_RDWR)</text:span></text:p>
      <text:p text:style-name="P18"><text:span text:style-name="T8">92330 fcntl(6, F_SETFL, O_RDWR|O_NONBLOCK) = 0</text:span></text:p>
      <text:p text:style-name="P18"><text:span text:style-name="T8">92330 fcntl(6, F_GETFL) <text:s text:c="16"/>= 0x802 (flags O_RDWR|O_NONBLOCK)</text:span></text:p>
      <text:p text:style-name="P18"><text:span text:style-name="T8">92330 fcntl(6, F_SETFL, O_RDWR|O_NONBLOCK) = 0</text:span></text:p>
      <text:p text:style-name="P18"><text:span text:style-name="T8">92330 epoll_create1(EPOLL_CLOEXEC) <text:s text:c="5"/>= 7</text:span></text:p>
      <text:p text:style-name="P18"><text:span text:style-name="T8">92330 epoll_ctl(7, EPOLL_CTL_ADD, 6, {0, {u32=2262553184, u64=94620392084064}}) = 0</text:span></text:p>
      <text:p text:style-name="P18"><text:span text:style-name="T8">92330 epoll_ctl(7, EPOLL_CTL_MOD, 6, {EPOLLIN, {u32=2262553184, u64=94620392084064}}) = 0</text:span></text:p>
      <text:p text:style-name="P18"><text:span text:style-name="T8">92330 mmap(NULL, 8392704, PROT_NONE, MAP_PRIVATE|MAP_ANONYMOUS|MAP_STACK, -1, 0) = 0x7fe70313d000</text:span></text:p>
      <text:p text:style-name="P18"><text:span text:style-name="T8">92330 mprotect(0x7fe70313e000, 8388608, PROT_READ|PROT_WRITE) = 0</text:span></text:p>
      <text:p text:style-name="P18"><text:span text:style-name="T8">92330 clone(child_stack=0x7fe70393cd30, flags=CLONE_VM|CLONE_FS|CLONE_FILES|CLONE_SIGHAND|CLONE_THREAD|CLONE_SYSVSEM|CLONE_SETTLS|CLONE_PARENT_SETTID|CLONE_CHILD_CLEARTID, parent_tid=[92332], tls=0x7fe70393d700, child_tidptr=0x7fe70393d9d0) = 92332</text:span></text:p>
      <text:p text:style-name="P18"><text:span text:style-name="T8">92330 eventfd2(0, EFD_CLOEXEC) <text:s text:c="9"/>= 8</text:span></text:p>
      <text:p text:style-name="P18"><text:span text:style-name="T8">92330 fcntl(8, F_GETFL) <text:s text:c="16"/>= 0x2 (flags O_RDWR)</text:span></text:p>
      <text:p text:style-name="P18"><text:span text:style-name="T8">92330 fcntl(8, F_SETFL, O_RDWR|O_NONBLOCK) = 0</text:span></text:p>
      <text:p text:style-name="P18"><text:span text:style-name="T8">92330 fcntl(8, F_GETFL) <text:s text:c="16"/>= 0x802 (flags O_RDWR|O_NONBLOCK)</text:span></text:p>
      <text:p text:style-name="P18"><text:span text:style-name="T8">92330 fcntl(8, F_SETFL, O_RDWR|O_NONBLOCK) = 0</text:span></text:p>
      <text:p text:style-name="P18"><text:span text:style-name="T8">92330 poll([{fd=8, events=POLLIN}], 1, 0) = 0 (Timeout)</text:span></text:p>
      <text:p text:style-name="P18"><text:span text:style-name="T8">92330 socket(AF_NETLINK, SOCK_RAW|SOCK_CLOEXEC, NETLINK_ROUTE) = 9</text:span></text:p>
      <text:p text:style-name="P18"><text:span text:style-name="T8">92330 bind(9, {sa_family=AF_NETLINK, nl_pid=0, nl_groups=00000000}, 12) = 0</text:span></text:p>
      <text:p text:style-name="P18"><text:span text:style-name="T8">92330 getsockname(9, {sa_family=AF_NETLINK, nl_pid=92330, nl_groups=00000000}, [12]) = 0</text:span></text:p>
      <text:p text:style-name="P18"><text:span text:style-name="T8">92330 sendto(9, {{len=20, type=RTM_GETLINK, flags=NLM_F_REQUEST|NLM_F_DUMP, seq=1608828400, pid=0}, {ifi_family=AF_UNSPEC, ...}}, 20, 0, {sa_family=AF_NETLINK, nl_pid=0, nl_groups=00000000}, 12) = 20</text:span></text:p>
      <text:p text:style-name="P18"><text:span text:style-name="T8">92330 recvmsg(9, {msg_name={sa_family=AF_NETLINK, nl_pid=0, nl_groups=00000000}, msg_namelen=12, msg_iov=[{iov_base=[{{len=1316, type=RTM_NEWLINK, flags=NLM_F_MULTI, seq=1608828400, pid=92330}, {ifi_family=AF_UNSPEC, ifi_type=ARPHRD_LOOPBACK, ifi_index=if_nametoindex("lo"), ifi_flags=IFF_UP|IFF_LOOPBACK|IFF_RUNNING|IFF_LOWER_UP, ifi_change=0}, [{{nla_len=7, nla_type=IFLA_IFNAME}, "lo"}, {{nla_len=8, nla_type=IFLA_TXQLEN}, 1000}, {{nla_len=5, nla_type=IFLA_OPERSTATE}, 0}, {{nla_len=5, nla_type=IFLA_LINKMODE}, 0}, {{nla_len=8, nla_type=IFLA_MTU}, 65536}, {{nla_len=8, nla_type=IFLA_MIN_MTU}, 0}, {{nla_len=8, nla_type=IFLA_MAX_MTU}, 0}, {{nla_len=8, nla_type=IFLA_GROUP}, 0}, {{nla_len=8, nla_type=IFLA_PROMISCUITY}, 0}, {{nla_len=8, nla_type=IFLA_NUM_TX_QUEUES}, 1}, {{nla_len=8, nla_type=IFLA_GSO_MAX_SEGS}, 65535}, {{nla_len=8, nla_type=IFLA_GSO_MAX_SIZE}, 65536}, {{nla_len=8, nla_type=IFLA_NUM_RX_QUEUES}, 1}, {{nla_len=5, </text:span><text:soft-page-break/><text:span text:style-name="T8">nla_type=IFLA_CARRIER}, 1}, {{nla_len=12, nla_type=IFLA_QDISC}, "noqueue"}, {{nla_len=8, nla_type=IFLA_CARRIER_CHANGES}, 0}, {{nla_len=5, nla_type=IFLA_PROTO_DOWN}, 0}, {{nla_len=8, nla_type=IFLA_CARRIER_UP_COUNT}, 0}, {{nla_len=8, nla_type=IFLA_CARRIER_DOWN_COUNT}, 0}, {{nla_len=36, nla_type=IFLA_MAP}, {mem_start=0, mem_end=0, base_addr=0, irq=0, dma=0, port=0}}, {{nla_len=10, nla_type=IFLA_ADDRESS}, "\x00\x00\x00\x00\x00\x00"}, {{nla_len=10, nla_type=IFLA_BROADCAST}, "\x00\x00\x00\x00\x00\x00"}, {{nla_len=196, nla_type=IFLA_STATS64}, {rx_packets=104283, tx_packets=104283, rx_bytes=5729794, tx_bytes=5729794, rx_errors=0, tx_errors=0, rx_dropped=0, tx_dropped=0, multicast=0, collisions=0, rx_length_errors=0, rx_over_errors=0, rx_crc_errors=0, rx_frame_errors=0, rx_fifo_errors=0, rx_missed_errors=0, tx_aborted_errors=0, tx_carrier_errors=0, tx_fifo_errors=0, tx_heartbeat_errors=0, tx_window_errors=0, rx_compressed=0, tx_compressed=0, rx_nohandler=0}}, {{nla_len=100, nla_type=IFLA_STATS}, {rx_packets=104283, tx_packets=104283, rx_bytes=5729794, tx_bytes=5729794, rx_errors=0, tx_errors=0, rx_dropped=0, tx_dropped=0, multicast=0, collisions=0, rx_length_errors=0, rx_over_errors=0, rx_crc_errors=0, rx_frame_errors=0, rx_fifo_errors=0, rx_missed_errors=0, tx_aborted_errors=0, tx_carrier_errors=0, tx_fifo_errors=0, tx_heartbeat_errors=0, tx_window_errors=0, rx_compressed=0, tx_compressed=0, rx_nohandler=0}}, {{nla_len=12, nla_type=IFLA_XDP}, {{nla_len=5, nla_type=IFLA_XDP_ATTACHED}, XDP_ATTACHED_NONE}}, {{nla_len=760, nla_type=IFLA_AF_SPEC}, [{{nla_len=136, nla_type=AF_INET}, {{nla_len=132, nla_type=IFLA_INET_CONF}, [[IPV4_DEVCONF_FORWARDING-1] = 0, [IPV4_DEVCONF_MC_FORWARDING-1] = 0, [IPV4_DEVCONF_PROXY_ARP-1] = 0, [IPV4_DEVCONF_ACCEPT_REDIRECTS-1] = 1, [IPV4_DEVCONF_SECURE_REDIRECTS-1] = 1, [IPV4_DEVCONF_SEND_REDIRECTS-1] = 1, [IPV4_DEVCONF_SHARED_MEDIA-1] = 1, [IPV4_DEVCONF_RP_FILTER-1] = 0, [IPV4_DEVCONF_ACCEPT_SOURCE_ROUTE-1] = 1, [IPV4_DEVCONF_BOOTP_RELAY-1] = 0, [IPV4_DEVCONF_LOG_MARTIANS-1] = 0, [IPV4_DEVCONF_TAG-1] = 0, [IPV4_DEVCONF_ARPFILTER-1] = 0, [IPV4_DEVCONF_MEDIUM_ID-1] = 0, [IPV4_DEVCONF_NOXFRM-1] = 1, [IPV4_DEVCONF_NOPOLICY-1] = 1, [IPV4_DEVCONF_FORCE_IGMP_VERSION-1] = 0, [IPV4_DEVCONF_ARP_ANNOUNCE-1] = 0, [IPV4_DEVCONF_ARP_IGNORE-1] = 0, [IPV4_DEVCONF_PROMOTE_SECONDARIES-1] = 1, [IPV4_DEVCONF_ARP_ACCEPT-1] = 0, [IPV4_DEVCONF_ARP_NOTIFY-1] = 0, [IPV4_DEVCONF_ACCEPT_LOCAL-1] = 0, [IPV4_DEVCONF_SRC_VMARK-1] = 0, [IPV4_DEVCONF_PROXY_ARP_PVLAN-1] = 0, [IPV4_DEVCONF_ROUTE_LOCALNET-1] = 0, [IPV4_DEVCONF_IGMPV2_UNSOLICITED_REPORT_INTERVAL-1] = 10000, [IPV4_DEVCONF_IGMPV3_UNSOLICITED_REPORT_INTERVAL-1] = 1000, [IPV4_DEVCONF_IGNORE_ROUTES_WITH_LINKDOWN-1] = 0, [IPV4_DEVCONF_DROP_UNICAST_IN_L2_MULTICAST-1] = 0, [IPV4_DEVCONF_DROP_GRATUITOUS_ARP-1] = 0, [IPV4_DEVCONF_BC_FORWARDING-1] = 0]}}, {{nla_len=620, nla_type=AF_INET6}, [{{nla_len=8, nla_type=IFLA_INET6_FLAGS}, IF_READY}, {{nla_len=20, nla_type=IFLA_INET6_CACHEINFO}, {max_reasm_len=65535, tstamp=164, reachable_time=32040, retrans_time=1000}}, {{nla_len=208, nla_type=IFLA_INET6_CONF}, [[DEVCONF_FORWARDING] = 0, [DEVCONF_HOPLIMIT] = 64, [DEVCONF_MTU6] = 65536, [DEVCONF_ACCEPT_RA] = 1, [DEVCONF_ACCEPT_REDIRECTS] = 1, [DEVCONF_AUTOCONF] = 1, [DEVCONF_DAD_TRANSMITS] = 1, [DEVCONF_RTR_SOLICITS] = -1, [DEVCONF_RTR_SOLICIT_INTERVAL] = 4000, [DEVCONF_RTR_SOLICIT_DELAY] = 1000, [DEVCONF_USE_TEMPADDR] = -1, [DEVCONF_TEMP_VALID_LFT] = 604800, [DEVCONF_TEMP_PREFERED_LFT] = 86400, [DEVCONF_REGEN_MAX_RETRY] = 3, [DEVCONF_MAX_DESYNC_FACTOR] = 600, [DEVCONF_MAX_ADDRESSES] = 16, [DEVCONF_FORCE_MLD_VERSION] = 0, [DEVCONF_ACCEPT_RA_DEFRTR] = 1, [DEVCONF_ACCEPT_RA_PINFO] = 1, [DEVCONF_ACCEPT_RA_RTR_PREF] = 1, [DEVCONF_RTR_PROBE_INTERVAL] = 60000, [DEVCONF_ACCEPT_RA_RT_INFO_MAX_PLEN] = 0, [DEVCONF_PROXY_NDP] = 0, [DEVCONF_OPTIMISTIC_DAD] = 0, [DEVCONF_ACCEPT_SOURCE_ROUTE] = 0, [DEVCONF_MC_FORWARDING] = 0, [DEVCONF_DISABLE_IPV6] = 0, [DEVCONF_ACCEPT_DAD] = -1, [DEVCONF_FORCE_TLLAO] = 0, [DEVCONF_NDISC_NOTIFY] = 0, [DEVCONF_MLDV1_UNSOLICITED_REPORT_INTERVAL] = 10000, [DEVCONF_MLDV2_UNSOLICITED_REPORT_INTERVAL] = 1000, ...]}, {{nla_len=300, nla_type=IFLA_INET6_STATS}, [[IPSTATS_MIB_NUM] = 37, [IPSTATS_MIB_INPKTS] = 5, [IPSTATS_MIB_INOCTETS] = 341, [IPSTATS_MIB_INDELIVERS] = 5, [IPSTATS_MIB_OUTFORWDATAGRAMS] = 0, [IPSTATS_MIB_OUTPKTS] = 5, [IPSTATS_MIB_OUTOCTETS] = 341, [IPSTATS_MIB_INHDRERRORS] = 0, [IPSTATS_MIB_INTOOBIGERRORS] = 0, [IPSTATS_MIB_INNOROUTES] = 0, [IPSTATS_MIB_INADDRERRORS] = 0, [IPSTATS_MIB_INUNKNOWNPROTOS] = 0, [IPSTATS_MIB_INTRUNCATEDPKTS] = 0, [IPSTATS_MIB_INDISCARDS] = 0, [IPSTATS_MIB_OUTDISCARDS] = 0, [IPSTATS_MIB_OUTNOROUTES] = 0, [IPSTATS_MIB_REASMTIMEOUT] = 0, [IPSTATS_MIB_REASMREQDS] = 0, [IPSTATS_MIB_REASMOKS] = 0, [IPSTATS_MIB_REASMFAILS] = 0, [IPSTATS_MIB_FRAGOKS] = 0, [IPSTATS_MIB_FRAGFAILS] = 0, [IPSTATS_MIB_FRAGCREATES] = 0, [IPSTATS_MIB_INMCASTPKTS] = 0, [IPSTATS_MIB_OUTMCASTPKTS] = 2, [IPSTATS_MIB_INBCASTPKTS] = 0, [IPSTATS_MIB_OUTBCASTPKTS] = 0, </text:span><text:soft-page-break/><text:span text:style-name="T8">[IPSTATS_MIB_INMCASTOCTETS] = 0, [IPSTATS_MIB_OUTMCASTOCTETS] = 152, [IPSTATS_MIB_INBCASTOCTETS] = 0, [IPSTATS_MIB_OUTBCASTOCTETS] = 0, [IPSTATS_MIB_CSUMERRORS] = 0, ...]}, {{nla_len=52, nla_type=IFLA_INET6_ICMP6STATS}, [[ICMP6_MIB_NUM] = 6, [ICMP6_MIB_INMSGS] = 2, [ICMP6_MIB_INERRORS] = 0, [ICMP6_MIB_OUTMSGS] = 2, [ICMP6_MIB_OUTERRORS] = 0, [ICMP6_MIB_CSUMERRORS] = 0]}, {{nla_len=20, nla_type=IFLA_INET6_TOKEN}, inet_pton(AF_INET6, "::")}, {{nla_len=5, nla_type=IFLA_INET6_ADDR_GEN_MODE}, IN6_ADDR_GEN_MODE_EUI64}]}]}]}, {{len=1324, type=RTM_NEWLINK, flags=NLM_F_MULTI, seq=1608828400, pid=92330}, {ifi_family=AF_UNSPEC, ifi_type=ARPHRD_ETHER, ifi_index=if_nametoindex("enp0s3"), ifi_flags=IFF_UP|IFF_BROADCAST|IFF_RUNNING|IFF_MULTICAST|IFF_LOWER_UP, ifi_change=0}, [{{nla_len=11, nla_type=IFLA_IFNAME}, "enp0s3"}, {{nla_len=8, nla_type=IFLA_TXQLEN}, 1000}, {{nla_len=5, nla_type=IFLA_OPERSTATE}, 6}, {{nla_len=5, nla_type=IFLA_LINKMODE}, 0}, {{nla_len=8, nla_type=IFLA_MTU}, 1500}, {{nla_len=8, nla_type=IFLA_MIN_MTU}, 46}, {{nla_len=8, nla_type=IFLA_MAX_MTU}, 16110}, {{nla_len=8, nla_type=IFLA_GROUP}, 0}, {{nla_len=8, nla_type=IFLA_PROMISCUITY}, 0}, {{nla_len=8, nla_type=IFLA_NUM_TX_QUEUES}, 1}, {{nla_len=8, nla_type=IFLA_GSO_MAX_SEGS}, 65535}, {{nla_len=8, nla_type=IFLA_GSO_MAX_SIZE}, 65536}, {{nla_len=8, nla_type=IFLA_NUM_RX_QUEUES}, 1}, {{nla_len=5, nla_type=IFLA_CARRIER}, 1}, {{nla_len=13, nla_type=IFLA_QDISC}, "fq_codel"}, {{nla_len=8, nla_type=IFLA_CARRIER_CHANGES}, 10}, {{nla_len=5, nla_type=IFLA_PROTO_DOWN}, 0}, {{nla_len=8, nla_type=IFLA_CARRIER_UP_COUNT}, 5}, {{nla_len=8, nla_type=IFLA_CARRIER_DOWN_COUNT}, 5}, {{nla_len=36, nla_type=IFLA_MAP}, {mem_start=0, mem_end=0, base_addr=0, irq=0, dma=0, port=0}}, {{nla_len=10, nla_type=IFLA_ADDRESS}, "\x08\x00\x27\x7c\x08\x1d"}, {{nla_len=10, nla_type=IFLA_BROADCAST}, "\xff\xff\xff\xff\xff\xff"}, {{nla_len=196, nla_type=IFLA_STATS64}, {rx_packets=379844, tx_packets=84001, rx_bytes=502192010, tx_bytes=19215955, rx_errors=0, tx_errors=0, rx_dropped=0, tx_dropped=0, multicast=0, collisions=0, rx_length_errors=0, rx_over_errors=0, rx_crc_errors=0, rx_frame_errors=0, rx_fifo_errors=0, rx_missed_errors=0, tx_aborted_errors=0, tx_carrier_errors=0, tx_fifo_errors=0, tx_heartbeat_errors=0, tx_window_errors=0, rx_compressed=0, tx_compressed=0, rx_nohandler=0}}, {{nla_len=100, nla_type=IFLA_STATS}, {rx_packets=379844, tx_packets=84001, rx_bytes=502192010, tx_bytes=19215955, rx_errors=0, tx_errors=0, rx_dropped=0, tx_dropped=0, multicast=0, collisions=0, rx_length_errors=0, rx_over_errors=0, rx_crc_errors=0, rx_frame_errors=0, rx_fifo_errors=0, rx_missed_errors=0, tx_aborted_errors=0, tx_carrier_errors=0, tx_fifo_errors=0, tx_heartbeat_errors=0, tx_window_errors=0, rx_compressed=0, tx_compressed=0, rx_nohandler=0}}, {{nla_len=12, nla_type=IFLA_XDP}, {{nla_len=5, nla_type=IFLA_XDP_ATTACHED}, XDP_ATTACHED_NONE}}, {{nla_len=760, nla_type=IFLA_AF_SPEC}, [{{nla_len=136, nla_type=AF_INET}, {{nla_len=132, nla_type=IFLA_INET_CONF}, [[IPV4_DEVCONF_FORWARDING-1] = 0, [IPV4_DEVCONF_MC_FORWARDING-1] = 0, [IPV4_DEVCONF_PROXY_ARP-1] = 0, [IPV4_DEVCONF_ACCEPT_REDIRECTS-1] = 1, [IPV4_DEVCONF_SECURE_REDIRECTS-1] = 1, [IPV4_DEVCONF_SEND_REDIRECTS-1] = 1, [IPV4_DEVCONF_SHARED_MEDIA-1] = 1, [IPV4_DEVCONF_RP_FILTER-1] = 2, [IPV4_DEVCONF_ACCEPT_SOURCE_ROUTE-1] = 1, [IPV4_DEVCONF_BOOTP_RELAY-1] = 0, [IPV4_DEVCONF_LOG_MARTIANS-1] = 0, [IPV4_DEVCONF_TAG-1] = 0, [IPV4_DEVCONF_ARPFILTER-1] = 0, [IPV4_DEVCONF_MEDIUM_ID-1] = 0, [IPV4_DEVCONF_NOXFRM-1] = 0, [IPV4_DEVCONF_NOPOLICY-1] = 0, [IPV4_DEVCONF_FORCE_IGMP_VERSION-1] = 0, [IPV4_DEVCONF_ARP_ANNOUNCE-1] = 0, [IPV4_DEVCONF_ARP_IGNORE-1] = 0, [IPV4_DEVCONF_PROMOTE_SECONDARIES-1] = 1, [IPV4_DEVCONF_ARP_ACCEPT-1] = 0, [IPV4_DEVCONF_ARP_NOTIFY-1] = 0, [IPV4_DEVCONF_ACCEPT_LOCAL-1] = 0, [IPV4_DEVCONF_SRC_VMARK-1] = 0, [IPV4_DEVCONF_PROXY_ARP_PVLAN-1] = 0, [IPV4_DEVCONF_ROUTE_LOCALNET-1] = 0, [IPV4_DEVCONF_IGMPV2_UNSOLICITED_REPORT_INTERVAL-1]</text:span></text:p>
      <text:p text:style-name="P18"><text:span text:style-name="T8"><text:s/>= 10000, [IPV4_DEVCONF_IGMPV3_UNSOLICITED_REPORT_INTERVAL-1] = 1000, [IPV4_DEVCONF_IGNORE_ROUTES_WITH_LINKDOWN-1] = 0, [IPV4_DEVCONF_DROP_UNICAST_IN_L2_MULTICAST-1] = 0, [IPV4_DEVCONF_DROP_GRATUITOUS_ARP-1] = 0, [IPV4_DEVCONF_BC_FORWARDING-1] = 0]}}, {{nla_len=620, nla_type=AF_INET6}, [{{nla_len=8, nla_type=IFLA_INET6_FLAGS}, IF_READY}, {{nla_len=20, nla_type=IFLA_INET6_CACHEINFO}, {max_reasm_len=65535, tstamp=1434, reachable_time=32540, retrans_time=1000}}, {{nla_len=208, nla_type=IFLA_INET6_CONF}, [[DEVCONF_FORWARDING] = 0, [DEVCONF_HOPLIMIT] = 64, [DEVCONF_MTU6] = 1500, [DEVCONF_ACCEPT_RA] = 0, [DEVCONF_ACCEPT_REDIRECTS] = 1, [DEVCONF_AUTOCONF] = 1, [DEVCONF_DAD_TRANSMITS] = 1, [DEVCONF_RTR_SOLICITS] = -1, [DEVCONF_RTR_SOLICIT_INTERVAL] = 4000, [DEVCONF_RTR_SOLICIT_DELAY] = 1000, [DEVCONF_USE_TEMPADDR] = 2, [DEVCONF_TEMP_VALID_LFT] = 604800, [DEVCONF_TEMP_PREFERED_LFT] = 86400, [DEVCONF_REGEN_MAX_RETRY] = 3, [DEVCONF_MAX_DESYNC_FACTOR] = 600, [DEVCONF_MAX_ADDRESSES] = 16, [DEVCONF_FORCE_MLD_VERSION] = 0, [DEVCONF_ACCEPT_RA_DEFRTR] = 1, [DEVCONF_ACCEPT_RA_PINFO] = 1, [DEVCONF_ACCEPT_RA_RTR_PREF] = 1, [DEVCONF_RTR_PROBE_INTERVAL] = 60000, [DEVCONF_ACCEPT_RA_RT_INFO_MAX_PLEN] = 0, [DEVCONF_PROXY_NDP] = 0, </text:span><text:soft-page-break/><text:span text:style-name="T8">[DEVCONF_OPTIMISTIC_DAD] = 0, [DEVCONF_ACCEPT_SOURCE_ROUTE] = 0, [DEVCONF_MC_FORWARDING] = 0, [DEVCONF_DISABLE_IPV6] = 0, [DEVCONF_ACCEPT_DAD] = 1, [DEVCONF_FORCE_TLLAO] = 0, [DEVCONF_NDISC_NOTIFY] = 0, [DEVCONF_MLDV1_UNSOLICITED_REPORT_INTERVAL] = 10000, [DEVCONF_MLDV2_UNSOLICITED_REPORT_INTERVAL] = 1000, ...]}, {{nla_len=300, nla_type=IFLA_INET6_STATS}, [[IPSTATS_MIB_NUM] = 37, [IPSTATS_MIB_INPKTS] = 58, [IPSTATS_MIB_INOCTETS] = 6839, [IPSTATS_MIB_INDELIVERS] = 58, [IPSTATS_MIB_OUTFORWDATAGRAMS] = 0, [IPSTATS_MIB_OUTPKTS] = 76, [IPSTATS_MIB_OUTOCTETS] = 8399, [IPSTATS_MIB_INHDRERRORS] = 0, [IPSTATS_MIB_INTOOBIGERRORS] = 0, [IPSTATS_MIB_INNOROUTES] = 0, [IPSTATS_MIB_INADDRERRORS] = 0, [IPSTATS_MIB_INUNKNOWNPROTOS] = 0, [IPSTATS_MIB_INTRUNCATEDPKTS] = 0, [IPSTATS_MIB_INDISCARDS] = 0, [IPSTATS_MIB_OUTDISCARDS] = 2, [IPSTATS_MIB_OUTNOROUTES] = 0, [IPSTATS_MIB_REASMTIMEOUT] = 0, [IPSTATS_MIB_REASMREQDS] = 0, [IPSTATS_MIB_REASMOKS] = 0, [IPSTATS_MIB_REASMFAILS] = 0, [IPSTATS_MIB_FRAGOKS] = 0, [IPSTATS_MIB_FRAGFAILS] = 0, [IPSTATS_MIB_FRAGCREATES] = 0, [IPSTATS_MIB_INMCASTPKTS] = 58, [IPSTATS_MIB_OUTMCASTPKTS] = 76, [IPSTATS_MIB_INBCASTPKTS] = 0, [IPSTATS_MIB_OUTBCASTPKTS] = 0, [IPSTATS_MIB_INMCASTOCTETS] = 6839, [IPSTATS_MIB_OUTMCASTOCTETS] = 8399, [IPSTATS_MIB_INBCASTOCTETS] = 0, [IPSTATS_MIB_OUTBCASTOCTETS] = 0, [IPSTATS_MIB_CSUMERRORS] = 0, ...]}, {{nla_len=52, nla_type=IFLA_INET6_ICMP6STATS}, [[ICMP6_MIB_NUM] = 6, [ICMP6_MIB_INMSGS] = 0, [ICMP6_MIB_INERRORS] = 0, [ICMP6_MIB_OUTMSGS] = 18, [ICMP6_MIB_OUTERRORS] = 0, [ICMP6_MIB_CSUMERRORS] = 0]}, {{nla_len=20, nla_type=IFLA_INET6_TOKEN}, inet_pton(AF_INET6, "::")}, {{nla_len=5, nla_type=IFLA_INET6_ADDR_GEN_MODE}, IN6_ADDR_GEN_MODE_NONE}]}]}]}], iov_len=4096}], msg_iovlen=1, msg_controllen=0, msg_flags=0}, 0) = 2640</text:span></text:p>
      <text:p text:style-name="P18"><text:span text:style-name="T8">92330 recvmsg(9, {msg_name={sa_family=AF_NETLINK, nl_pid=0, nl_groups=00000000}, msg_namelen=12, msg_iov=[{iov_base={{len=20, type=NLMSG_DONE, flags=NLM_F_MULTI, seq=1608828400, pid=92330}, 0}, iov_len=4096}], msg_iovlen=1, msg_controllen=0, msg_flags=0}, 0) = 20</text:span></text:p>
      <text:p text:style-name="P18"><text:span text:style-name="T8">92330 sendto(9, {{len=20, type=RTM_GETADDR, flags=NLM_F_REQUEST|NLM_F_DUMP, seq=1608828401, pid=0}, {ifa_family=AF_UNSPEC, ...}}, 20, 0, {sa_family=AF_NETLINK, nl_pid=0, nl_groups=00000000}, 12) = 20</text:span></text:p>
      <text:p text:style-name="P18"><text:span text:style-name="T8">92330 recvmsg(9, {msg_name={sa_family=AF_NETLINK, nl_pid=0, nl_groups=00000000}, msg_namelen=12, msg_iov=[{iov_base=[{{len=76, type=RTM_NEWADDR, flags=NLM_F_MULTI, seq=1608828401, pid=92330}, {ifa_family=AF_INET, ifa_prefixlen=8, ifa_flags=IFA_F_PERMANENT, ifa_scope=RT_SCOPE_HOST, ifa_index=if_nametoindex("lo")}, [{{nla_len=8, nla_type=IFA_ADDRESS}, inet_addr("127.0.0.1")}, {{nla_len=8, nla_type=IFA_LOCAL}, inet_addr("127.0.0.1")}, {{nla_len=7, nla_type=IFA_LABEL}, "lo"}, {{nla_len=8, nla_type=IFA_FLAGS}, IFA_F_PERMANENT}, {{nla_len=20, nla_type=IFA_CACHEINFO}, {ifa_prefered=4294967295, ifa_valid=4294967295, cstamp=164, tstamp=164}}]}, {{len=88, type=RTM_NEWADDR, flags=NLM_F_MULTI, seq=1608828401, pid=92330}, {ifa_family=AF_INET, ifa_prefixlen=24, ifa_flags=0, ifa_scope=RT_SCOPE_UNIVERSE, ifa_index=if_nametoindex("enp0s3")}, [{{nla_len=8, nla_type=IFA_ADDRESS}, inet_addr("10.0.2.15")}, {{nla_len=8, nla_type=IFA_LOCAL}, inet_addr("10.0.2.15")}, {{nla_len=8, nla_type=IFA_BROADCAST}, inet_addr("10.0.2.255")}, {{nla_len=11, nla_type=IFA_LABEL}, "enp0s3"}, {{nla_len=8, nla_type=IFA_FLAGS}, IFA_F_NOPREFIXROUTE}, {{nla_len=20, nla_type=IFA_CACHEINFO}, {ifa_prefered=67756, ifa_valid=67756, cstamp=1438, tstamp=622582}}]}], iov_len=4096}], msg_iovlen=1, msg_controllen=0, msg_flags=0}, 0) = 164</text:span></text:p>
      <text:p text:style-name="P18"><text:span text:style-name="T8">92330 recvmsg(9, {msg_name={sa_family=AF_NETLINK, nl_pid=0, nl_groups=00000000}, msg_namelen=12, msg_iov=[{iov_base=[{{len=72, type=RTM_NEWADDR, flags=NLM_F_MULTI, seq=1608828401, pid=92330}, {ifa_family=AF_INET6, ifa_prefixlen=128, ifa_flags=IFA_F_PERMANENT, ifa_scope=RT_SCOPE_HOST, ifa_index=if_nametoindex("lo")}, [{{nla_len=20, nla_type=IFA_ADDRESS}, inet_pton(AF_INET6, "::1")}, {{nla_len=20, nla_type=IFA_CACHEINFO}, {ifa_prefered=4294967295, ifa_valid=4294967295, cstamp=164, tstamp=164}}, {{nla_len=8, nla_type=IFA_FLAGS}, IFA_F_PERMANENT}]}, {{len=72, type=RTM_NEWADDR, flags=NLM_F_MULTI, seq=1608828401, pid=92330}, {ifa_family=AF_INET6, ifa_prefixlen=64, ifa_flags=IFA_F_PERMANENT, ifa_scope=RT_SCOPE_LINK, ifa_index=if_nametoindex("enp0s3")}, [{{nla_len=20, nla_type=IFA_ADDRESS}, inet_pton(AF_INET6, "fe80::18ac:705b:f24b:491c")}, {{nla_len=20, nla_type=IFA_CACHEINFO}, {ifa_prefered=4294967295, ifa_valid=4294967295, cstamp=1434, tstamp=1632}}, {{nla_len=8, nla_type=IFA_FLAGS}, IFA_F_PERMANENT|IFA_F_NOPREFIXROUTE}]}], iov_len=4096}], msg_iovlen=1, msg_controllen=0, msg_flags=0}, 0) = 144</text:span></text:p>
      <text:p text:style-name="P18"><text:span text:style-name="T8">92330 recvmsg(9, {msg_name={sa_family=AF_NETLINK, nl_pid=0, nl_groups=00000000}, msg_namelen=12, msg_iov=[{iov_base={{len=20, type=NLMSG_DONE, flags=NLM_F_MULTI, seq=1608828401, pid=92330}, 0}, iov_len=4096}], msg_iovlen=1, msg_controllen=0, msg_flags=0}, 0) = 20</text:span></text:p>
      <text:p text:style-name="P18"><text:span text:style-name="T8">92330 close(9) <text:s text:c="25"/>= 0</text:span></text:p>
      <text:p text:style-name="P18"><text:span text:style-name="T8">92330 socket(AF_INET, SOCK_STREAM|SOCK_CLOEXEC, IPPROTO_TCP) = 9</text:span></text:p>
      <text:p text:style-name="P18"><text:span text:style-name="T8">92330 setsockopt(9, SOL_SOCKET, SO_REUSEADDR, [1], 4) = 0</text:span></text:p>
      <text:p text:style-name="P18"><text:span text:style-name="T8">92330 bind(9, {sa_family=AF_INET, sin_port=htons(8080), sin_addr=inet_addr("127.0.0.1")}, 16) = 0</text:span></text:p>
      <text:p text:style-name="P18"><text:span text:style-name="T8">92330 listen(9, 100) <text:s text:c="19"/>= 0</text:span></text:p>
      <text:p text:style-name="P18"><text:soft-page-break/><text:span text:style-name="T8">92330 getsockname(9, {sa_family=AF_INET, sin_port=htons(8080), sin_addr=inet_addr("127.0.0.1")}, [128-&gt;16]) = 0</text:span></text:p>
      <text:p text:style-name="P18"><text:span text:style-name="T8">92330 getsockname(9, {sa_family=AF_INET, sin_port=htons(8080), sin_addr=inet_addr("127.0.0.1")}, [128-&gt;16]) = 0</text:span></text:p>
      <text:p text:style-name="P18"><text:span text:style-name="T8">92330 write(6, "\1\0\0\0\0\0\0\0", 8) <text:s text:c="2"/>= 8</text:span></text:p>
      <text:p text:style-name="P18"><text:span text:style-name="T8">92330 write(8, "\1\0\0\0\0\0\0\0", 8) <text:s text:c="2"/>= 8</text:span></text:p>
      <text:p text:style-name="P18"><text:span text:style-name="T8">92330 fstat(1, {st_mode=S_IFCHR|0620, st_rdev=makedev(0x88, 0x1), ...}) = 0</text:span></text:p>
      <text:p text:style-name="P18"><text:span text:style-name="T8">92330 write(1, "&gt; ", 2) <text:s text:c="16"/>= 2</text:span></text:p>
      <text:p text:style-name="P18"><text:span text:style-name="T8">92330 fstat(0, {st_mode=S_IFREG|0664, st_size=31, ...}) = 0</text:span></text:p>
      <text:p text:style-name="P18"><text:span text:style-name="T8">92330 read(0, "create 1\npingall\nremove 1\nexit\n", 4096) = 31</text:span></text:p>
      <text:p text:style-name="P18"><text:span text:style-name="T8">92330 clone(child_stack=NULL, flags=CLONE_CHILD_CLEARTID|CLONE_CHILD_SETTID|SIGCHLD, child_tidptr=0x7fe7041568d0) = 92333</text:span></text:p>
      <text:p text:style-name="P18"><text:span text:style-name="T8">92330 poll([{fd=8, events=POLLIN}], 1, 0) = 1 ([{fd=8, revents=POLLIN}])</text:span></text:p>
      <text:p text:style-name="P18"><text:span text:style-name="T8">92330 read(8, "\1\0\0\0\0\0\0\0", 8) <text:s text:c="3"/>= 8</text:span></text:p>
      <text:p text:style-name="P18"><text:span text:style-name="T8">92330 poll([{fd=8, events=POLLIN}], 1, 0) = 0 (Timeout)</text:span></text:p>
      <text:p text:style-name="P18"><text:span text:style-name="T8">92330 poll([{fd=8, events=POLLIN}], 1, 2000 &lt;unfinished ...&gt;</text:span></text:p>
      <text:p text:style-name="P18"><text:span text:style-name="T8">92332 set_robust_list(0x7fe70393d9e0, 24) = 0</text:span></text:p>
      <text:p text:style-name="P18"><text:span text:style-name="T8">92332 rt_sigprocmask(SIG_BLOCK, ~[RTMIN RT_1], NULL, 8) = 0</text:span></text:p>
      <text:p text:style-name="P18"><text:span text:style-name="T8">92332 sched_getparam(92332, [0]) <text:s text:c="7"/>= 0</text:span></text:p>
      <text:p text:style-name="P18"><text:span text:style-name="T8">92332 sched_getscheduler(92332) <text:s text:c="8"/>= 0 (SCHED_OTHER)</text:span></text:p>
      <text:p text:style-name="P18"><text:span text:style-name="T8">92332 sched_setscheduler(92332, SCHED_OTHER, [0]) = 0</text:span></text:p>
      <text:p text:style-name="P18"><text:span text:style-name="T8">92332 prctl(PR_SET_NAME, "ZMQbg/IO/0") <text:s/>= 0</text:span></text:p>
      <text:p text:style-name="P18"><text:span text:style-name="T8">92332 epoll_wait(7, [{EPOLLIN, {u32=2262553184, u64=94620392084064}}], 256, -1) = 1</text:span></text:p>
      <text:p text:style-name="P18"><text:span text:style-name="T8">92332 poll([{fd=6, events=POLLIN}], 1, 0) = 1 ([{fd=6, revents=POLLIN}])</text:span></text:p>
      <text:p text:style-name="P18"><text:span text:style-name="T8">92332 read(6, "\1\0\0\0\0\0\0\0", 8) <text:s text:c="3"/>= 8</text:span></text:p>
      <text:p text:style-name="P18"><text:span text:style-name="T8">92332 mmap(NULL, 134217728, PROT_NONE, MAP_PRIVATE|MAP_ANONYMOUS|MAP_NORESERVE, -1, 0) = 0x7fe6fb13d000</text:span></text:p>
      <text:p text:style-name="P18"><text:span text:style-name="T8">92332 munmap(0x7fe6fb13d000, 15478784) <text:s/>= 0</text:span></text:p>
      <text:p text:style-name="P18"><text:span text:style-name="T8">92332 munmap(0x7fe700000000, 51630080) <text:s/>= 0</text:span></text:p>
      <text:p text:style-name="P18"><text:span text:style-name="T8">92332 mprotect(0x7fe6fc000000, 135168, PROT_READ|PROT_WRITE) = 0</text:span></text:p>
      <text:p text:style-name="P18"><text:span text:style-name="T8">92332 epoll_ctl(7, EPOLL_CTL_ADD, 9, {0, {u32=4227861344, u64=140630047066976}}) = 0</text:span></text:p>
      <text:p text:style-name="P18"><text:span text:style-name="T8">92332 epoll_ctl(7, EPOLL_CTL_MOD, 9, {EPOLLIN, {u32=4227861344, u64=140630047066976}}) = 0</text:span></text:p>
      <text:p text:style-name="P18"><text:span text:style-name="T8">92332 poll([{fd=6, events=POLLIN}], 1, 0) = 0 (Timeout)</text:span></text:p>
      <text:p text:style-name="P18"><text:span text:style-name="T8">92332 epoll_wait(7, <text:s/>&lt;unfinished ...&gt;</text:span></text:p>
      <text:p text:style-name="P18"><text:span text:style-name="T8">92333 set_robust_list(0x7fe7041568e0, 24) = 0</text:span></text:p>
      <text:p text:style-name="P18"><text:span text:style-name="T8">92333 execve("./child", ["child", "1", "8080"], 0x7ffd87665798 /* 61 vars */ &lt;unfinished ...&gt;</text:span></text:p>
      <text:p text:style-name="P18"><text:span text:style-name="T8">92331 set_robust_list(0x7fe70413e9e0, 24) = 0</text:span></text:p>
      <text:p text:style-name="P18"><text:span text:style-name="T8">92331 rt_sigprocmask(SIG_BLOCK, ~[RTMIN RT_1], NULL, 8) = 0</text:span></text:p>
      <text:p text:style-name="P18"><text:span text:style-name="T8">92331 sched_getparam(92331, [0]) <text:s text:c="7"/>= 0</text:span></text:p>
      <text:p text:style-name="P18"><text:span text:style-name="T8">92331 sched_getscheduler(92331) <text:s text:c="8"/>= 0 (SCHED_OTHER)</text:span></text:p>
      <text:p text:style-name="P18"><text:span text:style-name="T8">92331 sched_setscheduler(92331, SCHED_OTHER, [0]) = 0</text:span></text:p>
      <text:p text:style-name="P18"><text:span text:style-name="T8">92331 prctl(PR_SET_NAME, "ZMQbg/Reaper") = 0</text:span></text:p>
      <text:p text:style-name="P18"><text:span text:style-name="T8">92331 epoll_wait(5, <text:s/>&lt;unfinished ...&gt;</text:span></text:p>
      <text:p text:style-name="P18"><text:span text:style-name="T8">92333 &lt;... execve resumed&gt;) <text:s text:c="12"/>= 0</text:span></text:p>
      <text:p text:style-name="P18"><text:span text:style-name="T8">92333 brk(NULL) <text:s text:c="24"/>= 0x556a8165e000</text:span></text:p>
      <text:p text:style-name="P18"><text:span text:style-name="T8">92333 arch_prctl(0x3001 /* ARCH_??? */, 0x7ffd5816c430) = -1 EINVAL (Invalid argument)</text:span></text:p>
      <text:p text:style-name="P18"><text:span text:style-name="T8">92333 access("/etc/ld.so.preload", R_OK) = -1 ENOENT (No such file or directory)</text:span></text:p>
      <text:p text:style-name="P18"><text:span text:style-name="T8">92333 openat(AT_FDCWD, "/etc/ld.so.cache", O_RDONLY|O_CLOEXEC) = 3</text:span></text:p>
      <text:p text:style-name="P18"><text:span text:style-name="T8">92333 fstat(3, {st_mode=S_IFREG|0644, st_size=68833, ...}) = 0</text:span></text:p>
      <text:p text:style-name="P18"><text:span text:style-name="T8">92333 mmap(NULL, 68833, PROT_READ, MAP_PRIVATE, 3, 0) = 0x7f56e19a6000</text:span></text:p>
      <text:p text:style-name="P18"><text:span text:style-name="T8">92333 close(3) <text:s text:c="25"/>= 0</text:span></text:p>
      <text:p text:style-name="P18"><text:span text:style-name="T8">92333 openat(AT_FDCWD, "/lib/x86_64-linux-gnu/libzmq.so.5", O_RDONLY|O_CLOEXEC) = 3</text:span></text:p>
      <text:p text:style-name="P18"><text:span text:style-name="T8">92333 read(3, "\177ELF\2\1\1\0\0\0\0\0\0\0\0\0\3\0&gt;\0\1\0\0\0`z\1\0\0\0\0\0"..., 832) = 832</text:span></text:p>
      <text:p text:style-name="P18"><text:span text:style-name="T8">92333 fstat(3, {st_mode=S_IFREG|0644, st_size=675776, ...}) = 0</text:span></text:p>
      <text:p text:style-name="P18"><text:span text:style-name="T8">92333 mmap(NULL, 8192, PROT_READ|PROT_WRITE, MAP_PRIVATE|MAP_ANONYMOUS, -1, 0) = 0x7f56e19a4000</text:span></text:p>
      <text:p text:style-name="P18"><text:span text:style-name="T8">92333 mmap(NULL, 678128, PROT_READ, MAP_PRIVATE|MAP_DENYWRITE, 3, 0) = 0x7f56e18fe000</text:span></text:p>
      <text:p text:style-name="P18"><text:span text:style-name="T8">92333 mmap(0x7f56e1914000, 430080, PROT_READ|PROT_EXEC, MAP_PRIVATE|MAP_FIXED|MAP_DENYWRITE, 3, 0x16000) = 0x7f56e1914000</text:span></text:p>
      <text:p text:style-name="P18"><text:span text:style-name="T8">92333 mmap(0x7f56e197d000, 126976, PROT_READ, MAP_PRIVATE|MAP_FIXED|MAP_DENYWRITE, 3, 0x7f000) = 0x7f56e197d000</text:span></text:p>
      <text:p text:style-name="P18"><text:span text:style-name="T8">92333 mmap(0x7f56e199c000, 32768, PROT_READ|PROT_WRITE, MAP_PRIVATE|MAP_FIXED|MAP_DENYWRITE, 3, 0x9d000) = 0x7f56e199c000</text:span></text:p>
      <text:p text:style-name="P18"><text:span text:style-name="T8">92333 close(3) <text:s text:c="25"/>= 0</text:span></text:p>
      <text:p text:style-name="P18"><text:span text:style-name="T8">92333 openat(AT_FDCWD, "/lib/x86_64-linux-gnu/libstdc++.so.6", O_RDONLY|O_CLOEXEC) = 3</text:span></text:p>
      <text:p text:style-name="P18"><text:soft-page-break/><text:span text:style-name="T8">92333 read(3, "\177ELF\2\1\1\3\0\0\0\0\0\0\0\0\3\0&gt;\0\1\0\0\0\240\341\t\0\0\0\0\0"..., 832) = 832</text:span></text:p>
      <text:p text:style-name="P18"><text:span text:style-name="T8">92333 fstat(3, {st_mode=S_IFREG|0644, st_size=1952928, ...}) = 0</text:span></text:p>
      <text:p text:style-name="P18"><text:span text:style-name="T8">92333 mmap(NULL, 1968128, PROT_READ, MAP_PRIVATE|MAP_DENYWRITE, 3, 0) = 0x7f56e171d000</text:span></text:p>
      <text:p text:style-name="P18"><text:span text:style-name="T8">92333 mprotect(0x7f56e17b3000, 1286144, PROT_NONE) = 0</text:span></text:p>
      <text:p text:style-name="P18"><text:span text:style-name="T8">92333 mmap(0x7f56e17b3000, 983040, PROT_READ|PROT_EXEC, MAP_PRIVATE|MAP_FIXED|MAP_DENYWRITE, 3, 0x96000) = 0x7f56e17b3000</text:span></text:p>
      <text:p text:style-name="P18"><text:span text:style-name="T8">92333 mmap(0x7f56e18a3000, 299008, PROT_READ, MAP_PRIVATE|MAP_FIXED|MAP_DENYWRITE, 3, 0x186000) = 0x7f56e18a3000</text:span></text:p>
      <text:p text:style-name="P18"><text:span text:style-name="T8">92333 mmap(0x7f56e18ed000, 57344, PROT_READ|PROT_WRITE, MAP_PRIVATE|MAP_FIXED|MAP_DENYWRITE, 3, 0x1cf000) = 0x7f56e18ed000</text:span></text:p>
      <text:p text:style-name="P18"><text:span text:style-name="T8">92333 mmap(0x7f56e18fb000, 10240, PROT_READ|PROT_WRITE, MAP_PRIVATE|MAP_FIXED|MAP_ANONYMOUS, -1, 0) = 0x7f56e18fb000</text:span></text:p>
      <text:p text:style-name="P18"><text:span text:style-name="T8">92333 close(3) <text:s text:c="25"/>= 0</text:span></text:p>
      <text:p text:style-name="P18"><text:span text:style-name="T8">92333 openat(AT_FDCWD, "/lib/x86_64-linux-gnu/libgcc_s.so.1", O_RDONLY|O_CLOEXEC) = 3</text:span></text:p>
      <text:p text:style-name="P18"><text:span text:style-name="T8">92333 read(3, "\177ELF\2\1\1\0\0\0\0\0\0\0\0\0\3\0&gt;\0\1\0\0\0\3405\0\0\0\0\0\0"..., 832) = 832</text:span></text:p>
      <text:p text:style-name="P18"><text:span text:style-name="T8">92333 fstat(3, {st_mode=S_IFREG|0644, st_size=104984, ...}) = 0</text:span></text:p>
      <text:p text:style-name="P18"><text:span text:style-name="T8">92333 mmap(NULL, 107592, PROT_READ, MAP_PRIVATE|MAP_DENYWRITE, 3, 0) = 0x7f56e1702000</text:span></text:p>
      <text:p text:style-name="P18"><text:span text:style-name="T8">92333 mmap(0x7f56e1705000, 73728, PROT_READ|PROT_EXEC, MAP_PRIVATE|MAP_FIXED|MAP_DENYWRITE, 3, 0x3000) = 0x7f56e1705000</text:span></text:p>
      <text:p text:style-name="P18"><text:span text:style-name="T8">92333 mmap(0x7f56e1717000, 16384, PROT_READ, MAP_PRIVATE|MAP_FIXED|MAP_DENYWRITE, 3, 0x15000) = 0x7f56e1717000</text:span></text:p>
      <text:p text:style-name="P18"><text:span text:style-name="T8">92333 mmap(0x7f56e171b000, 8192, PROT_READ|PROT_WRITE, MAP_PRIVATE|MAP_FIXED|MAP_DENYWRITE, 3, 0x18000) = 0x7f56e171b000</text:span></text:p>
      <text:p text:style-name="P18"><text:span text:style-name="T8">92333 close(3) <text:s text:c="25"/>= 0</text:span></text:p>
      <text:p text:style-name="P18"><text:span text:style-name="T8">92333 openat(AT_FDCWD, "/lib/x86_64-linux-gnu/libc.so.6", O_RDONLY|O_CLOEXEC) = 3</text:span></text:p>
      <text:p text:style-name="P18"><text:span text:style-name="T8">92333 read(3, "\177ELF\2\1\1\3\0\0\0\0\0\0\0\0\3\0&gt;\0\1\0\0\0\360q\2\0\0\0\0\0"..., 832) = 832</text:span></text:p>
      <text:p text:style-name="P18"><text:span text:style-name="T8">92333 pread64(3, "\6\0\0\0\4\0\0\0@\0\0\0\0\0\0\0@\0\0\0\0\0\0\0@\0\0\0\0\0\0\0"..., 784, 64) = 784</text:span></text:p>
      <text:p text:style-name="P18"><text:span text:style-name="T8">92333 pread64(3, "\4\0\0\0\20\0\0\0\5\0\0\0GNU\0\2\0\0\300\4\0\0\0\3\0\0\0\0\0\0\0", 32, 848) = 32</text:span></text:p>
      <text:p text:style-name="P18"><text:span text:style-name="T8">92333 pread64(3, "\4\0\0\0\24\0\0\0\3\0\0\0GNU\0\363\377?\332\200\270\27\304d\245n\355Y\377\t\334"..., 68, 880) = 68</text:span></text:p>
      <text:p text:style-name="P18"><text:span text:style-name="T8">92333 fstat(3, {st_mode=S_IFREG|0755, st_size=2029224, ...}) = 0</text:span></text:p>
      <text:p text:style-name="P18"><text:span text:style-name="T8">92333 pread64(3, "\6\0\0\0\4\0\0\0@\0\0\0\0\0\0\0@\0\0\0\0\0\0\0@\0\0\0\0\0\0\0"..., 784, 64) = 784</text:span></text:p>
      <text:p text:style-name="P18"><text:span text:style-name="T8">92333 pread64(3, "\4\0\0\0\20\0\0\0\5\0\0\0GNU\0\2\0\0\300\4\0\0\0\3\0\0\0\0\0\0\0", 32, 848) = 32</text:span></text:p>
      <text:p text:style-name="P18"><text:span text:style-name="T8">92333 pread64(3, "\4\0\0\0\24\0\0\0\3\0\0\0GNU\0\363\377?\332\200\270\27\304d\245n\355Y\377\t\334"..., 68, 880) = 68</text:span></text:p>
      <text:p text:style-name="P18"><text:span text:style-name="T8">92333 mmap(NULL, 2036952, PROT_READ, MAP_PRIVATE|MAP_DENYWRITE, 3, 0) = 0x7f56e1510000</text:span></text:p>
      <text:p text:style-name="P18"><text:span text:style-name="T8">92333 mprotect(0x7f56e1535000, 1847296, PROT_NONE) = 0</text:span></text:p>
      <text:p text:style-name="P18"><text:span text:style-name="T8">92333 mmap(0x7f56e1535000, 1540096, PROT_READ|PROT_EXEC, MAP_PRIVATE|MAP_FIXED|MAP_DENYWRITE, 3, 0x25000) = 0x7f56e1535000</text:span></text:p>
      <text:p text:style-name="P18"><text:span text:style-name="T8">92333 mmap(0x7f56e16ad000, 303104, PROT_READ, MAP_PRIVATE|MAP_FIXED|MAP_DENYWRITE, 3, 0x19d000) = 0x7f56e16ad000</text:span></text:p>
      <text:p text:style-name="P18"><text:span text:style-name="T8">92333 mmap(0x7f56e16f8000, 24576, PROT_READ|PROT_WRITE, MAP_PRIVATE|MAP_FIXED|MAP_DENYWRITE, 3, 0x1e7000) = 0x7f56e16f8000</text:span></text:p>
      <text:p text:style-name="P18"><text:span text:style-name="T8">92333 mmap(0x7f56e16fe000, 13528, PROT_READ|PROT_WRITE, MAP_PRIVATE|MAP_FIXED|MAP_ANONYMOUS, -1, 0) = 0x7f56e16fe000</text:span></text:p>
      <text:p text:style-name="P18"><text:span text:style-name="T8">92333 close(3) <text:s text:c="25"/>= 0</text:span></text:p>
      <text:p text:style-name="P18"><text:span text:style-name="T8">92333 openat(AT_FDCWD, "/lib/x86_64-linux-gnu/libsodium.so.23", O_RDONLY|O_CLOEXEC) = 3</text:span></text:p>
      <text:p text:style-name="P18"><text:span text:style-name="T8">92333 read(3, "\177ELF\2\1\1\0\0\0\0\0\0\0\0\0\3\0&gt;\0\1\0\0\0\200\302\0\0\0\0\0\0"..., 832) = 832</text:span></text:p>
      <text:p text:style-name="P18"><text:span text:style-name="T8">92333 fstat(3, {st_mode=S_IFREG|0644, st_size=355016, ...}) = 0</text:span></text:p>
      <text:p text:style-name="P18"><text:span text:style-name="T8">92333 mmap(NULL, 357384, PROT_READ, MAP_PRIVATE|MAP_DENYWRITE, 3, 0) = 0x7f56e14b8000</text:span></text:p>
      <text:p text:style-name="P18"><text:span text:style-name="T8">92333 mmap(0x7f56e14c4000, 229376, PROT_READ|PROT_EXEC, MAP_PRIVATE|MAP_FIXED|MAP_DENYWRITE, 3, 0xc000) = 0x7f56e14c4000</text:span></text:p>
      <text:p text:style-name="P18"><text:span text:style-name="T8">92333 mmap(0x7f56e14fc000, 73728, PROT_READ, MAP_PRIVATE|MAP_FIXED|MAP_DENYWRITE, 3, 0x44000) = 0x7f56e14fc000</text:span></text:p>
      <text:p text:style-name="P18"><text:span text:style-name="T8">92333 mmap(0x7f56e150e000, 8192, PROT_READ|PROT_WRITE, MAP_PRIVATE|MAP_FIXED|MAP_DENYWRITE, 3, 0x55000) = 0x7f56e150e000</text:span></text:p>
      <text:p text:style-name="P18"><text:span text:style-name="T8">92333 close(3) <text:s text:c="25"/>= 0</text:span></text:p>
      <text:p text:style-name="P18"><text:span text:style-name="T8">92333 openat(AT_FDCWD, "/lib/x86_64-linux-gnu/libpgm-5.2.so.0", O_RDONLY|O_CLOEXEC) = 3</text:span></text:p>
      <text:p text:style-name="P18"><text:span text:style-name="T8">92333 read(3, "\177ELF\2\1\1\0\0\0\0\0\0\0\0\0\3\0&gt;\0\1\0\0\0\240L\0\0\0\0\0\0"..., 832) = 832</text:span></text:p>
      <text:p text:style-name="P18"><text:span text:style-name="T8">92333 fstat(3, {st_mode=S_IFREG|0644, st_size=302056, ...}) = 0</text:span></text:p>
      <text:p text:style-name="P18"><text:span text:style-name="T8">92333 mmap(NULL, 321584, PROT_READ, MAP_PRIVATE|MAP_DENYWRITE, 3, 0) = 0x7f56e1469000</text:span></text:p>
      <text:p text:style-name="P18"><text:span text:style-name="T8">92333 mmap(0x7f56e146d000, 163840, PROT_READ|PROT_EXEC, MAP_PRIVATE|MAP_FIXED|MAP_DENYWRITE, 3, 0x4000) = 0x7f56e146d000</text:span></text:p>
      <text:p text:style-name="P18"><text:soft-page-break/><text:span text:style-name="T8">92333 mmap(0x7f56e1495000, 118784, PROT_READ, MAP_PRIVATE|MAP_FIXED|MAP_DENYWRITE, 3, 0x2c000) = 0x7f56e1495000</text:span></text:p>
      <text:p text:style-name="P18"><text:span text:style-name="T8">92333 mmap(0x7f56e14b2000, 8192, PROT_READ|PROT_WRITE, MAP_PRIVATE|MAP_FIXED|MAP_DENYWRITE, 3, 0x48000) = 0x7f56e14b2000</text:span></text:p>
      <text:p text:style-name="P18"><text:span text:style-name="T8">92333 mmap(0x7f56e14b4000, 14384, PROT_READ|PROT_WRITE, MAP_PRIVATE|MAP_FIXED|MAP_ANONYMOUS, -1, 0) = 0x7f56e14b4000</text:span></text:p>
      <text:p text:style-name="P18"><text:span text:style-name="T8">92333 close(3) <text:s text:c="25"/>= 0</text:span></text:p>
      <text:p text:style-name="P18"><text:span text:style-name="T8">92333 openat(AT_FDCWD, "/lib/x86_64-linux-gnu/libnorm.so.1", O_RDONLY|O_CLOEXEC) = 3</text:span></text:p>
      <text:p text:style-name="P18"><text:span text:style-name="T8">92333 read(3, "\177ELF\2\1\1\0\0\0\0\0\0\0\0\0\3\0&gt;\0\1\0\0\0\0\257\0\0\0\0\0\0"..., 832) = 832</text:span></text:p>
      <text:p text:style-name="P18"><text:span text:style-name="T8">92333 fstat(3, {st_mode=S_IFREG|0644, st_size=690344, ...}) = 0</text:span></text:p>
      <text:p text:style-name="P18"><text:span text:style-name="T8">92333 mmap(NULL, 8192, PROT_READ|PROT_WRITE, MAP_PRIVATE|MAP_ANONYMOUS, -1, 0) = 0x7f56e1467000</text:span></text:p>
      <text:p text:style-name="P18"><text:span text:style-name="T8">92333 mmap(NULL, 1420000, PROT_READ, MAP_PRIVATE|MAP_DENYWRITE, 3, 0) = 0x7f56e130c000</text:span></text:p>
      <text:p text:style-name="P18"><text:span text:style-name="T8">92333 mmap(0x7f56e1316000, 421888, PROT_READ|PROT_EXEC, MAP_PRIVATE|MAP_FIXED|MAP_DENYWRITE, 3, 0xa000) = 0x7f56e1316000</text:span></text:p>
      <text:p text:style-name="P18"><text:span text:style-name="T8">92333 mmap(0x7f56e137d000, 217088, PROT_READ, MAP_PRIVATE|MAP_FIXED|MAP_DENYWRITE, 3, 0x71000) = 0x7f56e137d000</text:span></text:p>
      <text:p text:style-name="P18"><text:span text:style-name="T8">92333 mmap(0x7f56e13b2000, 16384, PROT_READ|PROT_WRITE, MAP_PRIVATE|MAP_FIXED|MAP_DENYWRITE, 3, 0xa5000) = 0x7f56e13b2000</text:span></text:p>
      <text:p text:style-name="P18"><text:span text:style-name="T8">92333 mmap(0x7f56e13b6000, 723680, PROT_READ|PROT_WRITE, MAP_PRIVATE|MAP_FIXED|MAP_ANONYMOUS, -1, 0) = 0x7f56e13b6000</text:span></text:p>
      <text:p text:style-name="P18"><text:span text:style-name="T8">92333 close(3) <text:s text:c="25"/>= 0</text:span></text:p>
      <text:p text:style-name="P18"><text:span text:style-name="T8">92333 openat(AT_FDCWD, "/lib/x86_64-linux-gnu/libgssapi_krb5.so.2", O_RDONLY|O_CLOEXEC) = 3</text:span></text:p>
      <text:p text:style-name="P18"><text:span text:style-name="T8">92333 read(3, "\177ELF\2\1\1\0\0\0\0\0\0\0\0\0\3\0&gt;\0\1\0\0\0P\321\0\0\0\0\0\0"..., 832) = 832</text:span></text:p>
      <text:p text:style-name="P18"><text:span text:style-name="T8">92333 fstat(3, {st_mode=S_IFREG|0644, st_size=309712, ...}) = 0</text:span></text:p>
      <text:p text:style-name="P18"><text:span text:style-name="T8">92333 mmap(NULL, 312128, PROT_READ, MAP_PRIVATE|MAP_DENYWRITE, 3, 0) = 0x7f56e12bf000</text:span></text:p>
      <text:p text:style-name="P18"><text:span text:style-name="T8">92333 mmap(0x7f56e12ca000, 204800, PROT_READ|PROT_EXEC, MAP_PRIVATE|MAP_FIXED|MAP_DENYWRITE, 3, 0xb000) = 0x7f56e12ca000</text:span></text:p>
      <text:p text:style-name="P18"><text:span text:style-name="T8">92333 mmap(0x7f56e12fc000, 49152, PROT_READ, MAP_PRIVATE|MAP_FIXED|MAP_DENYWRITE, 3, 0x3d000) = 0x7f56e12fc000</text:span></text:p>
      <text:p text:style-name="P18"><text:span text:style-name="T8">92333 mmap(0x7f56e1308000, 16384, PROT_READ|PROT_WRITE, MAP_PRIVATE|MAP_FIXED|MAP_DENYWRITE, 3, 0x48000) = 0x7f56e1308000</text:span></text:p>
      <text:p text:style-name="P18"><text:span text:style-name="T8">92333 close(3) <text:s text:c="25"/>= 0</text:span></text:p>
      <text:p text:style-name="P18"><text:span text:style-name="T8">92333 openat(AT_FDCWD, "/lib/x86_64-linux-gnu/libpthread.so.0", O_RDONLY|O_CLOEXEC) = 3</text:span></text:p>
      <text:p text:style-name="P18"><text:span text:style-name="T8">92333 read(3, "\177ELF\2\1\1\0\0\0\0\0\0\0\0\0\3\0&gt;\0\1\0\0\0\220\201\0\0\0\0\0\0"..., 832) = 832</text:span></text:p>
      <text:p text:style-name="P18"><text:span text:style-name="T8">92333 pread64(3, "\4\0\0\0\24\0\0\0\3\0\0\0GNU\0O\305\3743\364B\2216\244\224\306@\261\23\327o"..., 68, 824) = 68</text:span></text:p>
      <text:p text:style-name="P18"><text:span text:style-name="T8">92333 fstat(3, {st_mode=S_IFREG|0755, st_size=157224, ...}) = 0</text:span></text:p>
      <text:p text:style-name="P18"><text:span text:style-name="T8">92333 pread64(3, "\4\0\0\0\24\0\0\0\3\0\0\0GNU\0O\305\3743\364B\2216\244\224\306@\261\23\327o"..., 68, 824) = 68</text:span></text:p>
      <text:p text:style-name="P18"><text:span text:style-name="T8">92333 mmap(NULL, 140408, PROT_READ, MAP_PRIVATE|MAP_DENYWRITE, 3, 0) = 0x7f56e129c000</text:span></text:p>
      <text:p text:style-name="P18"><text:span text:style-name="T8">92333 mmap(0x7f56e12a3000, 69632, PROT_READ|PROT_EXEC, MAP_PRIVATE|MAP_FIXED|MAP_DENYWRITE, 3, 0x7000) = 0x7f56e12a3000</text:span></text:p>
      <text:p text:style-name="P18"><text:span text:style-name="T8">92333 mmap(0x7f56e12b4000, 20480, PROT_READ, MAP_PRIVATE|MAP_FIXED|MAP_DENYWRITE, 3, 0x18000) = 0x7f56e12b4000</text:span></text:p>
      <text:p text:style-name="P18"><text:span text:style-name="T8">92333 mmap(0x7f56e12b9000, 8192, PROT_READ|PROT_WRITE, MAP_PRIVATE|MAP_FIXED|MAP_DENYWRITE, 3, 0x1c000) = 0x7f56e12b9000</text:span></text:p>
      <text:p text:style-name="P18"><text:span text:style-name="T8">92333 mmap(0x7f56e12bb000, 13432, PROT_READ|PROT_WRITE, MAP_PRIVATE|MAP_FIXED|MAP_ANONYMOUS, -1, 0) = 0x7f56e12bb000</text:span></text:p>
      <text:p text:style-name="P18"><text:span text:style-name="T8">92333 close(3) <text:s text:c="25"/>= 0</text:span></text:p>
      <text:p text:style-name="P18"><text:span text:style-name="T8">92333 openat(AT_FDCWD, "/lib/x86_64-linux-gnu/libm.so.6", O_RDONLY|O_CLOEXEC) = 3</text:span></text:p>
      <text:p text:style-name="P18"><text:span text:style-name="T8">92333 read(3, "\177ELF\2\1\1\3\0\0\0\0\0\0\0\0\3\0&gt;\0\1\0\0\0\300\363\0\0\0\0\0\0"..., 832) = 832</text:span></text:p>
      <text:p text:style-name="P18"><text:span text:style-name="T8">92333 fstat(3, {st_mode=S_IFREG|0644, st_size=1369352, ...}) = 0</text:span></text:p>
      <text:p text:style-name="P18"><text:span text:style-name="T8">92333 mmap(NULL, 1368336, PROT_READ, MAP_PRIVATE|MAP_DENYWRITE, 3, 0) = 0x7f56e114d000</text:span></text:p>
      <text:p text:style-name="P18"><text:span text:style-name="T8">92333 mmap(0x7f56e115c000, 684032, PROT_READ|PROT_EXEC, MAP_PRIVATE|MAP_FIXED|MAP_DENYWRITE, 3, 0xf000) = 0x7f56e115c000</text:span></text:p>
      <text:p text:style-name="P18"><text:span text:style-name="T8">92333 mmap(0x7f56e1203000, 618496, PROT_READ, MAP_PRIVATE|MAP_FIXED|MAP_DENYWRITE, 3, 0xb6000) = 0x7f56e1203000</text:span></text:p>
      <text:p text:style-name="P18"><text:span text:style-name="T8">92333 mmap(0x7f56e129a000, 8192, PROT_READ|PROT_WRITE, MAP_PRIVATE|MAP_FIXED|MAP_DENYWRITE, 3, 0x14c000) = 0x7f56e129a000</text:span></text:p>
      <text:p text:style-name="P18"><text:span text:style-name="T8">92333 close(3) <text:s text:c="25"/>= 0</text:span></text:p>
      <text:p text:style-name="P18"><text:span text:style-name="T8">92333 openat(AT_FDCWD, "/lib/x86_64-linux-gnu/libkrb5.so.3", O_RDONLY|O_CLOEXEC) = 3</text:span></text:p>
      <text:p text:style-name="P18"><text:span text:style-name="T8">92333 read(3, "\177ELF\2\1\1\0\0\0\0\0\0\0\0\0\3\0&gt;\0\1\0\0\0 ?\2\0\0\0\0\0"..., 832) = 832</text:span></text:p>
      <text:p text:style-name="P18"><text:soft-page-break/><text:span text:style-name="T8">92333 fstat(3, {st_mode=S_IFREG|0644, st_size=902016, ...}) = 0</text:span></text:p>
      <text:p text:style-name="P18"><text:span text:style-name="T8">92333 mmap(NULL, 904640, PROT_READ, MAP_PRIVATE|MAP_DENYWRITE, 3, 0) = 0x7f56e1070000</text:span></text:p>
      <text:p text:style-name="P18"><text:span text:style-name="T8">92333 mprotect(0x7f56e1092000, 700416, PROT_NONE) = 0</text:span></text:p>
      <text:p text:style-name="P18"><text:span text:style-name="T8">92333 mmap(0x7f56e1092000, 397312, PROT_READ|PROT_EXEC, MAP_PRIVATE|MAP_FIXED|MAP_DENYWRITE, 3, 0x22000) = 0x7f56e1092000</text:span></text:p>
      <text:p text:style-name="P18"><text:span text:style-name="T8">92333 mmap(0x7f56e10f3000, 299008, PROT_READ, MAP_PRIVATE|MAP_FIXED|MAP_DENYWRITE, 3, 0x83000) = 0x7f56e10f3000</text:span></text:p>
      <text:p text:style-name="P18"><text:span text:style-name="T8">92333 mmap(0x7f56e113d000, 65536, PROT_READ|PROT_WRITE, MAP_PRIVATE|MAP_FIXED|MAP_DENYWRITE, 3, 0xcc000) = 0x7f56e113d000</text:span></text:p>
      <text:p text:style-name="P18"><text:span text:style-name="T8">92333 close(3) <text:s text:c="25"/>= 0</text:span></text:p>
      <text:p text:style-name="P18"><text:span text:style-name="T8">92333 openat(AT_FDCWD, "/lib/x86_64-linux-gnu/libk5crypto.so.3", O_RDONLY|O_CLOEXEC) = 3</text:span></text:p>
      <text:p text:style-name="P18"><text:span text:style-name="T8">92333 read(3, "\177ELF\2\1\1\0\0\0\0\0\0\0\0\0\3\0&gt;\0\1\0\0\0\240D\0\0\0\0\0\0"..., 832) = 832</text:span></text:p>
      <text:p text:style-name="P18"><text:span text:style-name="T8">92333 fstat(3, {st_mode=S_IFREG|0644, st_size=191040, ...}) = 0</text:span></text:p>
      <text:p text:style-name="P18"><text:span text:style-name="T8">92333 mmap(NULL, 8192, PROT_READ|PROT_WRITE, MAP_PRIVATE|MAP_ANONYMOUS, -1, 0) = 0x7f56e106e000</text:span></text:p>
      <text:p text:style-name="P18"><text:span text:style-name="T8">92333 mmap(NULL, 196696, PROT_READ, MAP_PRIVATE|MAP_DENYWRITE, 3, 0) = 0x7f56e103d000</text:span></text:p>
      <text:p text:style-name="P18"><text:span text:style-name="T8">92333 mprotect(0x7f56e1041000, 172032, PROT_NONE) = 0</text:span></text:p>
      <text:p text:style-name="P18"><text:span text:style-name="T8">92333 mmap(0x7f56e1041000, 114688, PROT_READ|PROT_EXEC, MAP_PRIVATE|MAP_FIXED|MAP_DENYWRITE, 3, 0x4000) = 0x7f56e1041000</text:span></text:p>
      <text:p text:style-name="P18"><text:span text:style-name="T8">92333 mmap(0x7f56e105d000, 53248, PROT_READ, MAP_PRIVATE|MAP_FIXED|MAP_DENYWRITE, 3, 0x20000) = 0x7f56e105d000</text:span></text:p>
      <text:p text:style-name="P18"><text:span text:style-name="T8">92333 mmap(0x7f56e106b000, 8192, PROT_READ|PROT_WRITE, MAP_PRIVATE|MAP_FIXED|MAP_DENYWRITE, 3, 0x2d000) = 0x7f56e106b000</text:span></text:p>
      <text:p text:style-name="P18"><text:span text:style-name="T8">92333 mmap(0x7f56e106d000, 88, PROT_READ|PROT_WRITE, MAP_PRIVATE|MAP_FIXED|MAP_ANONYMOUS, -1, 0) = 0x7f56e106d000</text:span></text:p>
      <text:p text:style-name="P18"><text:span text:style-name="T8">92333 close(3) <text:s text:c="25"/>= 0</text:span></text:p>
      <text:p text:style-name="P18"><text:span text:style-name="T8">92333 openat(AT_FDCWD, "/lib/x86_64-linux-gnu/libcom_err.so.2", O_RDONLY|O_CLOEXEC) = 3</text:span></text:p>
      <text:p text:style-name="P18"><text:span text:style-name="T8">92333 read(3, "\177ELF\2\1\1\0\0\0\0\0\0\0\0\0\3\0&gt;\0\1\0\0\0\200$\0\0\0\0\0\0"..., 832) = 832</text:span></text:p>
      <text:p text:style-name="P18"><text:span text:style-name="T8">92333 fstat(3, {st_mode=S_IFREG|0644, st_size=22600, ...}) = 0</text:span></text:p>
      <text:p text:style-name="P18"><text:span text:style-name="T8">92333 mmap(NULL, 24744, PROT_READ, MAP_PRIVATE|MAP_DENYWRITE, 3, 0) = 0x7f56e1036000</text:span></text:p>
      <text:p text:style-name="P18"><text:span text:style-name="T8">92333 mmap(0x7f56e1038000, 8192, PROT_READ|PROT_EXEC, MAP_PRIVATE|MAP_FIXED|MAP_DENYWRITE, 3, 0x2000) = 0x7f56e1038000</text:span></text:p>
      <text:p text:style-name="P18"><text:span text:style-name="T8">92333 mmap(0x7f56e103a000, 4096, PROT_READ, MAP_PRIVATE|MAP_FIXED|MAP_DENYWRITE, 3, 0x4000) = 0x7f56e103a000</text:span></text:p>
      <text:p text:style-name="P18"><text:span text:style-name="T8">92333 mmap(0x7f56e103b000, 8192, PROT_READ|PROT_WRITE, MAP_PRIVATE|MAP_FIXED|MAP_DENYWRITE, 3, 0x4000) = 0x7f56e103b000</text:span></text:p>
      <text:p text:style-name="P18"><text:span text:style-name="T8">92333 close(3) <text:s text:c="25"/>= 0</text:span></text:p>
      <text:p text:style-name="P18"><text:span text:style-name="T8">92333 openat(AT_FDCWD, "/lib/x86_64-linux-gnu/libkrb5support.so.0", O_RDONLY|O_CLOEXEC) = 3</text:span></text:p>
      <text:p text:style-name="P18"><text:span text:style-name="T8">92333 read(3, "\177ELF\2\1\1\0\0\0\0\0\0\0\0\0\3\0&gt;\0\1\0\0\0\3605\0\0\0\0\0\0"..., 832) = 832</text:span></text:p>
      <text:p text:style-name="P18"><text:span text:style-name="T8">92333 fstat(3, {st_mode=S_IFREG|0644, st_size=56096, ...}) = 0</text:span></text:p>
      <text:p text:style-name="P18"><text:span text:style-name="T8">92333 mmap(NULL, 58344, PROT_READ, MAP_PRIVATE|MAP_DENYWRITE, 3, 0) = 0x7f56e1027000</text:span></text:p>
      <text:p text:style-name="P18"><text:span text:style-name="T8">92333 mmap(0x7f56e102a000, 28672, PROT_READ|PROT_EXEC, MAP_PRIVATE|MAP_FIXED|MAP_DENYWRITE, 3, 0x3000) = 0x7f56e102a000</text:span></text:p>
      <text:p text:style-name="P18"><text:span text:style-name="T8">92333 mmap(0x7f56e1031000, 12288, PROT_READ, MAP_PRIVATE|MAP_FIXED|MAP_DENYWRITE, 3, 0xa000) = 0x7f56e1031000</text:span></text:p>
      <text:p text:style-name="P18"><text:span text:style-name="T8">92333 mmap(0x7f56e1034000, 8192, PROT_READ|PROT_WRITE, MAP_PRIVATE|MAP_FIXED|MAP_DENYWRITE, 3, 0xc000) = 0x7f56e1034000</text:span></text:p>
      <text:p text:style-name="P18"><text:span text:style-name="T8">92333 close(3) <text:s text:c="25"/>= 0</text:span></text:p>
      <text:p text:style-name="P18"><text:span text:style-name="T8">92333 openat(AT_FDCWD, "/lib/x86_64-linux-gnu/libkeyutils.so.1", O_RDONLY|O_CLOEXEC) = 3</text:span></text:p>
      <text:p text:style-name="P18"><text:span text:style-name="T8">92333 read(3, "\177ELF\2\1\1\0\0\0\0\0\0\0\0\0\3\0&gt;\0\1\0\0\0@\"\0\0\0\0\0\0"..., 832) = 832</text:span></text:p>
      <text:p text:style-name="P18"><text:span text:style-name="T8">92333 fstat(3, {st_mode=S_IFREG|0644, st_size=22600, ...}) = 0</text:span></text:p>
      <text:p text:style-name="P18"><text:span text:style-name="T8">92333 mmap(NULL, 24592, PROT_READ, MAP_PRIVATE|MAP_DENYWRITE, 3, 0) = 0x7f56e1020000</text:span></text:p>
      <text:p text:style-name="P18"><text:span text:style-name="T8">92333 mmap(0x7f56e1022000, 8192, PROT_READ|PROT_EXEC, MAP_PRIVATE|MAP_FIXED|MAP_DENYWRITE, 3, 0x2000) = 0x7f56e1022000</text:span></text:p>
      <text:p text:style-name="P18"><text:span text:style-name="T8">92333 mmap(0x7f56e1024000, 4096, PROT_READ, MAP_PRIVATE|MAP_FIXED|MAP_DENYWRITE, 3, 0x4000) = 0x7f56e1024000</text:span></text:p>
      <text:p text:style-name="P18"><text:span text:style-name="T8">92333 mmap(0x7f56e1025000, 8192, PROT_READ|PROT_WRITE, MAP_PRIVATE|MAP_FIXED|MAP_DENYWRITE, 3, 0x4000) = 0x7f56e1025000</text:span></text:p>
      <text:p text:style-name="P18"><text:span text:style-name="T8">92333 close(3) <text:s text:c="25"/>= 0</text:span></text:p>
      <text:p text:style-name="P18"><text:span text:style-name="T8">92333 openat(AT_FDCWD, "/lib/x86_64-linux-gnu/libresolv.so.2", O_RDONLY|O_CLOEXEC) = 3</text:span></text:p>
      <text:p text:style-name="P18"><text:span text:style-name="T8">92333 read(3, "\177ELF\2\1\1\0\0\0\0\0\0\0\0\0\3\0&gt;\0\1\0\0\0 G\0\0\0\0\0\0"..., 832) = 832</text:span></text:p>
      <text:p text:style-name="P18"><text:span text:style-name="T8">92333 fstat(3, {st_mode=S_IFREG|0644, st_size=101320, ...}) = 0</text:span></text:p>
      <text:p text:style-name="P18"><text:span text:style-name="T8">92333 mmap(NULL, 113280, PROT_READ, MAP_PRIVATE|MAP_DENYWRITE, 3, 0) = 0x7f56e1004000</text:span></text:p>
      <text:p text:style-name="P18"><text:soft-page-break/><text:span text:style-name="T8">92333 mprotect(0x7f56e1008000, 81920, PROT_NONE) = 0</text:span></text:p>
      <text:p text:style-name="P18"><text:span text:style-name="T8">92333 mmap(0x7f56e1008000, 65536, PROT_READ|PROT_EXEC, MAP_PRIVATE|MAP_FIXED|MAP_DENYWRITE, 3, 0x4000) = 0x7f56e1008000</text:span></text:p>
      <text:p text:style-name="P18"><text:span text:style-name="T8">92333 mmap(0x7f56e1018000, 12288, PROT_READ, MAP_PRIVATE|MAP_FIXED|MAP_DENYWRITE, 3, 0x14000) = 0x7f56e1018000</text:span></text:p>
      <text:p text:style-name="P18"><text:span text:style-name="T8">92333 mmap(0x7f56e101c000, 8192, PROT_READ|PROT_WRITE, MAP_PRIVATE|MAP_FIXED|MAP_DENYWRITE, 3, 0x17000) = 0x7f56e101c000</text:span></text:p>
      <text:p text:style-name="P18"><text:span text:style-name="T8">92333 mmap(0x7f56e101e000, 6784, PROT_READ|PROT_WRITE, MAP_PRIVATE|MAP_FIXED|MAP_ANONYMOUS, -1, 0) = 0x7f56e101e000</text:span></text:p>
      <text:p text:style-name="P18"><text:span text:style-name="T8">92333 close(3) <text:s text:c="25"/>= 0</text:span></text:p>
      <text:p text:style-name="P18"><text:span text:style-name="T8">92333 openat(AT_FDCWD, "/lib/x86_64-linux-gnu/libdl.so.2", O_RDONLY|O_CLOEXEC) = 3</text:span></text:p>
      <text:p text:style-name="P18"><text:span text:style-name="T8">92333 read(3, "\177ELF\2\1\1\0\0\0\0\0\0\0\0\0\3\0&gt;\0\1\0\0\0 \22\0\0\0\0\0\0"..., 832) = 832</text:span></text:p>
      <text:p text:style-name="P18"><text:span text:style-name="T8">92333 fstat(3, {st_mode=S_IFREG|0644, st_size=18816, ...}) = 0</text:span></text:p>
      <text:p text:style-name="P18"><text:span text:style-name="T8">92333 mmap(NULL, 8192, PROT_READ|PROT_WRITE, MAP_PRIVATE|MAP_ANONYMOUS, -1, 0) = 0x7f56e1002000</text:span></text:p>
      <text:p text:style-name="P18"><text:span text:style-name="T8">92333 mmap(NULL, 20752, PROT_READ, MAP_PRIVATE|MAP_DENYWRITE, 3, 0) = 0x7f56e0ffc000</text:span></text:p>
      <text:p text:style-name="P18"><text:span text:style-name="T8">92333 mmap(0x7f56e0ffd000, 8192, PROT_READ|PROT_EXEC, MAP_PRIVATE|MAP_FIXED|MAP_DENYWRITE, 3, 0x1000) = 0x7f56e0ffd000</text:span></text:p>
      <text:p text:style-name="P18"><text:span text:style-name="T8">92333 mmap(0x7f56e0fff000, 4096, PROT_READ, MAP_PRIVATE|MAP_FIXED|MAP_DENYWRITE, 3, 0x3000) = 0x7f56e0fff000</text:span></text:p>
      <text:p text:style-name="P18"><text:span text:style-name="T8">92333 mmap(0x7f56e1000000, 8192, PROT_READ|PROT_WRITE, MAP_PRIVATE|MAP_FIXED|MAP_DENYWRITE, 3, 0x3000) = 0x7f56e1000000</text:span></text:p>
      <text:p text:style-name="P18"><text:span text:style-name="T8">92333 close(3) <text:s text:c="25"/>= 0</text:span></text:p>
      <text:p text:style-name="P18"><text:span text:style-name="T8">92333 mmap(NULL, 8192, PROT_READ|PROT_WRITE, MAP_PRIVATE|MAP_ANONYMOUS, -1, 0) = 0x7f56e0ffa000</text:span></text:p>
      <text:p text:style-name="P18"><text:span text:style-name="T8">92333 mmap(NULL, 8192, PROT_READ|PROT_WRITE, MAP_PRIVATE|MAP_ANONYMOUS, -1, 0) = 0x7f56e0ff8000</text:span></text:p>
      <text:p text:style-name="P18"><text:span text:style-name="T8">92333 arch_prctl(ARCH_SET_FS, 0x7f56e0ffb600) = 0</text:span></text:p>
      <text:p text:style-name="P18"><text:span text:style-name="T8">92333 mprotect(0x7f56e16f8000, 12288, PROT_READ) = 0</text:span></text:p>
      <text:p text:style-name="P18"><text:span text:style-name="T8">92333 mprotect(0x7f56e1000000, 4096, PROT_READ) = 0</text:span></text:p>
      <text:p text:style-name="P18"><text:span text:style-name="T8">92333 mprotect(0x7f56e101c000, 4096, PROT_READ) = 0</text:span></text:p>
      <text:p text:style-name="P18"><text:span text:style-name="T8">92333 mprotect(0x7f56e1025000, 4096, PROT_READ) = 0</text:span></text:p>
      <text:p text:style-name="P18"><text:span text:style-name="T8">92333 mprotect(0x7f56e1034000, 4096, PROT_READ) = 0</text:span></text:p>
      <text:p text:style-name="P18"><text:span text:style-name="T8">92333 mprotect(0x7f56e12b9000, 4096, PROT_READ) = 0</text:span></text:p>
      <text:p text:style-name="P18"><text:span text:style-name="T8">92333 mprotect(0x7f56e103b000, 4096, PROT_READ) = 0</text:span></text:p>
      <text:p text:style-name="P18"><text:span text:style-name="T8">92333 mprotect(0x7f56e106b000, 4096, PROT_READ) = 0</text:span></text:p>
      <text:p text:style-name="P18"><text:span text:style-name="T8">92333 mprotect(0x7f56e113d000, 57344, PROT_READ) = 0</text:span></text:p>
      <text:p text:style-name="P18"><text:span text:style-name="T8">92333 mprotect(0x7f56e129a000, 4096, PROT_READ) = 0</text:span></text:p>
      <text:p text:style-name="P18"><text:span text:style-name="T8">92333 mprotect(0x7f56e1308000, 8192, PROT_READ) = 0</text:span></text:p>
      <text:p text:style-name="P18"><text:span text:style-name="T8">92333 mprotect(0x7f56e171b000, 4096, PROT_READ) = 0</text:span></text:p>
      <text:p text:style-name="P18"><text:span text:style-name="T8">92333 mprotect(0x7f56e18ed000, 45056, PROT_READ) = 0</text:span></text:p>
      <text:p text:style-name="P18"><text:span text:style-name="T8">92333 mprotect(0x7f56e13b2000, 12288, PROT_READ) = 0</text:span></text:p>
      <text:p text:style-name="P18"><text:span text:style-name="T8">92333 mprotect(0x7f56e14b2000, 4096, PROT_READ) = 0</text:span></text:p>
      <text:p text:style-name="P18"><text:span text:style-name="T8">92333 mprotect(0x7f56e150e000, 4096, PROT_READ) = 0</text:span></text:p>
      <text:p text:style-name="P18"><text:span text:style-name="T8">92333 mprotect(0x7f56e199c000, 28672, PROT_READ) = 0</text:span></text:p>
      <text:p text:style-name="P18"><text:span text:style-name="T8">92333 mprotect(0x556a803f5000, 4096, PROT_READ) = 0</text:span></text:p>
      <text:p text:style-name="P18"><text:span text:style-name="T8">92333 mprotect(0x7f56e19e4000, 4096, PROT_READ) = 0</text:span></text:p>
      <text:p text:style-name="P18"><text:span text:style-name="T8">92333 munmap(0x7f56e19a6000, 68833) <text:s text:c="4"/>= 0</text:span></text:p>
      <text:p text:style-name="P18"><text:span text:style-name="T8">92333 set_tid_address(0x7f56e0ffb8d0) <text:s text:c="2"/>= 92333</text:span></text:p>
      <text:p text:style-name="P18"><text:span text:style-name="T8">92333 set_robust_list(0x7f56e0ffb8e0, 24) = 0</text:span></text:p>
      <text:p text:style-name="P18"><text:span text:style-name="T8">92333 rt_sigaction(SIGRTMIN, {sa_handler=0x7f56e12a3bf0, sa_mask=[], sa_flags=SA_RESTORER|SA_SIGINFO, sa_restorer=0x7f56e12b13c0}, NULL, 8) = 0</text:span></text:p>
      <text:p text:style-name="P18"><text:span text:style-name="T8">92333 rt_sigaction(SIGRT_1, {sa_handler=0x7f56e12a3c90, sa_mask=[], sa_flags=SA_RESTORER|SA_RESTART|SA_SIGINFO, sa_restorer=0x7f56e12b13c0}, NULL, 8) = 0</text:span></text:p>
      <text:p text:style-name="P18"><text:span text:style-name="T8">92333 rt_sigprocmask(SIG_UNBLOCK, [RTMIN RT_1], NULL, 8) = 0</text:span></text:p>
      <text:p text:style-name="P18"><text:span text:style-name="T8">92333 prlimit64(0, RLIMIT_STACK, NULL, {rlim_cur=8192*1024, rlim_max=RLIM64_INFINITY}) = 0</text:span></text:p>
      <text:p text:style-name="P18"><text:span text:style-name="T8">92333 brk(NULL) <text:s text:c="24"/>= 0x556a8165e000</text:span></text:p>
      <text:p text:style-name="P18"><text:span text:style-name="T8">92333 brk(0x556a8167f000) <text:s text:c="14"/>= 0x556a8167f000</text:span></text:p>
      <text:p text:style-name="P18"><text:span text:style-name="T8">92333 openat(AT_FDCWD, "/sys/devices/system/cpu/online", O_RDONLY|O_CLOEXEC) = 3</text:span></text:p>
      <text:p text:style-name="P18"><text:span text:style-name="T8">92333 read(3, "0\n", 8192) <text:s text:c="13"/>= 2</text:span></text:p>
      <text:p text:style-name="P18"><text:span text:style-name="T8">92333 close(3) <text:s text:c="25"/>= 0</text:span></text:p>
      <text:p text:style-name="P18"><text:span text:style-name="T8">92333 openat(AT_FDCWD, "/sys/devices/system/cpu", O_RDONLY|O_NONBLOCK|O_CLOEXEC|O_DIRECTORY) = 3</text:span></text:p>
      <text:p text:style-name="P18"><text:soft-page-break/><text:span text:style-name="T8">92333 fstat(3, {st_mode=S_IFDIR|0755, st_size=0, ...}) = 0</text:span></text:p>
      <text:p text:style-name="P18"><text:span text:style-name="T8">92333 getdents64(3, /* 17 entries */, 32768) = 520</text:span></text:p>
      <text:p text:style-name="P18"><text:span text:style-name="T8">92333 getdents64(3, /* 0 entries */, 32768) = 0</text:span></text:p>
      <text:p text:style-name="P18"><text:span text:style-name="T8">92333 close(3) <text:s text:c="25"/>= 0</text:span></text:p>
      <text:p text:style-name="P18"><text:span text:style-name="T8">92333 getpid() <text:s text:c="25"/>= 92333</text:span></text:p>
      <text:p text:style-name="P18"><text:span text:style-name="T8">92333 sched_getaffinity(92333, 128, [0]) = 8</text:span></text:p>
      <text:p text:style-name="P18"><text:span text:style-name="T8">92333 openat(AT_FDCWD, "/etc/nsswitch.conf", O_RDONLY|O_CLOEXEC) = 3</text:span></text:p>
      <text:p text:style-name="P18"><text:span text:style-name="T8">92333 fstat(3, {st_mode=S_IFREG|0644, st_size=542, ...}) = 0</text:span></text:p>
      <text:p text:style-name="P18"><text:span text:style-name="T8">92333 read(3, "# /etc/nsswitch.conf\n#\n# Example"..., 4096) = 542</text:span></text:p>
      <text:p text:style-name="P18"><text:span text:style-name="T8">92333 read(3, "", 4096) <text:s text:c="16"/>= 0</text:span></text:p>
      <text:p text:style-name="P18"><text:span text:style-name="T8">92333 close(3) <text:s text:c="25"/>= 0</text:span></text:p>
      <text:p text:style-name="P18"><text:span text:style-name="T8">92333 openat(AT_FDCWD, "/etc/ld.so.cache", O_RDONLY|O_CLOEXEC) = 3</text:span></text:p>
      <text:p text:style-name="P18"><text:span text:style-name="T8">92333 fstat(3, {st_mode=S_IFREG|0644, st_size=68833, ...}) = 0</text:span></text:p>
      <text:p text:style-name="P18"><text:span text:style-name="T8">92333 mmap(NULL, 68833, PROT_READ, MAP_PRIVATE, 3, 0) = 0x7f56e19a6000</text:span></text:p>
      <text:p text:style-name="P18"><text:span text:style-name="T8">92333 close(3) <text:s text:c="25"/>= 0</text:span></text:p>
      <text:p text:style-name="P18"><text:span text:style-name="T8">92333 openat(AT_FDCWD, "/lib/x86_64-linux-gnu/tls/x86_64/x86_64/libnss_db.so.2", O_RDONLY|O_CLOEXEC) = -1 ENOENT (No such file or directory)</text:span></text:p>
      <text:p text:style-name="P18"><text:span text:style-name="T8">92333 stat("/lib/x86_64-linux-gnu/tls/x86_64/x86_64", 0x7ffd58169330) = -1 ENOENT (No such file or directory)</text:span></text:p>
      <text:p text:style-name="P18"><text:span text:style-name="T8">92333 openat(AT_FDCWD, "/lib/x86_64-linux-gnu/tls/x86_64/libnss_db.so.2", O_RDONLY|O_CLOEXEC) = -1 ENOENT (No such file or directory)</text:span></text:p>
      <text:p text:style-name="P18"><text:span text:style-name="T8">92333 stat("/lib/x86_64-linux-gnu/tls/x86_64", 0x7ffd58169330) = -1 ENOENT (No such file or directory)</text:span></text:p>
      <text:p text:style-name="P18"><text:span text:style-name="T8">92333 openat(AT_FDCWD, "/lib/x86_64-linux-gnu/tls/x86_64/libnss_db.so.2", O_RDONLY|O_CLOEXEC) = -1 ENOENT (No such file or directory)</text:span></text:p>
      <text:p text:style-name="P18"><text:span text:style-name="T8">92333 stat("/lib/x86_64-linux-gnu/tls/x86_64", 0x7ffd58169330) = -1 ENOENT (No such file or directory)</text:span></text:p>
      <text:p text:style-name="P18"><text:span text:style-name="T8">92333 openat(AT_FDCWD, "/lib/x86_64-linux-gnu/tls/libnss_db.so.2", O_RDONLY|O_CLOEXEC) = -1 ENOENT (No such file or directory)</text:span></text:p>
      <text:p text:style-name="P18"><text:span text:style-name="T8">92333 stat("/lib/x86_64-linux-gnu/tls", 0x7ffd58169330) = -1 ENOENT (No such file or directory)</text:span></text:p>
      <text:p text:style-name="P18"><text:span text:style-name="T8">92333 openat(AT_FDCWD, "/lib/x86_64-linux-gnu/x86_64/x86_64/libnss_db.so.2", O_RDONLY|O_CLOEXEC) = -1 ENOENT (No such file or directory)</text:span></text:p>
      <text:p text:style-name="P18"><text:span text:style-name="T8">92333 stat("/lib/x86_64-linux-gnu/x86_64/x86_64", 0x7ffd58169330) = -1 ENOENT (No such file or directory)</text:span></text:p>
      <text:p text:style-name="P18"><text:span text:style-name="T8">92333 openat(AT_FDCWD, "/lib/x86_64-linux-gnu/x86_64/libnss_db.so.2", O_RDONLY|O_CLOEXEC) = -1 ENOENT (No such file or directory)</text:span></text:p>
      <text:p text:style-name="P18"><text:span text:style-name="T8">92333 stat("/lib/x86_64-linux-gnu/x86_64", 0x7ffd58169330) = -1 ENOENT (No such file or directory)</text:span></text:p>
      <text:p text:style-name="P18"><text:span text:style-name="T8">92333 openat(AT_FDCWD, "/lib/x86_64-linux-gnu/x86_64/libnss_db.so.2", O_RDONLY|O_CLOEXEC) = -1 ENOENT (No such file or directory)</text:span></text:p>
      <text:p text:style-name="P18"><text:span text:style-name="T8">92333 stat("/lib/x86_64-linux-gnu/x86_64", 0x7ffd58169330) = -1 ENOENT (No such file or directory)</text:span></text:p>
      <text:p text:style-name="P18"><text:span text:style-name="T8">92333 openat(AT_FDCWD, "/lib/x86_64-linux-gnu/libnss_db.so.2", O_RDONLY|O_CLOEXEC) = -1 ENOENT (No such file or directory)</text:span></text:p>
      <text:p text:style-name="P18"><text:span text:style-name="T8">92333 stat("/lib/x86_64-linux-gnu", {st_mode=S_IFDIR|0755, st_size=69632, ...}) = 0</text:span></text:p>
      <text:p text:style-name="P18"><text:span text:style-name="T8">92333 openat(AT_FDCWD, "/usr/lib/x86_64-linux-gnu/tls/x86_64/x86_64/libnss_db.so.2", O_RDONLY|O_CLOEXEC) = -1 ENOENT (No such file or directory)</text:span></text:p>
      <text:p text:style-name="P18"><text:span text:style-name="T8">92333 stat("/usr/lib/x86_64-linux-gnu/tls/x86_64/x86_64", 0x7ffd58169330) = -1 ENOENT (No such file or directory)</text:span></text:p>
      <text:p text:style-name="P18"><text:span text:style-name="T8">92333 openat(AT_FDCWD, "/usr/lib/x86_64-linux-gnu/tls/x86_64/libnss_db.so.2", O_RDONLY|O_CLOEXEC) = -1 ENOENT (No such file or directory)</text:span></text:p>
      <text:p text:style-name="P18"><text:span text:style-name="T8">92333 stat("/usr/lib/x86_64-linux-gnu/tls/x86_64", 0x7ffd58169330) = -1 ENOENT (No such file or directory)</text:span></text:p>
      <text:p text:style-name="P18"><text:span text:style-name="T8">92333 openat(AT_FDCWD, "/usr/lib/x86_64-linux-gnu/tls/x86_64/libnss_db.so.2", O_RDONLY|O_CLOEXEC) = -1 ENOENT (No such file or directory)</text:span></text:p>
      <text:p text:style-name="P18"><text:span text:style-name="T8">92333 stat("/usr/lib/x86_64-linux-gnu/tls/x86_64", 0x7ffd58169330) = -1 ENOENT (No such file or directory)</text:span></text:p>
      <text:p text:style-name="P18"><text:span text:style-name="T8">92333 openat(AT_FDCWD, "/usr/lib/x86_64-linux-gnu/tls/libnss_db.so.2", O_RDONLY|O_CLOEXEC) = -1 ENOENT (No such file or directory)</text:span></text:p>
      <text:p text:style-name="P18"><text:span text:style-name="T8">92333 stat("/usr/lib/x86_64-linux-gnu/tls", 0x7ffd58169330) = -1 ENOENT (No such file or directory)</text:span></text:p>
      <text:p text:style-name="P18"><text:span text:style-name="T8">92333 openat(AT_FDCWD, "/usr/lib/x86_64-linux-gnu/x86_64/x86_64/libnss_db.so.2", O_RDONLY|O_CLOEXEC) = -1 ENOENT (No such file or directory)</text:span></text:p>
      <text:p text:style-name="P18"><text:span text:style-name="T8">92333 stat("/usr/lib/x86_64-linux-gnu/x86_64/x86_64", 0x7ffd58169330) = -1 ENOENT (No such file or directory)</text:span></text:p>
      <text:p text:style-name="P18"><text:span text:style-name="T8">92333 openat(AT_FDCWD, "/usr/lib/x86_64-linux-gnu/x86_64/libnss_db.so.2", O_RDONLY|O_CLOEXEC) = -1 ENOENT (No such file or directory)</text:span></text:p>
      <text:p text:style-name="P18"><text:span text:style-name="T8">92333 stat("/usr/lib/x86_64-linux-gnu/x86_64", 0x7ffd58169330) = -1 ENOENT (No such file or directory)</text:span></text:p>
      <text:p text:style-name="P18"><text:span text:style-name="T8">92333 openat(AT_FDCWD, "/usr/lib/x86_64-linux-gnu/x86_64/libnss_db.so.2", O_RDONLY|O_CLOEXEC) = -1 ENOENT (No such file or directory)</text:span></text:p>
      <text:p text:style-name="P18"><text:span text:style-name="T8">92333 stat("/usr/lib/x86_64-linux-gnu/x86_64", 0x7ffd58169330) = -1 ENOENT (No such file or directory)</text:span></text:p>
      <text:p text:style-name="P18"><text:span text:style-name="T8">92333 openat(AT_FDCWD, "/usr/lib/x86_64-linux-gnu/libnss_db.so.2", O_RDONLY|O_CLOEXEC) = -1 ENOENT (No such file or directory)</text:span></text:p>
      <text:p text:style-name="P18"><text:span text:style-name="T8">92333 stat("/usr/lib/x86_64-linux-gnu", {st_mode=S_IFDIR|0755, st_size=69632, ...}) = 0</text:span></text:p>
      <text:p text:style-name="P18"><text:soft-page-break/><text:span text:style-name="T8">92333 openat(AT_FDCWD, "/lib/tls/x86_64/x86_64/libnss_db.so.2", O_RDONLY|O_CLOEXEC) = -1 ENOENT (No such file or directory)</text:span></text:p>
      <text:p text:style-name="P18"><text:span text:style-name="T8">92333 stat("/lib/tls/x86_64/x86_64", 0x7ffd58169330) = -1 ENOENT (No such file or directory)</text:span></text:p>
      <text:p text:style-name="P18"><text:span text:style-name="T8">92333 openat(AT_FDCWD, "/lib/tls/x86_64/libnss_db.so.2", O_RDONLY|O_CLOEXEC) = -1 ENOENT (No such file or directory)</text:span></text:p>
      <text:p text:style-name="P18"><text:span text:style-name="T8">92333 stat("/lib/tls/x86_64", 0x7ffd58169330) = -1 ENOENT (No such file or directory)</text:span></text:p>
      <text:p text:style-name="P18"><text:span text:style-name="T8">92333 openat(AT_FDCWD, "/lib/tls/x86_64/libnss_db.so.2", O_RDONLY|O_CLOEXEC) = -1 ENOENT (No such file or directory)</text:span></text:p>
      <text:p text:style-name="P18"><text:span text:style-name="T8">92333 stat("/lib/tls/x86_64", 0x7ffd58169330) = -1 ENOENT (No such file or directory)</text:span></text:p>
      <text:p text:style-name="P18"><text:span text:style-name="T8">92333 openat(AT_FDCWD, "/lib/tls/libnss_db.so.2", O_RDONLY|O_CLOEXEC) = -1 ENOENT (No such file or directory)</text:span></text:p>
      <text:p text:style-name="P18"><text:span text:style-name="T8">92333 stat("/lib/tls", 0x7ffd58169330) <text:s/>= -1 ENOENT (No such file or directory)</text:span></text:p>
      <text:p text:style-name="P18"><text:span text:style-name="T8">92333 openat(AT_FDCWD, "/lib/x86_64/x86_64/libnss_db.so.2", O_RDONLY|O_CLOEXEC) = -1 ENOENT (No such file or directory)</text:span></text:p>
      <text:p text:style-name="P18"><text:span text:style-name="T8">92333 stat("/lib/x86_64/x86_64", 0x7ffd58169330) = -1 ENOENT (No such file or directory)</text:span></text:p>
      <text:p text:style-name="P18"><text:span text:style-name="T8">92333 openat(AT_FDCWD, "/lib/x86_64/libnss_db.so.2", O_RDONLY|O_CLOEXEC) = -1 ENOENT (No such file or directory)</text:span></text:p>
      <text:p text:style-name="P18"><text:span text:style-name="T8">92333 stat("/lib/x86_64", 0x7ffd58169330) = -1 ENOENT (No such file or directory)</text:span></text:p>
      <text:p text:style-name="P18"><text:span text:style-name="T8">92333 openat(AT_FDCWD, "/lib/x86_64/libnss_db.so.2", O_RDONLY|O_CLOEXEC) = -1 ENOENT (No such file or directory)</text:span></text:p>
      <text:p text:style-name="P18"><text:span text:style-name="T8">92333 stat("/lib/x86_64", 0x7ffd58169330) = -1 ENOENT (No such file or directory)</text:span></text:p>
      <text:p text:style-name="P18"><text:span text:style-name="T8">92333 openat(AT_FDCWD, "/lib/libnss_db.so.2", O_RDONLY|O_CLOEXEC) = -1 ENOENT (No such file or directory)</text:span></text:p>
      <text:p text:style-name="P18"><text:span text:style-name="T8">92333 stat("/lib", {st_mode=S_IFDIR|0755, st_size=4096, ...}) = 0</text:span></text:p>
      <text:p text:style-name="P18"><text:span text:style-name="T8">92333 openat(AT_FDCWD, "/usr/lib/tls/x86_64/x86_64/libnss_db.so.2", O_RDONLY|O_CLOEXEC) = -1 ENOENT (No such file or directory)</text:span></text:p>
      <text:p text:style-name="P18"><text:span text:style-name="T8">92333 stat("/usr/lib/tls/x86_64/x86_64", 0x7ffd58169330) = -1 ENOENT (No such file or directory)</text:span></text:p>
      <text:p text:style-name="P18"><text:span text:style-name="T8">92333 openat(AT_FDCWD, "/usr/lib/tls/x86_64/libnss_db.so.2", O_RDONLY|O_CLOEXEC) = -1 ENOENT (No such file or directory)</text:span></text:p>
      <text:p text:style-name="P18"><text:span text:style-name="T8">92333 stat("/usr/lib/tls/x86_64", 0x7ffd58169330) = -1 ENOENT (No such file or directory)</text:span></text:p>
      <text:p text:style-name="P18"><text:span text:style-name="T8">92333 openat(AT_FDCWD, "/usr/lib/tls/x86_64/libnss_db.so.2", O_RDONLY|O_CLOEXEC) = -1 ENOENT (No such file or directory)</text:span></text:p>
      <text:p text:style-name="P18"><text:span text:style-name="T8">92333 stat("/usr/lib/tls/x86_64", 0x7ffd58169330) = -1 ENOENT (No such file or directory)</text:span></text:p>
      <text:p text:style-name="P18"><text:span text:style-name="T8">92333 openat(AT_FDCWD, "/usr/lib/tls/libnss_db.so.2", O_RDONLY|O_CLOEXEC) = -1 ENOENT (No such file or directory)</text:span></text:p>
      <text:p text:style-name="P18"><text:span text:style-name="T8">92333 stat("/usr/lib/tls", 0x7ffd58169330) = -1 ENOENT (No such file or directory)</text:span></text:p>
      <text:p text:style-name="P18"><text:span text:style-name="T8">92333 openat(AT_FDCWD, "/usr/lib/x86_64/x86_64/libnss_db.so.2", O_RDONLY|O_CLOEXEC) = -1 ENOENT (No such file or directory)</text:span></text:p>
      <text:p text:style-name="P18"><text:span text:style-name="T8">92333 stat("/usr/lib/x86_64/x86_64", 0x7ffd58169330) = -1 ENOENT (No such file or directory)</text:span></text:p>
      <text:p text:style-name="P18"><text:span text:style-name="T8">92333 openat(AT_FDCWD, "/usr/lib/x86_64/libnss_db.so.2", O_RDONLY|O_CLOEXEC) = -1 ENOENT (No such file or directory)</text:span></text:p>
      <text:p text:style-name="P18"><text:span text:style-name="T8">92333 stat("/usr/lib/x86_64", 0x7ffd58169330) = -1 ENOENT (No such file or directory)</text:span></text:p>
      <text:p text:style-name="P18"><text:span text:style-name="T8">92333 openat(AT_FDCWD, "/usr/lib/x86_64/libnss_db.so.2", O_RDONLY|O_CLOEXEC) = -1 ENOENT (No such file or directory)</text:span></text:p>
      <text:p text:style-name="P18"><text:span text:style-name="T8">92333 stat("/usr/lib/x86_64", 0x7ffd58169330) = -1 ENOENT (No such file or directory)</text:span></text:p>
      <text:p text:style-name="P18"><text:span text:style-name="T8">92333 openat(AT_FDCWD, "/usr/lib/libnss_db.so.2", O_RDONLY|O_CLOEXEC) = -1 ENOENT (No such file or directory)</text:span></text:p>
      <text:p text:style-name="P18"><text:span text:style-name="T8">92333 stat("/usr/lib", {st_mode=S_IFDIR|0755, st_size=4096, ...}) = 0</text:span></text:p>
      <text:p text:style-name="P18"><text:span text:style-name="T8">92333 munmap(0x7f56e19a6000, 68833) <text:s text:c="4"/>= 0</text:span></text:p>
      <text:p text:style-name="P18"><text:span text:style-name="T8">92333 openat(AT_FDCWD, "/etc/ld.so.cache", O_RDONLY|O_CLOEXEC) = 3</text:span></text:p>
      <text:p text:style-name="P18"><text:span text:style-name="T8">92333 fstat(3, {st_mode=S_IFREG|0644, st_size=68833, ...}) = 0</text:span></text:p>
      <text:p text:style-name="P18"><text:span text:style-name="T8">92333 mmap(NULL, 68833, PROT_READ, MAP_PRIVATE, 3, 0) = 0x7f56e19a6000</text:span></text:p>
      <text:p text:style-name="P18"><text:span text:style-name="T8">92333 close(3) <text:s text:c="25"/>= 0</text:span></text:p>
      <text:p text:style-name="P18"><text:span text:style-name="T8">92333 openat(AT_FDCWD, "/lib/x86_64-linux-gnu/libnss_files.so.2", O_RDONLY|O_CLOEXEC) = 3</text:span></text:p>
      <text:p text:style-name="P18"><text:span text:style-name="T8">92333 read(3, "\177ELF\2\1\1\0\0\0\0\0\0\0\0\0\3\0&gt;\0\1\0\0\0\3005\0\0\0\0\0\0"..., 832) = 832</text:span></text:p>
      <text:p text:style-name="P18"><text:span text:style-name="T8">92333 fstat(3, {st_mode=S_IFREG|0644, st_size=51832, ...}) = 0</text:span></text:p>
      <text:p text:style-name="P18"><text:span text:style-name="T8">92333 mmap(NULL, 79672, PROT_READ, MAP_PRIVATE|MAP_DENYWRITE, 3, 0) = 0x7f56e0fe4000</text:span></text:p>
      <text:p text:style-name="P18"><text:span text:style-name="T8">92333 mmap(0x7f56e0fe7000, 28672, PROT_READ|PROT_EXEC, MAP_PRIVATE|MAP_FIXED|MAP_DENYWRITE, 3, 0x3000) = 0x7f56e0fe7000</text:span></text:p>
      <text:p text:style-name="P18"><text:span text:style-name="T8">92333 mmap(0x7f56e0fee000, 8192, PROT_READ, MAP_PRIVATE|MAP_FIXED|MAP_DENYWRITE, 3, 0xa000) = 0x7f56e0fee000</text:span></text:p>
      <text:p text:style-name="P18"><text:span text:style-name="T8">92333 mmap(0x7f56e0ff0000, 8192, PROT_READ|PROT_WRITE, MAP_PRIVATE|MAP_FIXED|MAP_DENYWRITE, 3, 0xb000) = 0x7f56e0ff0000</text:span></text:p>
      <text:p text:style-name="P18"><text:soft-page-break/><text:span text:style-name="T8">92333 mmap(0x7f56e0ff2000, 22328, PROT_READ|PROT_WRITE, MAP_PRIVATE|MAP_FIXED|MAP_ANONYMOUS, -1, 0) = 0x7f56e0ff2000</text:span></text:p>
      <text:p text:style-name="P18"><text:span text:style-name="T8">92333 close(3) <text:s text:c="25"/>= 0</text:span></text:p>
      <text:p text:style-name="P18"><text:span text:style-name="T8">92333 mprotect(0x7f56e0ff0000, 4096, PROT_READ) = 0</text:span></text:p>
      <text:p text:style-name="P18"><text:span text:style-name="T8">92333 munmap(0x7f56e19a6000, 68833) <text:s text:c="4"/>= 0</text:span></text:p>
      <text:p text:style-name="P18"><text:span text:style-name="T8">92333 openat(AT_FDCWD, "/etc/protocols", O_RDONLY|O_CLOEXEC) = 3</text:span></text:p>
      <text:p text:style-name="P18"><text:span text:style-name="T8">92333 lseek(3, 0, SEEK_CUR) <text:s text:c="12"/>= 0</text:span></text:p>
      <text:p text:style-name="P18"><text:span text:style-name="T8">92333 fstat(3, {st_mode=S_IFREG|0644, st_size=2932, ...}) = 0</text:span></text:p>
      <text:p text:style-name="P18"><text:span text:style-name="T8">92333 read(3, "# Internet (IP) protocols\n#\n# Up"..., 4096) = 2932</text:span></text:p>
      <text:p text:style-name="P18"><text:span text:style-name="T8">92333 lseek(3, 0, SEEK_CUR) <text:s text:c="12"/>= 2932</text:span></text:p>
      <text:p text:style-name="P18"><text:span text:style-name="T8">92333 read(3, "", 4096) <text:s text:c="16"/>= 0</text:span></text:p>
      <text:p text:style-name="P18"><text:span text:style-name="T8">92333 close(3) <text:s text:c="25"/>= 0</text:span></text:p>
      <text:p text:style-name="P18"><text:span text:style-name="T8">92333 eventfd2(0, EFD_CLOEXEC) <text:s text:c="9"/>= 3</text:span></text:p>
      <text:p text:style-name="P18"><text:span text:style-name="T8">92333 fcntl(3, F_GETFL) <text:s text:c="16"/>= 0x2 (flags O_RDWR)</text:span></text:p>
      <text:p text:style-name="P18"><text:span text:style-name="T8">92333 fcntl(3, F_SETFL, O_RDWR|O_NONBLOCK) = 0</text:span></text:p>
      <text:p text:style-name="P18"><text:span text:style-name="T8">92333 fcntl(3, F_GETFL) <text:s text:c="16"/>= 0x802 (flags O_RDWR|O_NONBLOCK)</text:span></text:p>
      <text:p text:style-name="P18"><text:span text:style-name="T8">92333 fcntl(3, F_SETFL, O_RDWR|O_NONBLOCK) = 0</text:span></text:p>
      <text:p text:style-name="P18"><text:span text:style-name="T8">92333 getrandom("\x6e\xdd\x84\xac\xee\xb8\xe7\xf5\xfc\xe8\x95\x7d\x1a\x13\x9f\xc9", 16, 0) = 16</text:span></text:p>
      <text:p text:style-name="P18"><text:span text:style-name="T8">92333 getrandom("\x6f\x27\x96\x0c\xfb\x5c\x2e\x92\x93\x86\x44\x0c\xf8\x98\x67\xf1", 16, 0) = 16</text:span></text:p>
      <text:p text:style-name="P18"><text:span text:style-name="T8">92333 eventfd2(0, EFD_CLOEXEC) <text:s text:c="9"/>= 4</text:span></text:p>
      <text:p text:style-name="P18"><text:span text:style-name="T8">92333 fcntl(4, F_GETFL) <text:s text:c="16"/>= 0x2 (flags O_RDWR)</text:span></text:p>
      <text:p text:style-name="P18"><text:span text:style-name="T8">92333 fcntl(4, F_SETFL, O_RDWR|O_NONBLOCK) = 0</text:span></text:p>
      <text:p text:style-name="P18"><text:span text:style-name="T8">92333 fcntl(4, F_GETFL) <text:s text:c="16"/>= 0x802 (flags O_RDWR|O_NONBLOCK)</text:span></text:p>
      <text:p text:style-name="P18"><text:span text:style-name="T8">92333 fcntl(4, F_SETFL, O_RDWR|O_NONBLOCK) = 0</text:span></text:p>
      <text:p text:style-name="P18"><text:span text:style-name="T8">92333 epoll_create1(EPOLL_CLOEXEC) <text:s text:c="5"/>= 5</text:span></text:p>
      <text:p text:style-name="P18"><text:span text:style-name="T8">92333 epoll_ctl(5, EPOLL_CTL_ADD, 4, {0, {u32=2171014496, u64=93915925908832}}) = 0</text:span></text:p>
      <text:p text:style-name="P18"><text:span text:style-name="T8">92333 epoll_ctl(5, EPOLL_CTL_MOD, 4, {EPOLLIN, {u32=2171014496, u64=93915925908832}}) = 0</text:span></text:p>
      <text:p text:style-name="P18"><text:span text:style-name="T8">92333 mmap(NULL, 8392704, PROT_NONE, MAP_PRIVATE|MAP_ANONYMOUS|MAP_STACK, -1, 0) = 0x7f56e07e3000</text:span></text:p>
      <text:p text:style-name="P18"><text:span text:style-name="T8">92333 mprotect(0x7f56e07e4000, 8388608, PROT_READ|PROT_WRITE) = 0</text:span></text:p>
      <text:p text:style-name="P18"><text:span text:style-name="T8">92333 clone(child_stack=0x7f56e0fe2d30, flags=CLONE_VM|CLONE_FS|CLONE_FILES|CLONE_SIGHAND|CLONE_THREAD|CLONE_SYSVSEM|CLONE_SETTLS|CLONE_PARENT_SETTID|CLONE_CHILD_CLEARTID, parent_tid=[92334], tls=0x7f56e0fe3700, child_tidptr=0x7f56e0fe39d0) = 92334</text:span></text:p>
      <text:p text:style-name="P18"><text:span text:style-name="T8">92333 eventfd2(0, EFD_CLOEXEC) <text:s text:c="9"/>= 6</text:span></text:p>
      <text:p text:style-name="P18"><text:span text:style-name="T8">92333 fcntl(6, F_GETFL) <text:s text:c="16"/>= 0x2 (flags O_RDWR)</text:span></text:p>
      <text:p text:style-name="P18"><text:span text:style-name="T8">92333 fcntl(6, F_SETFL, O_RDWR|O_NONBLOCK) = 0</text:span></text:p>
      <text:p text:style-name="P18"><text:span text:style-name="T8">92333 fcntl(6, F_GETFL) <text:s text:c="16"/>= 0x802 (flags O_RDWR|O_NONBLOCK)</text:span></text:p>
      <text:p text:style-name="P18"><text:span text:style-name="T8">92333 fcntl(6, F_SETFL, O_RDWR|O_NONBLOCK) = 0</text:span></text:p>
      <text:p text:style-name="P18"><text:span text:style-name="T8">92333 epoll_create1(EPOLL_CLOEXEC) <text:s text:c="5"/>= 7</text:span></text:p>
      <text:p text:style-name="P18"><text:span text:style-name="T8">92333 epoll_ctl(7, EPOLL_CTL_ADD, 6, {0, {u32=2171032160, u64=93915925926496}}) = 0</text:span></text:p>
      <text:p text:style-name="P18"><text:span text:style-name="T8">92333 epoll_ctl(7, EPOLL_CTL_MOD, 6, {EPOLLIN, {u32=2171032160, u64=93915925926496}}) = 0</text:span></text:p>
      <text:p text:style-name="P18"><text:span text:style-name="T8">92333 mmap(NULL, 8392704, PROT_NONE, MAP_PRIVATE|MAP_ANONYMOUS|MAP_STACK, -1, 0) = 0x7f56dffe2000</text:span></text:p>
      <text:p text:style-name="P18"><text:span text:style-name="T8">92333 mprotect(0x7f56dffe3000, 8388608, PROT_READ|PROT_WRITE) = 0</text:span></text:p>
      <text:p text:style-name="P18"><text:span text:style-name="T8">92333 clone(child_stack=0x7f56e07e1d30, flags=CLONE_VM|CLONE_FS|CLONE_FILES|CLONE_SIGHAND|CLONE_THREAD|CLONE_SYSVSEM|CLONE_SETTLS|CLONE_PARENT_SETTID|CLONE_CHILD_CLEARTID, parent_tid=[92335], tls=0x7f56e07e2700, child_tidptr=0x7f56e07e29d0) = 92335</text:span></text:p>
      <text:p text:style-name="P18"><text:span text:style-name="T8">92333 eventfd2(0, EFD_CLOEXEC) <text:s text:c="9"/>= 8</text:span></text:p>
      <text:p text:style-name="P18"><text:span text:style-name="T8">92333 fcntl(8, F_GETFL) <text:s text:c="16"/>= 0x2 (flags O_RDWR)</text:span></text:p>
      <text:p text:style-name="P18"><text:span text:style-name="T8">92333 fcntl(8, F_SETFL, O_RDWR|O_NONBLOCK) = 0</text:span></text:p>
      <text:p text:style-name="P18"><text:span text:style-name="T8">92333 fcntl(8, F_GETFL) <text:s text:c="16"/>= 0x802 (flags O_RDWR|O_NONBLOCK)</text:span></text:p>
      <text:p text:style-name="P18"><text:span text:style-name="T8">92333 fcntl(8, F_SETFL, O_RDWR|O_NONBLOCK) = 0</text:span></text:p>
      <text:p text:style-name="P18"><text:span text:style-name="T8">92333 epoll_create1(EPOLL_CLOEXEC) <text:s text:c="5"/>= 9</text:span></text:p>
      <text:p text:style-name="P18"><text:span text:style-name="T8">92333 epoll_ctl(9, EPOLL_CTL_ADD, 8, {0, {u32=2171015952, u64=93915925910288}}) = 0</text:span></text:p>
      <text:p text:style-name="P18"><text:span text:style-name="T8">92333 epoll_ctl(9, EPOLL_CTL_MOD, 8, {EPOLLIN, {u32=2171015952, u64=93915925910288}}) = 0</text:span></text:p>
      <text:p text:style-name="P18"><text:span text:style-name="T8">92333 mmap(NULL, 8392704, PROT_NONE, MAP_PRIVATE|MAP_ANONYMOUS|MAP_STACK, -1, 0) = 0x7f56df7e1000</text:span></text:p>
      <text:p text:style-name="P18"><text:span text:style-name="T8">92333 mprotect(0x7f56df7e2000, 8388608, PROT_READ|PROT_WRITE) = 0</text:span></text:p>
      <text:p text:style-name="P18"><text:span text:style-name="T8">92333 clone(child_stack=0x7f56dffe0d30, flags=CLONE_VM|CLONE_FS|CLONE_FILES|CLONE_SIGHAND|CLONE_THREAD|CLONE_SYSVSEM|CLONE_SETTLS|CLONE_PARENT_SETTID|CLONE_CHILD_CLEARTID, parent_tid=[92336], tls=0x7f56dffe1700, child_tidptr=0x7f56dffe19d0) = 92336</text:span></text:p>
      <text:p text:style-name="P18"><text:span text:style-name="T8">92333 eventfd2(0, EFD_CLOEXEC) <text:s text:c="9"/>= 10</text:span></text:p>
      <text:p text:style-name="P18"><text:span text:style-name="T8">92333 fcntl(10, F_GETFL) <text:s text:c="15"/>= 0x2 (flags O_RDWR)</text:span></text:p>
      <text:p text:style-name="P18"><text:soft-page-break/><text:span text:style-name="T8">92333 fcntl(10, F_SETFL, O_RDWR|O_NONBLOCK) = 0</text:span></text:p>
      <text:p text:style-name="P18"><text:span text:style-name="T8">92333 fcntl(10, F_GETFL) <text:s text:c="15"/>= 0x802 (flags O_RDWR|O_NONBLOCK)</text:span></text:p>
      <text:p text:style-name="P18"><text:span text:style-name="T8">92333 fcntl(10, F_SETFL, O_RDWR|O_NONBLOCK) = 0</text:span></text:p>
      <text:p text:style-name="P18"><text:span text:style-name="T8">92333 poll([{fd=10, events=POLLIN}], 1, 0) = 0 (Timeout)</text:span></text:p>
      <text:p text:style-name="P18"><text:span text:style-name="T8">92333 brk(0x556a816a0000) <text:s text:c="14"/>= 0x556a816a0000</text:span></text:p>
      <text:p text:style-name="P18"><text:span text:style-name="T8">92333 futex(0x7f56e18fb6bc, FUTEX_WAKE_PRIVATE, 2147483647) = 0</text:span></text:p>
      <text:p text:style-name="P18"><text:span text:style-name="T8">92333 futex(0x7f56e18fb6c8, FUTEX_WAKE_PRIVATE, 2147483647) = 0</text:span></text:p>
      <text:p text:style-name="P18"><text:span text:style-name="T8">92333 write(6, "\1\0\0\0\0\0\0\0", 8) <text:s text:c="2"/>= 8</text:span></text:p>
      <text:p text:style-name="P18"><text:span text:style-name="T8">92333 write(10, "\1\0\0\0\0\0\0\0", 8) <text:s/>= 8</text:span></text:p>
      <text:p text:style-name="P18"><text:span text:style-name="T8">92333 eventfd2(0, EFD_CLOEXEC) <text:s text:c="9"/>= 11</text:span></text:p>
      <text:p text:style-name="P18"><text:span text:style-name="T8">92333 fcntl(11, F_GETFL) <text:s text:c="15"/>= 0x2 (flags O_RDWR)</text:span></text:p>
      <text:p text:style-name="P18"><text:span text:style-name="T8">92333 fcntl(11, F_SETFL, O_RDWR|O_NONBLOCK) = 0</text:span></text:p>
      <text:p text:style-name="P18"><text:span text:style-name="T8">92333 fcntl(11, F_GETFL) <text:s text:c="15"/>= 0x802 (flags O_RDWR|O_NONBLOCK)</text:span></text:p>
      <text:p text:style-name="P18"><text:span text:style-name="T8">92333 fcntl(11, F_SETFL, O_RDWR|O_NONBLOCK) = 0</text:span></text:p>
      <text:p text:style-name="P18"><text:span text:style-name="T8">92333 eventfd2(0, EFD_CLOEXEC) <text:s text:c="9"/>= 12</text:span></text:p>
      <text:p text:style-name="P18"><text:span text:style-name="T8">92333 fcntl(12, F_GETFL) <text:s text:c="15"/>= 0x2 (flags O_RDWR)</text:span></text:p>
      <text:p text:style-name="P18"><text:span text:style-name="T8">92333 fcntl(12, F_SETFL, O_RDWR|O_NONBLOCK) = 0</text:span></text:p>
      <text:p text:style-name="P18"><text:span text:style-name="T8">92333 fcntl(12, F_GETFL) <text:s text:c="15"/>= 0x802 (flags O_RDWR|O_NONBLOCK)</text:span></text:p>
      <text:p text:style-name="P18"><text:span text:style-name="T8">92333 fcntl(12, F_SETFL, O_RDWR|O_NONBLOCK) = 0</text:span></text:p>
      <text:p text:style-name="P18"><text:span text:style-name="T8">92333 poll([{fd=11, events=POLLIN}], 1, 0) = 0 (Timeout)</text:span></text:p>
      <text:p text:style-name="P18"><text:span text:style-name="T8">92333 socket(AF_NETLINK, SOCK_RAW|SOCK_CLOEXEC, NETLINK_ROUTE) = 13</text:span></text:p>
      <text:p text:style-name="P18"><text:span text:style-name="T8">92333 bind(13, {sa_family=AF_NETLINK, nl_pid=0, nl_groups=00000000}, 12) = 0</text:span></text:p>
      <text:p text:style-name="P18"><text:span text:style-name="T8">92333 getsockname(13, {sa_family=AF_NETLINK, nl_pid=92333, nl_groups=00000000}, [12]) = 0</text:span></text:p>
      <text:p text:style-name="P18"><text:span text:style-name="T8">92333 sendto(13, {{len=20, type=RTM_GETLINK, flags=NLM_F_REQUEST|NLM_F_DUMP, seq=1608828400, pid=0}, {ifi_family=AF_UNSPEC, ...}}, 20, 0, {sa_family=AF_NETLINK, nl_pid=0, nl_groups=00000000}, 12) = 20</text:span></text:p>
      <text:p text:style-name="P18"><text:span text:style-name="T8">92336 set_robust_list(0x7f56dffe19e0, 24 &lt;unfinished ...&gt;</text:span></text:p>
      <text:p text:style-name="P18"><text:span text:style-name="T8">92335 set_robust_list(0x7f56e07e29e0, 24 &lt;unfinished ...&gt;</text:span></text:p>
      <text:p text:style-name="P18"><text:span text:style-name="T8">92333 recvmsg(13, <text:s/>&lt;unfinished ...&gt;</text:span></text:p>
      <text:p text:style-name="P18"><text:span text:style-name="T8">92336 &lt;... set_robust_list resumed&gt;) <text:s text:c="3"/>= 0</text:span></text:p>
      <text:p text:style-name="P18"><text:span text:style-name="T8">92335 &lt;... set_robust_list resumed&gt;) <text:s text:c="3"/>= 0</text:span></text:p>
      <text:p text:style-name="P18"><text:span text:style-name="T8">92334 set_robust_list(0x7f56e0fe39e0, 24 &lt;unfinished ...&gt;</text:span></text:p>
      <text:p text:style-name="P18"><text:span text:style-name="T8">92333 &lt;... recvmsg resumed&gt;{msg_name={sa_family=AF_NETLINK, nl_pid=0, nl_groups=00000000}, msg_namelen=12, msg_iov=[{iov_base=[{{len=1316, type=RTM_NEWLINK, flags=NLM_F_MULTI, seq=1608828400, pid=92333}, {ifi_family=AF_UNSPEC, ifi_type=ARPHRD_LOOPBACK, ifi_index=if_nametoindex("lo"), ifi_flags=IFF_UP|IFF_LOOPBACK|IFF_RUNNING|IFF_LOWER_UP, ifi_change=0}, [{{nla_len=7, nla_type=IFLA_IFNAME}, "lo"}, {{nla_len=8, nla_type=IFLA_TXQLEN}, 1000}, {{nla_len=5, nla_type=IFLA_OPERSTATE}, 0}, {{nla_len=5, nla_type=IFLA_LINKMODE}, 0}, {{nla_len=8, nla_type=IFLA_MTU}, 65536}, {{nla_len=8, nla_type=IFLA_MIN_MTU}, 0}, {{nla_len=8, nla_type=IFLA_MAX_MTU}, 0}, {{nla_len=8, nla_type=IFLA_GROUP}, 0}, {{nla_len=8, nla_type=IFLA_PROMISCUITY}, 0}, {{nla_len=8, nla_type=IFLA_NUM_TX_QUEUES}, 1}, {{nla_len=8, nla_type=IFLA_GSO_MAX_SEGS}, 65535}, {{nla_len=8, nla_type=IFLA_GSO_MAX_SIZE}, 65536}, {{nla_len=8, nla_type=IFLA_NUM_RX_QUEUES}, 1}, {{nla_len=5, nla_type=IFLA_CARRIER}, 1}, {{nla_len=12, nla_type=IFLA_QDISC}, "noqueue"}, {{nla_len=8, nla_type=IFLA_CARRIER_CHANGES}, 0}, {{nla_len=5, nla_type=IFLA_PROTO_DOWN}, 0}, {{nla_len=8, nla_type=IFLA_CARRIER_UP_COUNT}, 0}, {{nla_len=8, nla_type=IFLA_CARRIER_DOWN_COUNT}, 0}, {{nla_len=36, nla_type=IFLA_MAP}, {mem_start=0, mem_end=0, base_addr=0, irq=0, dma=0, port=0}}, {{nla_len=10, nla_type=IFLA_ADDRESS}, "\x00\x00\x00\x00\x00\x00"}, {{nla_len=10, nla_type=IFLA_BROADCAST}, "\x00\x00\x00\x00\x00\x00"}, {{nla_len=196, nla_type=IFLA_STATS64}, {rx_packets=104283, tx_packets=104283, rx_bytes=5729794, tx_bytes=5729794, rx_errors=0, tx_errors=0, rx_dropped=0, tx_dropped=0, multicast=0, collisions=0, rx_length_errors=0, rx_over_errors=0, rx_crc_errors=0, rx_frame_errors=0, rx_fifo_errors=0, rx_missed_errors=0, tx_aborted_errors=0, tx_carrier_errors=0, tx_fifo_errors=0, tx_heartbeat_errors=0, tx_window_errors=0, rx_compressed=0, tx_compressed=0, rx_nohandler=0}}, {{nla_len=100, nla_type=IFLA_STATS}, {rx_packets=104283, tx_packets=104283, rx_bytes=5729794, tx_bytes=5729794, rx_errors=0, tx_errors=0, rx_dropped=0, tx_dropped=0, multicast=0, collisions=0, rx_length_errors=0, rx_over_errors=0, rx_crc_errors=0, rx_frame_errors=0, rx_fifo_errors=0, rx_missed_errors=0, tx_aborted_errors=0, tx_carrier_errors=0, tx_fifo_errors=0, tx_heartbeat_errors=0, tx_window_errors=0, rx_compressed=0, tx_compressed=0, rx_nohandler=0}}, {{nla_len=12, nla_type=IFLA_XDP}, {{nla_len=5, nla_type=IFLA_XDP_ATTACHED}, XDP_ATTACHED_NONE}}, {{nla_len=760, nla_type=IFLA_AF_SPEC}, [{{nla_len=136, nla_type=AF_INET}, {{nla_len=132, nla_type=IFLA_INET_CONF}, [[IPV4_DEVCONF_FORWARDING-1] = 0, [IPV4_DEVCONF_MC_FORWARDING-1] = 0, [IPV4_DEVCONF_PROXY_ARP-1] = 0, [IPV4_DEVCONF_ACCEPT_REDIRECTS-1] = 1, [IPV4_DEVCONF_SECURE_REDIRECTS-1] = 1, [IPV4_DEVCONF_SEND_REDIRECTS-1] = 1, [IPV4_DEVCONF_SHARED_MEDIA-1] = 1, [IPV4_DEVCONF_RP_FILTER-1] = 0, [IPV4_DEVCONF_ACCEPT_SOURCE_ROUTE-1] = 1, </text:span><text:soft-page-break/><text:span text:style-name="T8">[IPV4_DEVCONF_BOOTP_RELAY-1] = 0, [IPV4_DEVCONF_LOG_MARTIANS-1] = 0, [IPV4_DEVCONF_TAG-1] = 0, [IPV4_DEVCONF_ARPFILTER-1] = 0, [IPV4_DEVCONF_MEDIUM_ID-1] = 0, [IPV4_DEVCONF_NOXFRM-1] = 1, [IPV4_DEVCONF_NOPOLICY-1] = 1, [IPV4_DEVCONF_FORCE_IGMP_VERSION-1] = 0, [IPV4_DEVCONF_ARP_ANNOUNCE-1] = 0, [IPV4_DEVCONF_ARP_IGNORE-1] = 0, [IPV4_DEVCONF_PROMOTE_SECONDARIES-1] = 1, [IPV4_DEVCONF_ARP_ACCEPT-1] = 0, [IPV4_DEVCONF_ARP_NOTIFY-1] = 0, [IPV4_DEVCONF_ACCEPT_LOCAL-1] = 0, [IPV4_DEVCONF_SRC_VMARK-1] = 0, [IPV4_DEVCONF_PROXY_ARP_PVLAN-1] = 0, [IPV4_DEVCONF_ROUTE_LOCALNET-1] = 0, [IPV4_DEVCONF_IGMPV2_UNSOLICITED_REPORT_INTERVAL-1] = 10000, [IPV4_DEVCONF_IGMPV3_UNSOLICITED_REPORT_INTERVAL-1] = 1000, [IPV4_DEVCONF_IGNORE_ROUTES_WITH_LINKDOWN-1] = 0, [IPV4_DEVCONF_DROP_UNICAST_IN_L2_MULTICAST-1] = 0, [IPV4_DEVCONF_DROP_GRATUITOUS_ARP-1] = 0, [IPV4_DEVCONF_BC_FORWARDING-1] = 0]}}, {{nla_len=620, nla_type=AF_INET6}, [{{nla_len=8, nla_type=IFLA_INET6_FLAGS}, IF_READY}, {{nla_len=20, nla_type=IFLA_INET6_CACHEINFO}, {max_reasm_len=65535, tstamp=164, reachable_time=32040, retrans_time=1000}}, {{nla_len=208, nla_type=IFLA_INET6_CONF}, [[DEVCONF_FORWARDING] = 0, [DEVCONF_HOPLIMIT] = 64, [DEVCONF_MTU6] = 65536, [DEVCONF_ACCEPT_RA] = 1, [DEVCONF_ACCEPT_REDIRECTS] = 1, [DEVCONF_AUTOCONF] = 1, [DEVCONF_DAD_TRANSMITS] = 1, [DEVCONF_RTR_SOLICITS] = -1, [DEVCONF_RTR_SOLICIT_INTERVAL] = 4000, [DEVCONF_RTR_SOLICIT_DELAY] = 1000, [DEVCONF_USE_TEMPADDR] = -1, [DEVCONF_TEMP_VALID_LFT] = 604800, [DEVCONF_TEMP_PREFERED_LFT] = 86400, [DEVCONF_REGEN_MAX_RETRY] = 3, [DEVCONF_MAX_DESYNC_FACTOR] = 600, [DEVCONF_MAX_ADDRESSES] = 16, [DEVCONF_FORCE_MLD_VERSION] = 0, [DEVCONF_ACCEPT_RA_DEFRTR] = 1, [DEVCONF_ACCEPT_RA_PINFO] = 1, [DEVCONF_ACCEPT_RA_RTR_PREF] = 1, [DEVCONF_RTR_PROBE_INTERVAL] = 60000, [DEVCONF_ACCEPT_RA_RT_INFO_MAX_PLEN] = 0, [DEVCONF_PROXY_NDP] = 0, [DEVCONF_OPTIMISTIC_DAD] = 0, [DEVCONF_ACCEPT_SOURCE_ROUTE] = 0, [DEVCONF_MC_FORWARDING] = 0, [DEVCONF_DISABLE_IPV6] = 0, [DEVCONF_ACCEPT_DAD] = -1, [DEVCONF_FORCE_TLLAO] = 0, [DEVCONF_NDISC_NOTIFY] = 0, [DEVCONF_MLDV1_UNSOLICITED_REPORT_INTERVAL] = 10000, [DEVCONF_MLDV2_UNSOLICITED_REPORT_INTERVAL] = 1000, ...]}, {{nla_len=300, nla_type=IFLA_INET6_STATS}, [[IPSTATS_MIB_NUM] = 37, [IPSTATS_MIB_INPKTS] = 5, [IPSTATS_MIB_INOCTETS] = 341, [IPSTATS_MIB_INDELIVERS] = 5, [IPSTATS_MIB_OUTFORWDATAGRAMS] = 0, [IPSTATS_MIB_OUTPKTS] = 5, [IPSTATS_MIB_OUTOCTETS] = 341, [IPSTATS_MIB_INHDRERRORS] = 0, [IPSTATS_MIB_INTOOBIGERRORS] = 0, [IPSTATS_MIB_INNOROUTES] = 0, [IPSTATS_MIB_INADDRERRORS] = 0, [IPSTATS_MIB_INUNKNOWNPROTOS] = 0, [IPSTATS_MIB_INTRUNCATEDPKTS] = 0, [IPSTATS_MIB_INDISCARDS] = 0, [IPSTATS_MIB_OUTDISCARDS] = 0, [IPSTATS_MIB_OUTNOROUTES] = 0, [IPSTATS_MIB_REASMTIMEOUT] = 0, [IPSTATS_MIB_REASMREQDS] = 0, [IPSTATS_MIB_REASMOKS] = 0, [IPSTATS_MIB_REASMFAILS] = 0, [IPSTATS_MIB_FRAGOKS] = 0, [IPSTATS_MIB_FRAGFAILS] = 0, [IPSTATS_MIB_FRAGCREATES] = 0, [IPSTATS_MIB_INMCASTPKTS] = 0, [IPSTATS_MIB_OUTMCASTPKTS] = 2, [IPSTATS_MIB_INBCASTPKTS] = 0, [IPSTATS_MIB_OUTBCASTPKTS] = 0, [IPSTATS_MIB_INMCASTOCTETS] = 0, [IPSTATS_MIB_OUTMCASTOCTETS] = 152, [IPSTATS_MIB_INBCASTOCTETS] = 0, [IPSTATS_MIB_OUTBCASTOCTETS] = 0, [IPSTATS_MIB_CSUMERRORS] = 0, ...]}, {{nla_len=52, nla_type=IFLA_INET6_ICMP6STATS}, [[ICMP6_MIB_NUM] = 6, [ICMP6_MIB_INMSGS] = 2, [ICMP6_MIB_INERRORS] = 0, [ICMP6_MIB_OUTMSGS] = 2, [ICMP6_MIB_OUTERRORS] = 0, [ICMP6_MIB_CSUMERRORS] = 0]}, {{nla_len=20, nla_type=IFLA_INET6_TOKEN}, inet_pton(AF_INET6, "::")}, {{nla_len=5, nla_type=IFLA_INET6_ADDR_GEN_MODE}, IN6_ADDR_GEN_MODE_EUI64}]}]}]}, {{len=1324, type=RTM_NEWLINK, flags=NLM_F_MULTI, seq=1608828400, pid=92333}, {ifi_family=AF_UNSPEC, ifi_type=ARPHRD_ETHER, ifi_index=if_nametoindex("enp0s3"), ifi_flags=IFF_UP|IFF_BROADCAST|IFF_RUNNING|IFF_MULTICAST|IFF_LOWER_UP, ifi_change=0}, [{{nla_len=11, nla_type=IFLA_IFNAME}, "enp0s3"}, {{nla_len=8, nla_type=IFLA_TXQLEN}, 1000}, {{nla_len=5, nla_type=IFLA_OPERSTATE}, 6}, {{nla_len=5, nla_type=IFLA_LINKMODE}, 0}, {{nla_len=8, nla_type=IFLA_MTU}, 1500}, {{nla_len=8, nla_type=IFLA_MIN_MTU}, 46}, {{nla_len=8, nla_type=IFLA_MAX_MTU}, 16110}, {{nla_len=8, nla_type=IFLA_GROUP}, 0}, {{nla_len=8, nla_type=IFLA_PROMISCUITY}, 0}, {{nla_len=8, nla_type=IFLA_NUM_TX_QUEUES}, 1}, {{nla_len=8, nla_type=IFLA_GSO_MAX_SEGS}, 65535}, {{nla_len=8, nla_type=IFLA_GSO_MAX_SIZE}, 65536}, {{nla_len=8, nla_type=IFLA_NUM_RX_QUEUES}, 1}, {{nla_len=5, nla_type=IFLA_CARRIER}, 1}, {{nla_len=13, nla_type=IFLA_QDISC}, "fq_codel"}, {{nla_len=8, nla_type=IFLA_CARRIER_CHANGES}, 10}, {{nla_len=5, nla_type=IFLA_PROTO_DOWN}, 0}, {{nla_len=8, nla_type=IFLA_CARRIER_UP_COUNT}, 5}, {{nla_len=8, nla_type=IFLA_CARRIER_DOWN_COUNT}, 5}, {{nla_len=36, nla_type=IFLA_MAP}, {mem_start=0, mem_end=0, base_addr=0, irq=0, dma=0, port=0}}, {{nla_len=10, nla_type=IFLA_ADDRESS}, "\x08\x00\x27\x7c\x08\x1d"}, {{nla_len=10, </text:span><text:soft-page-break/><text:span text:style-name="T8">nla_type=IFLA_BROADCAST}, "\xff\xff\xff\xff\xff\xff"}, {{nla_len=196, nla_type=IFLA_STATS64}, {rx_packets=379844, tx_packets=84001, rx_bytes=502192010, tx_bytes=19215955, rx_errors=0, tx_errors=0, rx_dropped=0, tx_dropped=0, multicast=0, collisions=0, rx_length_errors=0, rx_over_errors=0, rx_crc_errors=0, rx_frame_errors=0, rx_fifo_errors=0, rx_missed_errors=0, tx_aborted_errors=0, tx_carrier_errors=0, tx_fifo_errors=0, tx_heartbeat_errors=0, tx_window_errors=0, rx_compressed=0, tx_compressed=0, rx_nohandler=0}}, {{nla_len=100, nla_type=IFLA_STATS}, {rx_packets=379844, tx_packets=84001, rx_bytes=502192010, tx_bytes=19215955, rx_errors=0, tx_errors=0, rx_dropped=0, tx_dropped=0, multicast=0, collisions=0, rx_length_errors=0, rx_over_errors=0, rx_crc_errors=0, rx_frame_errors=0, rx_fifo_errors=0, rx_missed_errors=0, tx_aborted_errors=0, tx_carrier_errors=0, tx_fifo_errors=0, tx_heartbeat_errors=0, tx_window_errors=0, rx_compressed=0, tx_compressed=0, rx_nohandler=0}}, {{nla_len=12, nla_type=IFLA_XDP}, {{nla_len=5, nla_type=IFLA_XDP_ATTACHED}, XDP_ATTACHED_NONE}}, {{nla_len=760, nla_type=IFLA_AF_SPEC}, [{{nla_len=136, nla_type=AF_INET}, {{nla_len=132, nla_type=IFLA_INET_CONF}, [[IPV4_DEVCONF_FORWARDING-1] = 0, [IPV4_DEVCONF_MC_FORWARDING-1] = 0, [IPV4_DEVCONF_PROXY_ARP-1] = 0, [IPV4_DEVCONF_ACCEPT_REDIRECTS-1] = 1, [IPV4_DEVCONF_SECURE_REDIRECTS-1] = 1, [IPV4_DEVCONF_SEND_REDIRECTS-1] = 1, [IPV4_DEVCONF_SHARED_MEDIA-1] = 1, [IPV4_DEVCONF_RP_FILTER-1] = 2, [IPV4_DEVCONF_ACCEPT_SOURCE_ROUTE-1] = 1, [IPV4_DEVCONF_BOOTP_RELAY-1] = 0, [IPV4_DEVCONF_LOG_MARTIANS-1] = 0, [IPV4_DEVCONF_TAG-1] = 0, [IPV4_DEVCONF_ARPFILTER-1] = 0, [IPV4_DEVCONF_MEDIUM_ID-1] = 0, [IPV4_DEVCONF_NOXFRM-1] = 0, [IPV4_DEVCONF_NOPOLICY-1] = 0, [IPV4_DEVCONF_FORCE_IGMP_VERSION-1] = 0, [IPV4_DEVCONF_ARP_ANNOUNCE-1] = 0, [IPV4_DEVCONF_ARP_IGNORE-1] = 0, [IPV4_DEVCONF_PROMOTE_SECONDARIES-1] = 1, [IPV4_DEVCONF_ARP_ACCEPT-1] = 0, [IPV4_DEVCONF_ARP_NOTIFY-1] = 0, [IPV4_DEVCONF_ACCEPT_LOCAL-1] = 0, [IPV4_DEVCONF_SRC_VMARK-1] = 0, [IPV4_DEVCONF_PROXY_ARP_PVLAN-1] = 0, [IPV4_DEVCONF_ROUTE_LOCALNET-1] = 0, [IPV4_DEVCONF_IGMPV2_UNSOLICITED_REPORT_INTERVAL-1]</text:span></text:p>
      <text:p text:style-name="P18"><text:span text:style-name="T8"><text:s/>= 10000, [IPV4_DEVCONF_IGMPV3_UNSOLICITED_REPORT_INTERVAL-1] = 1000, [IPV4_DEVCONF_IGNORE_ROUTES_WITH_LINKDOWN-1] = 0, [IPV4_DEVCONF_DROP_UNICAST_IN_L2_MULTICAST-1] = 0, [IPV4_DEVCONF_DROP_GRATUITOUS_ARP-1] = 0, [IPV4_DEVCONF_BC_FORWARDING-1] = 0]}}, {{nla_len=620, nla_type=AF_INET6}, [{{nla_len=8, nla_type=IFLA_INET6_FLAGS}, IF_READY}, {{nla_len=20, nla_type=IFLA_INET6_CACHEINFO}, {max_reasm_len=65535, tstamp=1434, reachable_time=32540, retrans_time=1000}}, {{nla_len=208, nla_type=IFLA_INET6_CONF}, [[DEVCONF_FORWARDING] = 0, [DEVCONF_HOPLIMIT] = 64, [DEVCONF_MTU6] = 1500, [DEVCONF_ACCEPT_RA] = 0, [DEVCONF_ACCEPT_REDIRECTS] = 1, [DEVCONF_AUTOCONF] = 1, [DEVCONF_DAD_TRANSMITS] = 1, [DEVCONF_RTR_SOLICITS] = -1, [DEVCONF_RTR_SOLICIT_INTERVAL] = 4000, [DEVCONF_RTR_SOLICIT_DELAY] = 1000, [DEVCONF_USE_TEMPADDR] = 2, [DEVCONF_TEMP_VALID_LFT] = 604800, [DEVCONF_TEMP_PREFERED_LFT] = 86400, [DEVCONF_REGEN_MAX_RETRY] = 3, [DEVCONF_MAX_DESYNC_FACTOR] = 600, [DEVCONF_MAX_ADDRESSES] = 16, [DEVCONF_FORCE_MLD_VERSION] = 0, [DEVCONF_ACCEPT_RA_DEFRTR] = 1, [DEVCONF_ACCEPT_RA_PINFO] = 1, [DEVCONF_ACCEPT_RA_RTR_PREF] = 1, [DEVCONF_RTR_PROBE_INTERVAL] = 60000, [DEVCONF_ACCEPT_RA_RT_INFO_MAX_PLEN] = 0, [DEVCONF_PROXY_NDP] = 0, [DEVCONF_OPTIMISTIC_DAD] = 0, [DEVCONF_ACCEPT_SOURCE_ROUTE] = 0, [DEVCONF_MC_FORWARDING] = 0, [DEVCONF_DISABLE_IPV6] = 0, [DEVCONF_ACCEPT_DAD] = 1, [DEVCONF_FORCE_TLLAO] = 0, [DEVCONF_NDISC_NOTIFY] = 0, [DEVCONF_MLDV1_UNSOLICITED_REPORT_INTERVAL] = 10000, [DEVCONF_MLDV2_UNSOLICITED_REPORT_INTERVAL] = 1000, ...]}, {{nla_len=300, nla_type=IFLA_INET6_STATS}, [[IPSTATS_MIB_NUM] = 37, [IPSTATS_MIB_INPKTS] = 58, [IPSTATS_MIB_INOCTETS] = 6839, [IPSTATS_MIB_INDELIVERS] = 58, [IPSTATS_MIB_OUTFORWDATAGRAMS] = 0, [IPSTATS_MIB_OUTPKTS] = 76, [IPSTATS_MIB_OUTOCTETS] = 8399, [IPSTATS_MIB_INHDRERRORS] = 0, [IPSTATS_MIB_INTOOBIGERRORS] = 0, [IPSTATS_MIB_INNOROUTES] = 0, [IPSTATS_MIB_INADDRERRORS] = 0, [IPSTATS_MIB_INUNKNOWNPROTOS] = 0, [IPSTATS_MIB_INTRUNCATEDPKTS] = 0, [IPSTATS_MIB_INDISCARDS] = 0, [IPSTATS_MIB_OUTDISCARDS] = 2, [IPSTATS_MIB_OUTNOROUTES] = 0, [IPSTATS_MIB_REASMTIMEOUT] = 0, [IPSTATS_MIB_REASMREQDS] = 0, [IPSTATS_MIB_REASMOKS] = 0, [IPSTATS_MIB_REASMFAILS] = 0, [IPSTATS_MIB_FRAGOKS] = 0, [IPSTATS_MIB_FRAGFAILS] = 0, [IPSTATS_MIB_FRAGCREATES] = 0, [IPSTATS_MIB_INMCASTPKTS] = 58, [IPSTATS_MIB_OUTMCASTPKTS] = 76, [IPSTATS_MIB_INBCASTPKTS] = 0, [IPSTATS_MIB_OUTBCASTPKTS] = 0, [IPSTATS_MIB_INMCASTOCTETS] = 6839, [IPSTATS_MIB_OUTMCASTOCTETS] = 8399, [IPSTATS_MIB_INBCASTOCTETS] = 0, [IPSTATS_MIB_OUTBCASTOCTETS] = 0, [IPSTATS_MIB_CSUMERRORS] = 0, ...]}, {{nla_len=52, nla_type=IFLA_INET6_ICMP6STATS}, [[ICMP6_MIB_NUM] = 6, [ICMP6_MIB_INMSGS] = 0, [ICMP6_MIB_INERRORS] = 0, [ICMP6_MIB_OUTMSGS] = 18, [ICMP6_MIB_OUTERRORS] = 0, </text:span><text:soft-page-break/><text:span text:style-name="T8">[ICMP6_MIB_CSUMERRORS] = 0]}, {{nla_len=20, nla_type=IFLA_INET6_TOKEN}, inet_pton(AF_INET6, "::")}, {{nla_len=5, nla_type=IFLA_INET6_ADDR_GEN_MODE}, IN6_ADDR_GEN_MODE_NONE}]}]}]}], iov_len=4096}], msg_iovlen=1, msg_controllen=0, msg_flags=0}, 0) = 2640</text:span></text:p>
      <text:p text:style-name="P18"><text:span text:style-name="T8">92336 rt_sigprocmask(SIG_BLOCK, ~[RTMIN RT_1], <text:s/>&lt;unfinished ...&gt;</text:span></text:p>
      <text:p text:style-name="P18"><text:span text:style-name="T8">92335 rt_sigprocmask(SIG_BLOCK, ~[RTMIN RT_1], <text:s/>&lt;unfinished ...&gt;</text:span></text:p>
      <text:p text:style-name="P18"><text:span text:style-name="T8">92334 &lt;... set_robust_list resumed&gt;) <text:s text:c="3"/>= 0</text:span></text:p>
      <text:p text:style-name="P18"><text:span text:style-name="T8">92333 recvmsg(13, <text:s/>&lt;unfinished ...&gt;</text:span></text:p>
      <text:p text:style-name="P18"><text:span text:style-name="T8">92336 &lt;... rt_sigprocmask resumed&gt;NULL, 8) = 0</text:span></text:p>
      <text:p text:style-name="P18"><text:span text:style-name="T8">92335 &lt;... rt_sigprocmask resumed&gt;NULL, 8) = 0</text:span></text:p>
      <text:p text:style-name="P18"><text:span text:style-name="T8">92334 rt_sigprocmask(SIG_BLOCK, ~[RTMIN RT_1], <text:s/>&lt;unfinished ...&gt;</text:span></text:p>
      <text:p text:style-name="P18"><text:span text:style-name="T8">92333 &lt;... recvmsg resumed&gt;{msg_name={sa_family=AF_NETLINK, nl_pid=0, nl_groups=00000000}, msg_namelen=12, msg_iov=[{iov_base={{len=20, type=NLMSG_DONE, flags=NLM_F_MULTI, seq=1608828400, pid=92333}, 0}, iov_len=4096}], msg_iovlen=1, msg_controllen=0, msg_flags=0}, 0) = 20</text:span></text:p>
      <text:p text:style-name="P18"><text:span text:style-name="T8">92336 sched_getparam(92336, <text:s/>&lt;unfinished ...&gt;</text:span></text:p>
      <text:p text:style-name="P18"><text:span text:style-name="T8">92335 sched_getparam(92335, <text:s/>&lt;unfinished ...&gt;</text:span></text:p>
      <text:p text:style-name="P18"><text:span text:style-name="T8">92334 &lt;... rt_sigprocmask resumed&gt;NULL, 8) = 0</text:span></text:p>
      <text:p text:style-name="P18"><text:span text:style-name="T8">92333 sendto(13, {{len=20, type=RTM_GETADDR, flags=NLM_F_REQUEST|NLM_F_DUMP, seq=1608828401, pid=0}, {ifa_family=AF_UNSPEC, ...}}, 20, 0, {sa_family=AF_NETLINK, nl_pid=0, nl_groups=00000000}, 12 &lt;unfinished ...&gt;</text:span></text:p>
      <text:p text:style-name="P18"><text:span text:style-name="T8">92336 &lt;... sched_getparam resumed&gt;[0]) <text:s/>= 0</text:span></text:p>
      <text:p text:style-name="P18"><text:span text:style-name="T8">92335 &lt;... sched_getparam resumed&gt;[0]) <text:s/>= 0</text:span></text:p>
      <text:p text:style-name="P18"><text:span text:style-name="T8">92334 sched_getparam(92334, <text:s/>&lt;unfinished ...&gt;</text:span></text:p>
      <text:p text:style-name="P18"><text:span text:style-name="T8">92333 &lt;... sendto resumed&gt;) <text:s text:c="12"/>= 20</text:span></text:p>
      <text:p text:style-name="P18"><text:span text:style-name="T8">92336 sched_getscheduler(92336 &lt;unfinished ...&gt;</text:span></text:p>
      <text:p text:style-name="P18"><text:span text:style-name="T8">92335 sched_getscheduler(92335 &lt;unfinished ...&gt;</text:span></text:p>
      <text:p text:style-name="P18"><text:span text:style-name="T8">92334 &lt;... sched_getparam resumed&gt;[0]) <text:s/>= 0</text:span></text:p>
      <text:p text:style-name="P18"><text:span text:style-name="T8">92333 recvmsg(13, <text:s/>&lt;unfinished ...&gt;</text:span></text:p>
      <text:p text:style-name="P18"><text:span text:style-name="T8">92336 &lt;... sched_getscheduler resumed&gt;) = 0 (SCHED_OTHER)</text:span></text:p>
      <text:p text:style-name="P18"><text:span text:style-name="T8">92335 &lt;... sched_getscheduler resumed&gt;) = 0 (SCHED_OTHER)</text:span></text:p>
      <text:p text:style-name="P18"><text:span text:style-name="T8">92334 sched_getscheduler(92334 &lt;unfinished ...&gt;</text:span></text:p>
      <text:p text:style-name="P18"><text:span text:style-name="T8">92333 &lt;... recvmsg resumed&gt;{msg_name={sa_family=AF_NETLINK, nl_pid=0, nl_groups=00000000}, msg_namelen=12, msg_iov=[{iov_base=[{{len=76, type=RTM_NEWADDR, flags=NLM_F_MULTI, seq=1608828401, pid=92333}, {ifa_family=AF_INET, ifa_prefixlen=8, ifa_flags=IFA_F_PERMANENT, ifa_scope=RT_SCOPE_HOST, ifa_index=if_nametoindex("lo")}, [{{nla_len=8, nla_type=IFA_ADDRESS}, inet_addr("127.0.0.1")}, {{nla_len=8, nla_type=IFA_LOCAL}, inet_addr("127.0.0.1")}, {{nla_len=7, nla_type=IFA_LABEL}, "lo"}, {{nla_len=8, nla_type=IFA_FLAGS}, IFA_F_PERMANENT}, {{nla_len=20, nla_type=IFA_CACHEINFO}, {ifa_prefered=4294967295, ifa_valid=4294967295, cstamp=164, tstamp=164}}]}, {{len=88, type=RTM_NEWADDR, flags=NLM_F_MULTI, seq=1608828401, pid=92333}, {ifa_family=AF_INET, ifa_prefixlen=24, ifa_flags=0, ifa_scope=RT_SCOPE_UNIVERSE, ifa_index=if_nametoindex("enp0s3")}, [{{nla_len=8, nla_type=IFA_ADDRESS}, inet_addr("10.0.2.15")}, {{nla_len=8, nla_type=IFA_LOCAL}, inet_addr("10.0.2.15")}, {{nla_len=8, nla_type=IFA_BROADCAST}, inet_addr("10.0.2.255")}, {{nla_len=11, nla_type=IFA_LABEL}, "enp0s3"}, {{nla_len=8, nla_type=IFA_FLAGS}, IFA_F_NOPREFIXROUTE}, {{nla_len=20, nla_type=IFA_CACHEINFO}, {ifa_prefered=67756, ifa_valid=67756, cstamp=1438, tstamp=622582}}]}], iov_len=4096}], msg_iovlen=1, msg_controllen=0, msg_flags=0}, 0) = 164</text:span></text:p>
      <text:p text:style-name="P18"><text:span text:style-name="T8">92336 sched_setscheduler(92336, SCHED_OTHER, [0] &lt;unfinished ...&gt;</text:span></text:p>
      <text:p text:style-name="P18"><text:span text:style-name="T8">92335 sched_setscheduler(92335, SCHED_OTHER, [0] &lt;unfinished ...&gt;</text:span></text:p>
      <text:p text:style-name="P18"><text:span text:style-name="T8">92334 &lt;... sched_getscheduler resumed&gt;) = 0 (SCHED_OTHER)</text:span></text:p>
      <text:p text:style-name="P18"><text:span text:style-name="T8">92333 recvmsg(13, <text:s/>&lt;unfinished ...&gt;</text:span></text:p>
      <text:p text:style-name="P18"><text:span text:style-name="T8">92336 &lt;... sched_setscheduler resumed&gt;) = 0</text:span></text:p>
      <text:p text:style-name="P18"><text:span text:style-name="T8">92335 &lt;... sched_setscheduler resumed&gt;) = 0</text:span></text:p>
      <text:p text:style-name="P18"><text:span text:style-name="T8">92334 sched_setscheduler(92334, SCHED_OTHER, [0] &lt;unfinished ...&gt;</text:span></text:p>
      <text:p text:style-name="P18"><text:span text:style-name="T8">92333 &lt;... recvmsg resumed&gt;{msg_name={sa_family=AF_NETLINK, nl_pid=0, nl_groups=00000000}, msg_namelen=12, msg_iov=[{iov_base=[{{len=72, type=RTM_NEWADDR, flags=NLM_F_MULTI, seq=1608828401, pid=92333}, {ifa_family=AF_INET6, ifa_prefixlen=128, ifa_flags=IFA_F_PERMANENT, ifa_scope=RT_SCOPE_HOST, ifa_index=if_nametoindex("lo")}, [{{nla_len=20, nla_type=IFA_ADDRESS}, inet_pton(AF_INET6, "::1")}, {{nla_len=20, nla_type=IFA_CACHEINFO}, {ifa_prefered=4294967295, ifa_valid=4294967295, cstamp=164, tstamp=164}}, {{nla_len=8, nla_type=IFA_FLAGS}, IFA_F_PERMANENT}]}, {{len=72, type=RTM_NEWADDR, flags=NLM_F_MULTI, seq=1608828401, pid=92333}, {ifa_family=AF_INET6, ifa_prefixlen=64, ifa_flags=IFA_F_PERMANENT, ifa_scope=RT_SCOPE_LINK, ifa_index=if_nametoindex("enp0s3")}, [{{nla_len=20, nla_type=IFA_ADDRESS}, inet_pton(AF_INET6, "fe80::18ac:705b:f24b:491c")}, {{nla_len=20, nla_type=IFA_CACHEINFO}, {ifa_prefered=4294967295, ifa_valid=4294967295, cstamp=1434, tstamp=1632}}, {{nla_len=8, nla_type=IFA_FLAGS}, IFA_F_PERMANENT|IFA_F_NOPREFIXROUTE}]}], iov_len=4096}], msg_iovlen=1, msg_controllen=0, msg_flags=0}, 0) = 144</text:span></text:p>
      <text:p text:style-name="P18"><text:soft-page-break/><text:span text:style-name="T8">92336 prctl(PR_SET_NAME, "ZMQbg/IO/1" &lt;unfinished ...&gt;</text:span></text:p>
      <text:p text:style-name="P18"><text:span text:style-name="T8">92335 prctl(PR_SET_NAME, "ZMQbg/IO/0" &lt;unfinished ...&gt;</text:span></text:p>
      <text:p text:style-name="P18"><text:span text:style-name="T8">92334 &lt;... sched_setscheduler resumed&gt;) = 0</text:span></text:p>
      <text:p text:style-name="P18"><text:span text:style-name="T8">92333 recvmsg(13, <text:s/>&lt;unfinished ...&gt;</text:span></text:p>
      <text:p text:style-name="P18"><text:span text:style-name="T8">92336 &lt;... prctl resumed&gt;) <text:s text:c="13"/>= 0</text:span></text:p>
      <text:p text:style-name="P18"><text:span text:style-name="T8">92335 &lt;... prctl resumed&gt;) <text:s text:c="13"/>= 0</text:span></text:p>
      <text:p text:style-name="P18"><text:span text:style-name="T8">92334 prctl(PR_SET_NAME, "ZMQbg/Reaper" &lt;unfinished ...&gt;</text:span></text:p>
      <text:p text:style-name="P18"><text:span text:style-name="T8">92333 &lt;... recvmsg resumed&gt;{msg_name={sa_family=AF_NETLINK, nl_pid=0, nl_groups=00000000}, msg_namelen=12, msg_iov=[{iov_base={{len=20, type=NLMSG_DONE, flags=NLM_F_MULTI, seq=1608828401, pid=92333}, 0}, iov_len=4096}], msg_iovlen=1, msg_controllen=0, msg_flags=0}, 0) = 20</text:span></text:p>
      <text:p text:style-name="P18"><text:span text:style-name="T8">92336 epoll_wait(9, <text:s/>&lt;unfinished ...&gt;</text:span></text:p>
      <text:p text:style-name="P18"><text:span text:style-name="T8">92335 epoll_wait(7, <text:s/>&lt;unfinished ...&gt;</text:span></text:p>
      <text:p text:style-name="P18"><text:span text:style-name="T8">92334 &lt;... prctl resumed&gt;) <text:s text:c="13"/>= 0</text:span></text:p>
      <text:p text:style-name="P18"><text:span text:style-name="T8">92333 close(13 &lt;unfinished ...&gt;</text:span></text:p>
      <text:p text:style-name="P18"><text:span text:style-name="T8">92335 &lt;... epoll_wait resumed&gt;[{EPOLLIN, {u32=2171032160, u64=93915925926496}}], 256, -1) = 1</text:span></text:p>
      <text:p text:style-name="P18"><text:span text:style-name="T8">92334 epoll_wait(5, <text:s/>&lt;unfinished ...&gt;</text:span></text:p>
      <text:p text:style-name="P18"><text:span text:style-name="T8">92333 &lt;... close resumed&gt;) <text:s text:c="13"/>= 0</text:span></text:p>
      <text:p text:style-name="P18"><text:span text:style-name="T8">92335 poll([{fd=6, events=POLLIN}], 1, 0 &lt;unfinished ...&gt;</text:span></text:p>
      <text:p text:style-name="P18"><text:span text:style-name="T8">92333 socket(AF_INET, SOCK_STREAM|SOCK_CLOEXEC, IPPROTO_TCP &lt;unfinished ...&gt;</text:span></text:p>
      <text:p text:style-name="P18"><text:span text:style-name="T8">92335 &lt;... poll resumed&gt;) <text:s text:c="14"/>= 1 ([{fd=6, revents=POLLIN}])</text:span></text:p>
      <text:p text:style-name="P18"><text:span text:style-name="T8">92333 &lt;... socket resumed&gt;) <text:s text:c="12"/>= 13</text:span></text:p>
      <text:p text:style-name="P18"><text:span text:style-name="T8">92335 read(6, <text:s/>&lt;unfinished ...&gt;</text:span></text:p>
      <text:p text:style-name="P18"><text:span text:style-name="T8">92333 setsockopt(13, SOL_SOCKET, SO_REUSEADDR, [1], 4 &lt;unfinished ...&gt;</text:span></text:p>
      <text:p text:style-name="P18"><text:span text:style-name="T8">92335 &lt;... read resumed&gt;"\1\0\0\0\0\0\0\0", 8) = 8</text:span></text:p>
      <text:p text:style-name="P18"><text:span text:style-name="T8">92333 &lt;... setsockopt resumed&gt;) <text:s text:c="8"/>= 0</text:span></text:p>
      <text:p text:style-name="P18"><text:span text:style-name="T8">92335 mmap(NULL, 134217728, PROT_NONE, MAP_PRIVATE|MAP_ANONYMOUS|MAP_NORESERVE, -1, 0 &lt;unfinished ...&gt;</text:span></text:p>
      <text:p text:style-name="P18"><text:span text:style-name="T8">92333 bind(13, {sa_family=AF_INET, sin_port=htons(8080), sin_addr=inet_addr("127.0.0.1")}, 16 &lt;unfinished ...&gt;</text:span></text:p>
      <text:p text:style-name="P18"><text:span text:style-name="T8">92335 &lt;... mmap resumed&gt;) <text:s text:c="14"/>= 0x7f56d77e1000</text:span></text:p>
      <text:p text:style-name="P18"><text:span text:style-name="T8">92333 &lt;... bind resumed&gt;) <text:s text:c="14"/>= -1 EADDRINUSE (Address already in use)</text:span></text:p>
      <text:p text:style-name="P18"><text:span text:style-name="T8">92335 munmap(0x7f56d77e1000, 8515584 &lt;unfinished ...&gt;</text:span></text:p>
      <text:p text:style-name="P18"><text:span text:style-name="T8">92333 close(13 &lt;unfinished ...&gt;</text:span></text:p>
      <text:p text:style-name="P18"><text:span text:style-name="T8">92335 &lt;... munmap resumed&gt;) <text:s text:c="12"/>= 0</text:span></text:p>
      <text:p text:style-name="P18"><text:span text:style-name="T8">92333 &lt;... close resumed&gt;) <text:s text:c="13"/>= 0</text:span></text:p>
      <text:p text:style-name="P18"><text:span text:style-name="T8">92335 munmap(0x7f56dc000000, 58593280 &lt;unfinished ...&gt;</text:span></text:p>
      <text:p text:style-name="P18"><text:span text:style-name="T8">92333 futex(0x7f56e171c1e0, FUTEX_WAKE_PRIVATE, 2147483647 &lt;unfinished ...&gt;</text:span></text:p>
      <text:p text:style-name="P18"><text:span text:style-name="T8">92335 &lt;... munmap resumed&gt;) <text:s text:c="12"/>= 0</text:span></text:p>
      <text:p text:style-name="P18"><text:span text:style-name="T8">92333 &lt;... futex resumed&gt;) <text:s text:c="13"/>= 0</text:span></text:p>
      <text:p text:style-name="P18"><text:span text:style-name="T8">92335 mprotect(0x7f56d8000000, 135168, PROT_READ|PROT_WRITE &lt;unfinished ...&gt;</text:span></text:p>
      <text:p text:style-name="P18"><text:span text:style-name="T8">92333 poll([{fd=11, events=POLLIN}], 1, 0 &lt;unfinished ...&gt;</text:span></text:p>
      <text:p text:style-name="P18"><text:span text:style-name="T8">92335 &lt;... mprotect resumed&gt;) <text:s text:c="10"/>= 0</text:span></text:p>
      <text:p text:style-name="P18"><text:span text:style-name="T8">92333 &lt;... poll resumed&gt;) <text:s text:c="14"/>= 0 (Timeout)</text:span></text:p>
      <text:p text:style-name="P18"><text:span text:style-name="T8">92335 socket(AF_INET, SOCK_STREAM|SOCK_CLOEXEC, IPPROTO_TCP &lt;unfinished ...&gt;</text:span></text:p>
      <text:p text:style-name="P18"><text:span text:style-name="T8">92333 socket(AF_NETLINK, SOCK_RAW|SOCK_CLOEXEC, NETLINK_ROUTE &lt;unfinished ...&gt;</text:span></text:p>
      <text:p text:style-name="P18"><text:span text:style-name="T8">92335 &lt;... socket resumed&gt;) <text:s text:c="12"/>= 13</text:span></text:p>
      <text:p text:style-name="P18"><text:span text:style-name="T8">92333 &lt;... socket resumed&gt;) <text:s text:c="12"/>= 14</text:span></text:p>
      <text:p text:style-name="P18"><text:span text:style-name="T8">92335 fcntl(13, F_GETFL &lt;unfinished ...&gt;</text:span></text:p>
      <text:p text:style-name="P18"><text:span text:style-name="T8">92333 bind(14, {sa_family=AF_NETLINK, nl_pid=0, nl_groups=00000000}, 12 &lt;unfinished ...&gt;</text:span></text:p>
      <text:p text:style-name="P18"><text:span text:style-name="T8">92335 &lt;... fcntl resumed&gt;) <text:s text:c="13"/>= 0x2 (flags O_RDWR)</text:span></text:p>
      <text:p text:style-name="P18"><text:span text:style-name="T8">92333 &lt;... bind resumed&gt;) <text:s text:c="14"/>= 0</text:span></text:p>
      <text:p text:style-name="P18"><text:span text:style-name="T8">92335 fcntl(13, F_SETFL, O_RDWR|O_NONBLOCK &lt;unfinished ...&gt;</text:span></text:p>
      <text:p text:style-name="P18"><text:span text:style-name="T8">92333 getsockname(14, <text:s/>&lt;unfinished ...&gt;</text:span></text:p>
      <text:p text:style-name="P18"><text:span text:style-name="T8">92335 &lt;... fcntl resumed&gt;) <text:s text:c="13"/>= 0</text:span></text:p>
      <text:p text:style-name="P18"><text:span text:style-name="T8">92333 &lt;... getsockname resumed&gt;{sa_family=AF_NETLINK, nl_pid=92333, nl_groups=00000000}, [12]) = 0</text:span></text:p>
      <text:p text:style-name="P18"><text:span text:style-name="T8">92335 connect(13, {sa_family=AF_INET, sin_port=htons(8080), sin_addr=inet_addr("127.0.0.1")}, 16 &lt;unfinished ...&gt;</text:span></text:p>
      <text:p text:style-name="P18"><text:span text:style-name="T8">92333 sendto(14, {{len=20, type=RTM_GETLINK, flags=NLM_F_REQUEST|NLM_F_DUMP, seq=1608828400, pid=0}, {ifi_family=AF_UNSPEC, ...}}, 20, 0, {sa_family=AF_NETLINK, nl_pid=0, nl_groups=00000000}, 12 &lt;unfinished ...&gt;</text:span></text:p>
      <text:p text:style-name="P18"><text:span text:style-name="T8">92335 &lt;... connect resumed&gt;) <text:s text:c="11"/>= -1 EINPROGRESS (Operation now in progress)</text:span></text:p>
      <text:p text:style-name="P18"><text:span text:style-name="T8">92333 &lt;... sendto resumed&gt;) <text:s text:c="12"/>= 20</text:span></text:p>
      <text:p text:style-name="P18"><text:span text:style-name="T8">92332 &lt;... epoll_wait resumed&gt;[{EPOLLIN, {u32=4227861344, u64=140630047066976}}], 256, -1) = 1</text:span></text:p>
      <text:p text:style-name="P18"><text:span text:style-name="T8">92335 epoll_ctl(7, EPOLL_CTL_ADD, 13, {0, {u32=3623883600, u64=140010967798608}} &lt;unfinished ...&gt;</text:span></text:p>
      <text:p text:style-name="P18"><text:span text:style-name="T8">92333 recvmsg(14, <text:s/>&lt;unfinished ...&gt;</text:span></text:p>
      <text:p text:style-name="P18"><text:soft-page-break/><text:span text:style-name="T8">92332 accept4(9, <text:s/>&lt;unfinished ...&gt;</text:span></text:p>
      <text:p text:style-name="P18"><text:span text:style-name="T8">92335 &lt;... epoll_ctl resumed&gt;) <text:s text:c="9"/>= 0</text:span></text:p>
      <text:p text:style-name="P18"><text:span text:style-name="T8">92333 &lt;... recvmsg resumed&gt;{msg_name={sa_family=AF_NETLINK, nl_pid=0, nl_groups=00000000}, msg_namelen=12, msg_iov=[{iov_base=[{{len=1316, type=RTM_NEWLINK, flags=NLM_F_MULTI, seq=1608828400, pid=92333}, {ifi_family=AF_UNSPEC, ifi_type=ARPHRD_LOOPBACK, ifi_index=if_nametoindex("lo"), ifi_flags=IFF_UP|IFF_LOOPBACK|IFF_RUNNING|IFF_LOWER_UP, ifi_change=0}, [{{nla_len=7, nla_type=IFLA_IFNAME}, "lo"}, {{nla_len=8, nla_type=IFLA_TXQLEN}, 1000}, {{nla_len=5, nla_type=IFLA_OPERSTATE}, 0}, {{nla_len=5, nla_type=IFLA_LINKMODE}, 0}, {{nla_len=8, nla_type=IFLA_MTU}, 65536}, {{nla_len=8, nla_type=IFLA_MIN_MTU}, 0}, {{nla_len=8, nla_type=IFLA_MAX_MTU}, 0}, {{nla_len=8, nla_type=IFLA_GROUP}, 0}, {{nla_len=8, nla_type=IFLA_PROMISCUITY}, 0}, {{nla_len=8, nla_type=IFLA_NUM_TX_QUEUES}, 1}, {{nla_len=8, nla_type=IFLA_GSO_MAX_SEGS}, 65535}, {{nla_len=8, nla_type=IFLA_GSO_MAX_SIZE}, 65536}, {{nla_len=8, nla_type=IFLA_NUM_RX_QUEUES}, 1}, {{nla_len=5, nla_type=IFLA_CARRIER}, 1}, {{nla_len=12, nla_type=IFLA_QDISC}, "noqueue"}, {{nla_len=8, nla_type=IFLA_CARRIER_CHANGES}, 0}, {{nla_len=5, nla_type=IFLA_PROTO_DOWN}, 0}, {{nla_len=8, nla_type=IFLA_CARRIER_UP_COUNT}, 0}, {{nla_len=8, nla_type=IFLA_CARRIER_DOWN_COUNT}, 0}, {{nla_len=36, nla_type=IFLA_MAP}, {mem_start=0, mem_end=0, base_addr=0, irq=0, dma=0, port=0}}, {{nla_len=10, nla_type=IFLA_ADDRESS}, "\x00\x00\x00\x00\x00\x00"}, {{nla_len=10, nla_type=IFLA_BROADCAST}, "\x00\x00\x00\x00\x00\x00"}, {{nla_len=196, nla_type=IFLA_STATS64}, {rx_packets=104286, tx_packets=104286, rx_bytes=5729966, tx_bytes=5729966, rx_errors=0, tx_errors=0, rx_dropped=0, tx_dropped=0, multicast=0, collisions=0, rx_length_errors=0, rx_over_errors=0, rx_crc_errors=0, rx_frame_errors=0, rx_fifo_errors=0, rx_missed_errors=0, tx_aborted_errors=0, tx_carrier_errors=0, tx_fifo_errors=0, tx_heartbeat_errors=0, tx_window_errors=0, rx_compressed=0, tx_compressed=0, rx_nohandler=0}}, {{nla_len=100, nla_type=IFLA_STATS}, {rx_packets=104286, tx_packets=104286, rx_bytes=5729966, tx_bytes=5729966, rx_errors=0, tx_errors=0, rx_dropped=0, tx_dropped=0, multicast=0, collisions=0, rx_length_errors=0, rx_over_errors=0, rx_crc_errors=0, rx_frame_errors=0, rx_fifo_errors=0, rx_missed_errors=0, tx_aborted_errors=0, tx_carrier_errors=0, tx_fifo_errors=0, tx_heartbeat_errors=0, tx_window_errors=0, rx_compressed=0, tx_compressed=0, rx_nohandler=0}}, {{nla_len=12, nla_type=IFLA_XDP}, {{nla_len=5, nla_type=IFLA_XDP_ATTACHED}, XDP_ATTACHED_NONE}}, {{nla_len=760, nla_type=IFLA_AF_SPEC}, [{{nla_len=136, nla_type=AF_INET}, {{nla_len=132, nla_type=IFLA_INET_CONF}, [[IPV4_DEVCONF_FORWARDING-1] = 0, [IPV4_DEVCONF_MC_FORWARDING-1] = 0, [IPV4_DEVCONF_PROXY_ARP-1] = 0, [IPV4_DEVCONF_ACCEPT_REDIRECTS-1] = 1, [IPV4_DEVCONF_SECURE_REDIRECTS-1] = 1, [IPV4_DEVCONF_SEND_REDIRECTS-1] = 1, [IPV4_DEVCONF_SHARED_MEDIA-1] = 1, [IPV4_DEVCONF_RP_FILTER-1] = 0, [IPV4_DEVCONF_ACCEPT_SOURCE_ROUTE-1] = 1, [IPV4_DEVCONF_BOOTP_RELAY-1] = 0, [IPV4_DEVCONF_LOG_MARTIANS-1] = 0, [IPV4_DEVCONF_TAG-1] = 0, [IPV4_DEVCONF_ARPFILTER-1] = 0, [IPV4_DEVCONF_MEDIUM_ID-1] = 0, [IPV4_DEVCONF_NOXFRM-1] = 1, [IPV4_DEVCONF_NOPOLICY-1] = 1, [IPV4_DEVCONF_FORCE_IGMP_VERSION-1] = 0, [IPV4_DEVCONF_ARP_ANNOUNCE-1] = 0, [IPV4_DEVCONF_ARP_IGNORE-1] = 0, [IPV4_DEVCONF_PROMOTE_SECONDARIES-1] = 1, [IPV4_DEVCONF_ARP_ACCEPT-1] = 0, [IPV4_DEVCONF_ARP_NOTIFY-1] = 0, [IPV4_DEVCONF_ACCEPT_LOCAL-1] = 0, [IPV4_DEVCONF_SRC_VMARK-1] = 0, [IPV4_DEVCONF_PROXY_ARP_PVLAN-1] = 0, [IPV4_DEVCONF_ROUTE_LOCALNET-1] = 0, [IPV4_DEVCONF_IGMPV2_UNSOLICITED_REPORT_INTERVAL-1] = 10000, [IPV4_DEVCONF_IGMPV3_UNSOLICITED_REPORT_INTERVAL-1] = 1000, [IPV4_DEVCONF_IGNORE_ROUTES_WITH_LINKDOWN-1] = 0, [IPV4_DEVCONF_DROP_UNICAST_IN_L2_MULTICAST-1] = 0, [IPV4_DEVCONF_DROP_GRATUITOUS_ARP-1] = 0, [IPV4_DEVCONF_BC_FORWARDING-1] = 0]}}, {{nla_len=620, nla_type=AF_INET6}, [{{nla_len=8, nla_type=IFLA_INET6_FLAGS}, IF_READY}, {{nla_len=20, nla_type=IFLA_INET6_CACHEINFO}, {max_reasm_len=65535, tstamp=164, reachable_time=32040, retrans_time=1000}}, {{nla_len=208, nla_type=IFLA_INET6_CONF}, [[DEVCONF_FORWARDING] = 0, [DEVCONF_HOPLIMIT] = 64, [DEVCONF_MTU6] = 65536, [DEVCONF_ACCEPT_RA] = 1, [DEVCONF_ACCEPT_REDIRECTS] = 1, [DEVCONF_AUTOCONF] = 1, [DEVCONF_DAD_TRANSMITS] = 1, [DEVCONF_RTR_SOLICITS] = -1, [DEVCONF_RTR_SOLICIT_INTERVAL] = 4000, [DEVCONF_RTR_SOLICIT_DELAY] = 1000, [DEVCONF_USE_TEMPADDR] = -1, [DEVCONF_TEMP_VALID_LFT] = 604800, [DEVCONF_TEMP_PREFERED_LFT] = 86400, [DEVCONF_REGEN_MAX_RETRY] = 3, [DEVCONF_MAX_DESYNC_FACTOR] = 600, [DEVCONF_MAX_ADDRESSES] = 16, [DEVCONF_FORCE_MLD_VERSION] = 0, [DEVCONF_ACCEPT_RA_DEFRTR] = 1, [DEVCONF_ACCEPT_RA_PINFO] = 1, [DEVCONF_ACCEPT_RA_RTR_PREF] = 1, [DEVCONF_RTR_PROBE_INTERVAL] = 60000, [DEVCONF_ACCEPT_RA_RT_INFO_MAX_PLEN] = 0, [DEVCONF_PROXY_NDP] = 0, [DEVCONF_OPTIMISTIC_DAD] = 0, [DEVCONF_ACCEPT_SOURCE_ROUTE] = 0, [DEVCONF_MC_FORWARDING] = 0, [DEVCONF_DISABLE_IPV6] = 0, [DEVCONF_ACCEPT_DAD] = -1, [DEVCONF_FORCE_TLLAO] = 0, [DEVCONF_NDISC_NOTIFY] = 0, </text:span><text:soft-page-break/><text:span text:style-name="T8">[DEVCONF_MLDV1_UNSOLICITED_REPORT_INTERVAL] = 10000, [DEVCONF_MLDV2_UNSOLICITED_REPORT_INTERVAL] = 1000, ...]}, {{nla_len=300, nla_type=IFLA_INET6_STATS}, [[IPSTATS_MIB_NUM] = 37, [IPSTATS_MIB_INPKTS] = 5, [IPSTATS_MIB_INOCTETS] = 341, [IPSTATS_MIB_INDELIVERS] = 5, [IPSTATS_MIB_OUTFORWDATAGRAMS] = 0, [IPSTATS_MIB_OUTPKTS] = 5, [IPSTATS_MIB_OUTOCTETS] = 341, [IPSTATS_MIB_INHDRERRORS] = 0, [IPSTATS_MIB_INTOOBIGERRORS] = 0, [IPSTATS_MIB_INNOROUTES] = 0, [IPSTATS_MIB_INADDRERRORS] = 0, [IPSTATS_MIB_INUNKNOWNPROTOS] = 0, [IPSTATS_MIB_INTRUNCATEDPKTS] = 0, [IPSTATS_MIB_INDISCARDS] = 0, [IPSTATS_MIB_OUTDISCARDS] = 0, [IPSTATS_MIB_OUTNOROUTES] = 0, [IPSTATS_MIB_REASMTIMEOUT] = 0, [IPSTATS_MIB_REASMREQDS] = 0, [IPSTATS_MIB_REASMOKS] = 0, [IPSTATS_MIB_REASMFAILS] = 0, [IPSTATS_MIB_FRAGOKS] = 0, [IPSTATS_MIB_FRAGFAILS] = 0, [IPSTATS_MIB_FRAGCREATES] = 0, [IPSTATS_MIB_INMCASTPKTS] = 0, [IPSTATS_MIB_OUTMCASTPKTS] = 2, [IPSTATS_MIB_INBCASTPKTS] = 0, [IPSTATS_MIB_OUTBCASTPKTS] = 0, [IPSTATS_MIB_INMCASTOCTETS] = 0, [IPSTATS_MIB_OUTMCASTOCTETS] = 152, [IPSTATS_MIB_INBCASTOCTETS] = 0, [IPSTATS_MIB_OUTBCASTOCTETS] = 0, [IPSTATS_MIB_CSUMERRORS] = 0, ...]}, {{nla_len=52, nla_type=IFLA_INET6_ICMP6STATS}, [[ICMP6_MIB_NUM] = 6, [ICMP6_MIB_INMSGS] = 2, [ICMP6_MIB_INERRORS] = 0, [ICMP6_MIB_OUTMSGS] = 2, [ICMP6_MIB_OUTERRORS] = 0, [ICMP6_MIB_CSUMERRORS] = 0]}, {{nla_len=20, nla_type=IFLA_INET6_TOKEN}, inet_pton(AF_INET6, "::")}, {{nla_len=5, nla_type=IFLA_INET6_ADDR_GEN_MODE}, IN6_ADDR_GEN_MODE_EUI64}]}]}]}, {{len=1324, type=RTM_NEWLINK, flags=NLM_F_MULTI, seq=1608828400, pid=92333}, {ifi_family=AF_UNSPEC, ifi_type=ARPHRD_ETHER, ifi_index=if_nametoindex("enp0s3"), ifi_flags=IFF_UP|IFF_BROADCAST|IFF_RUNNING|IFF_MULTICAST|IFF_LOWER_UP, ifi_change=0}, [{{nla_len=11, nla_type=IFLA_IFNAME}, "enp0s3"}, {{nla_len=8, nla_type=IFLA_TXQLEN}, 1000}, {{nla_len=5, nla_type=IFLA_OPERSTATE}, 6}, {{nla_len=5, nla_type=IFLA_LINKMODE}, 0}, {{nla_len=8, nla_type=IFLA_MTU}, 1500}, {{nla_len=8, nla_type=IFLA_MIN_MTU}, 46}, {{nla_len=8, nla_type=IFLA_MAX_MTU}, 16110}, {{nla_len=8, nla_type=IFLA_GROUP}, 0}, {{nla_len=8, nla_type=IFLA_PROMISCUITY}, 0}, {{nla_len=8, nla_type=IFLA_NUM_TX_QUEUES}, 1}, {{nla_len=8, nla_type=IFLA_GSO_MAX_SEGS}, 65535}, {{nla_len=8, nla_type=IFLA_GSO_MAX_SIZE}, 65536}, {{nla_len=8, nla_type=IFLA_NUM_RX_QUEUES}, 1}, {{nla_len=5, nla_type=IFLA_CARRIER}, 1}, {{nla_len=13, nla_type=IFLA_QDISC}, "fq_codel"}, {{nla_len=8, nla_type=IFLA_CARRIER_CHANGES}, 10}, {{nla_len=5, nla_type=IFLA_PROTO_DOWN}, 0}, {{nla_len=8, nla_type=IFLA_CARRIER_UP_COUNT}, 5}, {{nla_len=8, nla_type=IFLA_CARRIER_DOWN_COUNT}, 5}, {{nla_len=36, nla_type=IFLA_MAP}, {mem_start=0, mem_end=0, base_addr=0, irq=0, dma=0, port=0}}, {{nla_len=10, nla_type=IFLA_ADDRESS}, "\x08\x00\x27\x7c\x08\x1d"}, {{nla_len=10, nla_type=IFLA_BROADCAST}, "\xff\xff\xff\xff\xff\xff"}, {{nla_len=196, nla_type=IFLA_STATS64}, {rx_packets=379844, tx_packets=84001, rx_bytes=502192010, tx_bytes=19215955, rx_errors=0, tx_errors=0, rx_dropped=0, tx_dropped=0, multicast=0, collisions=0, rx_length_errors=0, rx_over_errors=0, rx_crc_errors=0, rx_frame_errors=0, rx_fifo_errors=0, rx_missed_errors=0, tx_aborted_errors=0, tx_carrier_errors=0, tx_fifo_errors=0, tx_heartbeat_errors=0, tx_window_errors=0, rx_compressed=0, tx_compressed=0, rx_nohandler=0}}, {{nla_len=100, nla_type=IFLA_STATS}, {rx_packets=379844, tx_packets=84001, rx_bytes=502192010, tx_bytes=19215955, rx_errors=0, tx_errors=0, rx_dropped=0, tx_dropped=0, multicast=0, collisions=0, rx_length_errors=0, rx_over_errors=0, rx_crc_errors=0, rx_frame_errors=0, rx_fifo_errors=0, rx_missed_errors=0, tx_aborted_errors=0, tx_carrier_errors=0, tx_fifo_errors=0, tx_heartbeat_errors=0, tx_window_errors=0, rx_compressed=0, tx_compressed=0, rx_nohandler=0}}, {{nla_len=12, nla_type=IFLA_XDP}, {{nla_len=5, nla_type=IFLA_XDP_ATTACHED}, XDP_ATTACHED_NONE}}, {{nla_len=760, nla_type=IFLA_AF_SPEC}, [{{nla_len=136, nla_type=AF_INET}, {{nla_len=132, nla_type=IFLA_INET_CONF}, [[IPV4_DEVCONF_FORWARDING-1] = 0, [IPV4_DEVCONF_MC_FORWARDING-1] = 0, [IPV4_DEVCONF_PROXY_ARP-1] = 0, [IPV4_DEVCONF_ACCEPT_REDIRECTS-1] = 1, [IPV4_DEVCONF_SECURE_REDIRECTS-1] = 1, [IPV4_DEVCONF_SEND_REDIRECTS-1] = 1, [IPV4_DEVCONF_SHARED_MEDIA-1] = 1, [IPV4_DEVCONF_RP_FILTER-1] = 2, [IPV4_DEVCONF_ACCEPT_SOURCE_ROUTE-1] = 1, [IPV4_DEVCONF_BOOTP_RELAY-1] = 0, [IPV4_DEVCONF_LOG_MARTIANS-1] = 0, [IPV4_DEVCONF_TAG-1] = 0, [IPV4_DEVCONF_ARPFILTER-1] = 0, [IPV4_DEVCONF_MEDIUM_ID-1] = 0, [IPV4_DEVCONF_NOXFRM-1] = 0, [IPV4_DEVCONF_NOPOLICY-1] = 0, [IPV4_DEVCONF_FORCE_IGMP_VERSION-1] = 0, [IPV4_DEVCONF_ARP_ANNOUNCE-1] = 0, [IPV4_DEVCONF_ARP_IGNORE-1] = 0, [IPV4_DEVCONF_PROMOTE_SECONDARIES-1] = 1, [IPV4_DEVCONF_ARP_ACCEPT-1] = 0, [IPV4_DEVCONF_ARP_NOTIFY-1] = 0, [IPV4_DEVCONF_ACCEPT_LOCAL-1] = 0, [IPV4_DEVCONF_SRC_VMARK-1] = 0, [IPV4_DEVCONF_PROXY_ARP_PVLAN-1] = 0, [IPV4_DEVCONF_ROUTE_LOCALNET-1] = 0, [IPV4_DEVCONF_IGMPV2_UNSOLICITED_REPORT_INTERVAL-1]</text:span></text:p>
      <text:p text:style-name="P18"><text:span text:style-name="T8"><text:s/>= 10000, [IPV4_DEVCONF_IGMPV3_UNSOLICITED_REPORT_INTERVAL-1] = 1000, [IPV4_DEVCONF_IGNORE_ROUTES_WITH_LINKDOWN-1] = 0, [IPV4_DEVCONF_DROP_UNICAST_IN_L2_MULTICAST-1] = 0, [IPV4_DEVCONF_DROP_GRATUITOUS_ARP-1] = 0, [IPV4_DEVCONF_BC_FORWARDING-1] = 0]}}, </text:span><text:soft-page-break/><text:span text:style-name="T8">{{nla_len=620, nla_type=AF_INET6}, [{{nla_len=8, nla_type=IFLA_INET6_FLAGS}, IF_READY}, {{nla_len=20, nla_type=IFLA_INET6_CACHEINFO}, {max_reasm_len=65535, tstamp=1434, reachable_time=32540, retrans_time=1000}}, {{nla_len=208, nla_type=IFLA_INET6_CONF}, [[DEVCONF_FORWARDING] = 0, [DEVCONF_HOPLIMIT] = 64, [DEVCONF_MTU6] = 1500, [DEVCONF_ACCEPT_RA] = 0, [DEVCONF_ACCEPT_REDIRECTS] = 1, [DEVCONF_AUTOCONF] = 1, [DEVCONF_DAD_TRANSMITS] = 1, [DEVCONF_RTR_SOLICITS] = -1, [DEVCONF_RTR_SOLICIT_INTERVAL] = 4000, [DEVCONF_RTR_SOLICIT_DELAY] = 1000, [DEVCONF_USE_TEMPADDR] = 2, [DEVCONF_TEMP_VALID_LFT] = 604800, [DEVCONF_TEMP_PREFERED_LFT] = 86400, [DEVCONF_REGEN_MAX_RETRY] = 3, [DEVCONF_MAX_DESYNC_FACTOR] = 600, [DEVCONF_MAX_ADDRESSES] = 16, [DEVCONF_FORCE_MLD_VERSION] = 0, [DEVCONF_ACCEPT_RA_DEFRTR] = 1, [DEVCONF_ACCEPT_RA_PINFO] = 1, [DEVCONF_ACCEPT_RA_RTR_PREF] = 1, [DEVCONF_RTR_PROBE_INTERVAL] = 60000, [DEVCONF_ACCEPT_RA_RT_INFO_MAX_PLEN] = 0, [DEVCONF_PROXY_NDP] = 0, [DEVCONF_OPTIMISTIC_DAD] = 0, [DEVCONF_ACCEPT_SOURCE_ROUTE] = 0, [DEVCONF_MC_FORWARDING] = 0, [DEVCONF_DISABLE_IPV6] = 0, [DEVCONF_ACCEPT_DAD] = 1, [DEVCONF_FORCE_TLLAO] = 0, [DEVCONF_NDISC_NOTIFY] = 0, [DEVCONF_MLDV1_UNSOLICITED_REPORT_INTERVAL] = 10000, [DEVCONF_MLDV2_UNSOLICITED_REPORT_INTERVAL] = 1000, ...]}, {{nla_len=300, nla_type=IFLA_INET6_STATS}, [[IPSTATS_MIB_NUM] = 37, [IPSTATS_MIB_INPKTS] = 58, [IPSTATS_MIB_INOCTETS] = 6839, [IPSTATS_MIB_INDELIVERS] = 58, [IPSTATS_MIB_OUTFORWDATAGRAMS] = 0, [IPSTATS_MIB_OUTPKTS] = 76, [IPSTATS_MIB_OUTOCTETS] = 8399, [IPSTATS_MIB_INHDRERRORS] = 0, [IPSTATS_MIB_INTOOBIGERRORS] = 0, [IPSTATS_MIB_INNOROUTES] = 0, [IPSTATS_MIB_INADDRERRORS] = 0, [IPSTATS_MIB_INUNKNOWNPROTOS] = 0, [IPSTATS_MIB_INTRUNCATEDPKTS] = 0, [IPSTATS_MIB_INDISCARDS] = 0, [IPSTATS_MIB_OUTDISCARDS] = 2, [IPSTATS_MIB_OUTNOROUTES] = 0, [IPSTATS_MIB_REASMTIMEOUT] = 0, [IPSTATS_MIB_REASMREQDS] = 0, [IPSTATS_MIB_REASMOKS] = 0, [IPSTATS_MIB_REASMFAILS] = 0, [IPSTATS_MIB_FRAGOKS] = 0, [IPSTATS_MIB_FRAGFAILS] = 0, [IPSTATS_MIB_FRAGCREATES] = 0, [IPSTATS_MIB_INMCASTPKTS] = 58, [IPSTATS_MIB_OUTMCASTPKTS] = 76, [IPSTATS_MIB_INBCASTPKTS] = 0, [IPSTATS_MIB_OUTBCASTPKTS] = 0, [IPSTATS_MIB_INMCASTOCTETS] = 6839, [IPSTATS_MIB_OUTMCASTOCTETS] = 8399, [IPSTATS_MIB_INBCASTOCTETS] = 0, [IPSTATS_MIB_OUTBCASTOCTETS] = 0, [IPSTATS_MIB_CSUMERRORS] = 0, ...]}, {{nla_len=52, nla_type=IFLA_INET6_ICMP6STATS}, [[ICMP6_MIB_NUM] = 6, [ICMP6_MIB_INMSGS] = 0, [ICMP6_MIB_INERRORS] = 0, [ICMP6_MIB_OUTMSGS] = 18, [ICMP6_MIB_OUTERRORS] = 0, [ICMP6_MIB_CSUMERRORS] = 0]}, {{nla_len=20, nla_type=IFLA_INET6_TOKEN}, inet_pton(AF_INET6, "::")}, {{nla_len=5, nla_type=IFLA_INET6_ADDR_GEN_MODE}, IN6_ADDR_GEN_MODE_NONE}]}]}]}], iov_len=4096}], msg_iovlen=1, msg_controllen=0, msg_flags=0}, 0) = 2640</text:span></text:p>
      <text:p text:style-name="P18"><text:span text:style-name="T8">92332 &lt;... accept4 resumed&gt;{sa_family=AF_INET, sin_port=htons(58908), sin_addr=inet_addr("127.0.0.1")}, [128-&gt;16], SOCK_CLOEXEC) = 10</text:span></text:p>
      <text:p text:style-name="P18"><text:span text:style-name="T8">92335 epoll_ctl(7, EPOLL_CTL_MOD, 13, {EPOLLOUT, {u32=3623883600, u64=140010967798608}} &lt;unfinished ...&gt;</text:span></text:p>
      <text:p text:style-name="P18"><text:span text:style-name="T8">92333 recvmsg(14, <text:s/>&lt;unfinished ...&gt;</text:span></text:p>
      <text:p text:style-name="P18"><text:span text:style-name="T8">92332 setsockopt(10, SOL_TCP, TCP_NODELAY, [1], 4 &lt;unfinished ...&gt;</text:span></text:p>
      <text:p text:style-name="P18"><text:span text:style-name="T8">92335 &lt;... epoll_ctl resumed&gt;) <text:s text:c="9"/>= 0</text:span></text:p>
      <text:p text:style-name="P18"><text:span text:style-name="T8">92333 &lt;... recvmsg resumed&gt;{msg_name={sa_family=AF_NETLINK, nl_pid=0, nl_groups=00000000}, msg_namelen=12, msg_iov=[{iov_base={{len=20, type=NLMSG_DONE, flags=NLM_F_MULTI, seq=1608828400, pid=92333}, 0}, iov_len=4096}], msg_iovlen=1, msg_controllen=0, msg_flags=0}, 0) = 20</text:span></text:p>
      <text:p text:style-name="P18"><text:span text:style-name="T8">92332 &lt;... setsockopt resumed&gt;) <text:s text:c="8"/>= 0</text:span></text:p>
      <text:p text:style-name="P18"><text:span text:style-name="T8">92335 poll([{fd=6, events=POLLIN}], 1, 0 &lt;unfinished ...&gt;</text:span></text:p>
      <text:p text:style-name="P18"><text:span text:style-name="T8">92333 sendto(14, {{len=20, type=RTM_GETADDR, flags=NLM_F_REQUEST|NLM_F_DUMP, seq=1608828401, pid=0}, {ifa_family=AF_UNSPEC, ...}}, 20, 0, {sa_family=AF_NETLINK, nl_pid=0, nl_groups=00000000}, 12 &lt;unfinished ...&gt;</text:span></text:p>
      <text:p text:style-name="P18"><text:span text:style-name="T8">92332 getpeername(10, <text:s/>&lt;unfinished ...&gt;</text:span></text:p>
      <text:p text:style-name="P18"><text:span text:style-name="T8">92335 &lt;... poll resumed&gt;) <text:s text:c="14"/>= 0 (Timeout)</text:span></text:p>
      <text:p text:style-name="P18"><text:span text:style-name="T8">92333 &lt;... sendto resumed&gt;) <text:s text:c="12"/>= 20</text:span></text:p>
      <text:p text:style-name="P18"><text:span text:style-name="T8">92332 &lt;... getpeername resumed&gt;{sa_family=AF_INET, sin_port=htons(58908), sin_addr=inet_addr("127.0.0.1")}, [128-&gt;16]) = 0</text:span></text:p>
      <text:p text:style-name="P18"><text:span text:style-name="T8">92335 epoll_wait(7, <text:s/>&lt;unfinished ...&gt;</text:span></text:p>
      <text:p text:style-name="P18"><text:span text:style-name="T8">92333 recvmsg(14, <text:s/>&lt;unfinished ...&gt;</text:span></text:p>
      <text:p text:style-name="P18"><text:span text:style-name="T8">92332 getsockname(10, <text:s/>&lt;unfinished ...&gt;</text:span></text:p>
      <text:p text:style-name="P18"><text:span text:style-name="T8">92335 &lt;... epoll_wait resumed&gt;[{EPOLLOUT, {u32=3623883600, u64=140010967798608}}], 256, -1) = 1</text:span></text:p>
      <text:p text:style-name="P18"><text:span text:style-name="T8">92333 &lt;... recvmsg resumed&gt;{msg_name={sa_family=AF_NETLINK, nl_pid=0, nl_groups=00000000}, msg_namelen=12, msg_iov=[{iov_base=[{{len=76, type=RTM_NEWADDR, flags=NLM_F_MULTI, </text:span><text:soft-page-break/><text:span text:style-name="T8">seq=1608828401, pid=92333}, {ifa_family=AF_INET, ifa_prefixlen=8, ifa_flags=IFA_F_PERMANENT, ifa_scope=RT_SCOPE_HOST, ifa_index=if_nametoindex("lo")}, [{{nla_len=8, nla_type=IFA_ADDRESS}, inet_addr("127.0.0.1")}, {{nla_len=8, nla_type=IFA_LOCAL}, inet_addr("127.0.0.1")}, {{nla_len=7, nla_type=IFA_LABEL}, "lo"}, {{nla_len=8, nla_type=IFA_FLAGS}, IFA_F_PERMANENT}, {{nla_len=20, nla_type=IFA_CACHEINFO}, {ifa_prefered=4294967295, ifa_valid=4294967295, cstamp=164, tstamp=164}}]}, {{len=88, type=RTM_NEWADDR, flags=NLM_F_MULTI, seq=1608828401, pid=92333}, {ifa_family=AF_INET, ifa_prefixlen=24, ifa_flags=0, ifa_scope=RT_SCOPE_UNIVERSE, ifa_index=if_nametoindex("enp0s3")}, [{{nla_len=8, nla_type=IFA_ADDRESS}, inet_addr("10.0.2.15")}, {{nla_len=8, nla_type=IFA_LOCAL}, inet_addr("10.0.2.15")}, {{nla_len=8, nla_type=IFA_BROADCAST}, inet_addr("10.0.2.255")}, {{nla_len=11, nla_type=IFA_LABEL}, "enp0s3"}, {{nla_len=8, nla_type=IFA_FLAGS}, IFA_F_NOPREFIXROUTE}, {{nla_len=20, nla_type=IFA_CACHEINFO}, {ifa_prefered=67756, ifa_valid=67756, cstamp=1438, tstamp=622582}}]}], iov_len=4096}], msg_iovlen=1, msg_controllen=0, msg_flags=0}, 0) = 164</text:span></text:p>
      <text:p text:style-name="P18"><text:span text:style-name="T8">92332 &lt;... getsockname resumed&gt;{sa_family=AF_INET, sin_port=htons(8080), sin_addr=inet_addr("127.0.0.1")}, [128-&gt;16]) = 0</text:span></text:p>
      <text:p text:style-name="P18"><text:span text:style-name="T8">92335 epoll_ctl(7, EPOLL_CTL_DEL, 13, 0x7f56d8001354 &lt;unfinished ...&gt;</text:span></text:p>
      <text:p text:style-name="P18"><text:span text:style-name="T8">92333 recvmsg(14, <text:s/>&lt;unfinished ...&gt;</text:span></text:p>
      <text:p text:style-name="P18"><text:span text:style-name="T8">92332 getpeername(10, <text:s/>&lt;unfinished ...&gt;</text:span></text:p>
      <text:p text:style-name="P18"><text:span text:style-name="T8">92335 &lt;... epoll_ctl resumed&gt;) <text:s text:c="9"/>= 0</text:span></text:p>
      <text:p text:style-name="P18"><text:span text:style-name="T8">92333 &lt;... recvmsg resumed&gt;{msg_name={sa_family=AF_NETLINK, nl_pid=0, nl_groups=00000000}, msg_namelen=12, msg_iov=[{iov_base=[{{len=72, type=RTM_NEWADDR, flags=NLM_F_MULTI, seq=1608828401, pid=92333}, {ifa_family=AF_INET6, ifa_prefixlen=128, ifa_flags=IFA_F_PERMANENT, ifa_scope=RT_SCOPE_HOST, ifa_index=if_nametoindex("lo")}, [{{nla_len=20, nla_type=IFA_ADDRESS}, inet_pton(AF_INET6, "::1")}, {{nla_len=20, nla_type=IFA_CACHEINFO}, {ifa_prefered=4294967295, ifa_valid=4294967295, cstamp=164, tstamp=164}}, {{nla_len=8, nla_type=IFA_FLAGS}, IFA_F_PERMANENT}]}, {{len=72, type=RTM_NEWADDR, flags=NLM_F_MULTI, seq=1608828401, pid=92333}, {ifa_family=AF_INET6, ifa_prefixlen=64, ifa_flags=IFA_F_PERMANENT, ifa_scope=RT_SCOPE_LINK, ifa_index=if_nametoindex("enp0s3")}, [{{nla_len=20, nla_type=IFA_ADDRESS}, inet_pton(AF_INET6, "fe80::18ac:705b:f24b:491c")}, {{nla_len=20, nla_type=IFA_CACHEINFO}, {ifa_prefered=4294967295, ifa_valid=4294967295, cstamp=1434, tstamp=1632}}, {{nla_len=8, nla_type=IFA_FLAGS}, IFA_F_PERMANENT|IFA_F_NOPREFIXROUTE}]}], iov_len=4096}], msg_iovlen=1, msg_controllen=0, msg_flags=0}, 0) = 144</text:span></text:p>
      <text:p text:style-name="P18"><text:span text:style-name="T8">92332 &lt;... getpeername resumed&gt;{sa_family=AF_INET, sin_port=htons(58908), sin_addr=inet_addr("127.0.0.1")}, [128-&gt;16]) = 0</text:span></text:p>
      <text:p text:style-name="P18"><text:span text:style-name="T8">92335 getsockopt(13, SOL_SOCKET, SO_ERROR, <text:s/>&lt;unfinished ...&gt;</text:span></text:p>
      <text:p text:style-name="P18"><text:span text:style-name="T8">92333 recvmsg(14, <text:s/>&lt;unfinished ...&gt;</text:span></text:p>
      <text:p text:style-name="P18"><text:span text:style-name="T8">92332 fcntl(10, F_GETFL &lt;unfinished ...&gt;</text:span></text:p>
      <text:p text:style-name="P18"><text:span text:style-name="T8">92335 &lt;... getsockopt resumed&gt;[0], [4]) = 0</text:span></text:p>
      <text:p text:style-name="P18"><text:span text:style-name="T8">92333 &lt;... recvmsg resumed&gt;{msg_name={sa_family=AF_NETLINK, nl_pid=0, nl_groups=00000000}, msg_namelen=12, msg_iov=[{iov_base={{len=20, type=NLMSG_DONE, flags=NLM_F_MULTI, seq=1608828401, pid=92333}, 0}, iov_len=4096}], msg_iovlen=1, msg_controllen=0, msg_flags=0}, 0) = 20</text:span></text:p>
      <text:p text:style-name="P18"><text:span text:style-name="T8">92332 &lt;... fcntl resumed&gt;) <text:s text:c="13"/>= 0x2 (flags O_RDWR)</text:span></text:p>
      <text:p text:style-name="P18"><text:span text:style-name="T8">92335 setsockopt(13, SOL_TCP, TCP_NODELAY, [1], 4 &lt;unfinished ...&gt;</text:span></text:p>
      <text:p text:style-name="P18"><text:span text:style-name="T8">92333 close(14 &lt;unfinished ...&gt;</text:span></text:p>
      <text:p text:style-name="P18"><text:span text:style-name="T8">92332 fcntl(10, F_SETFL, O_RDWR|O_NONBLOCK &lt;unfinished ...&gt;</text:span></text:p>
      <text:p text:style-name="P18"><text:span text:style-name="T8">92335 &lt;... setsockopt resumed&gt;) <text:s text:c="8"/>= 0</text:span></text:p>
      <text:p text:style-name="P18"><text:span text:style-name="T8">92333 &lt;... close resumed&gt;) <text:s text:c="13"/>= 0</text:span></text:p>
      <text:p text:style-name="P18"><text:span text:style-name="T8">92332 &lt;... fcntl resumed&gt;) <text:s text:c="13"/>= 0</text:span></text:p>
      <text:p text:style-name="P18"><text:span text:style-name="T8">92335 getsockname(13, <text:s/>&lt;unfinished ...&gt;</text:span></text:p>
      <text:p text:style-name="P18"><text:span text:style-name="T8">92333 socket(AF_INET, SOCK_STREAM|SOCK_CLOEXEC, IPPROTO_TCP &lt;unfinished ...&gt;</text:span></text:p>
      <text:p text:style-name="P18"><text:span text:style-name="T8">92332 write(6, "\1\0\0\0\0\0\0\0", 8 &lt;unfinished ...&gt;</text:span></text:p>
      <text:p text:style-name="P18"><text:span text:style-name="T8">92335 &lt;... getsockname resumed&gt;{sa_family=AF_INET, sin_port=htons(58908), sin_addr=inet_addr("127.0.0.1")}, [128-&gt;16]) = 0</text:span></text:p>
      <text:p text:style-name="P18"><text:span text:style-name="T8">92333 &lt;... socket resumed&gt;) <text:s text:c="12"/>= 14</text:span></text:p>
      <text:p text:style-name="P18"><text:span text:style-name="T8">92332 &lt;... write resumed&gt;) <text:s text:c="13"/>= 8</text:span></text:p>
      <text:p text:style-name="P18"><text:span text:style-name="T8">92335 getpeername(13, <text:s/>&lt;unfinished ...&gt;</text:span></text:p>
      <text:p text:style-name="P18"><text:span text:style-name="T8">92333 setsockopt(14, SOL_SOCKET, SO_REUSEADDR, [1], 4 &lt;unfinished ...&gt;</text:span></text:p>
      <text:p text:style-name="P18"><text:span text:style-name="T8">92332 epoll_wait(7, <text:s/>&lt;unfinished ...&gt;</text:span></text:p>
      <text:p text:style-name="P18"><text:span text:style-name="T8">92335 &lt;... getpeername resumed&gt;{sa_family=AF_INET, sin_port=htons(8080), sin_addr=inet_addr("127.0.0.1")}, [128-&gt;16]) = 0</text:span></text:p>
      <text:p text:style-name="P18"><text:span text:style-name="T8">92333 &lt;... setsockopt resumed&gt;) <text:s text:c="8"/>= 0</text:span></text:p>
      <text:p text:style-name="P18"><text:span text:style-name="T8">92332 &lt;... epoll_wait resumed&gt;[{EPOLLIN, {u32=2262553184, u64=94620392084064}}], 256, -1) = 1</text:span></text:p>
      <text:p text:style-name="P18"><text:span text:style-name="T8">92335 fcntl(13, F_GETFL &lt;unfinished ...&gt;</text:span></text:p>
      <text:p text:style-name="P18"><text:span text:style-name="T8">92333 bind(14, {sa_family=AF_INET, sin_port=htons(8081), sin_addr=inet_addr("127.0.0.1")}, 16 &lt;unfinished ...&gt;</text:span></text:p>
      <text:p text:style-name="P18"><text:span text:style-name="T8">92332 poll([{fd=6, events=POLLIN}], 1, 0 &lt;unfinished ...&gt;</text:span></text:p>
      <text:p text:style-name="P18"><text:soft-page-break/><text:span text:style-name="T8">92335 &lt;... fcntl resumed&gt;) <text:s text:c="13"/>= 0x802 (flags O_RDWR|O_NONBLOCK)</text:span></text:p>
      <text:p text:style-name="P18"><text:span text:style-name="T8">92333 &lt;... bind resumed&gt;) <text:s text:c="14"/>= 0</text:span></text:p>
      <text:p text:style-name="P18"><text:span text:style-name="T8">92332 &lt;... poll resumed&gt;) <text:s text:c="14"/>= 1 ([{fd=6, revents=POLLIN}])</text:span></text:p>
      <text:p text:style-name="P18"><text:span text:style-name="T8">92335 fcntl(13, F_SETFL, O_RDWR|O_NONBLOCK &lt;unfinished ...&gt;</text:span></text:p>
      <text:p text:style-name="P18"><text:span text:style-name="T8">92333 listen(14, 100 &lt;unfinished ...&gt;</text:span></text:p>
      <text:p text:style-name="P18"><text:span text:style-name="T8">92332 read(6, <text:s/>&lt;unfinished ...&gt;</text:span></text:p>
      <text:p text:style-name="P18"><text:span text:style-name="T8">92335 &lt;... fcntl resumed&gt;) <text:s text:c="13"/>= 0</text:span></text:p>
      <text:p text:style-name="P18"><text:span text:style-name="T8">92333 &lt;... listen resumed&gt;) <text:s text:c="12"/>= 0</text:span></text:p>
      <text:p text:style-name="P18"><text:span text:style-name="T8">92332 &lt;... read resumed&gt;"\1\0\0\0\0\0\0\0", 8) = 8</text:span></text:p>
      <text:p text:style-name="P18"><text:span text:style-name="T8">92335 write(6, "\1\0\0\0\0\0\0\0", 8 &lt;unfinished ...&gt;</text:span></text:p>
      <text:p text:style-name="P18"><text:span text:style-name="T8">92333 getsockname(14, <text:s/>&lt;unfinished ...&gt;</text:span></text:p>
      <text:p text:style-name="P18"><text:span text:style-name="T8">92332 write(8, "\1\0\0\0\0\0\0\0", 8 &lt;unfinished ...&gt;</text:span></text:p>
      <text:p text:style-name="P18"><text:span text:style-name="T8">92330 &lt;... poll resumed&gt;) <text:s text:c="14"/>= 1 ([{fd=8, revents=POLLIN}])</text:span></text:p>
      <text:p text:style-name="P18"><text:span text:style-name="T8">92335 &lt;... write resumed&gt;) <text:s text:c="13"/>= 8</text:span></text:p>
      <text:p text:style-name="P18"><text:span text:style-name="T8">92333 &lt;... getsockname resumed&gt;{sa_family=AF_INET, sin_port=htons(8081), sin_addr=inet_addr("127.0.0.1")}, [128-&gt;16]) = 0</text:span></text:p>
      <text:p text:style-name="P18"><text:span text:style-name="T8">92332 &lt;... write resumed&gt;) <text:s text:c="13"/>= 8</text:span></text:p>
      <text:p text:style-name="P18"><text:span text:style-name="T8">92330 read(8, <text:s/>&lt;unfinished ...&gt;</text:span></text:p>
      <text:p text:style-name="P18"><text:span text:style-name="T8">92335 epoll_wait(7, <text:s/>&lt;unfinished ...&gt;</text:span></text:p>
      <text:p text:style-name="P18"><text:span text:style-name="T8">92333 getsockname(14, <text:s/>&lt;unfinished ...&gt;</text:span></text:p>
      <text:p text:style-name="P18"><text:span text:style-name="T8">92332 epoll_ctl(7, EPOLL_CTL_ADD, 10, {0, {u32=4227898432, u64=140630047104064}} &lt;unfinished ...&gt;</text:span></text:p>
      <text:p text:style-name="P18"><text:span text:style-name="T8">92330 &lt;... read resumed&gt;"\1\0\0\0\0\0\0\0", 8) = 8</text:span></text:p>
      <text:p text:style-name="P18"><text:span text:style-name="T8">92335 &lt;... epoll_wait resumed&gt;[{EPOLLIN, {u32=2171032160, u64=93915925926496}}], 256, -1) = 1</text:span></text:p>
      <text:p text:style-name="P18"><text:span text:style-name="T8">92333 &lt;... getsockname resumed&gt;{sa_family=AF_INET, sin_port=htons(8081), sin_addr=inet_addr("127.0.0.1")}, [128-&gt;16]) = 0</text:span></text:p>
      <text:p text:style-name="P18"><text:span text:style-name="T8">92332 &lt;... epoll_ctl resumed&gt;) <text:s text:c="9"/>= 0</text:span></text:p>
      <text:p text:style-name="P18"><text:span text:style-name="T8">92330 poll([{fd=8, events=POLLIN}], 1, 0 &lt;unfinished ...&gt;</text:span></text:p>
      <text:p text:style-name="P18"><text:span text:style-name="T8">92335 poll([{fd=6, events=POLLIN}], 1, 0 &lt;unfinished ...&gt;</text:span></text:p>
      <text:p text:style-name="P18"><text:span text:style-name="T8">92333 write(11, "\1\0\0\0\0\0\0\0", 8 &lt;unfinished ...&gt;</text:span></text:p>
      <text:p text:style-name="P18"><text:span text:style-name="T8">92332 epoll_ctl(7, EPOLL_CTL_MOD, 10, {EPOLLIN, {u32=4227898432, u64=140630047104064}} &lt;unfinished ...&gt;</text:span></text:p>
      <text:p text:style-name="P18"><text:span text:style-name="T8">92330 &lt;... poll resumed&gt;) <text:s text:c="14"/>= 0 (Timeout)</text:span></text:p>
      <text:p text:style-name="P18"><text:span text:style-name="T8">92335 &lt;... poll resumed&gt;) <text:s text:c="14"/>= 1 ([{fd=6, revents=POLLIN}])</text:span></text:p>
      <text:p text:style-name="P18"><text:span text:style-name="T8">92333 &lt;... write resumed&gt;) <text:s text:c="13"/>= 8</text:span></text:p>
      <text:p text:style-name="P18"><text:span text:style-name="T8">92332 &lt;... epoll_ctl resumed&gt;) <text:s text:c="9"/>= 0</text:span></text:p>
      <text:p text:style-name="P18"><text:span text:style-name="T8">92330 poll([{fd=8, events=POLLIN}], 1, -1 &lt;unfinished ...&gt;</text:span></text:p>
      <text:p text:style-name="P18"><text:span text:style-name="T8">92335 read(6, <text:s/>&lt;unfinished ...&gt;</text:span></text:p>
      <text:p text:style-name="P18"><text:span text:style-name="T8">92333 poll([{fd=12, events=POLLIN}], 1, 0 &lt;unfinished ...&gt;</text:span></text:p>
      <text:p text:style-name="P18"><text:span text:style-name="T8">92332 epoll_ctl(7, EPOLL_CTL_MOD, 10, {EPOLLIN|EPOLLOUT, {u32=4227898432, u64=140630047104064}} &lt;unfinished ...&gt;</text:span></text:p>
      <text:p text:style-name="P18"><text:span text:style-name="T8">92335 &lt;... read resumed&gt;"\1\0\0\0\0\0\0\0", 8) = 8</text:span></text:p>
      <text:p text:style-name="P18"><text:span text:style-name="T8">92333 &lt;... poll resumed&gt;) <text:s text:c="14"/>= 0 (Timeout)</text:span></text:p>
      <text:p text:style-name="P18"><text:span text:style-name="T8">92332 &lt;... epoll_ctl resumed&gt;) <text:s text:c="9"/>= 0</text:span></text:p>
      <text:p text:style-name="P18"><text:span text:style-name="T8">92335 epoll_ctl(7, EPOLL_CTL_ADD, 13, {0, {u32=3623883600, u64=140010967798608}} &lt;unfinished ...&gt;</text:span></text:p>
      <text:p text:style-name="P18"><text:span text:style-name="T8">92333 socket(AF_NETLINK, SOCK_RAW|SOCK_CLOEXEC, NETLINK_ROUTE &lt;unfinished ...&gt;</text:span></text:p>
      <text:p text:style-name="P18"><text:span text:style-name="T8">92332 recvfrom(10, <text:s/>&lt;unfinished ...&gt;</text:span></text:p>
      <text:p text:style-name="P18"><text:span text:style-name="T8">92335 &lt;... epoll_ctl resumed&gt;) <text:s text:c="9"/>= 0</text:span></text:p>
      <text:p text:style-name="P18"><text:span text:style-name="T8">92333 &lt;... socket resumed&gt;) <text:s text:c="12"/>= 15</text:span></text:p>
      <text:p text:style-name="P18"><text:span text:style-name="T8">92332 &lt;... recvfrom resumed&gt;0x7fe6fc000cf0, 12, 0, NULL, NULL) = -1 EAGAIN (Resource temporarily unavailable)</text:span></text:p>
      <text:p text:style-name="P18"><text:span text:style-name="T8">92335 epoll_ctl(7, EPOLL_CTL_MOD, 13, {EPOLLIN, {u32=3623883600, u64=140010967798608}} &lt;unfinished ...&gt;</text:span></text:p>
      <text:p text:style-name="P18"><text:span text:style-name="T8">92333 bind(15, {sa_family=AF_NETLINK, nl_pid=0, nl_groups=00000000}, 12 &lt;unfinished ...&gt;</text:span></text:p>
      <text:p text:style-name="P18"><text:span text:style-name="T8">92332 poll([{fd=6, events=POLLIN}], 1, 0 &lt;unfinished ...&gt;</text:span></text:p>
      <text:p text:style-name="P18"><text:span text:style-name="T8">92335 &lt;... epoll_ctl resumed&gt;) <text:s text:c="9"/>= 0</text:span></text:p>
      <text:p text:style-name="P18"><text:span text:style-name="T8">92333 &lt;... bind resumed&gt;) <text:s text:c="14"/>= 0</text:span></text:p>
      <text:p text:style-name="P18"><text:span text:style-name="T8">92332 &lt;... poll resumed&gt;) <text:s text:c="14"/>= 0 (Timeout)</text:span></text:p>
      <text:p text:style-name="P18"><text:span text:style-name="T8">92335 epoll_ctl(7, EPOLL_CTL_MOD, 13, {EPOLLIN|EPOLLOUT, {u32=3623883600, u64=140010967798608}} &lt;unfinished ...&gt;</text:span></text:p>
      <text:p text:style-name="P18"><text:span text:style-name="T8">92333 getsockname(15, <text:s/>&lt;unfinished ...&gt;</text:span></text:p>
      <text:p text:style-name="P18"><text:span text:style-name="T8">92332 epoll_wait(7, <text:s/>&lt;unfinished ...&gt;</text:span></text:p>
      <text:p text:style-name="P18"><text:span text:style-name="T8">92335 &lt;... epoll_ctl resumed&gt;) <text:s text:c="9"/>= 0</text:span></text:p>
      <text:p text:style-name="P18"><text:span text:style-name="T8">92333 &lt;... getsockname resumed&gt;{sa_family=AF_NETLINK, nl_pid=92333, nl_groups=00000000}, [12]) = 0</text:span></text:p>
      <text:p text:style-name="P18"><text:span text:style-name="T8">92332 &lt;... epoll_wait resumed&gt;[{EPOLLOUT, {u32=4227898432, u64=140630047104064}}], 256, 29999) = 1</text:span></text:p>
      <text:p text:style-name="P18"><text:soft-page-break/><text:span text:style-name="T8">92335 recvfrom(13, <text:s/>&lt;unfinished ...&gt;</text:span></text:p>
      <text:p text:style-name="P18"><text:span text:style-name="T8">92333 sendto(15, {{len=20, type=RTM_GETLINK, flags=NLM_F_REQUEST|NLM_F_DUMP, seq=1608828400, pid=0}, {ifi_family=AF_UNSPEC, ...}}, 20, 0, {sa_family=AF_NETLINK, nl_pid=0, nl_groups=00000000}, 12 &lt;unfinished ...&gt;</text:span></text:p>
      <text:p text:style-name="P18"><text:span text:style-name="T8">92332 sendto(10, "\377\0\0\0\0\0\0\0\1\177", 10, 0, NULL, 0 &lt;unfinished ...&gt;</text:span></text:p>
      <text:p text:style-name="P18"><text:span text:style-name="T8">92335 &lt;... recvfrom resumed&gt;0x7f56d8001510, 12, 0, NULL, NULL) = -1 EAGAIN (Resource temporarily unavailable)</text:span></text:p>
      <text:p text:style-name="P18"><text:span text:style-name="T8">92333 &lt;... sendto resumed&gt;) <text:s text:c="12"/>= 20</text:span></text:p>
      <text:p text:style-name="P18"><text:span text:style-name="T8">92332 &lt;... sendto resumed&gt;) <text:s text:c="12"/>= 10</text:span></text:p>
      <text:p text:style-name="P18"><text:span text:style-name="T8">92335 epoll_ctl(7, EPOLL_CTL_ADD, 14, {0, {u32=3623883712, u64=140010967798720}} &lt;unfinished ...&gt;</text:span></text:p>
      <text:p text:style-name="P18"><text:span text:style-name="T8">92333 recvmsg(15, <text:s/>&lt;unfinished ...&gt;</text:span></text:p>
      <text:p text:style-name="P18"><text:span text:style-name="T8">92332 epoll_ctl(7, EPOLL_CTL_MOD, 10, {EPOLLIN, {u32=4227898432, u64=140630047104064}} &lt;unfinished ...&gt;</text:span></text:p>
      <text:p text:style-name="P18"><text:span text:style-name="T8">92335 &lt;... epoll_ctl resumed&gt;) <text:s text:c="9"/>= 0</text:span></text:p>
      <text:p text:style-name="P18"><text:span text:style-name="T8">92333 &lt;... recvmsg resumed&gt;{msg_name={sa_family=AF_NETLINK, nl_pid=0, nl_groups=00000000}, msg_namelen=12, msg_iov=[{iov_base=[{{len=1316, type=RTM_NEWLINK, flags=NLM_F_MULTI, seq=1608828400, pid=92333}, {ifi_family=AF_UNSPEC, ifi_type=ARPHRD_LOOPBACK, ifi_index=if_nametoindex("lo"), ifi_flags=IFF_UP|IFF_LOOPBACK|IFF_RUNNING|IFF_LOWER_UP, ifi_change=0}, [{{nla_len=7, nla_type=IFLA_IFNAME}, "lo"}, {{nla_len=8, nla_type=IFLA_TXQLEN}, 1000}, {{nla_len=5, nla_type=IFLA_OPERSTATE}, 0}, {{nla_len=5, nla_type=IFLA_LINKMODE}, 0}, {{nla_len=8, nla_type=IFLA_MTU}, 65536}, {{nla_len=8, nla_type=IFLA_MIN_MTU}, 0}, {{nla_len=8, nla_type=IFLA_MAX_MTU}, 0}, {{nla_len=8, nla_type=IFLA_GROUP}, 0}, {{nla_len=8, nla_type=IFLA_PROMISCUITY}, 0}, {{nla_len=8, nla_type=IFLA_NUM_TX_QUEUES}, 1}, {{nla_len=8, nla_type=IFLA_GSO_MAX_SEGS}, 65535}, {{nla_len=8, nla_type=IFLA_GSO_MAX_SIZE}, 65536}, {{nla_len=8, nla_type=IFLA_NUM_RX_QUEUES}, 1}, {{nla_len=5, nla_type=IFLA_CARRIER}, 1}, {{nla_len=12, nla_type=IFLA_QDISC}, "noqueue"}, {{nla_len=8, nla_type=IFLA_CARRIER_CHANGES}, 0}, {{nla_len=5, nla_type=IFLA_PROTO_DOWN}, 0}, {{nla_len=8, nla_type=IFLA_CARRIER_UP_COUNT}, 0}, {{nla_len=8, nla_type=IFLA_CARRIER_DOWN_COUNT}, 0}, {{nla_len=36, nla_type=IFLA_MAP}, {mem_start=0, mem_end=0, base_addr=0, irq=0, dma=0, port=0}}, {{nla_len=10, nla_type=IFLA_ADDRESS}, "\x00\x00\x00\x00\x00\x00"}, {{nla_len=10, nla_type=IFLA_BROADCAST}, "\x00\x00\x00\x00\x00\x00"}, {{nla_len=196, nla_type=IFLA_STATS64}, {rx_packets=104286, tx_packets=104286, rx_bytes=5729966, tx_bytes=5729966, rx_errors=0, tx_errors=0, rx_dropped=0, tx_dropped=0, multicast=0, collisions=0, rx_length_errors=0, rx_over_errors=0, rx_crc_errors=0, rx_frame_errors=0, rx_fifo_errors=0, rx_missed_errors=0, tx_aborted_errors=0, tx_carrier_errors=0, tx_fifo_errors=0, tx_heartbeat_errors=0, tx_window_errors=0, rx_compressed=0, tx_compressed=0, rx_nohandler=0}}, {{nla_len=100, nla_type=IFLA_STATS}, {rx_packets=104286, tx_packets=104286, rx_bytes=5729966, tx_bytes=5729966, rx_errors=0, tx_errors=0, rx_dropped=0, tx_dropped=0, multicast=0, collisions=0, rx_length_errors=0, rx_over_errors=0, rx_crc_errors=0, rx_frame_errors=0, rx_fifo_errors=0, rx_missed_errors=0, tx_aborted_errors=0, tx_carrier_errors=0, tx_fifo_errors=0, tx_heartbeat_errors=0, tx_window_errors=0, rx_compressed=0, tx_compressed=0, rx_nohandler=0}}, {{nla_len=12, nla_type=IFLA_XDP}, {{nla_len=5, nla_type=IFLA_XDP_ATTACHED}, XDP_ATTACHED_NONE}}, {{nla_len=760, nla_type=IFLA_AF_SPEC}, [{{nla_len=136, nla_type=AF_INET}, {{nla_len=132, nla_type=IFLA_INET_CONF}, [[IPV4_DEVCONF_FORWARDING-1] = 0, [IPV4_DEVCONF_MC_FORWARDING-1] = 0, [IPV4_DEVCONF_PROXY_ARP-1] = 0, [IPV4_DEVCONF_ACCEPT_REDIRECTS-1] = 1, [IPV4_DEVCONF_SECURE_REDIRECTS-1] = 1, [IPV4_DEVCONF_SEND_REDIRECTS-1] = 1, [IPV4_DEVCONF_SHARED_MEDIA-1] = 1, [IPV4_DEVCONF_RP_FILTER-1] = 0, [IPV4_DEVCONF_ACCEPT_SOURCE_ROUTE-1] = 1, [IPV4_DEVCONF_BOOTP_RELAY-1] = 0, [IPV4_DEVCONF_LOG_MARTIANS-1] = 0, [IPV4_DEVCONF_TAG-1] = 0, [IPV4_DEVCONF_ARPFILTER-1] = 0, [IPV4_DEVCONF_MEDIUM_ID-1] = 0, [IPV4_DEVCONF_NOXFRM-1] = 1, [IPV4_DEVCONF_NOPOLICY-1] = 1, [IPV4_DEVCONF_FORCE_IGMP_VERSION-1] = 0, [IPV4_DEVCONF_ARP_ANNOUNCE-1] = 0, [IPV4_DEVCONF_ARP_IGNORE-1] = 0, [IPV4_DEVCONF_PROMOTE_SECONDARIES-1] = 1, [IPV4_DEVCONF_ARP_ACCEPT-1] = 0, [IPV4_DEVCONF_ARP_NOTIFY-1] = 0, [IPV4_DEVCONF_ACCEPT_LOCAL-1] = 0, [IPV4_DEVCONF_SRC_VMARK-1] = 0, [IPV4_DEVCONF_PROXY_ARP_PVLAN-1] = 0, [IPV4_DEVCONF_ROUTE_LOCALNET-1] = 0, [IPV4_DEVCONF_IGMPV2_UNSOLICITED_REPORT_INTERVAL-1] = 10000, [IPV4_DEVCONF_IGMPV3_UNSOLICITED_REPORT_INTERVAL-1] = 1000, [IPV4_DEVCONF_IGNORE_ROUTES_WITH_LINKDOWN-1] = 0, [IPV4_DEVCONF_DROP_UNICAST_IN_L2_MULTICAST-1] = 0, [IPV4_DEVCONF_DROP_GRATUITOUS_ARP-1] = 0, [IPV4_DEVCONF_BC_FORWARDING-1] = 0]}}, {{nla_len=620, nla_type=AF_INET6}, [{{nla_len=8, nla_type=IFLA_INET6_FLAGS}, IF_READY}, {{nla_len=20, nla_type=IFLA_INET6_CACHEINFO}, {max_reasm_len=65535, tstamp=164, reachable_time=32040, retrans_time=1000}}, {{nla_len=208, nla_type=IFLA_INET6_CONF}, [[DEVCONF_FORWARDING] = 0, [DEVCONF_HOPLIMIT] = 64, [DEVCONF_MTU6] = 65536, [DEVCONF_ACCEPT_RA] = 1, </text:span><text:soft-page-break/><text:span text:style-name="T8">[DEVCONF_ACCEPT_REDIRECTS] = 1, [DEVCONF_AUTOCONF] = 1, [DEVCONF_DAD_TRANSMITS] = 1, [DEVCONF_RTR_SOLICITS] = -1, [DEVCONF_RTR_SOLICIT_INTERVAL] = 4000, [DEVCONF_RTR_SOLICIT_DELAY] = 1000, [DEVCONF_USE_TEMPADDR] = -1, [DEVCONF_TEMP_VALID_LFT] = 604800, [DEVCONF_TEMP_PREFERED_LFT] = 86400, [DEVCONF_REGEN_MAX_RETRY] = 3, [DEVCONF_MAX_DESYNC_FACTOR] = 600, [DEVCONF_MAX_ADDRESSES] = 16, [DEVCONF_FORCE_MLD_VERSION] = 0, [DEVCONF_ACCEPT_RA_DEFRTR] = 1, [DEVCONF_ACCEPT_RA_PINFO] = 1, [DEVCONF_ACCEPT_RA_RTR_PREF] = 1, [DEVCONF_RTR_PROBE_INTERVAL] = 60000, [DEVCONF_ACCEPT_RA_RT_INFO_MAX_PLEN] = 0, [DEVCONF_PROXY_NDP] = 0, [DEVCONF_OPTIMISTIC_DAD] = 0, [DEVCONF_ACCEPT_SOURCE_ROUTE] = 0, [DEVCONF_MC_FORWARDING] = 0, [DEVCONF_DISABLE_IPV6] = 0, [DEVCONF_ACCEPT_DAD] = -1, [DEVCONF_FORCE_TLLAO] = 0, [DEVCONF_NDISC_NOTIFY] = 0, [DEVCONF_MLDV1_UNSOLICITED_REPORT_INTERVAL] = 10000, [DEVCONF_MLDV2_UNSOLICITED_REPORT_INTERVAL] = 1000, ...]}, {{nla_len=300, nla_type=IFLA_INET6_STATS}, [[IPSTATS_MIB_NUM] = 37, [IPSTATS_MIB_INPKTS] = 5, [IPSTATS_MIB_INOCTETS] = 341, [IPSTATS_MIB_INDELIVERS] = 5, [IPSTATS_MIB_OUTFORWDATAGRAMS] = 0, [IPSTATS_MIB_OUTPKTS] = 5, [IPSTATS_MIB_OUTOCTETS] = 341, [IPSTATS_MIB_INHDRERRORS] = 0, [IPSTATS_MIB_INTOOBIGERRORS] = 0, [IPSTATS_MIB_INNOROUTES] = 0, [IPSTATS_MIB_INADDRERRORS] = 0, [IPSTATS_MIB_INUNKNOWNPROTOS] = 0, [IPSTATS_MIB_INTRUNCATEDPKTS] = 0, [IPSTATS_MIB_INDISCARDS] = 0, [IPSTATS_MIB_OUTDISCARDS] = 0, [IPSTATS_MIB_OUTNOROUTES] = 0, [IPSTATS_MIB_REASMTIMEOUT] = 0, [IPSTATS_MIB_REASMREQDS] = 0, [IPSTATS_MIB_REASMOKS] = 0, [IPSTATS_MIB_REASMFAILS] = 0, [IPSTATS_MIB_FRAGOKS] = 0, [IPSTATS_MIB_FRAGFAILS] = 0, [IPSTATS_MIB_FRAGCREATES] = 0, [IPSTATS_MIB_INMCASTPKTS] = 0, [IPSTATS_MIB_OUTMCASTPKTS] = 2, [IPSTATS_MIB_INBCASTPKTS] = 0, [IPSTATS_MIB_OUTBCASTPKTS] = 0, [IPSTATS_MIB_INMCASTOCTETS] = 0, [IPSTATS_MIB_OUTMCASTOCTETS] = 152, [IPSTATS_MIB_INBCASTOCTETS] = 0, [IPSTATS_MIB_OUTBCASTOCTETS] = 0, [IPSTATS_MIB_CSUMERRORS] = 0, ...]}, {{nla_len=52, nla_type=IFLA_INET6_ICMP6STATS}, [[ICMP6_MIB_NUM] = 6, [ICMP6_MIB_INMSGS] = 2, [ICMP6_MIB_INERRORS] = 0, [ICMP6_MIB_OUTMSGS] = 2, [ICMP6_MIB_OUTERRORS] = 0, [ICMP6_MIB_CSUMERRORS] = 0]}, {{nla_len=20, nla_type=IFLA_INET6_TOKEN}, inet_pton(AF_INET6, "::")}, {{nla_len=5, nla_type=IFLA_INET6_ADDR_GEN_MODE}, IN6_ADDR_GEN_MODE_EUI64}]}]}]}, {{len=1324, type=RTM_NEWLINK, flags=NLM_F_MULTI, seq=1608828400, pid=92333}, {ifi_family=AF_UNSPEC, ifi_type=ARPHRD_ETHER, ifi_index=if_nametoindex("enp0s3"), ifi_flags=IFF_UP|IFF_BROADCAST|IFF_RUNNING|IFF_MULTICAST|IFF_LOWER_UP, ifi_change=0}, [{{nla_len=11, nla_type=IFLA_IFNAME}, "enp0s3"}, {{nla_len=8, nla_type=IFLA_TXQLEN}, 1000}, {{nla_len=5, nla_type=IFLA_OPERSTATE}, 6}, {{nla_len=5, nla_type=IFLA_LINKMODE}, 0}, {{nla_len=8, nla_type=IFLA_MTU}, 1500}, {{nla_len=8, nla_type=IFLA_MIN_MTU}, 46}, {{nla_len=8, nla_type=IFLA_MAX_MTU}, 16110}, {{nla_len=8, nla_type=IFLA_GROUP}, 0}, {{nla_len=8, nla_type=IFLA_PROMISCUITY}, 0}, {{nla_len=8, nla_type=IFLA_NUM_TX_QUEUES}, 1}, {{nla_len=8, nla_type=IFLA_GSO_MAX_SEGS}, 65535}, {{nla_len=8, nla_type=IFLA_GSO_MAX_SIZE}, 65536}, {{nla_len=8, nla_type=IFLA_NUM_RX_QUEUES}, 1}, {{nla_len=5, nla_type=IFLA_CARRIER}, 1}, {{nla_len=13, nla_type=IFLA_QDISC}, "fq_codel"}, {{nla_len=8, nla_type=IFLA_CARRIER_CHANGES}, 10}, {{nla_len=5, nla_type=IFLA_PROTO_DOWN}, 0}, {{nla_len=8, nla_type=IFLA_CARRIER_UP_COUNT}, 5}, {{nla_len=8, nla_type=IFLA_CARRIER_DOWN_COUNT}, 5}, {{nla_len=36, nla_type=IFLA_MAP}, {mem_start=0, mem_end=0, base_addr=0, irq=0, dma=0, port=0}}, {{nla_len=10, nla_type=IFLA_ADDRESS}, "\x08\x00\x27\x7c\x08\x1d"}, {{nla_len=10, nla_type=IFLA_BROADCAST}, "\xff\xff\xff\xff\xff\xff"}, {{nla_len=196, nla_type=IFLA_STATS64}, {rx_packets=379844, tx_packets=84001, rx_bytes=502192010, tx_bytes=19215955, rx_errors=0, tx_errors=0, rx_dropped=0, tx_dropped=0, multicast=0, collisions=0, rx_length_errors=0, rx_over_errors=0, rx_crc_errors=0, rx_frame_errors=0, rx_fifo_errors=0, rx_missed_errors=0, tx_aborted_errors=0, tx_carrier_errors=0, tx_fifo_errors=0, tx_heartbeat_errors=0, tx_window_errors=0, rx_compressed=0, tx_compressed=0, rx_nohandler=0}}, {{nla_len=100, nla_type=IFLA_STATS}, {rx_packets=379844, tx_packets=84001, rx_bytes=502192010, tx_bytes=19215955, rx_errors=0, tx_errors=0, rx_dropped=0, tx_dropped=0, multicast=0, collisions=0, rx_length_errors=0, rx_over_errors=0, rx_crc_errors=0, rx_frame_errors=0, rx_fifo_errors=0, rx_missed_errors=0, tx_aborted_errors=0, tx_carrier_errors=0, tx_fifo_errors=0, tx_heartbeat_errors=0, tx_window_errors=0, rx_compressed=0, tx_compressed=0, rx_nohandler=0}}, {{nla_len=12, nla_type=IFLA_XDP}, {{nla_len=5, nla_type=IFLA_XDP_ATTACHED}, XDP_ATTACHED_NONE}}, {{nla_len=760, nla_type=IFLA_AF_SPEC}, [{{nla_len=136, nla_type=AF_INET}, {{nla_len=132, nla_type=IFLA_INET_CONF}, [[IPV4_DEVCONF_FORWARDING-1] = 0, [IPV4_DEVCONF_MC_FORWARDING-1] = 0, [IPV4_DEVCONF_PROXY_ARP-1] = 0, [IPV4_DEVCONF_ACCEPT_REDIRECTS-1] = 1, [IPV4_DEVCONF_SECURE_REDIRECTS-1] = 1, [IPV4_DEVCONF_SEND_REDIRECTS-1] = 1, [IPV4_DEVCONF_SHARED_MEDIA-1] = 1, [IPV4_DEVCONF_RP_FILTER-1] = 2, [IPV4_DEVCONF_ACCEPT_SOURCE_ROUTE-1] = 1, [IPV4_DEVCONF_BOOTP_RELAY-1] = 0, </text:span><text:soft-page-break/><text:span text:style-name="T8">[IPV4_DEVCONF_LOG_MARTIANS-1] = 0, [IPV4_DEVCONF_TAG-1] = 0, [IPV4_DEVCONF_ARPFILTER-1] = 0, [IPV4_DEVCONF_MEDIUM_ID-1] = 0, [IPV4_DEVCONF_NOXFRM-1] = 0, [IPV4_DEVCONF_NOPOLICY-1] = 0, [IPV4_DEVCONF_FORCE_IGMP_VERSION-1] = 0, [IPV4_DEVCONF_ARP_ANNOUNCE-1] = 0, [IPV4_DEVCONF_ARP_IGNORE-1] = 0, [IPV4_DEVCONF_PROMOTE_SECONDARIES-1] = 1, [IPV4_DEVCONF_ARP_ACCEPT-1] = 0, [IPV4_DEVCONF_ARP_NOTIFY-1] = 0, [IPV4_DEVCONF_ACCEPT_LOCAL-1] = 0, [IPV4_DEVCONF_SRC_VMARK-1] = 0, [IPV4_DEVCONF_PROXY_ARP_PVLAN-1] = 0, [IPV4_DEVCONF_ROUTE_LOCALNET-1] = 0, [IPV4_DEVCONF_IGMPV2_UNSOLICITED_REPORT_INTERVAL-1]</text:span></text:p>
      <text:p text:style-name="P18"><text:span text:style-name="T8"><text:s/>= 10000, [IPV4_DEVCONF_IGMPV3_UNSOLICITED_REPORT_INTERVAL-1] = 1000, [IPV4_DEVCONF_IGNORE_ROUTES_WITH_LINKDOWN-1] = 0, [IPV4_DEVCONF_DROP_UNICAST_IN_L2_MULTICAST-1] = 0, [IPV4_DEVCONF_DROP_GRATUITOUS_ARP-1] = 0, [IPV4_DEVCONF_BC_FORWARDING-1] = 0]}}, {{nla_len=620, nla_type=AF_INET6}, [{{nla_len=8, nla_type=IFLA_INET6_FLAGS}, IF_READY}, {{nla_len=20, nla_type=IFLA_INET6_CACHEINFO}, {max_reasm_len=65535, tstamp=1434, reachable_time=32540, retrans_time=1000}}, {{nla_len=208, nla_type=IFLA_INET6_CONF}, [[DEVCONF_FORWARDING] = 0, [DEVCONF_HOPLIMIT] = 64, [DEVCONF_MTU6] = 1500, [DEVCONF_ACCEPT_RA] = 0, [DEVCONF_ACCEPT_REDIRECTS] = 1, [DEVCONF_AUTOCONF] = 1, [DEVCONF_DAD_TRANSMITS] = 1, [DEVCONF_RTR_SOLICITS] = -1, [DEVCONF_RTR_SOLICIT_INTERVAL] = 4000, [DEVCONF_RTR_SOLICIT_DELAY] = 1000, [DEVCONF_USE_TEMPADDR] = 2, [DEVCONF_TEMP_VALID_LFT] = 604800, [DEVCONF_TEMP_PREFERED_LFT] = 86400, [DEVCONF_REGEN_MAX_RETRY] = 3, [DEVCONF_MAX_DESYNC_FACTOR] = 600, [DEVCONF_MAX_ADDRESSES] = 16, [DEVCONF_FORCE_MLD_VERSION] = 0, [DEVCONF_ACCEPT_RA_DEFRTR] = 1, [DEVCONF_ACCEPT_RA_PINFO] = 1, [DEVCONF_ACCEPT_RA_RTR_PREF] = 1, [DEVCONF_RTR_PROBE_INTERVAL] = 60000, [DEVCONF_ACCEPT_RA_RT_INFO_MAX_PLEN] = 0, [DEVCONF_PROXY_NDP] = 0, [DEVCONF_OPTIMISTIC_DAD] = 0, [DEVCONF_ACCEPT_SOURCE_ROUTE] = 0, [DEVCONF_MC_FORWARDING] = 0, [DEVCONF_DISABLE_IPV6] = 0, [DEVCONF_ACCEPT_DAD] = 1, [DEVCONF_FORCE_TLLAO] = 0, [DEVCONF_NDISC_NOTIFY] = 0, [DEVCONF_MLDV1_UNSOLICITED_REPORT_INTERVAL] = 10000, [DEVCONF_MLDV2_UNSOLICITED_REPORT_INTERVAL] = 1000, ...]}, {{nla_len=300, nla_type=IFLA_INET6_STATS}, [[IPSTATS_MIB_NUM] = 37, [IPSTATS_MIB_INPKTS] = 58, [IPSTATS_MIB_INOCTETS] = 6839, [IPSTATS_MIB_INDELIVERS] = 58, [IPSTATS_MIB_OUTFORWDATAGRAMS] = 0, [IPSTATS_MIB_OUTPKTS] = 76, [IPSTATS_MIB_OUTOCTETS] = 8399, [IPSTATS_MIB_INHDRERRORS] = 0, [IPSTATS_MIB_INTOOBIGERRORS] = 0, [IPSTATS_MIB_INNOROUTES] = 0, [IPSTATS_MIB_INADDRERRORS] = 0, [IPSTATS_MIB_INUNKNOWNPROTOS] = 0, [IPSTATS_MIB_INTRUNCATEDPKTS] = 0, [IPSTATS_MIB_INDISCARDS] = 0, [IPSTATS_MIB_OUTDISCARDS] = 2, [IPSTATS_MIB_OUTNOROUTES] = 0, [IPSTATS_MIB_REASMTIMEOUT] = 0, [IPSTATS_MIB_REASMREQDS] = 0, [IPSTATS_MIB_REASMOKS] = 0, [IPSTATS_MIB_REASMFAILS] = 0, [IPSTATS_MIB_FRAGOKS] = 0, [IPSTATS_MIB_FRAGFAILS] = 0, [IPSTATS_MIB_FRAGCREATES] = 0, [IPSTATS_MIB_INMCASTPKTS] = 58, [IPSTATS_MIB_OUTMCASTPKTS] = 76, [IPSTATS_MIB_INBCASTPKTS] = 0, [IPSTATS_MIB_OUTBCASTPKTS] = 0, [IPSTATS_MIB_INMCASTOCTETS] = 6839, [IPSTATS_MIB_OUTMCASTOCTETS] = 8399, [IPSTATS_MIB_INBCASTOCTETS] = 0, [IPSTATS_MIB_OUTBCASTOCTETS] = 0, [IPSTATS_MIB_CSUMERRORS] = 0, ...]}, {{nla_len=52, nla_type=IFLA_INET6_ICMP6STATS}, [[ICMP6_MIB_NUM] = 6, [ICMP6_MIB_INMSGS] = 0, [ICMP6_MIB_INERRORS] = 0, [ICMP6_MIB_OUTMSGS] = 18, [ICMP6_MIB_OUTERRORS] = 0, [ICMP6_MIB_CSUMERRORS] = 0]}, {{nla_len=20, nla_type=IFLA_INET6_TOKEN}, inet_pton(AF_INET6, "::")}, {{nla_len=5, nla_type=IFLA_INET6_ADDR_GEN_MODE}, IN6_ADDR_GEN_MODE_NONE}]}]}]}], iov_len=4096}], msg_iovlen=1, msg_controllen=0, msg_flags=0}, 0) = 2640</text:span></text:p>
      <text:p text:style-name="P18"><text:span text:style-name="T8">92332 &lt;... epoll_ctl resumed&gt;) <text:s text:c="9"/>= 0</text:span></text:p>
      <text:p text:style-name="P18"><text:span text:style-name="T8">92335 epoll_ctl(7, EPOLL_CTL_MOD, 14, {EPOLLIN, {u32=3623883712, u64=140010967798720}} &lt;unfinished ...&gt;</text:span></text:p>
      <text:p text:style-name="P18"><text:span text:style-name="T8">92333 recvmsg(15, <text:s/>&lt;unfinished ...&gt;</text:span></text:p>
      <text:p text:style-name="P18"><text:span text:style-name="T8">92332 epoll_wait(7, <text:s/>&lt;unfinished ...&gt;</text:span></text:p>
      <text:p text:style-name="P18"><text:span text:style-name="T8">92335 &lt;... epoll_ctl resumed&gt;) <text:s text:c="9"/>= 0</text:span></text:p>
      <text:p text:style-name="P18"><text:span text:style-name="T8">92333 &lt;... recvmsg resumed&gt;{msg_name={sa_family=AF_NETLINK, nl_pid=0, nl_groups=00000000}, msg_namelen=12, msg_iov=[{iov_base={{len=20, type=NLMSG_DONE, flags=NLM_F_MULTI, seq=1608828400, pid=92333}, 0}, iov_len=4096}], msg_iovlen=1, msg_controllen=0, msg_flags=0}, 0) = 20</text:span></text:p>
      <text:p text:style-name="P18"><text:span text:style-name="T8">92335 poll([{fd=6, events=POLLIN}], 1, 0 &lt;unfinished ...&gt;</text:span></text:p>
      <text:p text:style-name="P18"><text:span text:style-name="T8">92333 sendto(15, {{len=20, type=RTM_GETADDR, flags=NLM_F_REQUEST|NLM_F_DUMP, seq=1608828401, pid=0}, {ifa_family=AF_UNSPEC, ...}}, 20, 0, {sa_family=AF_NETLINK, nl_pid=0, nl_groups=00000000}, 12 &lt;unfinished ...&gt;</text:span></text:p>
      <text:p text:style-name="P18"><text:span text:style-name="T8">92335 &lt;... poll resumed&gt;) <text:s text:c="14"/>= 0 (Timeout)</text:span></text:p>
      <text:p text:style-name="P18"><text:soft-page-break/><text:span text:style-name="T8">92333 &lt;... sendto resumed&gt;) <text:s text:c="12"/>= 20</text:span></text:p>
      <text:p text:style-name="P18"><text:span text:style-name="T8">92335 epoll_wait(7, <text:s/>&lt;unfinished ...&gt;</text:span></text:p>
      <text:p text:style-name="P18"><text:span text:style-name="T8">92333 recvmsg(15, <text:s/>&lt;unfinished ...&gt;</text:span></text:p>
      <text:p text:style-name="P18"><text:span text:style-name="T8">92335 &lt;... epoll_wait resumed&gt;[{EPOLLIN|EPOLLOUT, {u32=3623883600, u64=140010967798608}}], 256, 29998) = 1</text:span></text:p>
      <text:p text:style-name="P18"><text:span text:style-name="T8">92333 &lt;... recvmsg resumed&gt;{msg_name={sa_family=AF_NETLINK, nl_pid=0, nl_groups=00000000}, msg_namelen=12, msg_iov=[{iov_base=[{{len=76, type=RTM_NEWADDR, flags=NLM_F_MULTI, seq=1608828401, pid=92333}, {ifa_family=AF_INET, ifa_prefixlen=8, ifa_flags=IFA_F_PERMANENT, ifa_scope=RT_SCOPE_HOST, ifa_index=if_nametoindex("lo")}, [{{nla_len=8, nla_type=IFA_ADDRESS}, inet_addr("127.0.0.1")}, {{nla_len=8, nla_type=IFA_LOCAL}, inet_addr("127.0.0.1")}, {{nla_len=7, nla_type=IFA_LABEL}, "lo"}, {{nla_len=8, nla_type=IFA_FLAGS}, IFA_F_PERMANENT}, {{nla_len=20, nla_type=IFA_CACHEINFO}, {ifa_prefered=4294967295, ifa_valid=4294967295, cstamp=164, tstamp=164}}]}, {{len=88, type=RTM_NEWADDR, flags=NLM_F_MULTI, seq=1608828401, pid=92333}, {ifa_family=AF_INET, ifa_prefixlen=24, ifa_flags=0, ifa_scope=RT_SCOPE_UNIVERSE, ifa_index=if_nametoindex("enp0s3")}, [{{nla_len=8, nla_type=IFA_ADDRESS}, inet_addr("10.0.2.15")}, {{nla_len=8, nla_type=IFA_LOCAL}, inet_addr("10.0.2.15")}, {{nla_len=8, nla_type=IFA_BROADCAST}, inet_addr("10.0.2.255")}, {{nla_len=11, nla_type=IFA_LABEL}, "enp0s3"}, {{nla_len=8, nla_type=IFA_FLAGS}, IFA_F_NOPREFIXROUTE}, {{nla_len=20, nla_type=IFA_CACHEINFO}, {ifa_prefered=67756, ifa_valid=67756, cstamp=1438, tstamp=622582}}]}], iov_len=4096}], msg_iovlen=1, msg_controllen=0, msg_flags=0}, 0) = 164</text:span></text:p>
      <text:p text:style-name="P18"><text:span text:style-name="T8">92335 sendto(13, "\377\0\0\0\0\0\0\0\1\177", 10, 0, NULL, 0 &lt;unfinished ...&gt;</text:span></text:p>
      <text:p text:style-name="P18"><text:span text:style-name="T8">92333 recvmsg(15, <text:s/>&lt;unfinished ...&gt;</text:span></text:p>
      <text:p text:style-name="P18"><text:span text:style-name="T8">92335 &lt;... sendto resumed&gt;) <text:s text:c="12"/>= 10</text:span></text:p>
      <text:p text:style-name="P18"><text:span text:style-name="T8">92333 &lt;... recvmsg resumed&gt;{msg_name={sa_family=AF_NETLINK, nl_pid=0, nl_groups=00000000}, msg_namelen=12, msg_iov=[{iov_base=[{{len=72, type=RTM_NEWADDR, flags=NLM_F_MULTI, seq=1608828401, pid=92333}, {ifa_family=AF_INET6, ifa_prefixlen=128, ifa_flags=IFA_F_PERMANENT, ifa_scope=RT_SCOPE_HOST, ifa_index=if_nametoindex("lo")}, [{{nla_len=20, nla_type=IFA_ADDRESS}, inet_pton(AF_INET6, "::1")}, {{nla_len=20, nla_type=IFA_CACHEINFO}, {ifa_prefered=4294967295, ifa_valid=4294967295, cstamp=164, tstamp=164}}, {{nla_len=8, nla_type=IFA_FLAGS}, IFA_F_PERMANENT}]}, {{len=72, type=RTM_NEWADDR, flags=NLM_F_MULTI, seq=1608828401, pid=92333}, {ifa_family=AF_INET6, ifa_prefixlen=64, ifa_flags=IFA_F_PERMANENT, ifa_scope=RT_SCOPE_LINK, ifa_index=if_nametoindex("enp0s3")}, [{{nla_len=20, nla_type=IFA_ADDRESS}, inet_pton(AF_INET6, "fe80::18ac:705b:f24b:491c")}, {{nla_len=20, nla_type=IFA_CACHEINFO}, {ifa_prefered=4294967295, ifa_valid=4294967295, cstamp=1434, tstamp=1632}}, {{nla_len=8, nla_type=IFA_FLAGS}, IFA_F_PERMANENT|IFA_F_NOPREFIXROUTE}]}], iov_len=4096}], msg_iovlen=1, msg_controllen=0, msg_flags=0}, 0) = 144</text:span></text:p>
      <text:p text:style-name="P18"><text:span text:style-name="T8">92332 &lt;... epoll_wait resumed&gt;[{EPOLLIN, {u32=4227898432, u64=140630047104064}}], 256, 29999) = 1</text:span></text:p>
      <text:p text:style-name="P18"><text:span text:style-name="T8">92335 epoll_ctl(7, EPOLL_CTL_MOD, 13, {EPOLLIN, {u32=3623883600, u64=140010967798608}} &lt;unfinished ...&gt;</text:span></text:p>
      <text:p text:style-name="P18"><text:span text:style-name="T8">92333 recvmsg(15, <text:s/>&lt;unfinished ...&gt;</text:span></text:p>
      <text:p text:style-name="P18"><text:span text:style-name="T8">92332 recvfrom(10, <text:s/>&lt;unfinished ...&gt;</text:span></text:p>
      <text:p text:style-name="P18"><text:span text:style-name="T8">92335 &lt;... epoll_ctl resumed&gt;) <text:s text:c="9"/>= 0</text:span></text:p>
      <text:p text:style-name="P18"><text:span text:style-name="T8">92333 &lt;... recvmsg resumed&gt;{msg_name={sa_family=AF_NETLINK, nl_pid=0, nl_groups=00000000}, msg_namelen=12, msg_iov=[{iov_base={{len=20, type=NLMSG_DONE, flags=NLM_F_MULTI, seq=1608828401, pid=92333}, 0}, iov_len=4096}], msg_iovlen=1, msg_controllen=0, msg_flags=0}, 0) = 20</text:span></text:p>
      <text:p text:style-name="P18"><text:span text:style-name="T8">92332 &lt;... recvfrom resumed&gt;"\377\0\0\0\0\0\0\0\1\177", 12, 0, NULL, NULL) = 10</text:span></text:p>
      <text:p text:style-name="P18"><text:span text:style-name="T8">92335 recvfrom(13, <text:s/>&lt;unfinished ...&gt;</text:span></text:p>
      <text:p text:style-name="P18"><text:span text:style-name="T8">92333 close(15 &lt;unfinished ...&gt;</text:span></text:p>
      <text:p text:style-name="P18"><text:span text:style-name="T8">92332 epoll_ctl(7, EPOLL_CTL_MOD, 10, {EPOLLIN|EPOLLOUT, {u32=4227898432, u64=140630047104064}} &lt;unfinished ...&gt;</text:span></text:p>
      <text:p text:style-name="P18"><text:span text:style-name="T8">92335 &lt;... recvfrom resumed&gt;"\377\0\0\0\0\0\0\0\1\177", 12, 0, NULL, NULL) = 10</text:span></text:p>
      <text:p text:style-name="P18"><text:span text:style-name="T8">92333 &lt;... close resumed&gt;) <text:s text:c="13"/>= 0</text:span></text:p>
      <text:p text:style-name="P18"><text:span text:style-name="T8">92332 &lt;... epoll_ctl resumed&gt;) <text:s text:c="9"/>= 0</text:span></text:p>
      <text:p text:style-name="P18"><text:span text:style-name="T8">92335 epoll_ctl(7, EPOLL_CTL_MOD, 13, {EPOLLIN|EPOLLOUT, {u32=3623883600, u64=140010967798608}} &lt;unfinished ...&gt;</text:span></text:p>
      <text:p text:style-name="P18"><text:span text:style-name="T8">92333 socket(AF_INET, SOCK_STREAM|SOCK_CLOEXEC, IPPROTO_TCP &lt;unfinished ...&gt;</text:span></text:p>
      <text:p text:style-name="P18"><text:span text:style-name="T8">92332 recvfrom(10, <text:s/>&lt;unfinished ...&gt;</text:span></text:p>
      <text:p text:style-name="P18"><text:span text:style-name="T8">92335 &lt;... epoll_ctl resumed&gt;) <text:s text:c="9"/>= 0</text:span></text:p>
      <text:p text:style-name="P18"><text:span text:style-name="T8">92333 &lt;... socket resumed&gt;) <text:s text:c="12"/>= 15</text:span></text:p>
      <text:p text:style-name="P18"><text:span text:style-name="T8">92332 &lt;... recvfrom resumed&gt;0x7fe6fc000cfa, 2, 0, NULL, NULL) = -1 EAGAIN (Resource temporarily unavailable)</text:span></text:p>
      <text:p text:style-name="P18"><text:span text:style-name="T8">92335 recvfrom(13, <text:s/>&lt;unfinished ...&gt;</text:span></text:p>
      <text:p text:style-name="P18"><text:span text:style-name="T8">92333 setsockopt(15, SOL_SOCKET, SO_REUSEADDR, [1], 4 &lt;unfinished ...&gt;</text:span></text:p>
      <text:p text:style-name="P18"><text:span text:style-name="T8">92332 epoll_wait(7, <text:s/>&lt;unfinished ...&gt;</text:span></text:p>
      <text:p text:style-name="P18"><text:span text:style-name="T8">92335 &lt;... recvfrom resumed&gt;0x7f56d800151a, 2, 0, NULL, NULL) = -1 EAGAIN (Resource temporarily unavailable)</text:span></text:p>
      <text:p text:style-name="P18"><text:span text:style-name="T8">92333 &lt;... setsockopt resumed&gt;) <text:s text:c="8"/>= 0</text:span></text:p>
      <text:p text:style-name="P18"><text:soft-page-break/><text:span text:style-name="T8">92332 &lt;... epoll_wait resumed&gt;[{EPOLLOUT, {u32=4227898432, u64=140630047104064}}], 256, 29998) = 1</text:span></text:p>
      <text:p text:style-name="P18"><text:span text:style-name="T8">92335 epoll_wait(7, <text:s/>&lt;unfinished ...&gt;</text:span></text:p>
      <text:p text:style-name="P18"><text:span text:style-name="T8">92333 bind(15, {sa_family=AF_INET, sin_port=htons(8080), sin_addr=inet_addr("127.0.0.1")}, 16 &lt;unfinished ...&gt;</text:span></text:p>
      <text:p text:style-name="P18"><text:span text:style-name="T8">92332 sendto(10, "\3", 1, 0, NULL, 0 &lt;unfinished ...&gt;</text:span></text:p>
      <text:p text:style-name="P18"><text:span text:style-name="T8">92335 &lt;... epoll_wait resumed&gt;[{EPOLLOUT, {u32=3623883600, u64=140010967798608}}], 256, 29998) = 1</text:span></text:p>
      <text:p text:style-name="P18"><text:span text:style-name="T8">92333 &lt;... bind resumed&gt;) <text:s text:c="14"/>= -1 EADDRINUSE (Address already in use)</text:span></text:p>
      <text:p text:style-name="P18"><text:span text:style-name="T8">92332 &lt;... sendto resumed&gt;) <text:s text:c="12"/>= 1</text:span></text:p>
      <text:p text:style-name="P18"><text:span text:style-name="T8">92335 sendto(13, "\3", 1, 0, NULL, 0 &lt;unfinished ...&gt;</text:span></text:p>
      <text:p text:style-name="P18"><text:span text:style-name="T8">92333 close(15 &lt;unfinished ...&gt;</text:span></text:p>
      <text:p text:style-name="P18"><text:span text:style-name="T8">92332 epoll_ctl(7, EPOLL_CTL_MOD, 10, {EPOLLIN, {u32=4227898432, u64=140630047104064}} &lt;unfinished ...&gt;</text:span></text:p>
      <text:p text:style-name="P18"><text:span text:style-name="T8">92335 &lt;... sendto resumed&gt;) <text:s text:c="12"/>= 1</text:span></text:p>
      <text:p text:style-name="P18"><text:span text:style-name="T8">92333 &lt;... close resumed&gt;) <text:s text:c="13"/>= 0</text:span></text:p>
      <text:p text:style-name="P18"><text:span text:style-name="T8">92332 &lt;... epoll_ctl resumed&gt;) <text:s text:c="9"/>= 0</text:span></text:p>
      <text:p text:style-name="P18"><text:span text:style-name="T8">92335 epoll_ctl(7, EPOLL_CTL_MOD, 13, {EPOLLIN, {u32=3623883600, u64=140010967798608}} &lt;unfinished ...&gt;</text:span></text:p>
      <text:p text:style-name="P18"><text:span text:style-name="T8">92333 poll([{fd=12, events=POLLIN}], 1, 0 &lt;unfinished ...&gt;</text:span></text:p>
      <text:p text:style-name="P18"><text:span text:style-name="T8">92332 epoll_wait(7, <text:s/>&lt;unfinished ...&gt;</text:span></text:p>
      <text:p text:style-name="P18"><text:span text:style-name="T8">92335 &lt;... epoll_ctl resumed&gt;) <text:s text:c="9"/>= 0</text:span></text:p>
      <text:p text:style-name="P18"><text:span text:style-name="T8">92333 &lt;... poll resumed&gt;) <text:s text:c="14"/>= 0 (Timeout)</text:span></text:p>
      <text:p text:style-name="P18"><text:span text:style-name="T8">92332 &lt;... epoll_wait resumed&gt;[{EPOLLIN, {u32=4227898432, u64=140630047104064}}], 256, 29997) = 1</text:span></text:p>
      <text:p text:style-name="P18"><text:span text:style-name="T8">92335 epoll_wait(7, <text:s/>&lt;unfinished ...&gt;</text:span></text:p>
      <text:p text:style-name="P18"><text:span text:style-name="T8">92333 socket(AF_NETLINK, SOCK_RAW|SOCK_CLOEXEC, NETLINK_ROUTE &lt;unfinished ...&gt;</text:span></text:p>
      <text:p text:style-name="P18"><text:span text:style-name="T8">92332 recvfrom(10, <text:s/>&lt;unfinished ...&gt;</text:span></text:p>
      <text:p text:style-name="P18"><text:span text:style-name="T8">92335 &lt;... epoll_wait resumed&gt;[{EPOLLIN, {u32=3623883600, u64=140010967798608}}], 256, 29997) = 1</text:span></text:p>
      <text:p text:style-name="P18"><text:span text:style-name="T8">92333 &lt;... socket resumed&gt;) <text:s text:c="12"/>= 15</text:span></text:p>
      <text:p text:style-name="P18"><text:span text:style-name="T8">92332 &lt;... recvfrom resumed&gt;"\3", 2, 0, NULL, NULL) = 1</text:span></text:p>
      <text:p text:style-name="P18"><text:span text:style-name="T8">92335 recvfrom(13, <text:s/>&lt;unfinished ...&gt;</text:span></text:p>
      <text:p text:style-name="P18"><text:span text:style-name="T8">92333 bind(15, {sa_family=AF_NETLINK, nl_pid=0, nl_groups=00000000}, 12 &lt;unfinished ...&gt;</text:span></text:p>
      <text:p text:style-name="P18"><text:span text:style-name="T8">92332 epoll_ctl(7, EPOLL_CTL_MOD, 10, {EPOLLIN|EPOLLOUT, {u32=4227898432, u64=140630047104064}} &lt;unfinished ...&gt;</text:span></text:p>
      <text:p text:style-name="P18"><text:span text:style-name="T8">92335 &lt;... recvfrom resumed&gt;"\3", 2, 0, NULL, NULL) = 1</text:span></text:p>
      <text:p text:style-name="P18"><text:span text:style-name="T8">92333 &lt;... bind resumed&gt;) <text:s text:c="14"/>= 0</text:span></text:p>
      <text:p text:style-name="P18"><text:span text:style-name="T8">92332 &lt;... epoll_ctl resumed&gt;) <text:s text:c="9"/>= 0</text:span></text:p>
      <text:p text:style-name="P18"><text:span text:style-name="T8">92335 epoll_ctl(7, EPOLL_CTL_MOD, 13, {EPOLLIN|EPOLLOUT, {u32=3623883600, u64=140010967798608}} &lt;unfinished ...&gt;</text:span></text:p>
      <text:p text:style-name="P18"><text:span text:style-name="T8">92333 getsockname(15, <text:s/>&lt;unfinished ...&gt;</text:span></text:p>
      <text:p text:style-name="P18"><text:span text:style-name="T8">92332 recvfrom(10, <text:s/>&lt;unfinished ...&gt;</text:span></text:p>
      <text:p text:style-name="P18"><text:span text:style-name="T8">92335 &lt;... epoll_ctl resumed&gt;) <text:s text:c="9"/>= 0</text:span></text:p>
      <text:p text:style-name="P18"><text:span text:style-name="T8">92333 &lt;... getsockname resumed&gt;{sa_family=AF_NETLINK, nl_pid=92333, nl_groups=00000000}, [12]) = 0</text:span></text:p>
      <text:p text:style-name="P18"><text:span text:style-name="T8">92332 &lt;... recvfrom resumed&gt;0x7fe6fc000cfb, 53, 0, NULL, NULL) = -1 EAGAIN (Resource temporarily unavailable)</text:span></text:p>
      <text:p text:style-name="P18"><text:span text:style-name="T8">92335 recvfrom(13, <text:s/>&lt;unfinished ...&gt;</text:span></text:p>
      <text:p text:style-name="P18"><text:span text:style-name="T8">92333 sendto(15, {{len=20, type=RTM_GETLINK, flags=NLM_F_REQUEST|NLM_F_DUMP, seq=1608828400, pid=0}, {ifi_family=AF_UNSPEC, ...}}, 20, 0, {sa_family=AF_NETLINK, nl_pid=0, nl_groups=00000000}, 12 &lt;unfinished ...&gt;</text:span></text:p>
      <text:p text:style-name="P18"><text:span text:style-name="T8">92332 epoll_wait(7, <text:s/>&lt;unfinished ...&gt;</text:span></text:p>
      <text:p text:style-name="P18"><text:span text:style-name="T8">92335 &lt;... recvfrom resumed&gt;0x7f56d800151b, 53, 0, NULL, NULL) = -1 EAGAIN (Resource temporarily unavailable)</text:span></text:p>
      <text:p text:style-name="P18"><text:span text:style-name="T8">92333 &lt;... sendto resumed&gt;) <text:s text:c="12"/>= 20</text:span></text:p>
      <text:p text:style-name="P18"><text:span text:style-name="T8">92332 &lt;... epoll_wait resumed&gt;[{EPOLLOUT, {u32=4227898432, u64=140630047104064}}], 256, 29995) = 1</text:span></text:p>
      <text:p text:style-name="P18"><text:span text:style-name="T8">92335 epoll_wait(7, <text:s/>&lt;unfinished ...&gt;</text:span></text:p>
      <text:p text:style-name="P18"><text:span text:style-name="T8">92333 recvmsg(15, <text:s/>&lt;unfinished ...&gt;</text:span></text:p>
      <text:p text:style-name="P18"><text:span text:style-name="T8">92332 sendto(10, "\0NULL\0\0\0\0\0\0\0\0\0\0\0\0\0\0\0\0\0\0\0\0\0\0\0\0\0\0\0"..., 53, 0, NULL, 0 &lt;unfinished ...&gt;</text:span></text:p>
      <text:p text:style-name="P18"><text:span text:style-name="T8">92335 &lt;... epoll_wait resumed&gt;[{EPOLLOUT, {u32=3623883600, u64=140010967798608}}], 256, 29995) = 1</text:span></text:p>
      <text:p text:style-name="P18"><text:span text:style-name="T8">92333 &lt;... recvmsg resumed&gt;{msg_name={sa_family=AF_NETLINK, nl_pid=0, nl_groups=00000000}, msg_namelen=12, msg_iov=[{iov_base=[{{len=1316, type=RTM_NEWLINK, flags=NLM_F_MULTI, seq=1608828400, pid=92333}, {ifi_family=AF_UNSPEC, ifi_type=ARPHRD_LOOPBACK, ifi_index=if_nametoindex("lo"), ifi_flags=IFF_UP|IFF_LOOPBACK|IFF_RUNNING|IFF_LOWER_UP, ifi_change=0}, [{{nla_len=7, nla_type=IFLA_IFNAME}, "lo"}, {{nla_len=8, nla_type=IFLA_TXQLEN}, 1000}, {{nla_len=5, nla_type=IFLA_OPERSTATE}, 0}, {{nla_len=5, nla_type=IFLA_LINKMODE}, 0}, {{nla_len=8, nla_type=IFLA_MTU}, 65536}, {{nla_len=8, nla_type=IFLA_MIN_MTU}, 0}, {{nla_len=8, nla_type=IFLA_MAX_MTU}, 0}, {{nla_len=8, nla_type=IFLA_GROUP}, 0}, {{nla_len=8, nla_type=IFLA_PROMISCUITY}, 0}, {{nla_len=8, nla_type=IFLA_NUM_TX_QUEUES}, 1}, {{nla_len=8, </text:span><text:soft-page-break/><text:span text:style-name="T8">nla_type=IFLA_GSO_MAX_SEGS}, 65535}, {{nla_len=8, nla_type=IFLA_GSO_MAX_SIZE}, 65536}, {{nla_len=8, nla_type=IFLA_NUM_RX_QUEUES}, 1}, {{nla_len=5, nla_type=IFLA_CARRIER}, 1}, {{nla_len=12, nla_type=IFLA_QDISC}, "noqueue"}, {{nla_len=8, nla_type=IFLA_CARRIER_CHANGES}, 0}, {{nla_len=5, nla_type=IFLA_PROTO_DOWN}, 0}, {{nla_len=8, nla_type=IFLA_CARRIER_UP_COUNT}, 0}, {{nla_len=8, nla_type=IFLA_CARRIER_DOWN_COUNT}, 0}, {{nla_len=36, nla_type=IFLA_MAP}, {mem_start=0, mem_end=0, base_addr=0, irq=0, dma=0, port=0}}, {{nla_len=10, nla_type=IFLA_ADDRESS}, "\x00\x00\x00\x00\x00\x00"}, {{nla_len=10, nla_type=IFLA_BROADCAST}, "\x00\x00\x00\x00\x00\x00"}, {{nla_len=196, nla_type=IFLA_STATS64}, {rx_packets=104294, tx_packets=104294, rx_bytes=5730404, tx_bytes=5730404, rx_errors=0, tx_errors=0, rx_dropped=0, tx_dropped=0, multicast=0, collisions=0, rx_length_errors=0, rx_over_errors=0, rx_crc_errors=0, rx_frame_errors=0, rx_fifo_errors=0, rx_missed_errors=0, tx_aborted_errors=0, tx_carrier_errors=0, tx_fifo_errors=0, tx_heartbeat_errors=0, tx_window_errors=0, rx_compressed=0, tx_compressed=0, rx_nohandler=0}}, {{nla_len=100, nla_type=IFLA_STATS}, {rx_packets=104294, tx_packets=104294, rx_bytes=5730404, tx_bytes=5730404, rx_errors=0, tx_errors=0, rx_dropped=0, tx_dropped=0, multicast=0, collisions=0, rx_length_errors=0, rx_over_errors=0, rx_crc_errors=0, rx_frame_errors=0, rx_fifo_errors=0, rx_missed_errors=0, tx_aborted_errors=0, tx_carrier_errors=0, tx_fifo_errors=0, tx_heartbeat_errors=0, tx_window_errors=0, rx_compressed=0, tx_compressed=0, rx_nohandler=0}}, {{nla_len=12, nla_type=IFLA_XDP}, {{nla_len=5, nla_type=IFLA_XDP_ATTACHED}, XDP_ATTACHED_NONE}}, {{nla_len=760, nla_type=IFLA_AF_SPEC}, [{{nla_len=136, nla_type=AF_INET}, {{nla_len=132, nla_type=IFLA_INET_CONF}, [[IPV4_DEVCONF_FORWARDING-1] = 0, [IPV4_DEVCONF_MC_FORWARDING-1] = 0, [IPV4_DEVCONF_PROXY_ARP-1] = 0, [IPV4_DEVCONF_ACCEPT_REDIRECTS-1] = 1, [IPV4_DEVCONF_SECURE_REDIRECTS-1] = 1, [IPV4_DEVCONF_SEND_REDIRECTS-1] = 1, [IPV4_DEVCONF_SHARED_MEDIA-1] = 1, [IPV4_DEVCONF_RP_FILTER-1] = 0, [IPV4_DEVCONF_ACCEPT_SOURCE_ROUTE-1] = 1, [IPV4_DEVCONF_BOOTP_RELAY-1] = 0, [IPV4_DEVCONF_LOG_MARTIANS-1] = 0, [IPV4_DEVCONF_TAG-1] = 0, [IPV4_DEVCONF_ARPFILTER-1] = 0, [IPV4_DEVCONF_MEDIUM_ID-1] = 0, [IPV4_DEVCONF_NOXFRM-1] = 1, [IPV4_DEVCONF_NOPOLICY-1] = 1, [IPV4_DEVCONF_FORCE_IGMP_VERSION-1] = 0, [IPV4_DEVCONF_ARP_ANNOUNCE-1] = 0, [IPV4_DEVCONF_ARP_IGNORE-1] = 0, [IPV4_DEVCONF_PROMOTE_SECONDARIES-1] = 1, [IPV4_DEVCONF_ARP_ACCEPT-1] = 0, [IPV4_DEVCONF_ARP_NOTIFY-1] = 0, [IPV4_DEVCONF_ACCEPT_LOCAL-1] = 0, [IPV4_DEVCONF_SRC_VMARK-1] = 0, [IPV4_DEVCONF_PROXY_ARP_PVLAN-1] = 0, [IPV4_DEVCONF_ROUTE_LOCALNET-1] = 0, [IPV4_DEVCONF_IGMPV2_UNSOLICITED_REPORT_INTERVAL-1] = 10000, [IPV4_DEVCONF_IGMPV3_UNSOLICITED_REPORT_INTERVAL-1] = 1000, [IPV4_DEVCONF_IGNORE_ROUTES_WITH_LINKDOWN-1] = 0, [IPV4_DEVCONF_DROP_UNICAST_IN_L2_MULTICAST-1] = 0, [IPV4_DEVCONF_DROP_GRATUITOUS_ARP-1] = 0, [IPV4_DEVCONF_BC_FORWARDING-1] = 0]}}, {{nla_len=620, nla_type=AF_INET6}, [{{nla_len=8, nla_type=IFLA_INET6_FLAGS}, IF_READY}, {{nla_len=20, nla_type=IFLA_INET6_CACHEINFO}, {max_reasm_len=65535, tstamp=164, reachable_time=32040, retrans_time=1000}}, {{nla_len=208, nla_type=IFLA_INET6_CONF}, [[DEVCONF_FORWARDING] = 0, [DEVCONF_HOPLIMIT] = 64, [DEVCONF_MTU6] = 65536, [DEVCONF_ACCEPT_RA] = 1, [DEVCONF_ACCEPT_REDIRECTS] = 1, [DEVCONF_AUTOCONF] = 1, [DEVCONF_DAD_TRANSMITS] = 1, [DEVCONF_RTR_SOLICITS] = -1, [DEVCONF_RTR_SOLICIT_INTERVAL] = 4000, [DEVCONF_RTR_SOLICIT_DELAY] = 1000, [DEVCONF_USE_TEMPADDR] = -1, [DEVCONF_TEMP_VALID_LFT] = 604800, [DEVCONF_TEMP_PREFERED_LFT] = 86400, [DEVCONF_REGEN_MAX_RETRY] = 3, [DEVCONF_MAX_DESYNC_FACTOR] = 600, [DEVCONF_MAX_ADDRESSES] = 16, [DEVCONF_FORCE_MLD_VERSION] = 0, [DEVCONF_ACCEPT_RA_DEFRTR] = 1, [DEVCONF_ACCEPT_RA_PINFO] = 1, [DEVCONF_ACCEPT_RA_RTR_PREF] = 1, [DEVCONF_RTR_PROBE_INTERVAL] = 60000, [DEVCONF_ACCEPT_RA_RT_INFO_MAX_PLEN] = 0, [DEVCONF_PROXY_NDP] = 0, [DEVCONF_OPTIMISTIC_DAD] = 0, [DEVCONF_ACCEPT_SOURCE_ROUTE] = 0, [DEVCONF_MC_FORWARDING] = 0, [DEVCONF_DISABLE_IPV6] = 0, [DEVCONF_ACCEPT_DAD] = -1, [DEVCONF_FORCE_TLLAO] = 0, [DEVCONF_NDISC_NOTIFY] = 0, [DEVCONF_MLDV1_UNSOLICITED_REPORT_INTERVAL] = 10000, [DEVCONF_MLDV2_UNSOLICITED_REPORT_INTERVAL] = 1000, ...]}, {{nla_len=300, nla_type=IFLA_INET6_STATS}, [[IPSTATS_MIB_NUM] = 37, [IPSTATS_MIB_INPKTS] = 5, [IPSTATS_MIB_INOCTETS] = 341, [IPSTATS_MIB_INDELIVERS] = 5, [IPSTATS_MIB_OUTFORWDATAGRAMS] = 0, [IPSTATS_MIB_OUTPKTS] = 5, [IPSTATS_MIB_OUTOCTETS] = 341, [IPSTATS_MIB_INHDRERRORS] = 0, [IPSTATS_MIB_INTOOBIGERRORS] = 0, [IPSTATS_MIB_INNOROUTES] = 0, [IPSTATS_MIB_INADDRERRORS] = 0, [IPSTATS_MIB_INUNKNOWNPROTOS] = 0, [IPSTATS_MIB_INTRUNCATEDPKTS] = 0, [IPSTATS_MIB_INDISCARDS] = 0, [IPSTATS_MIB_OUTDISCARDS] = 0, [IPSTATS_MIB_OUTNOROUTES] = 0, [IPSTATS_MIB_REASMTIMEOUT] = 0, [IPSTATS_MIB_REASMREQDS] = 0, [IPSTATS_MIB_REASMOKS] = 0, [IPSTATS_MIB_REASMFAILS] = 0, [IPSTATS_MIB_FRAGOKS] = 0, [IPSTATS_MIB_FRAGFAILS] = 0, </text:span><text:soft-page-break/><text:span text:style-name="T8">[IPSTATS_MIB_FRAGCREATES] = 0, [IPSTATS_MIB_INMCASTPKTS] = 0, [IPSTATS_MIB_OUTMCASTPKTS] = 2, [IPSTATS_MIB_INBCASTPKTS] = 0, [IPSTATS_MIB_OUTBCASTPKTS] = 0, [IPSTATS_MIB_INMCASTOCTETS] = 0, [IPSTATS_MIB_OUTMCASTOCTETS] = 152, [IPSTATS_MIB_INBCASTOCTETS] = 0, [IPSTATS_MIB_OUTBCASTOCTETS] = 0, [IPSTATS_MIB_CSUMERRORS] = 0, ...]}, {{nla_len=52, nla_type=IFLA_INET6_ICMP6STATS}, [[ICMP6_MIB_NUM] = 6, [ICMP6_MIB_INMSGS] = 2, [ICMP6_MIB_INERRORS] = 0, [ICMP6_MIB_OUTMSGS] = 2, [ICMP6_MIB_OUTERRORS] = 0, [ICMP6_MIB_CSUMERRORS] = 0]}, {{nla_len=20, nla_type=IFLA_INET6_TOKEN}, inet_pton(AF_INET6, "::")}, {{nla_len=5, nla_type=IFLA_INET6_ADDR_GEN_MODE}, IN6_ADDR_GEN_MODE_EUI64}]}]}]}, {{len=1324, type=RTM_NEWLINK, flags=NLM_F_MULTI, seq=1608828400, pid=92333}, {ifi_family=AF_UNSPEC, ifi_type=ARPHRD_ETHER, ifi_index=if_nametoindex("enp0s3"), ifi_flags=IFF_UP|IFF_BROADCAST|IFF_RUNNING|IFF_MULTICAST|IFF_LOWER_UP, ifi_change=0}, [{{nla_len=11, nla_type=IFLA_IFNAME}, "enp0s3"}, {{nla_len=8, nla_type=IFLA_TXQLEN}, 1000}, {{nla_len=5, nla_type=IFLA_OPERSTATE}, 6}, {{nla_len=5, nla_type=IFLA_LINKMODE}, 0}, {{nla_len=8, nla_type=IFLA_MTU}, 1500}, {{nla_len=8, nla_type=IFLA_MIN_MTU}, 46}, {{nla_len=8, nla_type=IFLA_MAX_MTU}, 16110}, {{nla_len=8, nla_type=IFLA_GROUP}, 0}, {{nla_len=8, nla_type=IFLA_PROMISCUITY}, 0}, {{nla_len=8, nla_type=IFLA_NUM_TX_QUEUES}, 1}, {{nla_len=8, nla_type=IFLA_GSO_MAX_SEGS}, 65535}, {{nla_len=8, nla_type=IFLA_GSO_MAX_SIZE}, 65536}, {{nla_len=8, nla_type=IFLA_NUM_RX_QUEUES}, 1}, {{nla_len=5, nla_type=IFLA_CARRIER}, 1}, {{nla_len=13, nla_type=IFLA_QDISC}, "fq_codel"}, {{nla_len=8, nla_type=IFLA_CARRIER_CHANGES}, 10}, {{nla_len=5, nla_type=IFLA_PROTO_DOWN}, 0}, {{nla_len=8, nla_type=IFLA_CARRIER_UP_COUNT}, 5}, {{nla_len=8, nla_type=IFLA_CARRIER_DOWN_COUNT}, 5}, {{nla_len=36, nla_type=IFLA_MAP}, {mem_start=0, mem_end=0, base_addr=0, irq=0, dma=0, port=0}}, {{nla_len=10, nla_type=IFLA_ADDRESS}, "\x08\x00\x27\x7c\x08\x1d"}, {{nla_len=10, nla_type=IFLA_BROADCAST}, "\xff\xff\xff\xff\xff\xff"}, {{nla_len=196, nla_type=IFLA_STATS64}, {rx_packets=379844, tx_packets=84001, rx_bytes=502192010, tx_bytes=19215955, rx_errors=0, tx_errors=0, rx_dropped=0, tx_dropped=0, multicast=0, collisions=0, rx_length_errors=0, rx_over_errors=0, rx_crc_errors=0, rx_frame_errors=0, rx_fifo_errors=0, rx_missed_errors=0, tx_aborted_errors=0, tx_carrier_errors=0, tx_fifo_errors=0, tx_heartbeat_errors=0, tx_window_errors=0, rx_compressed=0, tx_compressed=0, rx_nohandler=0}}, {{nla_len=100, nla_type=IFLA_STATS}, {rx_packets=379844, tx_packets=84001, rx_bytes=502192010, tx_bytes=19215955, rx_errors=0, tx_errors=0, rx_dropped=0, tx_dropped=0, multicast=0, collisions=0, rx_length_errors=0, rx_over_errors=0, rx_crc_errors=0, rx_frame_errors=0, rx_fifo_errors=0, rx_missed_errors=0, tx_aborted_errors=0, tx_carrier_errors=0, tx_fifo_errors=0, tx_heartbeat_errors=0, tx_window_errors=0, rx_compressed=0, tx_compressed=0, rx_nohandler=0}}, {{nla_len=12, nla_type=IFLA_XDP}, {{nla_len=5, nla_type=IFLA_XDP_ATTACHED}, XDP_ATTACHED_NONE}}, {{nla_len=760, nla_type=IFLA_AF_SPEC}, [{{nla_len=136, nla_type=AF_INET}, {{nla_len=132, nla_type=IFLA_INET_CONF}, [[IPV4_DEVCONF_FORWARDING-1] = 0, [IPV4_DEVCONF_MC_FORWARDING-1] = 0, [IPV4_DEVCONF_PROXY_ARP-1] = 0, [IPV4_DEVCONF_ACCEPT_REDIRECTS-1] = 1, [IPV4_DEVCONF_SECURE_REDIRECTS-1] = 1, [IPV4_DEVCONF_SEND_REDIRECTS-1] = 1, [IPV4_DEVCONF_SHARED_MEDIA-1] = 1, [IPV4_DEVCONF_RP_FILTER-1] = 2, [IPV4_DEVCONF_ACCEPT_SOURCE_ROUTE-1] = 1, [IPV4_DEVCONF_BOOTP_RELAY-1] = 0, [IPV4_DEVCONF_LOG_MARTIANS-1] = 0, [IPV4_DEVCONF_TAG-1] = 0, [IPV4_DEVCONF_ARPFILTER-1] = 0, [IPV4_DEVCONF_MEDIUM_ID-1] = 0, [IPV4_DEVCONF_NOXFRM-1] = 0, [IPV4_DEVCONF_NOPOLICY-1] = 0, [IPV4_DEVCONF_FORCE_IGMP_VERSION-1] = 0, [IPV4_DEVCONF_ARP_ANNOUNCE-1] = 0, [IPV4_DEVCONF_ARP_IGNORE-1] = 0, [IPV4_DEVCONF_PROMOTE_SECONDARIES-1] = 1, [IPV4_DEVCONF_ARP_ACCEPT-1] = 0, [IPV4_DEVCONF_ARP_NOTIFY-1] = 0, [IPV4_DEVCONF_ACCEPT_LOCAL-1] = 0, [IPV4_DEVCONF_SRC_VMARK-1] = 0, [IPV4_DEVCONF_PROXY_ARP_PVLAN-1] = 0, [IPV4_DEVCONF_ROUTE_LOCALNET-1] = 0, [IPV4_DEVCONF_IGMPV2_UNSOLICITED_REPORT_INTERVAL-1]</text:span></text:p>
      <text:p text:style-name="P18"><text:span text:style-name="T8"><text:s/>= 10000, [IPV4_DEVCONF_IGMPV3_UNSOLICITED_REPORT_INTERVAL-1] = 1000, [IPV4_DEVCONF_IGNORE_ROUTES_WITH_LINKDOWN-1] = 0, [IPV4_DEVCONF_DROP_UNICAST_IN_L2_MULTICAST-1] = 0, [IPV4_DEVCONF_DROP_GRATUITOUS_ARP-1] = 0, [IPV4_DEVCONF_BC_FORWARDING-1] = 0]}}, {{nla_len=620, nla_type=AF_INET6}, [{{nla_len=8, nla_type=IFLA_INET6_FLAGS}, IF_READY}, {{nla_len=20, nla_type=IFLA_INET6_CACHEINFO}, {max_reasm_len=65535, tstamp=1434, reachable_time=32540, retrans_time=1000}}, {{nla_len=208, nla_type=IFLA_INET6_CONF}, [[DEVCONF_FORWARDING] = 0, [DEVCONF_HOPLIMIT] = 64, [DEVCONF_MTU6] = 1500, [DEVCONF_ACCEPT_RA] = 0, [DEVCONF_ACCEPT_REDIRECTS] = 1, [DEVCONF_AUTOCONF] = 1, [DEVCONF_DAD_TRANSMITS] = 1, [DEVCONF_RTR_SOLICITS] = -1, [DEVCONF_RTR_SOLICIT_INTERVAL] = 4000, [DEVCONF_RTR_SOLICIT_DELAY] = 1000, [DEVCONF_USE_TEMPADDR] = 2, [DEVCONF_TEMP_VALID_LFT] = 604800, [DEVCONF_TEMP_PREFERED_LFT] = 86400, [DEVCONF_REGEN_MAX_RETRY] = 3, [DEVCONF_MAX_DESYNC_FACTOR] = 600, [DEVCONF_MAX_ADDRESSES] = 16, [DEVCONF_FORCE_MLD_VERSION] = 0, [DEVCONF_ACCEPT_RA_DEFRTR] = 1, [DEVCONF_ACCEPT_RA_PINFO] = 1, </text:span><text:soft-page-break/><text:span text:style-name="T8">[DEVCONF_ACCEPT_RA_RTR_PREF] = 1, [DEVCONF_RTR_PROBE_INTERVAL] = 60000, [DEVCONF_ACCEPT_RA_RT_INFO_MAX_PLEN] = 0, [DEVCONF_PROXY_NDP] = 0, [DEVCONF_OPTIMISTIC_DAD] = 0, [DEVCONF_ACCEPT_SOURCE_ROUTE] = 0, [DEVCONF_MC_FORWARDING] = 0, [DEVCONF_DISABLE_IPV6] = 0, [DEVCONF_ACCEPT_DAD] = 1, [DEVCONF_FORCE_TLLAO] = 0, [DEVCONF_NDISC_NOTIFY] = 0, [DEVCONF_MLDV1_UNSOLICITED_REPORT_INTERVAL] = 10000, [DEVCONF_MLDV2_UNSOLICITED_REPORT_INTERVAL] = 1000, ...]}, {{nla_len=300, nla_type=IFLA_INET6_STATS}, [[IPSTATS_MIB_NUM] = 37, [IPSTATS_MIB_INPKTS] = 58, [IPSTATS_MIB_INOCTETS] = 6839, [IPSTATS_MIB_INDELIVERS] = 58, [IPSTATS_MIB_OUTFORWDATAGRAMS] = 0, [IPSTATS_MIB_OUTPKTS] = 76, [IPSTATS_MIB_OUTOCTETS] = 8399, [IPSTATS_MIB_INHDRERRORS] = 0, [IPSTATS_MIB_INTOOBIGERRORS] = 0, [IPSTATS_MIB_INNOROUTES] = 0, [IPSTATS_MIB_INADDRERRORS] = 0, [IPSTATS_MIB_INUNKNOWNPROTOS] = 0, [IPSTATS_MIB_INTRUNCATEDPKTS] = 0, [IPSTATS_MIB_INDISCARDS] = 0, [IPSTATS_MIB_OUTDISCARDS] = 2, [IPSTATS_MIB_OUTNOROUTES] = 0, [IPSTATS_MIB_REASMTIMEOUT] = 0, [IPSTATS_MIB_REASMREQDS] = 0, [IPSTATS_MIB_REASMOKS] = 0, [IPSTATS_MIB_REASMFAILS] = 0, [IPSTATS_MIB_FRAGOKS] = 0, [IPSTATS_MIB_FRAGFAILS] = 0, [IPSTATS_MIB_FRAGCREATES] = 0, [IPSTATS_MIB_INMCASTPKTS] = 58, [IPSTATS_MIB_OUTMCASTPKTS] = 76, [IPSTATS_MIB_INBCASTPKTS] = 0, [IPSTATS_MIB_OUTBCASTPKTS] = 0, [IPSTATS_MIB_INMCASTOCTETS] = 6839, [IPSTATS_MIB_OUTMCASTOCTETS] = 8399, [IPSTATS_MIB_INBCASTOCTETS] = 0, [IPSTATS_MIB_OUTBCASTOCTETS] = 0, [IPSTATS_MIB_CSUMERRORS] = 0, ...]}, {{nla_len=52, nla_type=IFLA_INET6_ICMP6STATS}, [[ICMP6_MIB_NUM] = 6, [ICMP6_MIB_INMSGS] = 0, [ICMP6_MIB_INERRORS] = 0, [ICMP6_MIB_OUTMSGS] = 18, [ICMP6_MIB_OUTERRORS] = 0, [ICMP6_MIB_CSUMERRORS] = 0]}, {{nla_len=20, nla_type=IFLA_INET6_TOKEN}, inet_pton(AF_INET6, "::")}, {{nla_len=5, nla_type=IFLA_INET6_ADDR_GEN_MODE}, IN6_ADDR_GEN_MODE_NONE}]}]}]}], iov_len=4096}], msg_iovlen=1, msg_controllen=0, msg_flags=0}, 0) = 2640</text:span></text:p>
      <text:p text:style-name="P18"><text:span text:style-name="T8">92332 &lt;... sendto resumed&gt;) <text:s text:c="12"/>= 53</text:span></text:p>
      <text:p text:style-name="P18"><text:span text:style-name="T8">92335 sendto(13, "\0NULL\0\0\0\0\0\0\0\0\0\0\0\0\0\0\0\0\0\0\0\0\0\0\0\0\0\0\0"..., 53, 0, NULL, 0 &lt;unfinished ...&gt;</text:span></text:p>
      <text:p text:style-name="P18"><text:span text:style-name="T8">92333 recvmsg(15, <text:s/>&lt;unfinished ...&gt;</text:span></text:p>
      <text:p text:style-name="P18"><text:span text:style-name="T8">92332 epoll_ctl(7, EPOLL_CTL_MOD, 10, {EPOLLIN, {u32=4227898432, u64=140630047104064}} &lt;unfinished ...&gt;</text:span></text:p>
      <text:p text:style-name="P18"><text:span text:style-name="T8">92335 &lt;... sendto resumed&gt;) <text:s text:c="12"/>= 53</text:span></text:p>
      <text:p text:style-name="P18"><text:span text:style-name="T8">92333 &lt;... recvmsg resumed&gt;{msg_name={sa_family=AF_NETLINK, nl_pid=0, nl_groups=00000000}, msg_namelen=12, msg_iov=[{iov_base={{len=20, type=NLMSG_DONE, flags=NLM_F_MULTI, seq=1608828400, pid=92333}, 0}, iov_len=4096}], msg_iovlen=1, msg_controllen=0, msg_flags=0}, 0) = 20</text:span></text:p>
      <text:p text:style-name="P18"><text:span text:style-name="T8">92332 &lt;... epoll_ctl resumed&gt;) <text:s text:c="9"/>= 0</text:span></text:p>
      <text:p text:style-name="P18"><text:span text:style-name="T8">92335 epoll_ctl(7, EPOLL_CTL_MOD, 13, {EPOLLIN, {u32=3623883600, u64=140010967798608}} &lt;unfinished ...&gt;</text:span></text:p>
      <text:p text:style-name="P18"><text:span text:style-name="T8">92333 sendto(15, {{len=20, type=RTM_GETADDR, flags=NLM_F_REQUEST|NLM_F_DUMP, seq=1608828401, pid=0}, {ifa_family=AF_UNSPEC, ...}}, 20, 0, {sa_family=AF_NETLINK, nl_pid=0, nl_groups=00000000}, 12 &lt;unfinished ...&gt;</text:span></text:p>
      <text:p text:style-name="P18"><text:span text:style-name="T8">92332 epoll_wait(7, <text:s/>&lt;unfinished ...&gt;</text:span></text:p>
      <text:p text:style-name="P18"><text:span text:style-name="T8">92335 &lt;... epoll_ctl resumed&gt;) <text:s text:c="9"/>= 0</text:span></text:p>
      <text:p text:style-name="P18"><text:span text:style-name="T8">92333 &lt;... sendto resumed&gt;) <text:s text:c="12"/>= 20</text:span></text:p>
      <text:p text:style-name="P18"><text:span text:style-name="T8">92332 &lt;... epoll_wait resumed&gt;[{EPOLLIN, {u32=4227898432, u64=140630047104064}}], 256, 29993) = 1</text:span></text:p>
      <text:p text:style-name="P18"><text:span text:style-name="T8">92335 epoll_wait(7, <text:s/>&lt;unfinished ...&gt;</text:span></text:p>
      <text:p text:style-name="P18"><text:span text:style-name="T8">92333 recvmsg(15, <text:s/>&lt;unfinished ...&gt;</text:span></text:p>
      <text:p text:style-name="P18"><text:span text:style-name="T8">92332 recvfrom(10, <text:s/>&lt;unfinished ...&gt;</text:span></text:p>
      <text:p text:style-name="P18"><text:span text:style-name="T8">92335 &lt;... epoll_wait resumed&gt;[{EPOLLIN, {u32=3623883600, u64=140010967798608}}], 256, 29993) = 1</text:span></text:p>
      <text:p text:style-name="P18"><text:span text:style-name="T8">92333 &lt;... recvmsg resumed&gt;{msg_name={sa_family=AF_NETLINK, nl_pid=0, nl_groups=00000000}, msg_namelen=12, msg_iov=[{iov_base=[{{len=76, type=RTM_NEWADDR, flags=NLM_F_MULTI, seq=1608828401, pid=92333}, {ifa_family=AF_INET, ifa_prefixlen=8, ifa_flags=IFA_F_PERMANENT, ifa_scope=RT_SCOPE_HOST, ifa_index=if_nametoindex("lo")}, [{{nla_len=8, nla_type=IFA_ADDRESS}, inet_addr("127.0.0.1")}, {{nla_len=8, nla_type=IFA_LOCAL}, inet_addr("127.0.0.1")}, {{nla_len=7, nla_type=IFA_LABEL}, "lo"}, {{nla_len=8, nla_type=IFA_FLAGS}, IFA_F_PERMANENT}, {{nla_len=20, nla_type=IFA_CACHEINFO}, {ifa_prefered=4294967295, ifa_valid=4294967295, cstamp=164, tstamp=164}}]}, {{len=88, type=RTM_NEWADDR, flags=NLM_F_MULTI, seq=1608828401, pid=92333}, {ifa_family=AF_INET, ifa_prefixlen=24, ifa_flags=0, ifa_scope=RT_SCOPE_UNIVERSE, ifa_index=if_nametoindex("enp0s3")}, [{{nla_len=8, nla_type=IFA_ADDRESS}, inet_addr("10.0.2.15")}, {{nla_len=8, nla_type=IFA_LOCAL}, inet_addr("10.0.2.15")}, {{nla_len=8, nla_type=IFA_BROADCAST}, inet_addr("10.0.2.255")}, {{nla_len=11, nla_type=IFA_LABEL}, "enp0s3"}, {{nla_len=8, nla_type=IFA_FLAGS}, IFA_F_NOPREFIXROUTE}, {{nla_len=20, nla_type=IFA_CACHEINFO}, {ifa_prefered=67756, ifa_valid=67756, cstamp=1438, tstamp=622582}}]}], iov_len=4096}], msg_iovlen=1, msg_controllen=0, msg_flags=0}, 0) = 164</text:span></text:p>
      <text:p text:style-name="P18"><text:soft-page-break/><text:span text:style-name="T8">92332 &lt;... recvfrom resumed&gt;"\0NULL\0\0\0\0\0\0\0\0\0\0\0\0\0\0\0\0\0\0\0\0\0\0\0\0\0\0\0"..., 53, 0, NULL, NULL) = 53</text:span></text:p>
      <text:p text:style-name="P18"><text:span text:style-name="T8">92335 recvfrom(13, <text:s/>&lt;unfinished ...&gt;</text:span></text:p>
      <text:p text:style-name="P18"><text:span text:style-name="T8">92333 recvmsg(15, <text:s/>&lt;unfinished ...&gt;</text:span></text:p>
      <text:p text:style-name="P18"><text:span text:style-name="T8">92332 epoll_ctl(7, EPOLL_CTL_MOD, 10, {EPOLLIN|EPOLLOUT, {u32=4227898432, u64=140630047104064}} &lt;unfinished ...&gt;</text:span></text:p>
      <text:p text:style-name="P18"><text:span text:style-name="T8">92335 &lt;... recvfrom resumed&gt;"\0NULL\0\0\0\0\0\0\0\0\0\0\0\0\0\0\0\0\0\0\0\0\0\0\0\0\0\0\0"..., 53, 0, NULL, NULL) = 53</text:span></text:p>
      <text:p text:style-name="P18"><text:span text:style-name="T8">92333 &lt;... recvmsg resumed&gt;{msg_name={sa_family=AF_NETLINK, nl_pid=0, nl_groups=00000000}, msg_namelen=12, msg_iov=[{iov_base=[{{len=72, type=RTM_NEWADDR, flags=NLM_F_MULTI, seq=1608828401, pid=92333}, {ifa_family=AF_INET6, ifa_prefixlen=128, ifa_flags=IFA_F_PERMANENT, ifa_scope=RT_SCOPE_HOST, ifa_index=if_nametoindex("lo")}, [{{nla_len=20, nla_type=IFA_ADDRESS}, inet_pton(AF_INET6, "::1")}, {{nla_len=20, nla_type=IFA_CACHEINFO}, {ifa_prefered=4294967295, ifa_valid=4294967295, cstamp=164, tstamp=164}}, {{nla_len=8, nla_type=IFA_FLAGS}, IFA_F_PERMANENT}]}, {{len=72, type=RTM_NEWADDR, flags=NLM_F_MULTI, seq=1608828401, pid=92333}, {ifa_family=AF_INET6, ifa_prefixlen=64, ifa_flags=IFA_F_PERMANENT, ifa_scope=RT_SCOPE_LINK, ifa_index=if_nametoindex("enp0s3")}, [{{nla_len=20, nla_type=IFA_ADDRESS}, inet_pton(AF_INET6, "fe80::18ac:705b:f24b:491c")}, {{nla_len=20, nla_type=IFA_CACHEINFO}, {ifa_prefered=4294967295, ifa_valid=4294967295, cstamp=1434, tstamp=1632}}, {{nla_len=8, nla_type=IFA_FLAGS}, IFA_F_PERMANENT|IFA_F_NOPREFIXROUTE}]}], iov_len=4096}], msg_iovlen=1, msg_controllen=0, msg_flags=0}, 0) = 144</text:span></text:p>
      <text:p text:style-name="P18"><text:span text:style-name="T8">92332 &lt;... epoll_ctl resumed&gt;) <text:s text:c="9"/>= 0</text:span></text:p>
      <text:p text:style-name="P18"><text:span text:style-name="T8">92335 epoll_ctl(7, EPOLL_CTL_MOD, 13, {EPOLLIN|EPOLLOUT, {u32=3623883600, u64=140010967798608}} &lt;unfinished ...&gt;</text:span></text:p>
      <text:p text:style-name="P18"><text:span text:style-name="T8">92333 recvmsg(15, <text:s/>&lt;unfinished ...&gt;</text:span></text:p>
      <text:p text:style-name="P18"><text:span text:style-name="T8">92332 recvfrom(10, <text:s/>&lt;unfinished ...&gt;</text:span></text:p>
      <text:p text:style-name="P18"><text:span text:style-name="T8">92335 &lt;... epoll_ctl resumed&gt;) <text:s text:c="9"/>= 0</text:span></text:p>
      <text:p text:style-name="P18"><text:span text:style-name="T8">92333 &lt;... recvmsg resumed&gt;{msg_name={sa_family=AF_NETLINK, nl_pid=0, nl_groups=00000000}, msg_namelen=12, msg_iov=[{iov_base={{len=20, type=NLMSG_DONE, flags=NLM_F_MULTI, seq=1608828401, pid=92333}, 0}, iov_len=4096}], msg_iovlen=1, msg_controllen=0, msg_flags=0}, 0) = 20</text:span></text:p>
      <text:p text:style-name="P18"><text:span text:style-name="T8">92332 &lt;... recvfrom resumed&gt;0x7fe6fc00bd98, 8192, 0, NULL, NULL) = -1 EAGAIN (Resource temporarily unavailable)</text:span></text:p>
      <text:p text:style-name="P18"><text:span text:style-name="T8">92335 recvfrom(13, <text:s/>&lt;unfinished ...&gt;</text:span></text:p>
      <text:p text:style-name="P18"><text:span text:style-name="T8">92333 close(15 &lt;unfinished ...&gt;</text:span></text:p>
      <text:p text:style-name="P18"><text:span text:style-name="T8">92332 epoll_wait(7, <text:s/>&lt;unfinished ...&gt;</text:span></text:p>
      <text:p text:style-name="P18"><text:span text:style-name="T8">92335 &lt;... recvfrom resumed&gt;0x7f56d8003b28, 8192, 0, NULL, NULL) = -1 EAGAIN (Resource temporarily unavailable)</text:span></text:p>
      <text:p text:style-name="P18"><text:span text:style-name="T8">92333 &lt;... close resumed&gt;) <text:s text:c="13"/>= 0</text:span></text:p>
      <text:p text:style-name="P18"><text:span text:style-name="T8">92332 &lt;... epoll_wait resumed&gt;[{EPOLLOUT, {u32=4227898432, u64=140630047104064}}], 256, -1) = 1</text:span></text:p>
      <text:p text:style-name="P18"><text:span text:style-name="T8">92335 epoll_wait(7, <text:s/>&lt;unfinished ...&gt;</text:span></text:p>
      <text:p text:style-name="P18"><text:span text:style-name="T8">92333 socket(AF_INET, SOCK_STREAM|SOCK_CLOEXEC, IPPROTO_TCP &lt;unfinished ...&gt;</text:span></text:p>
      <text:p text:style-name="P18"><text:span text:style-name="T8">92332 sendto(10, "\4&amp;\5READY\vSocket-Type\0\0\0\3REQ\10Iden"..., 40, 0, NULL, 0 &lt;unfinished ...&gt;</text:span></text:p>
      <text:p text:style-name="P18"><text:span text:style-name="T8">92335 &lt;... epoll_wait resumed&gt;[{EPOLLOUT, {u32=3623883600, u64=140010967798608}}], 256, -1) = 1</text:span></text:p>
      <text:p text:style-name="P18"><text:span text:style-name="T8">92333 &lt;... socket resumed&gt;) <text:s text:c="12"/>= 15</text:span></text:p>
      <text:p text:style-name="P18"><text:span text:style-name="T8">92332 &lt;... sendto resumed&gt;) <text:s text:c="12"/>= 40</text:span></text:p>
      <text:p text:style-name="P18"><text:span text:style-name="T8">92335 sendto(13, "\4\31\5READY\vSocket-Type\0\0\0\3REP", 27, 0, NULL, 0 &lt;unfinished ...&gt;</text:span></text:p>
      <text:p text:style-name="P18"><text:span text:style-name="T8">92333 setsockopt(15, SOL_SOCKET, SO_REUSEADDR, [1], 4 &lt;unfinished ...&gt;</text:span></text:p>
      <text:p text:style-name="P18"><text:span text:style-name="T8">92332 epoll_wait(7, <text:s/>&lt;unfinished ...&gt;</text:span></text:p>
      <text:p text:style-name="P18"><text:span text:style-name="T8">92335 &lt;... sendto resumed&gt;) <text:s text:c="12"/>= 27</text:span></text:p>
      <text:p text:style-name="P18"><text:span text:style-name="T8">92333 &lt;... setsockopt resumed&gt;) <text:s text:c="8"/>= 0</text:span></text:p>
      <text:p text:style-name="P18"><text:span text:style-name="T8">92332 &lt;... epoll_wait resumed&gt;[{EPOLLIN|EPOLLOUT, {u32=4227898432, u64=140630047104064}}], 256, -1) = 1</text:span></text:p>
      <text:p text:style-name="P18"><text:span text:style-name="T8">92335 epoll_wait(7, <text:s/>&lt;unfinished ...&gt;</text:span></text:p>
      <text:p text:style-name="P18"><text:span text:style-name="T8">92333 bind(15, {sa_family=AF_INET, sin_port=htons(8081), sin_addr=inet_addr("127.0.0.1")}, 16 &lt;unfinished ...&gt;</text:span></text:p>
      <text:p text:style-name="P18"><text:span text:style-name="T8">92332 epoll_ctl(7, EPOLL_CTL_MOD, 10, {EPOLLIN, {u32=4227898432, u64=140630047104064}} &lt;unfinished ...&gt;</text:span></text:p>
      <text:p text:style-name="P18"><text:span text:style-name="T8">92335 &lt;... epoll_wait resumed&gt;[{EPOLLIN|EPOLLOUT, {u32=3623883600, u64=140010967798608}}], 256, -1) = 1</text:span></text:p>
      <text:p text:style-name="P18"><text:span text:style-name="T8">92333 &lt;... bind resumed&gt;) <text:s text:c="14"/>= -1 EADDRINUSE (Address already in use)</text:span></text:p>
      <text:p text:style-name="P18"><text:span text:style-name="T8">92332 &lt;... epoll_ctl resumed&gt;) <text:s text:c="9"/>= 0</text:span></text:p>
      <text:p text:style-name="P18"><text:span text:style-name="T8">92335 epoll_ctl(7, EPOLL_CTL_MOD, 13, {EPOLLIN, {u32=3623883600, u64=140010967798608}} &lt;unfinished ...&gt;</text:span></text:p>
      <text:p text:style-name="P18"><text:span text:style-name="T8">92333 close(15 &lt;unfinished ...&gt;</text:span></text:p>
      <text:p text:style-name="P18"><text:span text:style-name="T8">92332 recvfrom(10, <text:s/>&lt;unfinished ...&gt;</text:span></text:p>
      <text:p text:style-name="P18"><text:span text:style-name="T8">92335 &lt;... epoll_ctl resumed&gt;) <text:s text:c="9"/>= 0</text:span></text:p>
      <text:p text:style-name="P18"><text:span text:style-name="T8">92333 &lt;... close resumed&gt;) <text:s text:c="13"/>= 0</text:span></text:p>
      <text:p text:style-name="P18"><text:soft-page-break/><text:span text:style-name="T8">92332 &lt;... recvfrom resumed&gt;"\4\31\5READY\vSocket-Type\0\0\0\3REP", 8192, 0, NULL, NULL) = 27</text:span></text:p>
      <text:p text:style-name="P18"><text:span text:style-name="T8">92335 recvfrom(13, <text:s/>&lt;unfinished ...&gt;</text:span></text:p>
      <text:p text:style-name="P18"><text:span text:style-name="T8">92333 poll([{fd=12, events=POLLIN}], 1, 0 &lt;unfinished ...&gt;</text:span></text:p>
      <text:p text:style-name="P18"><text:span text:style-name="T8">92332 epoll_ctl(7, EPOLL_CTL_MOD, 10, {EPOLLIN|EPOLLOUT, {u32=4227898432, u64=140630047104064}} &lt;unfinished ...&gt;</text:span></text:p>
      <text:p text:style-name="P18"><text:span text:style-name="T8">92335 &lt;... recvfrom resumed&gt;"\4&amp;\5READY\vSocket-Type\0\0\0\3REQ\10Iden"..., 8192, 0, NULL, NULL) = 40</text:span></text:p>
      <text:p text:style-name="P18"><text:span text:style-name="T8">92333 &lt;... poll resumed&gt;) <text:s text:c="14"/>= 0 (Timeout)</text:span></text:p>
      <text:p text:style-name="P18"><text:span text:style-name="T8">92332 &lt;... epoll_ctl resumed&gt;) <text:s text:c="9"/>= 0</text:span></text:p>
      <text:p text:style-name="P18"><text:span text:style-name="T8">92335 epoll_ctl(7, EPOLL_CTL_MOD, 13, {EPOLLIN|EPOLLOUT, {u32=3623883600, u64=140010967798608}} &lt;unfinished ...&gt;</text:span></text:p>
      <text:p text:style-name="P18"><text:span text:style-name="T8">92333 socket(AF_NETLINK, SOCK_RAW|SOCK_CLOEXEC, NETLINK_ROUTE &lt;unfinished ...&gt;</text:span></text:p>
      <text:p text:style-name="P18"><text:span text:style-name="T8">92332 write(8, "\1\0\0\0\0\0\0\0", 8 &lt;unfinished ...&gt;</text:span></text:p>
      <text:p text:style-name="P18"><text:span text:style-name="T8">92330 &lt;... poll resumed&gt;) <text:s text:c="14"/>= 1 ([{fd=8, revents=POLLIN}])</text:span></text:p>
      <text:p text:style-name="P18"><text:span text:style-name="T8">92335 &lt;... epoll_ctl resumed&gt;) <text:s text:c="9"/>= 0</text:span></text:p>
      <text:p text:style-name="P18"><text:span text:style-name="T8">92333 &lt;... socket resumed&gt;) <text:s text:c="12"/>= 15</text:span></text:p>
      <text:p text:style-name="P18"><text:span text:style-name="T8">92332 &lt;... write resumed&gt;) <text:s text:c="13"/>= 8</text:span></text:p>
      <text:p text:style-name="P18"><text:span text:style-name="T8">92330 read(8, <text:s/>&lt;unfinished ...&gt;</text:span></text:p>
      <text:p text:style-name="P18"><text:span text:style-name="T8">92335 epoll_ctl(7, EPOLL_CTL_MOD, 13, {EPOLLIN, {u32=3623883600, u64=140010967798608}} &lt;unfinished ...&gt;</text:span></text:p>
      <text:p text:style-name="P18"><text:span text:style-name="T8">92333 bind(15, {sa_family=AF_NETLINK, nl_pid=0, nl_groups=00000000}, 12 &lt;unfinished ...&gt;</text:span></text:p>
      <text:p text:style-name="P18"><text:span text:style-name="T8">92332 sendto(10, "\1\0\0\3pid", 7, 0, NULL, 0 &lt;unfinished ...&gt;</text:span></text:p>
      <text:p text:style-name="P18"><text:span text:style-name="T8">92330 &lt;... read resumed&gt;"\1\0\0\0\0\0\0\0", 8) = 8</text:span></text:p>
      <text:p text:style-name="P18"><text:span text:style-name="T8">92335 &lt;... epoll_ctl resumed&gt;) <text:s text:c="9"/>= 0</text:span></text:p>
      <text:p text:style-name="P18"><text:span text:style-name="T8">92333 &lt;... bind resumed&gt;) <text:s text:c="14"/>= 0</text:span></text:p>
      <text:p text:style-name="P18"><text:span text:style-name="T8">92332 &lt;... sendto resumed&gt;) <text:s text:c="12"/>= 7</text:span></text:p>
      <text:p text:style-name="P18"><text:span text:style-name="T8">92330 poll([{fd=8, events=POLLIN}], 1, 0 &lt;unfinished ...&gt;</text:span></text:p>
      <text:p text:style-name="P18"><text:span text:style-name="T8">92335 epoll_wait(7, <text:s/>&lt;unfinished ...&gt;</text:span></text:p>
      <text:p text:style-name="P18"><text:span text:style-name="T8">92333 getsockname(15, <text:s/>&lt;unfinished ...&gt;</text:span></text:p>
      <text:p text:style-name="P18"><text:span text:style-name="T8">92332 epoll_wait(7, <text:s/>&lt;unfinished ...&gt;</text:span></text:p>
      <text:p text:style-name="P18"><text:span text:style-name="T8">92330 &lt;... poll resumed&gt;) <text:s text:c="14"/>= 0 (Timeout)</text:span></text:p>
      <text:p text:style-name="P18"><text:span text:style-name="T8">92335 &lt;... epoll_wait resumed&gt;[{EPOLLIN, {u32=3623883600, u64=140010967798608}}], 256, -1) = 1</text:span></text:p>
      <text:p text:style-name="P18"><text:span text:style-name="T8">92333 &lt;... getsockname resumed&gt;{sa_family=AF_NETLINK, nl_pid=92333, nl_groups=00000000}, [12]) = 0</text:span></text:p>
      <text:p text:style-name="P18"><text:span text:style-name="T8">92332 &lt;... epoll_wait resumed&gt;[{EPOLLOUT, {u32=4227898432, u64=140630047104064}}], 256, -1) = 1</text:span></text:p>
      <text:p text:style-name="P18"><text:span text:style-name="T8">92330 poll([{fd=8, events=POLLIN}], 1, -1 &lt;unfinished ...&gt;</text:span></text:p>
      <text:p text:style-name="P18"><text:span text:style-name="T8">92335 recvfrom(13, <text:s/>&lt;unfinished ...&gt;</text:span></text:p>
      <text:p text:style-name="P18"><text:span text:style-name="T8">92333 sendto(15, {{len=20, type=RTM_GETLINK, flags=NLM_F_REQUEST|NLM_F_DUMP, seq=1608828400, pid=0}, {ifi_family=AF_UNSPEC, ...}}, 20, 0, {sa_family=AF_NETLINK, nl_pid=0, nl_groups=00000000}, 12 &lt;unfinished ...&gt;</text:span></text:p>
      <text:p text:style-name="P18"><text:span text:style-name="T8">92332 epoll_ctl(7, EPOLL_CTL_MOD, 10, {EPOLLIN, {u32=4227898432, u64=140630047104064}} &lt;unfinished ...&gt;</text:span></text:p>
      <text:p text:style-name="P18"><text:span text:style-name="T8">92335 &lt;... recvfrom resumed&gt;"\1\0\0\3pid", 8192, 0, NULL, NULL) = 7</text:span></text:p>
      <text:p text:style-name="P18"><text:span text:style-name="T8">92333 &lt;... sendto resumed&gt;) <text:s text:c="12"/>= 20</text:span></text:p>
      <text:p text:style-name="P18"><text:span text:style-name="T8">92332 &lt;... epoll_ctl resumed&gt;) <text:s text:c="9"/>= 0</text:span></text:p>
      <text:p text:style-name="P18"><text:span text:style-name="T8">92335 epoll_wait(7, <text:s/>&lt;unfinished ...&gt;</text:span></text:p>
      <text:p text:style-name="P18"><text:span text:style-name="T8">92333 recvmsg(15, <text:s/>&lt;unfinished ...&gt;</text:span></text:p>
      <text:p text:style-name="P18"><text:span text:style-name="T8">92332 epoll_wait(7, <text:s/>&lt;unfinished ...&gt;</text:span></text:p>
      <text:p text:style-name="P18"><text:span text:style-name="T8">92333 &lt;... recvmsg resumed&gt;{msg_name={sa_family=AF_NETLINK, nl_pid=0, nl_groups=00000000}, msg_namelen=12, msg_iov=[{iov_base=[{{len=1316, type=RTM_NEWLINK, flags=NLM_F_MULTI, seq=1608828400, pid=92333}, {ifi_family=AF_UNSPEC, ifi_type=ARPHRD_LOOPBACK, ifi_index=if_nametoindex("lo"), ifi_flags=IFF_UP|IFF_LOOPBACK|IFF_RUNNING|IFF_LOWER_UP, ifi_change=0}, [{{nla_len=7, nla_type=IFLA_IFNAME}, "lo"}, {{nla_len=8, nla_type=IFLA_TXQLEN}, 1000}, {{nla_len=5, nla_type=IFLA_OPERSTATE}, 0}, {{nla_len=5, nla_type=IFLA_LINKMODE}, 0}, {{nla_len=8, nla_type=IFLA_MTU}, 65536}, {{nla_len=8, nla_type=IFLA_MIN_MTU}, 0}, {{nla_len=8, nla_type=IFLA_MAX_MTU}, 0}, {{nla_len=8, nla_type=IFLA_GROUP}, 0}, {{nla_len=8, nla_type=IFLA_PROMISCUITY}, 0}, {{nla_len=8, nla_type=IFLA_NUM_TX_QUEUES}, 1}, {{nla_len=8, nla_type=IFLA_GSO_MAX_SEGS}, 65535}, {{nla_len=8, nla_type=IFLA_GSO_MAX_SIZE}, 65536}, {{nla_len=8, nla_type=IFLA_NUM_RX_QUEUES}, 1}, {{nla_len=5, nla_type=IFLA_CARRIER}, 1}, {{nla_len=12, nla_type=IFLA_QDISC}, "noqueue"}, {{nla_len=8, nla_type=IFLA_CARRIER_CHANGES}, 0}, {{nla_len=5, nla_type=IFLA_PROTO_DOWN}, 0}, {{nla_len=8, nla_type=IFLA_CARRIER_UP_COUNT}, 0}, {{nla_len=8, nla_type=IFLA_CARRIER_DOWN_COUNT}, 0}, {{nla_len=36, nla_type=IFLA_MAP}, {mem_start=0, mem_end=0, base_addr=0, irq=0, dma=0, port=0}}, {{nla_len=10, nla_type=IFLA_ADDRESS}, "\x00\x00\x00\x00\x00\x00"}, {{nla_len=10, nla_type=IFLA_BROADCAST}, "\x00\x00\x00\x00\x00\x00"}, {{nla_len=196, nla_type=IFLA_STATS64}, {rx_packets=104302, tx_packets=104302, rx_bytes=5731000, tx_bytes=5731000, </text:span><text:soft-page-break/><text:span text:style-name="T8">rx_errors=0, tx_errors=0, rx_dropped=0, tx_dropped=0, multicast=0, collisions=0, rx_length_errors=0, rx_over_errors=0, rx_crc_errors=0, rx_frame_errors=0, rx_fifo_errors=0, rx_missed_errors=0, tx_aborted_errors=0, tx_carrier_errors=0, tx_fifo_errors=0, tx_heartbeat_errors=0, tx_window_errors=0, rx_compressed=0, tx_compressed=0, rx_nohandler=0}}, {{nla_len=100, nla_type=IFLA_STATS}, {rx_packets=104302, tx_packets=104302, rx_bytes=5731000, tx_bytes=5731000, rx_errors=0, tx_errors=0, rx_dropped=0, tx_dropped=0, multicast=0, collisions=0, rx_length_errors=0, rx_over_errors=0, rx_crc_errors=0, rx_frame_errors=0, rx_fifo_errors=0, rx_missed_errors=0, tx_aborted_errors=0, tx_carrier_errors=0, tx_fifo_errors=0, tx_heartbeat_errors=0, tx_window_errors=0, rx_compressed=0, tx_compressed=0, rx_nohandler=0}}, {{nla_len=12, nla_type=IFLA_XDP}, {{nla_len=5, nla_type=IFLA_XDP_ATTACHED}, XDP_ATTACHED_NONE}}, {{nla_len=760, nla_type=IFLA_AF_SPEC}, [{{nla_len=136, nla_type=AF_INET}, {{nla_len=132, nla_type=IFLA_INET_CONF}, [[IPV4_DEVCONF_FORWARDING-1] = 0, [IPV4_DEVCONF_MC_FORWARDING-1] = 0, [IPV4_DEVCONF_PROXY_ARP-1] = 0, [IPV4_DEVCONF_ACCEPT_REDIRECTS-1] = 1, [IPV4_DEVCONF_SECURE_REDIRECTS-1] = 1, [IPV4_DEVCONF_SEND_REDIRECTS-1] = 1, [IPV4_DEVCONF_SHARED_MEDIA-1] = 1, [IPV4_DEVCONF_RP_FILTER-1] = 0, [IPV4_DEVCONF_ACCEPT_SOURCE_ROUTE-1] = 1, [IPV4_DEVCONF_BOOTP_RELAY-1] = 0, [IPV4_DEVCONF_LOG_MARTIANS-1] = 0, [IPV4_DEVCONF_TAG-1] = 0, [IPV4_DEVCONF_ARPFILTER-1] = 0, [IPV4_DEVCONF_MEDIUM_ID-1] = 0, [IPV4_DEVCONF_NOXFRM-1] = 1, [IPV4_DEVCONF_NOPOLICY-1] = 1, [IPV4_DEVCONF_FORCE_IGMP_VERSION-1] = 0, [IPV4_DEVCONF_ARP_ANNOUNCE-1] = 0, [IPV4_DEVCONF_ARP_IGNORE-1] = 0, [IPV4_DEVCONF_PROMOTE_SECONDARIES-1] = 1, [IPV4_DEVCONF_ARP_ACCEPT-1] = 0, [IPV4_DEVCONF_ARP_NOTIFY-1] = 0, [IPV4_DEVCONF_ACCEPT_LOCAL-1] = 0, [IPV4_DEVCONF_SRC_VMARK-1] = 0, [IPV4_DEVCONF_PROXY_ARP_PVLAN-1] = 0, [IPV4_DEVCONF_ROUTE_LOCALNET-1] = 0, [IPV4_DEVCONF_IGMPV2_UNSOLICITED_REPORT_INTERVAL-1] = 10000, [IPV4_DEVCONF_IGMPV3_UNSOLICITED_REPORT_INTERVAL-1] = 1000, [IPV4_DEVCONF_IGNORE_ROUTES_WITH_LINKDOWN-1] = 0, [IPV4_DEVCONF_DROP_UNICAST_IN_L2_MULTICAST-1] = 0, [IPV4_DEVCONF_DROP_GRATUITOUS_ARP-1] = 0, [IPV4_DEVCONF_BC_FORWARDING-1] = 0]}}, {{nla_len=620, nla_type=AF_INET6}, [{{nla_len=8, nla_type=IFLA_INET6_FLAGS}, IF_READY}, {{nla_len=20, nla_type=IFLA_INET6_CACHEINFO}, {max_reasm_len=65535, tstamp=164, reachable_time=32040, retrans_time=1000}}, {{nla_len=208, nla_type=IFLA_INET6_CONF}, [[DEVCONF_FORWARDING] = 0, [DEVCONF_HOPLIMIT] = 64, [DEVCONF_MTU6] = 65536, [DEVCONF_ACCEPT_RA] = 1, [DEVCONF_ACCEPT_REDIRECTS] = 1, [DEVCONF_AUTOCONF] = 1, [DEVCONF_DAD_TRANSMITS] = 1, [DEVCONF_RTR_SOLICITS] = -1, [DEVCONF_RTR_SOLICIT_INTERVAL] = 4000, [DEVCONF_RTR_SOLICIT_DELAY] = 1000, [DEVCONF_USE_TEMPADDR] = -1, [DEVCONF_TEMP_VALID_LFT] = 604800, [DEVCONF_TEMP_PREFERED_LFT] = 86400, [DEVCONF_REGEN_MAX_RETRY] = 3, [DEVCONF_MAX_DESYNC_FACTOR] = 600, [DEVCONF_MAX_ADDRESSES] = 16, [DEVCONF_FORCE_MLD_VERSION] = 0, [DEVCONF_ACCEPT_RA_DEFRTR] = 1, [DEVCONF_ACCEPT_RA_PINFO] = 1, [DEVCONF_ACCEPT_RA_RTR_PREF] = 1, [DEVCONF_RTR_PROBE_INTERVAL] = 60000, [DEVCONF_ACCEPT_RA_RT_INFO_MAX_PLEN] = 0, [DEVCONF_PROXY_NDP] = 0, [DEVCONF_OPTIMISTIC_DAD] = 0, [DEVCONF_ACCEPT_SOURCE_ROUTE] = 0, [DEVCONF_MC_FORWARDING] = 0, [DEVCONF_DISABLE_IPV6] = 0, [DEVCONF_ACCEPT_DAD] = -1, [DEVCONF_FORCE_TLLAO] = 0, [DEVCONF_NDISC_NOTIFY] = 0, [DEVCONF_MLDV1_UNSOLICITED_REPORT_INTERVAL] = 10000, [DEVCONF_MLDV2_UNSOLICITED_REPORT_INTERVAL] = 1000, ...]}, {{nla_len=300, nla_type=IFLA_INET6_STATS}, [[IPSTATS_MIB_NUM] = 37, [IPSTATS_MIB_INPKTS] = 5, [IPSTATS_MIB_INOCTETS] = 341, [IPSTATS_MIB_INDELIVERS] = 5, [IPSTATS_MIB_OUTFORWDATAGRAMS] = 0, [IPSTATS_MIB_OUTPKTS] = 5, [IPSTATS_MIB_OUTOCTETS] = 341, [IPSTATS_MIB_INHDRERRORS] = 0, [IPSTATS_MIB_INTOOBIGERRORS] = 0, [IPSTATS_MIB_INNOROUTES] = 0, [IPSTATS_MIB_INADDRERRORS] = 0, [IPSTATS_MIB_INUNKNOWNPROTOS] = 0, [IPSTATS_MIB_INTRUNCATEDPKTS] = 0, [IPSTATS_MIB_INDISCARDS] = 0, [IPSTATS_MIB_OUTDISCARDS] = 0, [IPSTATS_MIB_OUTNOROUTES] = 0, [IPSTATS_MIB_REASMTIMEOUT] = 0, [IPSTATS_MIB_REASMREQDS] = 0, [IPSTATS_MIB_REASMOKS] = 0, [IPSTATS_MIB_REASMFAILS] = 0, [IPSTATS_MIB_FRAGOKS] = 0, [IPSTATS_MIB_FRAGFAILS] = 0, [IPSTATS_MIB_FRAGCREATES] = 0, [IPSTATS_MIB_INMCASTPKTS] = 0, [IPSTATS_MIB_OUTMCASTPKTS] = 2, [IPSTATS_MIB_INBCASTPKTS] = 0, [IPSTATS_MIB_OUTBCASTPKTS] = 0, [IPSTATS_MIB_INMCASTOCTETS] = 0, [IPSTATS_MIB_OUTMCASTOCTETS] = 152, [IPSTATS_MIB_INBCASTOCTETS] = 0, [IPSTATS_MIB_OUTBCASTOCTETS] = 0, [IPSTATS_MIB_CSUMERRORS] = 0, ...]}, {{nla_len=52, nla_type=IFLA_INET6_ICMP6STATS}, [[ICMP6_MIB_NUM] = 6, [ICMP6_MIB_INMSGS] = 2, [ICMP6_MIB_INERRORS] = 0, [ICMP6_MIB_OUTMSGS] = 2, [ICMP6_MIB_OUTERRORS] = 0, [ICMP6_MIB_CSUMERRORS] = 0]}, {{nla_len=20, nla_type=IFLA_INET6_TOKEN}, inet_pton(AF_INET6, "::")}, {{nla_len=5, </text:span><text:soft-page-break/><text:span text:style-name="T8">nla_type=IFLA_INET6_ADDR_GEN_MODE}, IN6_ADDR_GEN_MODE_EUI64}]}]}]}, {{len=1324, type=RTM_NEWLINK, flags=NLM_F_MULTI, seq=1608828400, pid=92333}, {ifi_family=AF_UNSPEC, ifi_type=ARPHRD_ETHER, ifi_index=if_nametoindex("enp0s3"), ifi_flags=IFF_UP|IFF_BROADCAST|IFF_RUNNING|IFF_MULTICAST|IFF_LOWER_UP, ifi_change=0}, [{{nla_len=11, nla_type=IFLA_IFNAME}, "enp0s3"}, {{nla_len=8, nla_type=IFLA_TXQLEN}, 1000}, {{nla_len=5, nla_type=IFLA_OPERSTATE}, 6}, {{nla_len=5, nla_type=IFLA_LINKMODE}, 0}, {{nla_len=8, nla_type=IFLA_MTU}, 1500}, {{nla_len=8, nla_type=IFLA_MIN_MTU}, 46}, {{nla_len=8, nla_type=IFLA_MAX_MTU}, 16110}, {{nla_len=8, nla_type=IFLA_GROUP}, 0}, {{nla_len=8, nla_type=IFLA_PROMISCUITY}, 0}, {{nla_len=8, nla_type=IFLA_NUM_TX_QUEUES}, 1}, {{nla_len=8, nla_type=IFLA_GSO_MAX_SEGS}, 65535}, {{nla_len=8, nla_type=IFLA_GSO_MAX_SIZE}, 65536}, {{nla_len=8, nla_type=IFLA_NUM_RX_QUEUES}, 1}, {{nla_len=5, nla_type=IFLA_CARRIER}, 1}, {{nla_len=13, nla_type=IFLA_QDISC}, "fq_codel"}, {{nla_len=8, nla_type=IFLA_CARRIER_CHANGES}, 10}, {{nla_len=5, nla_type=IFLA_PROTO_DOWN}, 0}, {{nla_len=8, nla_type=IFLA_CARRIER_UP_COUNT}, 5}, {{nla_len=8, nla_type=IFLA_CARRIER_DOWN_COUNT}, 5}, {{nla_len=36, nla_type=IFLA_MAP}, {mem_start=0, mem_end=0, base_addr=0, irq=0, dma=0, port=0}}, {{nla_len=10, nla_type=IFLA_ADDRESS}, "\x08\x00\x27\x7c\x08\x1d"}, {{nla_len=10, nla_type=IFLA_BROADCAST}, "\xff\xff\xff\xff\xff\xff"}, {{nla_len=196, nla_type=IFLA_STATS64}, {rx_packets=379844, tx_packets=84001, rx_bytes=502192010, tx_bytes=19215955, rx_errors=0, tx_errors=0, rx_dropped=0, tx_dropped=0, multicast=0, collisions=0, rx_length_errors=0, rx_over_errors=0, rx_crc_errors=0, rx_frame_errors=0, rx_fifo_errors=0, rx_missed_errors=0, tx_aborted_errors=0, tx_carrier_errors=0, tx_fifo_errors=0, tx_heartbeat_errors=0, tx_window_errors=0, rx_compressed=0, tx_compressed=0, rx_nohandler=0}}, {{nla_len=100, nla_type=IFLA_STATS}, {rx_packets=379844, tx_packets=84001, rx_bytes=502192010, tx_bytes=19215955, rx_errors=0, tx_errors=0, rx_dropped=0, tx_dropped=0, multicast=0, collisions=0, rx_length_errors=0, rx_over_errors=0, rx_crc_errors=0, rx_frame_errors=0, rx_fifo_errors=0, rx_missed_errors=0, tx_aborted_errors=0, tx_carrier_errors=0, tx_fifo_errors=0, tx_heartbeat_errors=0, tx_window_errors=0, rx_compressed=0, tx_compressed=0, rx_nohandler=0}}, {{nla_len=12, nla_type=IFLA_XDP}, {{nla_len=5, nla_type=IFLA_XDP_ATTACHED}, XDP_ATTACHED_NONE}}, {{nla_len=760, nla_type=IFLA_AF_SPEC}, [{{nla_len=136, nla_type=AF_INET}, {{nla_len=132, nla_type=IFLA_INET_CONF}, [[IPV4_DEVCONF_FORWARDING-1] = 0, [IPV4_DEVCONF_MC_FORWARDING-1] = 0, [IPV4_DEVCONF_PROXY_ARP-1] = 0, [IPV4_DEVCONF_ACCEPT_REDIRECTS-1] = 1, [IPV4_DEVCONF_SECURE_REDIRECTS-1] = 1, [IPV4_DEVCONF_SEND_REDIRECTS-1] = 1, [IPV4_DEVCONF_SHARED_MEDIA-1] = 1, [IPV4_DEVCONF_RP_FILTER-1] = 2, [IPV4_DEVCONF_ACCEPT_SOURCE_ROUTE-1] = 1, [IPV4_DEVCONF_BOOTP_RELAY-1] = 0, [IPV4_DEVCONF_LOG_MARTIANS-1] = 0, [IPV4_DEVCONF_TAG-1] = 0, [IPV4_DEVCONF_ARPFILTER-1] = 0, [IPV4_DEVCONF_MEDIUM_ID-1] = 0, [IPV4_DEVCONF_NOXFRM-1] = 0, [IPV4_DEVCONF_NOPOLICY-1] = 0, [IPV4_DEVCONF_FORCE_IGMP_VERSION-1] = 0, [IPV4_DEVCONF_ARP_ANNOUNCE-1] = 0, [IPV4_DEVCONF_ARP_IGNORE-1] = 0, [IPV4_DEVCONF_PROMOTE_SECONDARIES-1] = 1, [IPV4_DEVCONF_ARP_ACCEPT-1] = 0, [IPV4_DEVCONF_ARP_NOTIFY-1] = 0, [IPV4_DEVCONF_ACCEPT_LOCAL-1] = 0, [IPV4_DEVCONF_SRC_VMARK-1] = 0, [IPV4_DEVCONF_PROXY_ARP_PVLAN-1] = 0, [IPV4_DEVCONF_ROUTE_LOCALNET-1] = 0, [IPV4_DEVCONF_IGMPV2_UNSOLICITED_REPORT_INTERVAL-1]</text:span></text:p>
      <text:p text:style-name="P18"><text:span text:style-name="T8"><text:s/>= 10000, [IPV4_DEVCONF_IGMPV3_UNSOLICITED_REPORT_INTERVAL-1] = 1000, [IPV4_DEVCONF_IGNORE_ROUTES_WITH_LINKDOWN-1] = 0, [IPV4_DEVCONF_DROP_UNICAST_IN_L2_MULTICAST-1] = 0, [IPV4_DEVCONF_DROP_GRATUITOUS_ARP-1] = 0, [IPV4_DEVCONF_BC_FORWARDING-1] = 0]}}, {{nla_len=620, nla_type=AF_INET6}, [{{nla_len=8, nla_type=IFLA_INET6_FLAGS}, IF_READY}, {{nla_len=20, nla_type=IFLA_INET6_CACHEINFO}, {max_reasm_len=65535, tstamp=1434, reachable_time=32540, retrans_time=1000}}, {{nla_len=208, nla_type=IFLA_INET6_CONF}, [[DEVCONF_FORWARDING] = 0, [DEVCONF_HOPLIMIT] = 64, [DEVCONF_MTU6] = 1500, [DEVCONF_ACCEPT_RA] = 0, [DEVCONF_ACCEPT_REDIRECTS] = 1, [DEVCONF_AUTOCONF] = 1, [DEVCONF_DAD_TRANSMITS] = 1, [DEVCONF_RTR_SOLICITS] = -1, [DEVCONF_RTR_SOLICIT_INTERVAL] = 4000, [DEVCONF_RTR_SOLICIT_DELAY] = 1000, [DEVCONF_USE_TEMPADDR] = 2, [DEVCONF_TEMP_VALID_LFT] = 604800, [DEVCONF_TEMP_PREFERED_LFT] = 86400, [DEVCONF_REGEN_MAX_RETRY] = 3, [DEVCONF_MAX_DESYNC_FACTOR] = 600, [DEVCONF_MAX_ADDRESSES] = 16, [DEVCONF_FORCE_MLD_VERSION] = 0, [DEVCONF_ACCEPT_RA_DEFRTR] = 1, [DEVCONF_ACCEPT_RA_PINFO] = 1, [DEVCONF_ACCEPT_RA_RTR_PREF] = 1, [DEVCONF_RTR_PROBE_INTERVAL] = 60000, [DEVCONF_ACCEPT_RA_RT_INFO_MAX_PLEN] = 0, [DEVCONF_PROXY_NDP] = 0, [DEVCONF_OPTIMISTIC_DAD] = 0, [DEVCONF_ACCEPT_SOURCE_ROUTE] = 0, [DEVCONF_MC_FORWARDING] = 0, [DEVCONF_DISABLE_IPV6] = 0, [DEVCONF_ACCEPT_DAD] = 1, [DEVCONF_FORCE_TLLAO] = 0, [DEVCONF_NDISC_NOTIFY] = 0, [DEVCONF_MLDV1_UNSOLICITED_REPORT_INTERVAL] = 10000, [DEVCONF_MLDV2_UNSOLICITED_REPORT_INTERVAL] = 1000, ...]}, {{nla_len=300, nla_type=IFLA_INET6_STATS}, [[IPSTATS_MIB_NUM] = 37, [IPSTATS_MIB_INPKTS] = 58, </text:span><text:soft-page-break/><text:span text:style-name="T8">[IPSTATS_MIB_INOCTETS] = 6839, [IPSTATS_MIB_INDELIVERS] = 58, [IPSTATS_MIB_OUTFORWDATAGRAMS] = 0, [IPSTATS_MIB_OUTPKTS] = 76, [IPSTATS_MIB_OUTOCTETS] = 8399, [IPSTATS_MIB_INHDRERRORS] = 0, [IPSTATS_MIB_INTOOBIGERRORS] = 0, [IPSTATS_MIB_INNOROUTES] = 0, [IPSTATS_MIB_INADDRERRORS] = 0, [IPSTATS_MIB_INUNKNOWNPROTOS] = 0, [IPSTATS_MIB_INTRUNCATEDPKTS] = 0, [IPSTATS_MIB_INDISCARDS] = 0, [IPSTATS_MIB_OUTDISCARDS] = 2, [IPSTATS_MIB_OUTNOROUTES] = 0, [IPSTATS_MIB_REASMTIMEOUT] = 0, [IPSTATS_MIB_REASMREQDS] = 0, [IPSTATS_MIB_REASMOKS] = 0, [IPSTATS_MIB_REASMFAILS] = 0, [IPSTATS_MIB_FRAGOKS] = 0, [IPSTATS_MIB_FRAGFAILS] = 0, [IPSTATS_MIB_FRAGCREATES] = 0, [IPSTATS_MIB_INMCASTPKTS] = 58, [IPSTATS_MIB_OUTMCASTPKTS] = 76, [IPSTATS_MIB_INBCASTPKTS] = 0, [IPSTATS_MIB_OUTBCASTPKTS] = 0, [IPSTATS_MIB_INMCASTOCTETS] = 6839, [IPSTATS_MIB_OUTMCASTOCTETS] = 8399, [IPSTATS_MIB_INBCASTOCTETS] = 0, [IPSTATS_MIB_OUTBCASTOCTETS] = 0, [IPSTATS_MIB_CSUMERRORS] = 0, ...]}, {{nla_len=52, nla_type=IFLA_INET6_ICMP6STATS}, [[ICMP6_MIB_NUM] = 6, [ICMP6_MIB_INMSGS] = 0, [ICMP6_MIB_INERRORS] = 0, [ICMP6_MIB_OUTMSGS] = 18, [ICMP6_MIB_OUTERRORS] = 0, [ICMP6_MIB_CSUMERRORS] = 0]}, {{nla_len=20, nla_type=IFLA_INET6_TOKEN}, inet_pton(AF_INET6, "::")}, {{nla_len=5, nla_type=IFLA_INET6_ADDR_GEN_MODE}, IN6_ADDR_GEN_MODE_NONE}]}]}]}], iov_len=4096}], msg_iovlen=1, msg_controllen=0, msg_flags=0}, 0) = 2640</text:span></text:p>
      <text:p text:style-name="P18"><text:span text:style-name="T8">92333 recvmsg(15, {msg_name={sa_family=AF_NETLINK, nl_pid=0, nl_groups=00000000}, msg_namelen=12, msg_iov=[{iov_base={{len=20, type=NLMSG_DONE, flags=NLM_F_MULTI, seq=1608828400, pid=92333}, 0}, iov_len=4096}], msg_iovlen=1, msg_controllen=0, msg_flags=0}, 0) = 20</text:span></text:p>
      <text:p text:style-name="P18"><text:span text:style-name="T8">92333 sendto(15, {{len=20, type=RTM_GETADDR, flags=NLM_F_REQUEST|NLM_F_DUMP, seq=1608828401, pid=0}, {ifa_family=AF_UNSPEC, ...}}, 20, 0, {sa_family=AF_NETLINK, nl_pid=0, nl_groups=00000000}, 12) = 20</text:span></text:p>
      <text:p text:style-name="P18"><text:span text:style-name="T8">92333 recvmsg(15, {msg_name={sa_family=AF_NETLINK, nl_pid=0, nl_groups=00000000}, msg_namelen=12, msg_iov=[{iov_base=[{{len=76, type=RTM_NEWADDR, flags=NLM_F_MULTI, seq=1608828401, pid=92333}, {ifa_family=AF_INET, ifa_prefixlen=8, ifa_flags=IFA_F_PERMANENT, ifa_scope=RT_SCOPE_HOST, ifa_index=if_nametoindex("lo")}, [{{nla_len=8, nla_type=IFA_ADDRESS}, inet_addr("127.0.0.1")}, {{nla_len=8, nla_type=IFA_LOCAL}, inet_addr("127.0.0.1")}, {{nla_len=7, nla_type=IFA_LABEL}, "lo"}, {{nla_len=8, nla_type=IFA_FLAGS}, IFA_F_PERMANENT}, {{nla_len=20, nla_type=IFA_CACHEINFO}, {ifa_prefered=4294967295, ifa_valid=4294967295, cstamp=164, tstamp=164}}]}, {{len=88, type=RTM_NEWADDR, flags=NLM_F_MULTI, seq=1608828401, pid=92333}, {ifa_family=AF_INET, ifa_prefixlen=24, ifa_flags=0, ifa_scope=RT_SCOPE_UNIVERSE, ifa_index=if_nametoindex("enp0s3")}, [{{nla_len=8, nla_type=IFA_ADDRESS}, inet_addr("10.0.2.15")}, {{nla_len=8, nla_type=IFA_LOCAL}, inet_addr("10.0.2.15")}, {{nla_len=8, nla_type=IFA_BROADCAST}, inet_addr("10.0.2.255")}, {{nla_len=11, nla_type=IFA_LABEL}, "enp0s3"}, {{nla_len=8, nla_type=IFA_FLAGS}, IFA_F_NOPREFIXROUTE}, {{nla_len=20, nla_type=IFA_CACHEINFO}, {ifa_prefered=67756, ifa_valid=67756, cstamp=1438, tstamp=622582}}]}], iov_len=4096}], msg_iovlen=1, msg_controllen=0, msg_flags=0}, 0) = 164</text:span></text:p>
      <text:p text:style-name="P18"><text:span text:style-name="T8">92333 recvmsg(15, {msg_name={sa_family=AF_NETLINK, nl_pid=0, nl_groups=00000000}, msg_namelen=12, msg_iov=[{iov_base=[{{len=72, type=RTM_NEWADDR, flags=NLM_F_MULTI, seq=1608828401, pid=92333}, {ifa_family=AF_INET6, ifa_prefixlen=128, ifa_flags=IFA_F_PERMANENT, ifa_scope=RT_SCOPE_HOST, ifa_index=if_nametoindex("lo")}, [{{nla_len=20, nla_type=IFA_ADDRESS}, inet_pton(AF_INET6, "::1")}, {{nla_len=20, nla_type=IFA_CACHEINFO}, {ifa_prefered=4294967295, ifa_valid=4294967295, cstamp=164, tstamp=164}}, {{nla_len=8, nla_type=IFA_FLAGS}, IFA_F_PERMANENT}]}, {{len=72, type=RTM_NEWADDR, flags=NLM_F_MULTI, seq=1608828401, pid=92333}, {ifa_family=AF_INET6, ifa_prefixlen=64, ifa_flags=IFA_F_PERMANENT, ifa_scope=RT_SCOPE_LINK, ifa_index=if_nametoindex("enp0s3")}, [{{nla_len=20, nla_type=IFA_ADDRESS}, inet_pton(AF_INET6, "fe80::18ac:705b:f24b:491c")}, {{nla_len=20, nla_type=IFA_CACHEINFO}, {ifa_prefered=4294967295, ifa_valid=4294967295, cstamp=1434, tstamp=1632}}, {{nla_len=8, nla_type=IFA_FLAGS}, IFA_F_PERMANENT|IFA_F_NOPREFIXROUTE}]}], iov_len=4096}], msg_iovlen=1, msg_controllen=0, msg_flags=0}, 0) = 144</text:span></text:p>
      <text:p text:style-name="P18"><text:span text:style-name="T8">92333 recvmsg(15, {msg_name={sa_family=AF_NETLINK, nl_pid=0, nl_groups=00000000}, msg_namelen=12, msg_iov=[{iov_base={{len=20, type=NLMSG_DONE, flags=NLM_F_MULTI, seq=1608828401, pid=92333}, 0}, iov_len=4096}], msg_iovlen=1, msg_controllen=0, msg_flags=0}, 0) = 20</text:span></text:p>
      <text:p text:style-name="P18"><text:span text:style-name="T8">92333 close(15) <text:s text:c="24"/>= 0</text:span></text:p>
      <text:p text:style-name="P18"><text:span text:style-name="T8">92333 socket(AF_INET, SOCK_STREAM|SOCK_CLOEXEC, IPPROTO_TCP) = 15</text:span></text:p>
      <text:p text:style-name="P18"><text:span text:style-name="T8">92333 setsockopt(15, SOL_SOCKET, SO_REUSEADDR, [1], 4) = 0</text:span></text:p>
      <text:p text:style-name="P18"><text:span text:style-name="T8">92333 bind(15, {sa_family=AF_INET, sin_port=htons(8082), sin_addr=inet_addr("127.0.0.1")}, 16) = 0</text:span></text:p>
      <text:p text:style-name="P18"><text:span text:style-name="T8">92333 listen(15, 100) <text:s text:c="18"/>= 0</text:span></text:p>
      <text:p text:style-name="P18"><text:span text:style-name="T8">92333 getsockname(15, {sa_family=AF_INET, sin_port=htons(8082), sin_addr=inet_addr("127.0.0.1")}, [128-&gt;16]) = 0</text:span></text:p>
      <text:p text:style-name="P18"><text:span text:style-name="T8">92333 getsockname(15, {sa_family=AF_INET, sin_port=htons(8082), sin_addr=inet_addr("127.0.0.1")}, [128-&gt;16]) = 0</text:span></text:p>
      <text:p text:style-name="P18"><text:span text:style-name="T8">92333 write(8, "\1\0\0\0\0\0\0\0", 8 &lt;unfinished ...&gt;</text:span></text:p>
      <text:p text:style-name="P18"><text:span text:style-name="T8">92336 &lt;... epoll_wait resumed&gt;[{EPOLLIN, {u32=2171015952, u64=93915925910288}}], 256, -1) = 1</text:span></text:p>
      <text:p text:style-name="P18"><text:soft-page-break/><text:span text:style-name="T8">92333 &lt;... write resumed&gt;) <text:s text:c="13"/>= 8</text:span></text:p>
      <text:p text:style-name="P18"><text:span text:style-name="T8">92336 poll([{fd=8, events=POLLIN}], 1, 0 &lt;unfinished ...&gt;</text:span></text:p>
      <text:p text:style-name="P18"><text:span text:style-name="T8">92333 write(12, "\1\0\0\0\0\0\0\0", 8 &lt;unfinished ...&gt;</text:span></text:p>
      <text:p text:style-name="P18"><text:span text:style-name="T8">92336 &lt;... poll resumed&gt;) <text:s text:c="14"/>= 1 ([{fd=8, revents=POLLIN}])</text:span></text:p>
      <text:p text:style-name="P18"><text:span text:style-name="T8">92333 &lt;... write resumed&gt;) <text:s text:c="13"/>= 8</text:span></text:p>
      <text:p text:style-name="P18"><text:span text:style-name="T8">92336 read(8, <text:s/>&lt;unfinished ...&gt;</text:span></text:p>
      <text:p text:style-name="P18"><text:span text:style-name="T8">92333 poll([{fd=10, events=POLLIN}], 1, -1 &lt;unfinished ...&gt;</text:span></text:p>
      <text:p text:style-name="P18"><text:span text:style-name="T8">92336 &lt;... read resumed&gt;"\1\0\0\0\0\0\0\0", 8) = 8</text:span></text:p>
      <text:p text:style-name="P18"><text:span text:style-name="T8">92333 &lt;... poll resumed&gt;) <text:s text:c="14"/>= 1 ([{fd=10, revents=POLLIN}])</text:span></text:p>
      <text:p text:style-name="P18"><text:span text:style-name="T8">92336 mmap(NULL, 134217728, PROT_NONE, MAP_PRIVATE|MAP_ANONYMOUS|MAP_NORESERVE, -1, 0 &lt;unfinished ...&gt;</text:span></text:p>
      <text:p text:style-name="P18"><text:span text:style-name="T8">92333 read(10, <text:s/>&lt;unfinished ...&gt;</text:span></text:p>
      <text:p text:style-name="P18"><text:span text:style-name="T8">92336 &lt;... mmap resumed&gt;) <text:s text:c="14"/>= 0x7f56d0000000</text:span></text:p>
      <text:p text:style-name="P18"><text:span text:style-name="T8">92333 &lt;... read resumed&gt;"\1\0\0\0\0\0\0\0", 8) = 8</text:span></text:p>
      <text:p text:style-name="P18"><text:span text:style-name="T8">92336 munmap(0x7f56d4000000, 67108864 &lt;unfinished ...&gt;</text:span></text:p>
      <text:p text:style-name="P18"><text:span text:style-name="T8">92333 write(6, "\1\0\0\0\0\0\0\0", 8 &lt;unfinished ...&gt;</text:span></text:p>
      <text:p text:style-name="P18"><text:span text:style-name="T8">92336 &lt;... munmap resumed&gt;) <text:s text:c="12"/>= 0</text:span></text:p>
      <text:p text:style-name="P18"><text:span text:style-name="T8">92335 &lt;... epoll_wait resumed&gt;[{EPOLLIN, {u32=2171032160, u64=93915925926496}}], 256, -1) = 1</text:span></text:p>
      <text:p text:style-name="P18"><text:span text:style-name="T8">92333 &lt;... write resumed&gt;) <text:s text:c="13"/>= 8</text:span></text:p>
      <text:p text:style-name="P18"><text:span text:style-name="T8">92336 mprotect(0x7f56d0000000, 135168, PROT_READ|PROT_WRITE &lt;unfinished ...&gt;</text:span></text:p>
      <text:p text:style-name="P18"><text:span text:style-name="T8">92335 poll([{fd=6, events=POLLIN}], 1, 0 &lt;unfinished ...&gt;</text:span></text:p>
      <text:p text:style-name="P18"><text:span text:style-name="T8">92333 poll([{fd=10, events=POLLIN}], 1, 0 &lt;unfinished ...&gt;</text:span></text:p>
      <text:p text:style-name="P18"><text:span text:style-name="T8">92336 &lt;... mprotect resumed&gt;) <text:s text:c="10"/>= 0</text:span></text:p>
      <text:p text:style-name="P18"><text:span text:style-name="T8">92335 &lt;... poll resumed&gt;) <text:s text:c="14"/>= 1 ([{fd=6, revents=POLLIN}])</text:span></text:p>
      <text:p text:style-name="P18"><text:span text:style-name="T8">92333 &lt;... poll resumed&gt;) <text:s text:c="14"/>= 0 (Timeout)</text:span></text:p>
      <text:p text:style-name="P18"><text:span text:style-name="T8">92336 epoll_ctl(9, EPOLL_CTL_ADD, 15, {0, {u32=3489663840, u64=140010833578848}} &lt;unfinished ...&gt;</text:span></text:p>
      <text:p text:style-name="P18"><text:span text:style-name="T8">92335 read(6, <text:s/>&lt;unfinished ...&gt;</text:span></text:p>
      <text:p text:style-name="P18"><text:span text:style-name="T8">92333 getpid( &lt;unfinished ...&gt;</text:span></text:p>
      <text:p text:style-name="P18"><text:span text:style-name="T8">92336 &lt;... epoll_ctl resumed&gt;) <text:s text:c="9"/>= 0</text:span></text:p>
      <text:p text:style-name="P18"><text:span text:style-name="T8">92335 &lt;... read resumed&gt;"\1\0\0\0\0\0\0\0", 8) = 8</text:span></text:p>
      <text:p text:style-name="P18"><text:span text:style-name="T8">92333 &lt;... getpid resumed&gt;) <text:s text:c="12"/>= 92333</text:span></text:p>
      <text:p text:style-name="P18"><text:span text:style-name="T8">92336 epoll_ctl(9, EPOLL_CTL_MOD, 15, {EPOLLIN, {u32=3489663840, u64=140010833578848}} &lt;unfinished ...&gt;</text:span></text:p>
      <text:p text:style-name="P18"><text:span text:style-name="T8">92335 poll([{fd=6, events=POLLIN}], 1, 0 &lt;unfinished ...&gt;</text:span></text:p>
      <text:p text:style-name="P18"><text:span text:style-name="T8">92333 poll([{fd=10, events=POLLIN}], 1, 0 &lt;unfinished ...&gt;</text:span></text:p>
      <text:p text:style-name="P18"><text:span text:style-name="T8">92336 &lt;... epoll_ctl resumed&gt;) <text:s text:c="9"/>= 0</text:span></text:p>
      <text:p text:style-name="P18"><text:span text:style-name="T8">92335 &lt;... poll resumed&gt;) <text:s text:c="14"/>= 0 (Timeout)</text:span></text:p>
      <text:p text:style-name="P18"><text:span text:style-name="T8">92333 &lt;... poll resumed&gt;) <text:s text:c="14"/>= 0 (Timeout)</text:span></text:p>
      <text:p text:style-name="P18"><text:span text:style-name="T8">92336 poll([{fd=8, events=POLLIN}], 1, 0 &lt;unfinished ...&gt;</text:span></text:p>
      <text:p text:style-name="P18"><text:span text:style-name="T8">92335 epoll_wait(7, <text:s/>&lt;unfinished ...&gt;</text:span></text:p>
      <text:p text:style-name="P18"><text:span text:style-name="T8">92333 write(6, "\1\0\0\0\0\0\0\0", 8 &lt;unfinished ...&gt;</text:span></text:p>
      <text:p text:style-name="P18"><text:span text:style-name="T8">92336 &lt;... poll resumed&gt;) <text:s text:c="14"/>= 0 (Timeout)</text:span></text:p>
      <text:p text:style-name="P18"><text:span text:style-name="T8">92335 &lt;... epoll_wait resumed&gt;[{EPOLLIN, {u32=2171032160, u64=93915925926496}}], 256, -1) = 1</text:span></text:p>
      <text:p text:style-name="P18"><text:span text:style-name="T8">92333 &lt;... write resumed&gt;) <text:s text:c="13"/>= 8</text:span></text:p>
      <text:p text:style-name="P18"><text:span text:style-name="T8">92336 epoll_wait(9, <text:s/>&lt;unfinished ...&gt;</text:span></text:p>
      <text:p text:style-name="P18"><text:span text:style-name="T8">92335 poll([{fd=6, events=POLLIN}], 1, 0 &lt;unfinished ...&gt;</text:span></text:p>
      <text:p text:style-name="P18"><text:span text:style-name="T8">92333 poll([{fd=10, events=POLLIN}], 1, -1 &lt;unfinished ...&gt;</text:span></text:p>
      <text:p text:style-name="P18"><text:span text:style-name="T8">92335 &lt;... poll resumed&gt;) <text:s text:c="14"/>= 1 ([{fd=6, revents=POLLIN}])</text:span></text:p>
      <text:p text:style-name="P18"><text:span text:style-name="T8">92335 read(6, "\1\0\0\0\0\0\0\0", 8) <text:s text:c="3"/>= 8</text:span></text:p>
      <text:p text:style-name="P18"><text:span text:style-name="T8">92335 epoll_ctl(7, EPOLL_CTL_MOD, 13, {EPOLLIN|EPOLLOUT, {u32=3623883600, u64=140010967798608}}) = 0</text:span></text:p>
      <text:p text:style-name="P18"><text:span text:style-name="T8">92335 write(10, "\1\0\0\0\0\0\0\0", 8) <text:s/>= 8</text:span></text:p>
      <text:p text:style-name="P18"><text:span text:style-name="T8">92333 &lt;... poll resumed&gt;) <text:s text:c="14"/>= 1 ([{fd=10, revents=POLLIN}])</text:span></text:p>
      <text:p text:style-name="P18"><text:span text:style-name="T8">92335 sendto(13, "\1\0\0\10OK:92333", 12, 0, NULL, 0 &lt;unfinished ...&gt;</text:span></text:p>
      <text:p text:style-name="P18"><text:span text:style-name="T8">92333 read(10, <text:s/>&lt;unfinished ...&gt;</text:span></text:p>
      <text:p text:style-name="P18"><text:span text:style-name="T8">92335 &lt;... sendto resumed&gt;) <text:s text:c="12"/>= 12</text:span></text:p>
      <text:p text:style-name="P18"><text:span text:style-name="T8">92333 &lt;... read resumed&gt;"\1\0\0\0\0\0\0\0", 8) = 8</text:span></text:p>
      <text:p text:style-name="P18"><text:span text:style-name="T8">92332 &lt;... epoll_wait resumed&gt;[{EPOLLIN, {u32=4227898432, u64=140630047104064}}], 256, -1) = 1</text:span></text:p>
      <text:p text:style-name="P18"><text:span text:style-name="T8">92335 poll([{fd=6, events=POLLIN}], 1, 0 &lt;unfinished ...&gt;</text:span></text:p>
      <text:p text:style-name="P18"><text:span text:style-name="T8">92333 poll([{fd=10, events=POLLIN}], 1, 0 &lt;unfinished ...&gt;</text:span></text:p>
      <text:p text:style-name="P18"><text:span text:style-name="T8">92332 recvfrom(10, <text:s/>&lt;unfinished ...&gt;</text:span></text:p>
      <text:p text:style-name="P18"><text:span text:style-name="T8">92335 &lt;... poll resumed&gt;) <text:s text:c="14"/>= 0 (Timeout)</text:span></text:p>
      <text:p text:style-name="P18"><text:span text:style-name="T8">92333 &lt;... poll resumed&gt;) <text:s text:c="14"/>= 0 (Timeout)</text:span></text:p>
      <text:p text:style-name="P18"><text:soft-page-break/><text:span text:style-name="T8">92332 &lt;... recvfrom resumed&gt;"\1\0\0\10OK:92333", 8192, 0, NULL, NULL) = 12</text:span></text:p>
      <text:p text:style-name="P18"><text:span text:style-name="T8">92335 epoll_wait(7, <text:s/>&lt;unfinished ...&gt;</text:span></text:p>
      <text:p text:style-name="P18"><text:span text:style-name="T8">92333 poll([{fd=10, events=POLLIN}], 1, -1 &lt;unfinished ...&gt;</text:span></text:p>
      <text:p text:style-name="P18"><text:span text:style-name="T8">92332 write(8, "\1\0\0\0\0\0\0\0", 8 &lt;unfinished ...&gt;</text:span></text:p>
      <text:p text:style-name="P18"><text:span text:style-name="T8">92330 &lt;... poll resumed&gt;) <text:s text:c="14"/>= 1 ([{fd=8, revents=POLLIN}])</text:span></text:p>
      <text:p text:style-name="P18"><text:span text:style-name="T8">92335 &lt;... epoll_wait resumed&gt;[{EPOLLOUT, {u32=3623883600, u64=140010967798608}}], 256, -1) = 1</text:span></text:p>
      <text:p text:style-name="P18"><text:span text:style-name="T8">92332 &lt;... write resumed&gt;) <text:s text:c="13"/>= 8</text:span></text:p>
      <text:p text:style-name="P18"><text:span text:style-name="T8">92330 read(8, <text:s/>&lt;unfinished ...&gt;</text:span></text:p>
      <text:p text:style-name="P18"><text:span text:style-name="T8">92335 epoll_ctl(7, EPOLL_CTL_MOD, 13, {EPOLLIN, {u32=3623883600, u64=140010967798608}} &lt;unfinished ...&gt;</text:span></text:p>
      <text:p text:style-name="P18"><text:span text:style-name="T8">92332 epoll_wait(7, <text:s/>&lt;unfinished ...&gt;</text:span></text:p>
      <text:p text:style-name="P18"><text:span text:style-name="T8">92330 &lt;... read resumed&gt;"\1\0\0\0\0\0\0\0", 8) = 8</text:span></text:p>
      <text:p text:style-name="P18"><text:span text:style-name="T8">92335 &lt;... epoll_ctl resumed&gt;) <text:s text:c="9"/>= 0</text:span></text:p>
      <text:p text:style-name="P18"><text:span text:style-name="T8">92330 poll([{fd=8, events=POLLIN}], 1, 0 &lt;unfinished ...&gt;</text:span></text:p>
      <text:p text:style-name="P18"><text:span text:style-name="T8">92335 epoll_wait(7, <text:s/>&lt;unfinished ...&gt;</text:span></text:p>
      <text:p text:style-name="P18"><text:span text:style-name="T8">92330 &lt;... poll resumed&gt;) <text:s text:c="14"/>= 0 (Timeout)</text:span></text:p>
      <text:p text:style-name="P18"><text:span text:style-name="T8">92330 write(6, "\1\0\0\0\0\0\0\0", 8) <text:s text:c="2"/>= 8</text:span></text:p>
      <text:p text:style-name="P18"><text:span text:style-name="T8">92332 &lt;... epoll_wait resumed&gt;[{EPOLLIN, {u32=2262553184, u64=94620392084064}}], 256, -1) = 1</text:span></text:p>
      <text:p text:style-name="P18"><text:span text:style-name="T8">92330 write(1, "OK:92333\n", 9 &lt;unfinished ...&gt;</text:span></text:p>
      <text:p text:style-name="P18"><text:span text:style-name="T8">92332 poll([{fd=6, events=POLLIN}], 1, 0 &lt;unfinished ...&gt;</text:span></text:p>
      <text:p text:style-name="P18"><text:span text:style-name="T8">92330 &lt;... write resumed&gt;) <text:s text:c="13"/>= 9</text:span></text:p>
      <text:p text:style-name="P18"><text:span text:style-name="T8">92332 &lt;... poll resumed&gt;) <text:s text:c="14"/>= 1 ([{fd=6, revents=POLLIN}])</text:span></text:p>
      <text:p text:style-name="P18"><text:span text:style-name="T8">92330 write(1, "&gt; ", 2 &lt;unfinished ...&gt;</text:span></text:p>
      <text:p text:style-name="P18"><text:span text:style-name="T8">92332 read(6, <text:s/>&lt;unfinished ...&gt;</text:span></text:p>
      <text:p text:style-name="P18"><text:span text:style-name="T8">92330 &lt;... write resumed&gt;) <text:s text:c="13"/>= 2</text:span></text:p>
      <text:p text:style-name="P18"><text:span text:style-name="T8">92332 &lt;... read resumed&gt;"\1\0\0\0\0\0\0\0", 8) = 8</text:span></text:p>
      <text:p text:style-name="P18"><text:span text:style-name="T8">92330 poll([{fd=8, events=POLLIN}], 1, 0 &lt;unfinished ...&gt;</text:span></text:p>
      <text:p text:style-name="P18"><text:span text:style-name="T8">92332 poll([{fd=6, events=POLLIN}], 1, 0 &lt;unfinished ...&gt;</text:span></text:p>
      <text:p text:style-name="P18"><text:span text:style-name="T8">92330 &lt;... poll resumed&gt;) <text:s text:c="14"/>= 0 (Timeout)</text:span></text:p>
      <text:p text:style-name="P18"><text:span text:style-name="T8">92332 &lt;... poll resumed&gt;) <text:s text:c="14"/>= 0 (Timeout)</text:span></text:p>
      <text:p text:style-name="P18"><text:span text:style-name="T8">92330 write(6, "\1\0\0\0\0\0\0\0", 8 &lt;unfinished ...&gt;</text:span></text:p>
      <text:p text:style-name="P18"><text:span text:style-name="T8">92332 epoll_wait(7, <text:s/>&lt;unfinished ...&gt;</text:span></text:p>
      <text:p text:style-name="P18"><text:span text:style-name="T8">92330 &lt;... write resumed&gt;) <text:s text:c="13"/>= 8</text:span></text:p>
      <text:p text:style-name="P18"><text:span text:style-name="T8">92332 &lt;... epoll_wait resumed&gt;[{EPOLLIN, {u32=2262553184, u64=94620392084064}}], 256, -1) = 1</text:span></text:p>
      <text:p text:style-name="P18"><text:span text:style-name="T8">92330 poll([{fd=8, events=POLLIN}], 1, -1 &lt;unfinished ...&gt;</text:span></text:p>
      <text:p text:style-name="P18"><text:span text:style-name="T8">92332 poll([{fd=6, events=POLLIN}], 1, 0) = 1 ([{fd=6, revents=POLLIN}])</text:span></text:p>
      <text:p text:style-name="P18"><text:span text:style-name="T8">92332 read(6, "\1\0\0\0\0\0\0\0", 8) <text:s text:c="3"/>= 8</text:span></text:p>
      <text:p text:style-name="P18"><text:span text:style-name="T8">92332 epoll_ctl(7, EPOLL_CTL_MOD, 10, {EPOLLIN|EPOLLOUT, {u32=4227898432, u64=140630047104064}}) = 0</text:span></text:p>
      <text:p text:style-name="P18"><text:span text:style-name="T8">92332 sendto(10, "\1\0\0\7pingall", 11, 0, NULL, 0 &lt;unfinished ...&gt;</text:span></text:p>
      <text:p text:style-name="P18"><text:span text:style-name="T8">92335 &lt;... epoll_wait resumed&gt;[{EPOLLIN, {u32=3623883600, u64=140010967798608}}], 256, -1) = 1</text:span></text:p>
      <text:p text:style-name="P18"><text:span text:style-name="T8">92332 &lt;... sendto resumed&gt;) <text:s text:c="12"/>= 11</text:span></text:p>
      <text:p text:style-name="P18"><text:span text:style-name="T8">92335 recvfrom(13, <text:s/>&lt;unfinished ...&gt;</text:span></text:p>
      <text:p text:style-name="P18"><text:span text:style-name="T8">92332 poll([{fd=6, events=POLLIN}], 1, 0 &lt;unfinished ...&gt;</text:span></text:p>
      <text:p text:style-name="P18"><text:span text:style-name="T8">92335 &lt;... recvfrom resumed&gt;"\1\0\0\7pingall", 8192, 0, NULL, NULL) = 11</text:span></text:p>
      <text:p text:style-name="P18"><text:span text:style-name="T8">92332 &lt;... poll resumed&gt;) <text:s text:c="14"/>= 0 (Timeout)</text:span></text:p>
      <text:p text:style-name="P18"><text:span text:style-name="T8">92335 write(10, "\1\0\0\0\0\0\0\0", 8 &lt;unfinished ...&gt;</text:span></text:p>
      <text:p text:style-name="P18"><text:span text:style-name="T8">92332 epoll_wait(7, <text:s/>&lt;unfinished ...&gt;</text:span></text:p>
      <text:p text:style-name="P18"><text:span text:style-name="T8">92335 &lt;... write resumed&gt;) <text:s text:c="13"/>= 8</text:span></text:p>
      <text:p text:style-name="P18"><text:span text:style-name="T8">92333 &lt;... poll resumed&gt;) <text:s text:c="14"/>= 1 ([{fd=10, revents=POLLIN}])</text:span></text:p>
      <text:p text:style-name="P18"><text:span text:style-name="T8">92332 &lt;... epoll_wait resumed&gt;[{EPOLLOUT, {u32=4227898432, u64=140630047104064}}], 256, -1) = 1</text:span></text:p>
      <text:p text:style-name="P18"><text:span text:style-name="T8">92335 epoll_wait(7, <text:s/>&lt;unfinished ...&gt;</text:span></text:p>
      <text:p text:style-name="P18"><text:span text:style-name="T8">92333 read(10, <text:s/>&lt;unfinished ...&gt;</text:span></text:p>
      <text:p text:style-name="P18"><text:span text:style-name="T8">92332 epoll_ctl(7, EPOLL_CTL_MOD, 10, {EPOLLIN, {u32=4227898432, u64=140630047104064}} &lt;unfinished ...&gt;</text:span></text:p>
      <text:p text:style-name="P18"><text:span text:style-name="T8">92333 &lt;... read resumed&gt;"\1\0\0\0\0\0\0\0", 8) = 8</text:span></text:p>
      <text:p text:style-name="P18"><text:span text:style-name="T8">92332 &lt;... epoll_ctl resumed&gt;) <text:s text:c="9"/>= 0</text:span></text:p>
      <text:p text:style-name="P18"><text:span text:style-name="T8">92333 poll([{fd=10, events=POLLIN}], 1, 0 &lt;unfinished ...&gt;</text:span></text:p>
      <text:p text:style-name="P18"><text:span text:style-name="T8">92332 epoll_wait(7, <text:s/>&lt;unfinished ...&gt;</text:span></text:p>
      <text:p text:style-name="P18"><text:span text:style-name="T8">92333 &lt;... poll resumed&gt;) <text:s text:c="14"/>= 0 (Timeout)</text:span></text:p>
      <text:p text:style-name="P18"><text:span text:style-name="T8">92333 poll([{fd=10, events=POLLIN}], 1, 0) = 0 (Timeout)</text:span></text:p>
      <text:p text:style-name="P18"><text:span text:style-name="T8">92333 write(6, "\1\0\0\0\0\0\0\0", 8 &lt;unfinished ...&gt;</text:span></text:p>
      <text:p text:style-name="P18"><text:span text:style-name="T8">92335 &lt;... epoll_wait resumed&gt;[{EPOLLIN, {u32=2171032160, u64=93915925926496}}], 256, -1) = 1</text:span></text:p>
      <text:p text:style-name="P18"><text:soft-page-break/><text:span text:style-name="T8">92333 &lt;... write resumed&gt;) <text:s text:c="13"/>= 8</text:span></text:p>
      <text:p text:style-name="P18"><text:span text:style-name="T8">92335 poll([{fd=6, events=POLLIN}], 1, 0 &lt;unfinished ...&gt;</text:span></text:p>
      <text:p text:style-name="P18"><text:span text:style-name="T8">92333 poll([{fd=10, events=POLLIN}], 1, -1 &lt;unfinished ...&gt;</text:span></text:p>
      <text:p text:style-name="P18"><text:span text:style-name="T8">92335 &lt;... poll resumed&gt;) <text:s text:c="14"/>= 1 ([{fd=6, revents=POLLIN}])</text:span></text:p>
      <text:p text:style-name="P18"><text:span text:style-name="T8">92335 read(6, "\1\0\0\0\0\0\0\0", 8) <text:s text:c="3"/>= 8</text:span></text:p>
      <text:p text:style-name="P18"><text:span text:style-name="T8">92335 epoll_ctl(7, EPOLL_CTL_MOD, 13, {EPOLLIN|EPOLLOUT, {u32=3623883600, u64=140010967798608}}) = 0</text:span></text:p>
      <text:p text:style-name="P18"><text:span text:style-name="T8">92335 sendto(13, "\1\0\0\0021 ", 6, 0, NULL, 0) = 6</text:span></text:p>
      <text:p text:style-name="P18"><text:span text:style-name="T8">92332 &lt;... epoll_wait resumed&gt;[{EPOLLIN, {u32=4227898432, u64=140630047104064}}], 256, -1) = 1</text:span></text:p>
      <text:p text:style-name="P18"><text:span text:style-name="T8">92335 poll([{fd=6, events=POLLIN}], 1, 0 &lt;unfinished ...&gt;</text:span></text:p>
      <text:p text:style-name="P18"><text:span text:style-name="T8">92332 recvfrom(10, <text:s/>&lt;unfinished ...&gt;</text:span></text:p>
      <text:p text:style-name="P18"><text:span text:style-name="T8">92335 &lt;... poll resumed&gt;) <text:s text:c="14"/>= 0 (Timeout)</text:span></text:p>
      <text:p text:style-name="P18"><text:span text:style-name="T8">92332 &lt;... recvfrom resumed&gt;"\1\0\0\0021 ", 8192, 0, NULL, NULL) = 6</text:span></text:p>
      <text:p text:style-name="P18"><text:span text:style-name="T8">92335 epoll_wait(7, <text:s/>&lt;unfinished ...&gt;</text:span></text:p>
      <text:p text:style-name="P18"><text:span text:style-name="T8">92332 write(8, "\1\0\0\0\0\0\0\0", 8 &lt;unfinished ...&gt;</text:span></text:p>
      <text:p text:style-name="P18"><text:span text:style-name="T8">92330 &lt;... poll resumed&gt;) <text:s text:c="14"/>= 1 ([{fd=8, revents=POLLIN}])</text:span></text:p>
      <text:p text:style-name="P18"><text:span text:style-name="T8">92335 &lt;... epoll_wait resumed&gt;[{EPOLLOUT, {u32=3623883600, u64=140010967798608}}], 256, -1) = 1</text:span></text:p>
      <text:p text:style-name="P18"><text:span text:style-name="T8">92332 &lt;... write resumed&gt;) <text:s text:c="13"/>= 8</text:span></text:p>
      <text:p text:style-name="P18"><text:span text:style-name="T8">92330 read(8, <text:s/>&lt;unfinished ...&gt;</text:span></text:p>
      <text:p text:style-name="P18"><text:span text:style-name="T8">92335 epoll_ctl(7, EPOLL_CTL_MOD, 13, {EPOLLIN, {u32=3623883600, u64=140010967798608}} &lt;unfinished ...&gt;</text:span></text:p>
      <text:p text:style-name="P18"><text:span text:style-name="T8">92332 epoll_wait(7, <text:s/>&lt;unfinished ...&gt;</text:span></text:p>
      <text:p text:style-name="P18"><text:span text:style-name="T8">92330 &lt;... read resumed&gt;"\1\0\0\0\0\0\0\0", 8) = 8</text:span></text:p>
      <text:p text:style-name="P18"><text:span text:style-name="T8">92335 &lt;... epoll_ctl resumed&gt;) <text:s text:c="9"/>= 0</text:span></text:p>
      <text:p text:style-name="P18"><text:span text:style-name="T8">92330 poll([{fd=8, events=POLLIN}], 1, 0 &lt;unfinished ...&gt;</text:span></text:p>
      <text:p text:style-name="P18"><text:span text:style-name="T8">92335 epoll_wait(7, <text:s/>&lt;unfinished ...&gt;</text:span></text:p>
      <text:p text:style-name="P18"><text:span text:style-name="T8">92330 &lt;... poll resumed&gt;) <text:s text:c="14"/>= 0 (Timeout)</text:span></text:p>
      <text:p text:style-name="P18"><text:span text:style-name="T8">92330 write(1, "Received nodes: 1 \n", 19) = 19</text:span></text:p>
      <text:p text:style-name="P18"><text:span text:style-name="T8">92330 write(1, "Nodes list: <text:s text:c="4"/>1 \n", 19) = 19</text:span></text:p>
      <text:p text:style-name="P18"><text:span text:style-name="T8">92330 write(1, "&gt; ", 2) <text:s text:c="16"/>= 2</text:span></text:p>
      <text:p text:style-name="P18"><text:span text:style-name="T8">92330 kill(92333, SIGTERM) <text:s text:c="13"/>= 0</text:span></text:p>
      <text:p text:style-name="P18"><text:span text:style-name="T8">92333 &lt;... poll resumed&gt;) <text:s text:c="14"/>= ? ERESTART_RESTARTBLOCK (Interrupted by signal)</text:span></text:p>
      <text:p text:style-name="P18"><text:span text:style-name="T8">92330 kill(92333, SIGKILL &lt;unfinished ...&gt;</text:span></text:p>
      <text:p text:style-name="P18"><text:span text:style-name="T8">92333 --- SIGTERM {si_signo=SIGTERM, si_code=SI_USER, si_pid=92330, si_uid=1000} ---</text:span></text:p>
      <text:p text:style-name="P18"><text:span text:style-name="T8">92330 &lt;... kill resumed&gt;) <text:s text:c="14"/>= 0</text:span></text:p>
      <text:p text:style-name="P18"><text:span text:style-name="T8">92336 &lt;... epoll_wait resumed&gt; &lt;unfinished ...&gt;) = ?</text:span></text:p>
      <text:p text:style-name="P18"><text:span text:style-name="T8">92335 &lt;... epoll_wait resumed&gt; &lt;unfinished ...&gt;) = ?</text:span></text:p>
      <text:p text:style-name="P18"><text:span text:style-name="T8">92334 &lt;... epoll_wait resumed&gt; &lt;unfinished ...&gt;) = ?</text:span></text:p>
      <text:p text:style-name="P18"><text:span text:style-name="T8">92330 write(1, "OK\n", 3 &lt;unfinished ...&gt;</text:span></text:p>
      <text:p text:style-name="P18"><text:span text:style-name="T8">92336 +++ killed by SIGKILL +++</text:span></text:p>
      <text:p text:style-name="P18"><text:span text:style-name="T8">92335 +++ killed by SIGKILL +++</text:span></text:p>
      <text:p text:style-name="P18"><text:span text:style-name="T8">92334 +++ killed by SIGKILL +++</text:span></text:p>
      <text:p text:style-name="P18"><text:span text:style-name="T8">92333 +++ killed by SIGKILL +++</text:span></text:p>
      <text:p text:style-name="P18"><text:span text:style-name="T8">92332 &lt;... epoll_wait resumed&gt;[{EPOLLIN, {u32=4227898432, u64=140630047104064}}], 256, -1) = 1</text:span></text:p>
      <text:p text:style-name="P18"><text:span text:style-name="T8">92330 &lt;... write resumed&gt;) <text:s text:c="13"/>= ? ERESTARTSYS (To be restarted if SA_RESTART is set)</text:span></text:p>
      <text:p text:style-name="P18"><text:span text:style-name="T8">92332 recvfrom(10, <text:s/>&lt;unfinished ...&gt;</text:span></text:p>
      <text:p text:style-name="P18"><text:span text:style-name="T8">92330 --- SIGCHLD {si_signo=SIGCHLD, si_code=CLD_KILLED, si_pid=92333, si_uid=1000, si_status=SIGKILL, si_utime=0, si_stime=0} ---</text:span></text:p>
      <text:p text:style-name="P18"><text:span text:style-name="T8">92332 &lt;... recvfrom resumed&gt;"", 8192, 0, NULL, NULL) = 0</text:span></text:p>
      <text:p text:style-name="P18"><text:span text:style-name="T8">92330 write(1, "OK\n", 3 &lt;unfinished ...&gt;</text:span></text:p>
      <text:p text:style-name="P18"><text:span text:style-name="T8">92332 write(6, "\1\0\0\0\0\0\0\0", 8 &lt;unfinished ...&gt;</text:span></text:p>
      <text:p text:style-name="P18"><text:span text:style-name="T8">92330 &lt;... write resumed&gt;) <text:s text:c="13"/>= 3</text:span></text:p>
      <text:p text:style-name="P18"><text:span text:style-name="T8">92332 &lt;... write resumed&gt;) <text:s text:c="13"/>= 8</text:span></text:p>
      <text:p text:style-name="P18"><text:span text:style-name="T8">92330 write(1, "&gt; ", 2 &lt;unfinished ...&gt;</text:span></text:p>
      <text:p text:style-name="P18"><text:span text:style-name="T8">92332 epoll_ctl(7, EPOLL_CTL_DEL, 10, 0x7fe6fc009c44 &lt;unfinished ...&gt;</text:span></text:p>
      <text:p text:style-name="P18"><text:span text:style-name="T8">92330 &lt;... write resumed&gt;) <text:s text:c="13"/>= 2</text:span></text:p>
      <text:p text:style-name="P18"><text:span text:style-name="T8">92332 &lt;... epoll_ctl resumed&gt;) <text:s text:c="9"/>= 0</text:span></text:p>
      <text:p text:style-name="P18"><text:span text:style-name="T8">92330 write(4, "\1\0\0\0\0\0\0\0", 8 &lt;unfinished ...&gt;</text:span></text:p>
      <text:p text:style-name="P18"><text:span text:style-name="T8">92332 close(10 &lt;unfinished ...&gt;</text:span></text:p>
      <text:p text:style-name="P18"><text:span text:style-name="T8">92330 &lt;... write resumed&gt;) <text:s text:c="13"/>= 8</text:span></text:p>
      <text:p text:style-name="P18"><text:span text:style-name="T8">92332 &lt;... close resumed&gt;) <text:s text:c="13"/>= 0</text:span></text:p>
      <text:p text:style-name="P18"><text:span text:style-name="T8">92331 &lt;... epoll_wait resumed&gt;[{EPOLLIN, {u32=2262535520, u64=94620392066400}}], 256, -1) = 1</text:span></text:p>
      <text:p text:style-name="P18"><text:span text:style-name="T8">92330 write(8, "\1\0\0\0\0\0\0\0", 8 &lt;unfinished ...&gt;</text:span></text:p>
      <text:p text:style-name="P18"><text:soft-page-break/><text:span text:style-name="T8">92332 epoll_wait(7, <text:s/>&lt;unfinished ...&gt;</text:span></text:p>
      <text:p text:style-name="P18"><text:span text:style-name="T8">92331 poll([{fd=4, events=POLLIN}], 1, 0 &lt;unfinished ...&gt;</text:span></text:p>
      <text:p text:style-name="P18"><text:span text:style-name="T8">92330 &lt;... write resumed&gt;) <text:s text:c="13"/>= 8</text:span></text:p>
      <text:p text:style-name="P18"><text:span text:style-name="T8">92332 &lt;... epoll_wait resumed&gt;[{EPOLLIN, {u32=2262553184, u64=94620392084064}}], 256, -1) = 1</text:span></text:p>
      <text:p text:style-name="P18"><text:span text:style-name="T8">92331 &lt;... poll resumed&gt;) <text:s text:c="14"/>= 1 ([{fd=4, revents=POLLIN}])</text:span></text:p>
      <text:p text:style-name="P18"><text:span text:style-name="T8">92330 poll([{fd=3, events=POLLIN}], 1, -1 &lt;unfinished ...&gt;</text:span></text:p>
      <text:p text:style-name="P18"><text:span text:style-name="T8">92332 poll([{fd=6, events=POLLIN}], 1, 0 &lt;unfinished ...&gt;</text:span></text:p>
      <text:p text:style-name="P18"><text:span text:style-name="T8">92331 read(4, <text:s/>&lt;unfinished ...&gt;</text:span></text:p>
      <text:p text:style-name="P18"><text:span text:style-name="T8">92332 &lt;... poll resumed&gt;) <text:s text:c="14"/>= 1 ([{fd=6, revents=POLLIN}])</text:span></text:p>
      <text:p text:style-name="P18"><text:span text:style-name="T8">92331 &lt;... read resumed&gt;"\1\0\0\0\0\0\0\0", 8) = 8</text:span></text:p>
      <text:p text:style-name="P18"><text:span text:style-name="T8">92332 read(6, <text:s/>&lt;unfinished ...&gt;</text:span></text:p>
      <text:p text:style-name="P18"><text:span text:style-name="T8">92331 mmap(NULL, 134217728, PROT_NONE, MAP_PRIVATE|MAP_ANONYMOUS|MAP_NORESERVE, -1, 0 &lt;unfinished ...&gt;</text:span></text:p>
      <text:p text:style-name="P18"><text:span text:style-name="T8">92332 &lt;... read resumed&gt;"\1\0\0\0\0\0\0\0", 8) = 8</text:span></text:p>
      <text:p text:style-name="P18"><text:span text:style-name="T8">92331 &lt;... mmap resumed&gt;) <text:s text:c="14"/>= 0x7fe6f4000000</text:span></text:p>
      <text:p text:style-name="P18"><text:span text:style-name="T8">92332 poll([{fd=6, events=POLLIN}], 1, 0 &lt;unfinished ...&gt;</text:span></text:p>
      <text:p text:style-name="P18"><text:span text:style-name="T8">92331 munmap(0x7fe6f8000000, 67108864 &lt;unfinished ...&gt;</text:span></text:p>
      <text:p text:style-name="P18"><text:span text:style-name="T8">92332 &lt;... poll resumed&gt;) <text:s text:c="14"/>= 0 (Timeout)</text:span></text:p>
      <text:p text:style-name="P18"><text:span text:style-name="T8">92331 &lt;... munmap resumed&gt;) <text:s text:c="12"/>= 0</text:span></text:p>
      <text:p text:style-name="P18"><text:span text:style-name="T8">92332 epoll_wait(7, <text:s/>&lt;unfinished ...&gt;</text:span></text:p>
      <text:p text:style-name="P18"><text:span text:style-name="T8">92331 mprotect(0x7fe6f4000000, 135168, PROT_READ|PROT_WRITE) = 0</text:span></text:p>
      <text:p text:style-name="P18"><text:span text:style-name="T8">92331 epoll_ctl(5, EPOLL_CTL_ADD, 8, {0, {u32=4093643616, u64=140629912849248}}) = 0</text:span></text:p>
      <text:p text:style-name="P18"><text:span text:style-name="T8">92331 epoll_ctl(5, EPOLL_CTL_MOD, 8, {EPOLLIN, {u32=4093643616, u64=140629912849248}}) = 0</text:span></text:p>
      <text:p text:style-name="P18"><text:span text:style-name="T8">92331 write(6, "\1\0\0\0\0\0\0\0", 8 &lt;unfinished ...&gt;</text:span></text:p>
      <text:p text:style-name="P18"><text:span text:style-name="T8">92332 &lt;... epoll_wait resumed&gt;[{EPOLLIN, {u32=2262553184, u64=94620392084064}}], 256, -1) = 1</text:span></text:p>
      <text:p text:style-name="P18"><text:span text:style-name="T8">92331 &lt;... write resumed&gt;) <text:s text:c="13"/>= 8</text:span></text:p>
      <text:p text:style-name="P18"><text:span text:style-name="T8">92332 poll([{fd=6, events=POLLIN}], 1, 0 &lt;unfinished ...&gt;</text:span></text:p>
      <text:p text:style-name="P18"><text:span text:style-name="T8">92331 poll([{fd=4, events=POLLIN}], 1, 0 &lt;unfinished ...&gt;</text:span></text:p>
      <text:p text:style-name="P18"><text:span text:style-name="T8">92332 &lt;... poll resumed&gt;) <text:s text:c="14"/>= 1 ([{fd=6, revents=POLLIN}])</text:span></text:p>
      <text:p text:style-name="P18"><text:span text:style-name="T8">92331 &lt;... poll resumed&gt;) <text:s text:c="14"/>= 0 (Timeout)</text:span></text:p>
      <text:p text:style-name="P18"><text:span text:style-name="T8">92332 read(6, <text:s/>&lt;unfinished ...&gt;</text:span></text:p>
      <text:p text:style-name="P18"><text:span text:style-name="T8">92331 epoll_wait(5, <text:s/>&lt;unfinished ...&gt;</text:span></text:p>
      <text:p text:style-name="P18"><text:span text:style-name="T8">92332 &lt;... read resumed&gt;"\1\0\0\0\0\0\0\0", 8) = 8</text:span></text:p>
      <text:p text:style-name="P18"><text:span text:style-name="T8">92331 &lt;... epoll_wait resumed&gt;[{EPOLLIN, {u32=4093643616, u64=140629912849248}}], 256, -1) = 1</text:span></text:p>
      <text:p text:style-name="P18"><text:span text:style-name="T8">92332 epoll_ctl(7, EPOLL_CTL_DEL, 9, 0x7fe6fc000b64 &lt;unfinished ...&gt;</text:span></text:p>
      <text:p text:style-name="P18"><text:span text:style-name="T8">92331 poll([{fd=8, events=POLLIN}], 1, 0 &lt;unfinished ...&gt;</text:span></text:p>
      <text:p text:style-name="P18"><text:span text:style-name="T8">92332 &lt;... epoll_ctl resumed&gt;) <text:s text:c="9"/>= 0</text:span></text:p>
      <text:p text:style-name="P18"><text:span text:style-name="T8">92331 &lt;... poll resumed&gt;) <text:s text:c="14"/>= 1 ([{fd=8, revents=POLLIN}])</text:span></text:p>
      <text:p text:style-name="P18"><text:span text:style-name="T8">92332 close(9 &lt;unfinished ...&gt;</text:span></text:p>
      <text:p text:style-name="P18"><text:span text:style-name="T8">92331 read(8, <text:s/>&lt;unfinished ...&gt;</text:span></text:p>
      <text:p text:style-name="P18"><text:span text:style-name="T8">92332 &lt;... close resumed&gt;) <text:s text:c="13"/>= 0</text:span></text:p>
      <text:p text:style-name="P18"><text:span text:style-name="T8">92331 &lt;... read resumed&gt;"\1\0\0\0\0\0\0\0", 8) = 8</text:span></text:p>
      <text:p text:style-name="P18"><text:span text:style-name="T8">92332 poll([{fd=6, events=POLLIN}], 1, 0 &lt;unfinished ...&gt;</text:span></text:p>
      <text:p text:style-name="P18"><text:span text:style-name="T8">92331 write(6, "\1\0\0\0\0\0\0\0", 8 &lt;unfinished ...&gt;</text:span></text:p>
      <text:p text:style-name="P18"><text:span text:style-name="T8">92332 &lt;... poll resumed&gt;) <text:s text:c="14"/>= 0 (Timeout)</text:span></text:p>
      <text:p text:style-name="P18"><text:span text:style-name="T8">92331 &lt;... write resumed&gt;) <text:s text:c="13"/>= 8</text:span></text:p>
      <text:p text:style-name="P18"><text:span text:style-name="T8">92332 epoll_wait(7, <text:s/>&lt;unfinished ...&gt;</text:span></text:p>
      <text:p text:style-name="P18"><text:span text:style-name="T8">92331 poll([{fd=8, events=POLLIN}], 1, 0 &lt;unfinished ...&gt;</text:span></text:p>
      <text:p text:style-name="P18"><text:span text:style-name="T8">92332 &lt;... epoll_wait resumed&gt;[{EPOLLIN, {u32=2262553184, u64=94620392084064}}], 256, -1) = 1</text:span></text:p>
      <text:p text:style-name="P18"><text:span text:style-name="T8">92331 &lt;... poll resumed&gt;) <text:s text:c="14"/>= 0 (Timeout)</text:span></text:p>
      <text:p text:style-name="P18"><text:span text:style-name="T8">92332 poll([{fd=6, events=POLLIN}], 1, 0 &lt;unfinished ...&gt;</text:span></text:p>
      <text:p text:style-name="P18"><text:span text:style-name="T8">92331 epoll_wait(5, <text:s/>&lt;unfinished ...&gt;</text:span></text:p>
      <text:p text:style-name="P18"><text:span text:style-name="T8">92332 &lt;... poll resumed&gt;) <text:s text:c="14"/>= 1 ([{fd=6, revents=POLLIN}])</text:span></text:p>
      <text:p text:style-name="P18"><text:span text:style-name="T8">92332 read(6, "\1\0\0\0\0\0\0\0", 8) <text:s text:c="3"/>= 8</text:span></text:p>
      <text:p text:style-name="P18"><text:span text:style-name="T8">92332 write(8, "\1\0\0\0\0\0\0\0", 8) <text:s text:c="2"/>= 8</text:span></text:p>
      <text:p text:style-name="P18"><text:span text:style-name="T8">92331 &lt;... epoll_wait resumed&gt;[{EPOLLIN, {u32=4093643616, u64=140629912849248}}], 256, -1) = 1</text:span></text:p>
      <text:p text:style-name="P18"><text:span text:style-name="T8">92332 poll([{fd=6, events=POLLIN}], 1, 0 &lt;unfinished ...&gt;</text:span></text:p>
      <text:p text:style-name="P18"><text:span text:style-name="T8">92331 poll([{fd=8, events=POLLIN}], 1, 0 &lt;unfinished ...&gt;</text:span></text:p>
      <text:p text:style-name="P18"><text:span text:style-name="T8">92332 &lt;... poll resumed&gt;) <text:s text:c="14"/>= 0 (Timeout)</text:span></text:p>
      <text:p text:style-name="P18"><text:span text:style-name="T8">92331 &lt;... poll resumed&gt;) <text:s text:c="14"/>= 1 ([{fd=8, revents=POLLIN}])</text:span></text:p>
      <text:p text:style-name="P18"><text:span text:style-name="T8">92332 epoll_wait(7, <text:s/>&lt;unfinished ...&gt;</text:span></text:p>
      <text:p text:style-name="P18"><text:span text:style-name="T8">92331 read(8, "\1\0\0\0\0\0\0\0", 8) <text:s text:c="3"/>= 8</text:span></text:p>
      <text:p text:style-name="P18"><text:span text:style-name="T8">92331 poll([{fd=8, events=POLLIN}], 1, 0) = 0 (Timeout)</text:span></text:p>
      <text:p text:style-name="P18"><text:soft-page-break/><text:span text:style-name="T8">92331 epoll_ctl(5, EPOLL_CTL_DEL, 8, 0x7fe6f4000b64) = 0</text:span></text:p>
      <text:p text:style-name="P18"><text:span text:style-name="T8">92331 write(4, "\1\0\0\0\0\0\0\0", 8) <text:s text:c="2"/>= 8</text:span></text:p>
      <text:p text:style-name="P18"><text:span text:style-name="T8">92331 close(8) <text:s text:c="25"/>= 0</text:span></text:p>
      <text:p text:style-name="P18"><text:span text:style-name="T8">92331 epoll_wait(5, [{EPOLLIN, {u32=2262535520, u64=94620392066400}}], 256, -1) = 1</text:span></text:p>
      <text:p text:style-name="P18"><text:span text:style-name="T8">92331 poll([{fd=4, events=POLLIN}], 1, 0) = 1 ([{fd=4, revents=POLLIN}])</text:span></text:p>
      <text:p text:style-name="P18"><text:span text:style-name="T8">92331 read(4, "\1\0\0\0\0\0\0\0", 8) <text:s text:c="3"/>= 8</text:span></text:p>
      <text:p text:style-name="P18"><text:span text:style-name="T8">92331 write(3, "\1\0\0\0\0\0\0\0", 8 &lt;unfinished ...&gt;</text:span></text:p>
      <text:p text:style-name="P18"><text:span text:style-name="T8">92330 &lt;... poll resumed&gt;) <text:s text:c="14"/>= 1 ([{fd=3, revents=POLLIN}])</text:span></text:p>
      <text:p text:style-name="P18"><text:span text:style-name="T8">92331 &lt;... write resumed&gt;) <text:s text:c="13"/>= 8</text:span></text:p>
      <text:p text:style-name="P18"><text:span text:style-name="T8">92330 read(3, <text:s/>&lt;unfinished ...&gt;</text:span></text:p>
      <text:p text:style-name="P18"><text:span text:style-name="T8">92331 epoll_ctl(5, EPOLL_CTL_DEL, 4, 0x560e86db8d64 &lt;unfinished ...&gt;</text:span></text:p>
      <text:p text:style-name="P18"><text:span text:style-name="T8">92330 &lt;... read resumed&gt;"\1\0\0\0\0\0\0\0", 8) = 8</text:span></text:p>
      <text:p text:style-name="P18"><text:span text:style-name="T8">92331 &lt;... epoll_ctl resumed&gt;) <text:s text:c="9"/>= 0</text:span></text:p>
      <text:p text:style-name="P18"><text:span text:style-name="T8">92330 write(6, "\1\0\0\0\0\0\0\0", 8 &lt;unfinished ...&gt;</text:span></text:p>
      <text:p text:style-name="P18"><text:span text:style-name="T8">92331 poll([{fd=4, events=POLLIN}], 1, 0 &lt;unfinished ...&gt;</text:span></text:p>
      <text:p text:style-name="P18"><text:span text:style-name="T8">92330 &lt;... write resumed&gt;) <text:s text:c="13"/>= 8</text:span></text:p>
      <text:p text:style-name="P18"><text:span text:style-name="T8">92332 &lt;... epoll_wait resumed&gt;[{EPOLLIN, {u32=2262553184, u64=94620392084064}}], 256, -1) = 1</text:span></text:p>
      <text:p text:style-name="P18"><text:span text:style-name="T8">92331 &lt;... poll resumed&gt;) <text:s text:c="14"/>= 0 (Timeout)</text:span></text:p>
      <text:p text:style-name="P18"><text:span text:style-name="T8">92330 futex(0x7fe70393d9d0, FUTEX_WAIT, 92332, NULL &lt;unfinished ...&gt;</text:span></text:p>
      <text:p text:style-name="P18"><text:span text:style-name="T8">92332 poll([{fd=6, events=POLLIN}], 1, 0 &lt;unfinished ...&gt;</text:span></text:p>
      <text:p text:style-name="P18"><text:span text:style-name="T8">92331 madvise(0x7fe70393e000, 8368128, MADV_DONTNEED &lt;unfinished ...&gt;</text:span></text:p>
      <text:p text:style-name="P18"><text:span text:style-name="T8">92332 &lt;... poll resumed&gt;) <text:s text:c="14"/>= 1 ([{fd=6, revents=POLLIN}])</text:span></text:p>
      <text:p text:style-name="P18"><text:span text:style-name="T8">92331 &lt;... madvise resumed&gt;) <text:s text:c="11"/>= 0</text:span></text:p>
      <text:p text:style-name="P18"><text:span text:style-name="T8">92332 read(6, <text:s/>&lt;unfinished ...&gt;</text:span></text:p>
      <text:p text:style-name="P18"><text:span text:style-name="T8">92331 exit(0 &lt;unfinished ...&gt;</text:span></text:p>
      <text:p text:style-name="P18"><text:span text:style-name="T8">92332 &lt;... read resumed&gt;"\1\0\0\0\0\0\0\0", 8) = 8</text:span></text:p>
      <text:p text:style-name="P18"><text:span text:style-name="T8">92331 &lt;... exit resumed&gt;) <text:s text:c="14"/>= ?</text:span></text:p>
      <text:p text:style-name="P18"><text:span text:style-name="T8">92332 epoll_ctl(7, EPOLL_CTL_DEL, 6, 0x560e86dbd264 &lt;unfinished ...&gt;</text:span></text:p>
      <text:p text:style-name="P18"><text:span text:style-name="T8">92331 +++ exited with 0 +++</text:span></text:p>
      <text:p text:style-name="P18"><text:span text:style-name="T8">92332 &lt;... epoll_ctl resumed&gt;) <text:s text:c="9"/>= 0</text:span></text:p>
      <text:p text:style-name="P18"><text:span text:style-name="T8">92332 poll([{fd=6, events=POLLIN}], 1, 0) = 0 (Timeout)</text:span></text:p>
      <text:p text:style-name="P18"><text:span text:style-name="T8">92332 madvise(0x7fe70313d000, 8368128, MADV_DONTNEED) = 0</text:span></text:p>
      <text:p text:style-name="P18"><text:span text:style-name="T8">92332 exit(0) <text:s text:c="26"/>= ?</text:span></text:p>
      <text:p text:style-name="P18"><text:span text:style-name="T8">92330 &lt;... futex resumed&gt;) <text:s text:c="13"/>= 0</text:span></text:p>
      <text:p text:style-name="P18"><text:span text:style-name="T8">92332 +++ exited with 0 +++</text:span></text:p>
      <text:p text:style-name="P18"><text:span text:style-name="T8">92330 close(7) <text:s text:c="25"/>= 0</text:span></text:p>
      <text:p text:style-name="P18"><text:span text:style-name="T8">92330 close(6) <text:s text:c="25"/>= 0</text:span></text:p>
      <text:p text:style-name="P18"><text:span text:style-name="T8">92330 close(5) <text:s text:c="25"/>= 0</text:span></text:p>
      <text:p text:style-name="P18"><text:span text:style-name="T8">92330 close(4) <text:s text:c="25"/>= 0</text:span></text:p>
      <text:p text:style-name="P18"><text:span text:style-name="T8">92330 close(3) <text:s text:c="25"/>= 0</text:span></text:p>
      <text:p text:style-name="P18"><text:span text:style-name="T8">92330 lseek(0, -1, SEEK_CUR) <text:s text:c="11"/>= 30</text:span></text:p>
      <text:p text:style-name="P18"><text:span text:style-name="T8">92330 exit_group(0) <text:s text:c="20"/>= ?</text:span></text:p>
      <text:p text:style-name="P19"><text:span text:style-name="T32">92330 +++ exited with 0 +++</text:span></text:p>
      <text:p text:style-name="P19"><text:span text:style-name="T9">4. Листинг программы</text:span></text:p>
      <text:p text:style-name="P20">[leo@pc src]$ cat main.cpp</text:p>
      <text:p text:style-name="P20">#include "server.hpp"</text:p>
      <text:p text:style-name="P20">#include "tree.hpp"</text:p>
      <text:p text:style-name="P20">#include &lt;algorithm&gt;</text:p>
      <text:p text:style-name="P20">#include &lt;csignal&gt;</text:p>
      <text:p text:style-name="P20">#include &lt;iostream&gt;</text:p>
      <text:p text:style-name="P20">#include &lt;set&gt;</text:p>
      <text:p text:style-name="P20">#include &lt;string&gt;</text:p>
      <text:p text:style-name="P20">#include &lt;unistd.h&gt;</text:p>
      <text:p text:style-name="P20">#include &lt;vector&gt;</text:p>
      <text:p text:style-name="P20">#include &lt;zmq.hpp&gt;</text:p>
      <text:p text:style-name="P20"/>
      <text:p text:style-name="P20">int main()</text:p>
      <text:p text:style-name="P20">{</text:p>
      <text:p text:style-name="P20"><text:s text:c="4"/>zmq::context_t context(1);</text:p>
      <text:p text:style-name="P20"><text:s text:c="4"/>zmq::socket_t mainSocket(context, ZMQ_REQ);</text:p>
      <text:p text:style-name="P20"><text:s text:c="4"/></text:p>
      <text:p text:style-name="P20"><text:s text:c="4"/>// ZMQ_SNDTIMEO: Maximum time before a send operation returns with EAGAIN</text:p>
      <text:p text:style-name="P20"><text:s text:c="4"/>mainSocket.setsockopt(ZMQ_SNDTIMEO, 2000);</text:p>
      <text:p text:style-name="P20"><text:s text:c="4"/>// ZMQ_LINGER: linger period determines how long pending messages which have yet to be sent to a peer shall linger in memory after a socket is closed </text:p>
      <text:p text:style-name="P20"><text:s text:c="4"/>int linger = 0;</text:p>
      <text:p text:style-name="P20"><text:s text:c="4"/>mainSocket.setsockopt(ZMQ_LINGER, &amp;linger, sizeof(linger));</text:p>
      <text:p text:style-name="P20"><text:soft-page-break/><text:s text:c="4"/>int port = bindSocket(mainSocket);</text:p>
      <text:p text:style-name="P20"/>
      <text:p text:style-name="P20"><text:s text:c="4"/>Tree tree;</text:p>
      <text:p text:style-name="P20"/>
      <text:p text:style-name="P20"><text:s text:c="4"/>int childPid = 0;</text:p>
      <text:p text:style-name="P20"><text:s text:c="4"/>int childId = 0;</text:p>
      <text:p text:style-name="P20"><text:s text:c="4"/>int createNodeId;</text:p>
      <text:p text:style-name="P20"/>
      <text:p text:style-name="P20"><text:s text:c="4"/>int id;</text:p>
      <text:p text:style-name="P20"><text:s text:c="4"/>char excmd;</text:p>
      <text:p text:style-name="P20"><text:s text:c="4"/>std::string word;</text:p>
      <text:p text:style-name="P20"><text:s text:c="4"/>int val;</text:p>
      <text:p text:style-name="P20"/>
      <text:p text:style-name="P20"><text:s text:c="4"/>std::string sendingMsg;</text:p>
      <text:p text:style-name="P20"><text:s text:c="4"/>std::string receivedMsg;</text:p>
      <text:p text:style-name="P20"/>
      <text:p text:style-name="P20"><text:s text:c="4"/>std::string cmd;</text:p>
      <text:p text:style-name="P20"><text:s text:c="4"/>while (std::cout &lt;&lt; "&gt; " &amp;&amp; std::cin &gt;&gt; cmd) {</text:p>
      <text:p text:style-name="P20"><text:s text:c="8"/>if (cmd == "create") {</text:p>
      <text:p text:style-name="P20"><text:s text:c="12"/>std::cin &gt;&gt; createNodeId;</text:p>
      <text:p text:style-name="P20"><text:s text:c="12"/>if (childPid == 0) {</text:p>
      <text:p text:style-name="P20"><text:s text:c="16"/>childPid = fork();</text:p>
      <text:p text:style-name="P20"><text:s text:c="16"/>if (childPid == -1) {</text:p>
      <text:p text:style-name="P20"><text:s text:c="20"/>std::cout &lt;&lt; "Unable to create first worker node\n";</text:p>
      <text:p text:style-name="P20"><text:s text:c="20"/>childPid = 0;</text:p>
      <text:p text:style-name="P20"><text:s text:c="20"/>exit(1);</text:p>
      <text:p text:style-name="P20"><text:s text:c="16"/>}</text:p>
      <text:p text:style-name="P20"><text:s text:c="16"/>else if (childPid == 0) {</text:p>
      <text:p text:style-name="P20"><text:s text:c="20"/>createNode(createNodeId, port);</text:p>
      <text:p text:style-name="P20"><text:s text:c="16"/>}</text:p>
      <text:p text:style-name="P20"><text:s text:c="16"/>else {</text:p>
      <text:p text:style-name="P20"><text:s text:c="20"/>childId = createNodeId;</text:p>
      <text:p text:style-name="P20"><text:s text:c="20"/>sendMessage(mainSocket, "pid");</text:p>
      <text:p text:style-name="P20"><text:s text:c="20"/>receivedMsg = receiveMessage(mainSocket);</text:p>
      <text:p text:style-name="P20"><text:s text:c="16"/>}</text:p>
      <text:p text:style-name="P20"><text:s text:c="12"/>}</text:p>
      <text:p text:style-name="P20"><text:s text:c="12"/>else {</text:p>
      <text:p text:style-name="P20"><text:s text:c="16"/>std::ostringstream sendingMsgStream;</text:p>
      <text:p text:style-name="P20"><text:s text:c="16"/>sendingMsgStream &lt;&lt; "create " &lt;&lt; createNodeId;</text:p>
      <text:p text:style-name="P20"><text:s text:c="16"/>sendMessage(mainSocket, sendingMsgStream.str());</text:p>
      <text:p text:style-name="P20"><text:s text:c="16"/>receivedMsg = receiveMessage(mainSocket);</text:p>
      <text:p text:style-name="P20"><text:s text:c="12"/>}</text:p>
      <text:p text:style-name="P20"/>
      <text:p text:style-name="P20"><text:s text:c="12"/>if (receivedMsg.substr(0, 2) == "OK") {</text:p>
      <text:p text:style-name="P20"><text:s text:c="16"/>tree.insert(createNodeId);</text:p>
      <text:p text:style-name="P20"><text:s text:c="12"/>}</text:p>
      <text:p text:style-name="P20"/>
      <text:p text:style-name="P20"><text:s text:c="12"/>std::cout &lt;&lt; receivedMsg &lt;&lt; "\n";</text:p>
      <text:p text:style-name="P20"><text:s text:c="8"/>}</text:p>
      <text:p text:style-name="P20"><text:s text:c="8"/>else if (cmd == "remove") {</text:p>
      <text:p text:style-name="P20"><text:s text:c="12"/>if (childPid == 0) {</text:p>
      <text:p text:style-name="P20"><text:s text:c="16"/>std::cout &lt;&lt; "Error: Not found\n";</text:p>
      <text:p text:style-name="P20"><text:s text:c="16"/>continue;</text:p>
      <text:p text:style-name="P20"><text:s text:c="12"/>}</text:p>
      <text:p text:style-name="P20"><text:s text:c="12"/>std::cin &gt;&gt; createNodeId;</text:p>
      <text:p text:style-name="P20"><text:s text:c="12"/>if (createNodeId == childId) {</text:p>
      <text:p text:style-name="P20"><text:s text:c="16"/>kill(childPid, SIGTERM);</text:p>
      <text:p text:style-name="P20"><text:s text:c="16"/>kill(childPid, SIGKILL);</text:p>
      <text:p text:style-name="P20"><text:s text:c="16"/>childId = childPid = 0;</text:p>
      <text:p text:style-name="P20"><text:s text:c="16"/>std::cout &lt;&lt; "OK\n";</text:p>
      <text:p text:style-name="P20"><text:s text:c="16"/>tree.erase(createNodeId);</text:p>
      <text:p text:style-name="P20"><text:s text:c="16"/>continue;</text:p>
      <text:p text:style-name="P20"><text:s text:c="12"/>}</text:p>
      <text:p text:style-name="P20"><text:s text:c="12"/>sendingMsg = "remove " + std::to_string(createNodeId);</text:p>
      <text:p text:style-name="P20"><text:s text:c="12"/>sendMessage(mainSocket, sendingMsg);</text:p>
      <text:p text:style-name="P20"><text:s text:c="12"/>receivedMsg = receiveMessage(mainSocket);</text:p>
      <text:p text:style-name="P20"><text:s text:c="12"/>if (receivedMsg.substr(0, 2) == "OK")</text:p>
      <text:p text:style-name="P20"><text:s text:c="16"/>tree.erase(createNodeId);</text:p>
      <text:p text:style-name="P20"><text:s text:c="12"/>std::cout &lt;&lt; receivedMsg &lt;&lt; "\n";</text:p>
      <text:p text:style-name="P20"><text:s text:c="8"/>}</text:p>
      <text:p text:style-name="P20"><text:s text:c="8"/>else if (cmd == "exec") {</text:p>
      <text:p text:style-name="P20"><text:s text:c="12"/>std::cin &gt;&gt; id &gt;&gt; excmd &gt;&gt; word;</text:p>
      <text:p text:style-name="P20"><text:s text:c="12"/>if (excmd == '+')</text:p>
      <text:p text:style-name="P20"><text:s text:c="16"/>std::cin &gt;&gt; val;</text:p>
      <text:p text:style-name="P20"/>
      <text:p text:style-name="P20"><text:s text:c="12"/>sendingMsg = "exec " + std::to_string(id);</text:p>
      <text:p text:style-name="P20"><text:s text:c="12"/>sendMessage(mainSocket, sendingMsg);</text:p>
      <text:p text:style-name="P20"/>
      <text:p text:style-name="P20"><text:s text:c="12"/>receivedMsg = receiveMessage(mainSocket);</text:p>
      <text:p text:style-name="P20"><text:s text:c="12"/>if (receivedMsg == "Node is available") {</text:p>
      <text:p text:style-name="P20"><text:soft-page-break/><text:s text:c="16"/>if (excmd == '+') {</text:p>
      <text:p text:style-name="P20"><text:s text:c="20"/>tree.dictInsertWord(id, word, val);</text:p>
      <text:p text:style-name="P20"><text:s text:c="20"/>std::cout &lt;&lt; "OK:" &lt;&lt; id &lt;&lt; std::endl;</text:p>
      <text:p text:style-name="P20"><text:s text:c="16"/>}</text:p>
      <text:p text:style-name="P20"><text:s text:c="16"/>if (excmd == '?') {</text:p>
      <text:p text:style-name="P20"><text:s text:c="20"/>std::cout &lt;&lt; "OK:" &lt;&lt; id &lt;&lt; ": ";</text:p>
      <text:p text:style-name="P20"><text:s text:c="20"/>tree.dictGetWord(id, word);</text:p>
      <text:p text:style-name="P20"><text:s text:c="16"/>}</text:p>
      <text:p text:style-name="P20"><text:s text:c="12"/>}</text:p>
      <text:p text:style-name="P20"><text:s text:c="12"/>else {</text:p>
      <text:p text:style-name="P20"><text:s text:c="16"/>std::cout &lt;&lt; receivedMsg &lt;&lt; std::endl;</text:p>
      <text:p text:style-name="P20"><text:s text:c="12"/>}</text:p>
      <text:p text:style-name="P20"><text:s text:c="8"/>}</text:p>
      <text:p text:style-name="P20"><text:s text:c="8"/>else if (cmd == "ping") {</text:p>
      <text:p text:style-name="P20"><text:s text:c="12"/>std::cin &gt;&gt; id;</text:p>
      <text:p text:style-name="P20"><text:s text:c="12"/>std::vector&lt;int&gt; nodesList = tree.getNodesList();</text:p>
      <text:p text:style-name="P20"><text:s text:c="12"/>bool nodeExists = binary_search(nodesList.begin(), nodesList.end(), id);</text:p>
      <text:p text:style-name="P20"><text:s text:c="12"/>if (nodeExists == 0) {</text:p>
      <text:p text:style-name="P20"><text:s text:c="16"/>std::cout &lt;&lt; "Error: Not found\n";</text:p>
      <text:p text:style-name="P20"><text:s text:c="12"/>}</text:p>
      <text:p text:style-name="P20"><text:s text:c="12"/>else {</text:p>
      <text:p text:style-name="P20"><text:s text:c="16"/>sendMessage(mainSocket, "exec " + std::to_string(id));</text:p>
      <text:p text:style-name="P20"><text:s text:c="16"/>receivedMsg = receiveMessage(mainSocket);</text:p>
      <text:p text:style-name="P20"><text:s text:c="16"/>std::istringstream is;</text:p>
      <text:p text:style-name="P20"><text:s text:c="16"/>if (receivedMsg.substr(0, 5) == "Error")</text:p>
      <text:p text:style-name="P20"><text:s text:c="20"/>std::cout &lt;&lt; "OK:0\n";</text:p>
      <text:p text:style-name="P20"><text:s text:c="16"/>else</text:p>
      <text:p text:style-name="P20"><text:s text:c="20"/>std::cout &lt;&lt; "OK:1\n";</text:p>
      <text:p text:style-name="P20"><text:s text:c="12"/>}</text:p>
      <text:p text:style-name="P20"><text:s text:c="8"/>}</text:p>
      <text:p text:style-name="P20"><text:s text:c="8"/>else if (cmd == "pingall") {</text:p>
      <text:p text:style-name="P20"><text:s text:c="12"/>std::vector&lt;int&gt; nodesList = tree.getNodesList();</text:p>
      <text:p text:style-name="P20"><text:s text:c="12"/>if (nodesList.empty()) {std::cout &lt;&lt; "Error: Tree is empty\n"; continue;}</text:p>
      <text:p text:style-name="P20"/>
      <text:p text:style-name="P20"><text:s text:c="12"/>sendMessage(mainSocket, "pingall");</text:p>
      <text:p text:style-name="P20"><text:s text:c="12"/>receivedMsg = receiveMessage(mainSocket);</text:p>
      <text:p text:style-name="P20"><text:s text:c="12"/>std::istringstream is;</text:p>
      <text:p text:style-name="P20"><text:s text:c="12"/>if (receivedMsg.substr(0, 5) == "Error")</text:p>
      <text:p text:style-name="P20"><text:s text:c="16"/>is = std::istringstream("");</text:p>
      <text:p text:style-name="P20"><text:s text:c="12"/>else</text:p>
      <text:p text:style-name="P20"><text:s text:c="16"/>is = std::istringstream(receivedMsg);</text:p>
      <text:p text:style-name="P20"/>
      <text:p text:style-name="P20"><text:s text:c="12"/>std::set&lt;int&gt; receivedNodes;</text:p>
      <text:p text:style-name="P20"><text:s text:c="12"/>int rec_id;</text:p>
      <text:p text:style-name="P20"><text:s text:c="12"/>while (is &gt;&gt; rec_id) {</text:p>
      <text:p text:style-name="P20"><text:s text:c="16"/>receivedNodes.insert(rec_id);</text:p>
      <text:p text:style-name="P20"><text:s text:c="12"/>}</text:p>
      <text:p text:style-name="P20"/>
      <text:p text:style-name="P20"><text:s text:c="12"/>std::cout &lt;&lt; "Received nodes: ";</text:p>
      <text:p text:style-name="P20"><text:s text:c="12"/>for (const int &amp;i : receivedNodes)</text:p>
      <text:p text:style-name="P20"><text:s text:c="16"/>std::cout &lt;&lt; i &lt;&lt; " ";</text:p>
      <text:p text:style-name="P20"/>
      <text:p text:style-name="P20"><text:s text:c="12"/>std::cout &lt;&lt; "\nNodes list: <text:s text:c="4"/>";</text:p>
      <text:p text:style-name="P20"><text:s text:c="12"/>for (const int &amp;i : nodesList)</text:p>
      <text:p text:style-name="P20"><text:s text:c="16"/>std::cout &lt;&lt; i &lt;&lt; " ";</text:p>
      <text:p text:style-name="P20"/>
      <text:p text:style-name="P20"><text:s text:c="12"/>std::cout &lt;&lt; "\n";</text:p>
      <text:p text:style-name="P20"><text:s text:c="8"/>}</text:p>
      <text:p text:style-name="P20"><text:s text:c="8"/>else if (cmd == "exit") {</text:p>
      <text:p text:style-name="P20"><text:s text:c="12"/>break;</text:p>
      <text:p text:style-name="P20"><text:s text:c="8"/>}</text:p>
      <text:p text:style-name="P20"><text:s text:c="8"/>else {</text:p>
      <text:p text:style-name="P20"><text:s text:c="12"/>std::cout &lt;&lt; "Unknown command\n";</text:p>
      <text:p text:style-name="P20"><text:s text:c="8"/>}</text:p>
      <text:p text:style-name="P20"><text:s text:c="4"/>}</text:p>
      <text:p text:style-name="P20"><text:s text:c="4"/>return 0;</text:p>
      <text:p text:style-name="P20">}</text:p>
      <text:p text:style-name="P20">[leo@pc src]$ cat child.cpp</text:p>
      <text:p text:style-name="P20">#include "server.hpp"</text:p>
      <text:p text:style-name="P20">#include &lt;csignal&gt;</text:p>
      <text:p text:style-name="P20">#include &lt;string&gt;</text:p>
      <text:p text:style-name="P20">#include &lt;unistd.h&gt;</text:p>
      <text:p text:style-name="P20"/>
      <text:p text:style-name="P20">int main(int argc, char **argv)</text:p>
      <text:p text:style-name="P20">{</text:p>
      <text:p text:style-name="P20"><text:s text:c="4"/>// Ð°Ð¹Ð´Ð¸ Ð¸ Ð½Ð¾Ð¼ÐµÑ€ Ð¿Ð¾Ñ€Ñ‚Ð°, Ðº Ðº-Ñ€Ñ‹Ð¼ Ð½ÑƒÐ¶Ð½Ð¾ Ð¿Ð¾Ð´ÐºÐ»ÑŽÑ‡Ð¸Ñ‚ÑŒÑÑ</text:p>
      <text:p text:style-name="P20"><text:s text:c="4"/>int id = std::stoi(argv[1]);</text:p>
      <text:p text:style-name="P20"><text:s text:c="4"/>int parentPort = std::stoi(argv[2]);</text:p>
      <text:p text:style-name="P20"/>
      <text:p text:style-name="P20"><text:s text:c="4"/>// Ð¿Ð¾Ð´ÐºÐ»ÑŽÑ‡ÐµÐ½Ð¸Ðµ</text:p>
      <text:p text:style-name="P20"><text:soft-page-break/><text:s text:c="4"/>zmq::context_t context(2);</text:p>
      <text:p text:style-name="P20"><text:s text:c="4"/>zmq::socket_t parentSocket(context, ZMQ_REP);</text:p>
      <text:p text:style-name="P20"/>
      <text:p text:style-name="P20"><text:s text:c="4"/>parentSocket.connect(getPortName(parentPort));</text:p>
      <text:p text:style-name="P20"/>
      <text:p text:style-name="P20"><text:s text:c="4"/>zmq::socket_t leftSocket(context, ZMQ_REQ);</text:p>
      <text:p text:style-name="P20"><text:s text:c="4"/>zmq::socket_t rightSocket(context, ZMQ_REQ);</text:p>
      <text:p text:style-name="P20"/>
      <text:p text:style-name="P20"><text:s text:c="4"/>int linger = 0;</text:p>
      <text:p text:style-name="P20"><text:s text:c="4"/>leftSocket.setsockopt(ZMQ_SNDTIMEO, 2000);</text:p>
      <text:p text:style-name="P20"><text:s text:c="4"/>leftSocket.setsockopt(ZMQ_LINGER, &amp;linger, sizeof(linger));</text:p>
      <text:p text:style-name="P20"><text:s text:c="4"/>rightSocket.setsockopt(ZMQ_SNDTIMEO, 2000);</text:p>
      <text:p text:style-name="P20"><text:s text:c="4"/>rightSocket.setsockopt(ZMQ_LINGER, &amp;linger, sizeof(linger));</text:p>
      <text:p text:style-name="P20"/>
      <text:p text:style-name="P20"><text:s text:c="4"/>int leftPort = bindSocket(leftSocket);</text:p>
      <text:p text:style-name="P20"><text:s text:c="4"/>int rightPort = bindSocket(rightSocket);</text:p>
      <text:p text:style-name="P20"/>
      <text:p text:style-name="P20"><text:s text:c="4"/>// Ð²ÑÐ¿Ð¾Ð¼Ð¾Ð³Ð°Ñ‚ÐµÐ»ÑŒÐ½Ñ‹Ðµ Ð¿ÐµÑ€ÐµÐ¼ÐµÐ½Ð½Ñ‹Ðµ</text:p>
      <text:p text:style-name="P20"><text:s text:c="4"/>int leftPid = 0;</text:p>
      <text:p text:style-name="P20"><text:s text:c="4"/>int rightPid = 0;</text:p>
      <text:p text:style-name="P20"><text:s text:c="4"/>int leftId = 0;</text:p>
      <text:p text:style-name="P20"><text:s text:c="4"/>int rightId = 0;</text:p>
      <text:p text:style-name="P20"/>
      <text:p text:style-name="P20"><text:s text:c="4"/>std::string request;</text:p>
      <text:p text:style-name="P20"><text:s text:c="4"/>std::string cmd;</text:p>
      <text:p text:style-name="P20"/>
      <text:p text:style-name="P20"><text:s text:c="4"/>while (true) {</text:p>
      <text:p text:style-name="P20"><text:s text:c="8"/>request = receiveMessage(parentSocket);</text:p>
      <text:p text:style-name="P20"><text:s text:c="8"/>std::istringstream cmdStream(request);</text:p>
      <text:p text:style-name="P20"><text:s text:c="8"/>cmdStream &gt;&gt; cmd;</text:p>
      <text:p text:style-name="P20"><text:s text:c="8"/>if (cmd == "id") {</text:p>
      <text:p text:style-name="P20"><text:s text:c="12"/>printf("debug\n");</text:p>
      <text:p text:style-name="P20"><text:s text:c="12"/>std::string parentString = "OK:" + std::to_string(id);</text:p>
      <text:p text:style-name="P20"><text:s text:c="12"/>sendMessage(parentSocket, parentString);</text:p>
      <text:p text:style-name="P20"><text:s text:c="8"/>}</text:p>
      <text:p text:style-name="P20"><text:s text:c="8"/>else if (cmd == "pid") {</text:p>
      <text:p text:style-name="P20"><text:s text:c="12"/>std::string parentString = "OK:" + std::to_string(getpid());</text:p>
      <text:p text:style-name="P20"><text:s text:c="12"/>sendMessage(parentSocket, parentString);</text:p>
      <text:p text:style-name="P20"><text:s text:c="8"/>}</text:p>
      <text:p text:style-name="P20"><text:s text:c="8"/>else if (cmd == "create") {</text:p>
      <text:p text:style-name="P20"><text:s text:c="12"/>int idToCreate;</text:p>
      <text:p text:style-name="P20"><text:s text:c="12"/>cmdStream &gt;&gt; idToCreate;</text:p>
      <text:p text:style-name="P20"><text:s text:c="12"/>// ÑƒÐ¿Ñ€Ð°Ð²Ð»ÑÑŽÑˆÐ¸Ð¹ ÑƒÐ·ÐµÐ» ÑÐ¾Ð¾Ð±Ñ‰Ð°ÐµÑ‚ id Ð½Ð¾Ð²Ð¾Ð³Ð¾ ÑƒÐ·Ð»Ð° Ð¸ Ð¿Ð¾Ñ€Ñ‚, Ðº ÐºÐ¾Ñ‚Ð¾Ñ€Ð¾Ð¼Ñƒ ÐµÐ³Ð¾ Ð½Ð°Ð´Ð¾ Ð¿Ð¾Ð´ÐºÐ»ÑŽÑ‡Ð¸Ñ‚ÑŒ</text:p>
      <text:p text:style-name="P20"><text:s text:c="12"/>if (idToCreate == id) {</text:p>
      <text:p text:style-name="P20"><text:s text:c="16"/>// ÐµÑÐ»Ð¸ id Ñ€Ð°Ð²ÐµÐ½ Ð´Ð°Ð½Ð½Ð¾Ð¼Ñƒ, Ð·Ð½Ð°Ñ‡Ð¸Ñ‚ ÑƒÐ·ÐµÐ» ÑƒÐ¶Ðµ ÑÑƒÑ‰ÐµÑÑ‚Ð²ÑƒÐµÑ‚, Ð¿Ð¾ÑÑ‹Ð»Ð°ÐµÐ¼ Ð¾Ñ‚Ð²ÐµÑ‚ Ñ Ð¾ÑˆÐ¸Ð±ÐºÐ¾Ð¹</text:p>
      <text:p text:style-name="P20"><text:s text:c="16"/>std::string msgString = "Error: Already exists";</text:p>
      <text:p text:style-name="P20"><text:s text:c="16"/>sendMessage(parentSocket, msgString);</text:p>
      <text:p text:style-name="P20"><text:s text:c="12"/>}</text:p>
      <text:p text:style-name="P20"><text:s text:c="12"/>else if (idToCreate &lt; id) {</text:p>
      <text:p text:style-name="P20"><text:s text:c="16"/>if (leftPid == 0) {</text:p>
      <text:p text:style-name="P20"><text:s text:c="20"/>leftPid = fork();</text:p>
      <text:p text:style-name="P20"><text:s text:c="20"/>if (leftPid == -1) {</text:p>
      <text:p text:style-name="P20"><text:s text:c="24"/>sendMessage(parentSocket, "Error: fork fails");</text:p>
      <text:p text:style-name="P20"><text:s text:c="24"/>leftPid = 0;</text:p>
      <text:p text:style-name="P20"><text:s text:c="20"/>}</text:p>
      <text:p text:style-name="P20"><text:s text:c="20"/>else if (leftPid == 0) {</text:p>
      <text:p text:style-name="P20"><text:s text:c="24"/>createNode(idToCreate, leftPort);</text:p>
      <text:p text:style-name="P20"><text:s text:c="20"/>}</text:p>
      <text:p text:style-name="P20"><text:s text:c="20"/>else {</text:p>
      <text:p text:style-name="P20"><text:s text:c="24"/>leftId = idToCreate;</text:p>
      <text:p text:style-name="P20"><text:s text:c="24"/>sendMessage(leftSocket, "pid");</text:p>
      <text:p text:style-name="P20"><text:s text:c="24"/>sendMessage(parentSocket, receiveMessage(leftSocket));</text:p>
      <text:p text:style-name="P20"><text:s text:c="20"/>}</text:p>
      <text:p text:style-name="P20"><text:s text:c="16"/>}</text:p>
      <text:p text:style-name="P20"><text:s text:c="16"/>else {</text:p>
      <text:p text:style-name="P20"><text:s text:c="20"/>sendMessage(leftSocket, request);</text:p>
      <text:p text:style-name="P20"><text:s text:c="20"/>sendMessage(parentSocket, receiveMessage(leftSocket));</text:p>
      <text:p text:style-name="P20"><text:s text:c="16"/>}</text:p>
      <text:p text:style-name="P20"><text:s text:c="12"/>}</text:p>
      <text:p text:style-name="P20"><text:s text:c="12"/>else {</text:p>
      <text:p text:style-name="P20"><text:s text:c="16"/>if (rightPid == 0) {</text:p>
      <text:p text:style-name="P20"><text:s text:c="20"/>rightPid = fork();</text:p>
      <text:p text:style-name="P20"><text:s text:c="20"/>if (rightPid == -1) {</text:p>
      <text:p text:style-name="P20"><text:s text:c="24"/>sendMessage(parentSocket, "Error: fork fails");</text:p>
      <text:p text:style-name="P20"><text:s text:c="24"/>rightPid = 0;</text:p>
      <text:p text:style-name="P20"><text:s text:c="20"/>}</text:p>
      <text:p text:style-name="P20"><text:s text:c="20"/>else if (rightPid == 0) {</text:p>
      <text:p text:style-name="P20"><text:s text:c="24"/>createNode(idToCreate, rightPort);</text:p>
      <text:p text:style-name="P20"><text:soft-page-break/><text:s text:c="20"/>}</text:p>
      <text:p text:style-name="P20"><text:s text:c="20"/>else {</text:p>
      <text:p text:style-name="P20"><text:s text:c="24"/>rightId = idToCreate;</text:p>
      <text:p text:style-name="P20"><text:s text:c="24"/>sendMessage(rightSocket, "pid");</text:p>
      <text:p text:style-name="P20"><text:s text:c="24"/>sendMessage(parentSocket, receiveMessage(rightSocket));</text:p>
      <text:p text:style-name="P20"><text:s text:c="20"/>}</text:p>
      <text:p text:style-name="P20"><text:s text:c="16"/>}</text:p>
      <text:p text:style-name="P20"><text:s text:c="16"/>else {</text:p>
      <text:p text:style-name="P20"><text:s text:c="20"/>sendMessage(rightSocket, request);</text:p>
      <text:p text:style-name="P20"><text:s text:c="20"/>sendMessage(parentSocket, receiveMessage(rightSocket));</text:p>
      <text:p text:style-name="P20"><text:s text:c="16"/>}</text:p>
      <text:p text:style-name="P20"><text:s text:c="12"/>}</text:p>
      <text:p text:style-name="P20"><text:s text:c="8"/>}</text:p>
      <text:p text:style-name="P20"><text:s text:c="8"/>else if (cmd == "remove") {</text:p>
      <text:p text:style-name="P20"><text:s text:c="12"/>int idToDelete;</text:p>
      <text:p text:style-name="P20"><text:s text:c="12"/>cmdStream &gt;&gt; idToDelete;</text:p>
      <text:p text:style-name="P20"><text:s text:c="12"/>if (idToDelete &lt; id) {</text:p>
      <text:p text:style-name="P20"><text:s text:c="16"/>if (leftId == 0) {</text:p>
      <text:p text:style-name="P20"><text:s text:c="20"/>sendMessage(parentSocket, "Error: Node not found");</text:p>
      <text:p text:style-name="P20"><text:s text:c="16"/>}</text:p>
      <text:p text:style-name="P20"><text:s text:c="16"/>else if (leftId == idToDelete) {</text:p>
      <text:p text:style-name="P20"><text:s text:c="20"/>sendMessage(leftSocket, "recursiveKilling");</text:p>
      <text:p text:style-name="P20"><text:s text:c="20"/>receiveMessage(leftSocket);</text:p>
      <text:p text:style-name="P20"><text:s text:c="20"/>kill(leftPid, SIGTERM);</text:p>
      <text:p text:style-name="P20"><text:s text:c="20"/>kill(leftPid, SIGKILL);</text:p>
      <text:p text:style-name="P20"><text:s text:c="20"/>leftId = 0;</text:p>
      <text:p text:style-name="P20"><text:s text:c="20"/>leftPid = 0;</text:p>
      <text:p text:style-name="P20"><text:s text:c="20"/>sendMessage(parentSocket, "OK");</text:p>
      <text:p text:style-name="P20"><text:s text:c="16"/>}</text:p>
      <text:p text:style-name="P20"><text:s text:c="16"/>else {</text:p>
      <text:p text:style-name="P20"><text:s text:c="20"/>sendMessage(leftSocket, request);</text:p>
      <text:p text:style-name="P20"><text:s text:c="20"/>sendMessage(parentSocket, receiveMessage(leftSocket));</text:p>
      <text:p text:style-name="P20"><text:s text:c="16"/>}</text:p>
      <text:p text:style-name="P20"><text:s text:c="12"/>}</text:p>
      <text:p text:style-name="P20"><text:s text:c="12"/>else {</text:p>
      <text:p text:style-name="P20"><text:s text:c="16"/>if (rightId == 0) {</text:p>
      <text:p text:style-name="P20"><text:s text:c="20"/>sendMessage(parentSocket, "Error: Node not found");</text:p>
      <text:p text:style-name="P20"><text:s text:c="16"/>}</text:p>
      <text:p text:style-name="P20"><text:s text:c="16"/>else if (rightId == idToDelete) {</text:p>
      <text:p text:style-name="P20"><text:s text:c="20"/>sendMessage(rightSocket, "recursiveKilling");</text:p>
      <text:p text:style-name="P20"><text:s text:c="20"/>receiveMessage(rightSocket);</text:p>
      <text:p text:style-name="P20"><text:s text:c="20"/>kill(rightPid, SIGTERM);</text:p>
      <text:p text:style-name="P20"><text:s text:c="20"/>kill(rightPid, SIGKILL);</text:p>
      <text:p text:style-name="P20"><text:s text:c="20"/>rightId = 0;</text:p>
      <text:p text:style-name="P20"><text:s text:c="20"/>rightPid = 0;</text:p>
      <text:p text:style-name="P20"><text:s text:c="20"/>sendMessage(parentSocket, "OK");</text:p>
      <text:p text:style-name="P20"><text:s text:c="16"/>}</text:p>
      <text:p text:style-name="P20"><text:s text:c="16"/>else {</text:p>
      <text:p text:style-name="P20"><text:s text:c="20"/>sendMessage(rightSocket, request);</text:p>
      <text:p text:style-name="P20"><text:s text:c="20"/>sendMessage(parentSocket, receiveMessage(rightSocket));</text:p>
      <text:p text:style-name="P20"><text:s text:c="16"/>}</text:p>
      <text:p text:style-name="P20"><text:s text:c="12"/>}</text:p>
      <text:p text:style-name="P20"><text:s text:c="8"/>}</text:p>
      <text:p text:style-name="P20"><text:s text:c="8"/>else if (cmd == "exec") {</text:p>
      <text:p text:style-name="P20"><text:s text:c="12"/>int execNodeId;</text:p>
      <text:p text:style-name="P20"><text:s text:c="12"/>cmdStream &gt;&gt; execNodeId;</text:p>
      <text:p text:style-name="P20"><text:s text:c="12"/>if (execNodeId == id) {</text:p>
      <text:p text:style-name="P20"><text:s text:c="16"/>std::string receiveMessage = "Node is available";</text:p>
      <text:p text:style-name="P20"><text:s text:c="16"/>sendMessage(parentSocket, receiveMessage);</text:p>
      <text:p text:style-name="P20"><text:s text:c="12"/>}</text:p>
      <text:p text:style-name="P20"><text:s text:c="12"/>else if (execNodeId &lt; id) {</text:p>
      <text:p text:style-name="P20"><text:s text:c="16"/>if (leftPid == 0) {</text:p>
      <text:p text:style-name="P20"><text:s text:c="20"/>std::string receiveMessage = "Error:" + std::to_string(execNodeId) + ": Not found";</text:p>
      <text:p text:style-name="P20"><text:s text:c="20"/>sendMessage(parentSocket, receiveMessage);</text:p>
      <text:p text:style-name="P20"><text:s text:c="16"/>}</text:p>
      <text:p text:style-name="P20"><text:s text:c="16"/>else {</text:p>
      <text:p text:style-name="P20"><text:s text:c="20"/>sendMessage(leftSocket, request);</text:p>
      <text:p text:style-name="P20"><text:s text:c="20"/>sendMessage(parentSocket, receiveMessage(leftSocket));</text:p>
      <text:p text:style-name="P20"><text:s text:c="16"/>}</text:p>
      <text:p text:style-name="P20"><text:s text:c="12"/>}</text:p>
      <text:p text:style-name="P20"><text:s text:c="12"/>else {</text:p>
      <text:p text:style-name="P20"><text:s text:c="16"/>if (rightPid == 0) {</text:p>
      <text:p text:style-name="P20"><text:s text:c="20"/>std::string receiveMessage = "Error:" + std::to_string(execNodeId) + ": Not found";</text:p>
      <text:p text:style-name="P20"><text:s text:c="20"/>sendMessage(parentSocket, receiveMessage);</text:p>
      <text:p text:style-name="P20"><text:s text:c="16"/>}</text:p>
      <text:p text:style-name="P20"><text:s text:c="16"/>else {</text:p>
      <text:p text:style-name="P20"><text:s text:c="20"/>sendMessage(rightSocket, request);</text:p>
      <text:p text:style-name="P20"><text:s text:c="20"/>sendMessage(parentSocket, receiveMessage(rightSocket));</text:p>
      <text:p text:style-name="P20"><text:soft-page-break/><text:s text:c="16"/>}</text:p>
      <text:p text:style-name="P20"><text:s text:c="12"/>}</text:p>
      <text:p text:style-name="P20"><text:s text:c="8"/>}</text:p>
      <text:p text:style-name="P20"><text:s text:c="8"/>else if (cmd == "pingall") {</text:p>
      <text:p text:style-name="P20"><text:s text:c="12"/>std::ostringstream res;</text:p>
      <text:p text:style-name="P20"><text:s text:c="12"/>std::string leftRes;</text:p>
      <text:p text:style-name="P20"><text:s text:c="12"/>std::string rightRes;</text:p>
      <text:p text:style-name="P20"><text:s text:c="12"/>res &lt;&lt; id &lt;&lt; " ";</text:p>
      <text:p text:style-name="P20"><text:s text:c="12"/>if (leftPid != 0) {</text:p>
      <text:p text:style-name="P20"><text:s text:c="16"/>sendMessage(leftSocket, "pingall");</text:p>
      <text:p text:style-name="P20"><text:s text:c="16"/>leftRes = receiveMessage(leftSocket);</text:p>
      <text:p text:style-name="P20"><text:s text:c="12"/>}</text:p>
      <text:p text:style-name="P20"><text:s text:c="12"/>if (rightPid != 0) {</text:p>
      <text:p text:style-name="P20"><text:s text:c="16"/>sendMessage(rightSocket, "pingall");</text:p>
      <text:p text:style-name="P20"><text:s text:c="16"/>rightRes = receiveMessage(rightSocket);</text:p>
      <text:p text:style-name="P20"><text:s text:c="12"/>}</text:p>
      <text:p text:style-name="P20"><text:s text:c="12"/>if (!leftRes.empty() &amp;&amp; leftRes.substr(0, 5) != "Error") {</text:p>
      <text:p text:style-name="P20"><text:s text:c="16"/>res &lt;&lt; leftRes &lt;&lt; " ";</text:p>
      <text:p text:style-name="P20"><text:s text:c="12"/>}</text:p>
      <text:p text:style-name="P20"><text:s text:c="12"/>if (!rightRes.empty() &amp;&amp; rightRes.substr(0, 5) != "Error") {</text:p>
      <text:p text:style-name="P20"><text:s text:c="16"/>res &lt;&lt; rightRes &lt;&lt; " ";</text:p>
      <text:p text:style-name="P20"><text:s text:c="12"/>}</text:p>
      <text:p text:style-name="P20"><text:s text:c="12"/>sendMessage(parentSocket, res.str());</text:p>
      <text:p text:style-name="P20"><text:s text:c="8"/>}</text:p>
      <text:p text:style-name="P20"><text:s text:c="8"/>else if (cmd == "recursiveKilling") { </text:p>
      <text:p text:style-name="P20"><text:s text:c="12"/>if (leftPid == 0 &amp;&amp; rightPid == 0) {</text:p>
      <text:p text:style-name="P20"><text:s text:c="16"/>sendMessage(parentSocket, "OK");</text:p>
      <text:p text:style-name="P20"><text:s text:c="12"/>}</text:p>
      <text:p text:style-name="P20"><text:s text:c="12"/>else {</text:p>
      <text:p text:style-name="P20"><text:s text:c="16"/>if (leftPid != 0) {</text:p>
      <text:p text:style-name="P20"><text:s text:c="20"/>sendMessage(leftSocket, "recursiveKilling");</text:p>
      <text:p text:style-name="P20"><text:s text:c="20"/>receiveMessage(leftSocket);</text:p>
      <text:p text:style-name="P20"><text:s text:c="20"/>kill(leftPid, SIGTERM);</text:p>
      <text:p text:style-name="P20"><text:s text:c="20"/>kill(leftPid, SIGKILL);</text:p>
      <text:p text:style-name="P20"><text:s text:c="16"/>}</text:p>
      <text:p text:style-name="P20"><text:s text:c="16"/>if (rightPid != 0) {</text:p>
      <text:p text:style-name="P20"><text:s text:c="20"/>sendMessage(rightSocket, "recursiveKilling");</text:p>
      <text:p text:style-name="P20"><text:s text:c="20"/>receiveMessage(rightSocket);</text:p>
      <text:p text:style-name="P20"><text:s text:c="20"/>kill(rightPid, SIGTERM);</text:p>
      <text:p text:style-name="P20"><text:s text:c="20"/>kill(rightPid, SIGKILL);</text:p>
      <text:p text:style-name="P20"><text:s text:c="16"/>}</text:p>
      <text:p text:style-name="P20"><text:s text:c="16"/>sendMessage(parentSocket, "OK");</text:p>
      <text:p text:style-name="P20"><text:s text:c="12"/>}</text:p>
      <text:p text:style-name="P20"><text:s text:c="8"/>}</text:p>
      <text:p text:style-name="P20"><text:s text:c="8"/>if (parentPort == 0) {</text:p>
      <text:p text:style-name="P20"><text:s text:c="12"/>break;</text:p>
      <text:p text:style-name="P20"><text:s text:c="8"/>}</text:p>
      <text:p text:style-name="P20"><text:s text:c="4"/>}</text:p>
      <text:p text:style-name="P20">}[leo@pc src]$ cat server.hpp </text:p>
      <text:p text:style-name="P20">#pragma once</text:p>
      <text:p text:style-name="P20"/>
      <text:p text:style-name="P20">#include &lt;cstdlib&gt;</text:p>
      <text:p text:style-name="P20">#include &lt;string&gt;</text:p>
      <text:p text:style-name="P20">#include &lt;unistd.h&gt;</text:p>
      <text:p text:style-name="P20">#include &lt;zmq.hpp&gt;</text:p>
      <text:p text:style-name="P20"/>
      <text:p text:style-name="P20">// send message to the particular socket</text:p>
      <text:p text:style-name="P20">bool sendMessage(zmq::socket_t &amp;socket, const std::string &amp;message_string)</text:p>
      <text:p text:style-name="P20">{</text:p>
      <text:p text:style-name="P20"><text:s text:c="4"/>// message size init</text:p>
      <text:p text:style-name="P20"><text:s text:c="4"/>zmq::message_t message(message_string.size());</text:p>
      <text:p text:style-name="P20"><text:s text:c="4"/>// message content init</text:p>
      <text:p text:style-name="P20"><text:s text:c="4"/>memcpy(message.data(), message_string.c_str(), message_string.size());</text:p>
      <text:p text:style-name="P20"><text:s text:c="4"/>return socket.send(message);</text:p>
      <text:p text:style-name="P20">}</text:p>
      <text:p text:style-name="P20"/>
      <text:p text:style-name="P20">std::string receiveMessage(zmq::socket_t &amp;socket)</text:p>
      <text:p text:style-name="P20">{</text:p>
      <text:p text:style-name="P20"><text:s text:c="4"/>zmq::message_t message;</text:p>
      <text:p text:style-name="P20"><text:s text:c="4"/>int recResult;</text:p>
      <text:p text:style-name="P20"><text:s text:c="4"/>// receiving message from socket </text:p>
      <text:p text:style-name="P20"><text:s text:c="4"/>try {</text:p>
      <text:p text:style-name="P20"><text:s text:c="8"/>recResult = (int)socket.recv(&amp;message);</text:p>
      <text:p text:style-name="P20"><text:s text:c="8"/>if (recResult &lt; 0) {</text:p>
      <text:p text:style-name="P20"><text:s text:c="12"/>perror("socket.recv()");</text:p>
      <text:p text:style-name="P20"><text:s text:c="12"/>exit(1);</text:p>
      <text:p text:style-name="P20"><text:s text:c="8"/>}</text:p>
      <text:p text:style-name="P20"><text:s text:c="4"/>}</text:p>
      <text:p text:style-name="P20"><text:s text:c="4"/>catch (...) {</text:p>
      <text:p text:style-name="P20"><text:s text:c="8"/>recResult = 0;</text:p>
      <text:p text:style-name="P20"><text:soft-page-break/><text:s text:c="4"/>}</text:p>
      <text:p text:style-name="P20"><text:s text:c="4"/>// transform to string</text:p>
      <text:p text:style-name="P20"><text:s text:c="4"/>std::string recieved_message((char *)message.data(), message.size());</text:p>
      <text:p text:style-name="P20"><text:s text:c="4"/>if (recieved_message.empty() || !recResult) {</text:p>
      <text:p text:style-name="P20"><text:s text:c="8"/>return "Error: Node is not available";</text:p>
      <text:p text:style-name="P20"><text:s text:c="4"/>}</text:p>
      <text:p text:style-name="P20"><text:s text:c="4"/>return recieved_message;</text:p>
      <text:p text:style-name="P20">}</text:p>
      <text:p text:style-name="P20"/>
      <text:p text:style-name="P20">std::string getPortName(int port)</text:p>
      <text:p text:style-name="P20">{</text:p>
      <text:p text:style-name="P20"><text:s text:c="4"/>return "tcp://127.0.0.1:" + std::to_string(port);</text:p>
      <text:p text:style-name="P20">}</text:p>
      <text:p text:style-name="P20">int bindSocket(zmq::socket_t &amp;socket)</text:p>
      <text:p text:style-name="P20">{</text:p>
      <text:p text:style-name="P20"><text:s text:c="4"/>int port = 8080;</text:p>
      <text:p text:style-name="P20"><text:s text:c="4"/>// create endpoint and bind it to the socket</text:p>
      <text:p text:style-name="P20"><text:s text:c="4"/>while (true) {</text:p>
      <text:p text:style-name="P20"><text:s text:c="8"/>try {</text:p>
      <text:p text:style-name="P20"><text:s text:c="12"/>socket.bind(getPortName(port));</text:p>
      <text:p text:style-name="P20"><text:s text:c="12"/>break;</text:p>
      <text:p text:style-name="P20"><text:s text:c="8"/>}</text:p>
      <text:p text:style-name="P20"><text:s text:c="8"/>catch (...) {</text:p>
      <text:p text:style-name="P20"><text:s text:c="12"/>port++;</text:p>
      <text:p text:style-name="P20"><text:s text:c="8"/>}</text:p>
      <text:p text:style-name="P20"><text:s text:c="4"/>}</text:p>
      <text:p text:style-name="P20"><text:s text:c="4"/>return port;</text:p>
      <text:p text:style-name="P20">}</text:p>
      <text:p text:style-name="P20"/>
      <text:p text:style-name="P20">void createNode(int id, int port)</text:p>
      <text:p text:style-name="P20">{</text:p>
      <text:p text:style-name="P20"><text:s text:c="4"/>// new node process</text:p>
      <text:p text:style-name="P20"><text:s text:c="4"/>execl("./child", "child", std::to_string(id).c_str(), std::to_string(port).c_str(), NULL);</text:p>
      <text:p text:style-name="P20">}[leo@pc src]$ cat tree.hpp </text:p>
      <text:p text:style-name="P20">#pragma once</text:p>
      <text:p text:style-name="P20"/>
      <text:p text:style-name="P20">#include &lt;iostream&gt;</text:p>
      <text:p text:style-name="P20">#include &lt;vector&gt;</text:p>
      <text:p text:style-name="P20">#include &lt;unordered_map&gt;</text:p>
      <text:p text:style-name="P20"/>
      <text:p text:style-name="P20">class Tree {</text:p>
      <text:p text:style-name="P20">private:</text:p>
      <text:p text:style-name="P20"><text:s text:c="4"/>struct Node;</text:p>
      <text:p text:style-name="P20"/>
      <text:p text:style-name="P20">public:</text:p>
      <text:p text:style-name="P20"><text:s text:c="4"/>Tree() = default;</text:p>
      <text:p text:style-name="P20"/>
      <text:p text:style-name="P20"><text:s text:c="4"/>~Tree()</text:p>
      <text:p text:style-name="P20"><text:s text:c="4"/>{</text:p>
      <text:p text:style-name="P20"><text:s text:c="8"/>deleteTree(root);</text:p>
      <text:p text:style-name="P20"><text:s text:c="4"/>}</text:p>
      <text:p text:style-name="P20"/>
      <text:p text:style-name="P20"><text:s text:c="4"/>bool find(const int &amp;id)</text:p>
      <text:p text:style-name="P20"><text:s text:c="4"/>{</text:p>
      <text:p text:style-name="P20"><text:s text:c="8"/>Node *temp = root;</text:p>
      <text:p text:style-name="P20"><text:s text:c="8"/>while (temp != nullptr) {</text:p>
      <text:p text:style-name="P20"><text:s text:c="12"/>if (temp-&gt;id == id)</text:p>
      <text:p text:style-name="P20"><text:s text:c="16"/>break;</text:p>
      <text:p text:style-name="P20"><text:s text:c="12"/>if (id &gt; temp-&gt;id)</text:p>
      <text:p text:style-name="P20"><text:s text:c="16"/>temp = temp-&gt;right;</text:p>
      <text:p text:style-name="P20"><text:s text:c="12"/>if (id &lt; temp-&gt;id)</text:p>
      <text:p text:style-name="P20"><text:s text:c="16"/>temp = temp-&gt;left;</text:p>
      <text:p text:style-name="P20"><text:s text:c="8"/>}</text:p>
      <text:p text:style-name="P20"><text:s text:c="8"/>return temp != nullptr;</text:p>
      <text:p text:style-name="P20"><text:s text:c="4"/>}</text:p>
      <text:p text:style-name="P20"/>
      <text:p text:style-name="P20"><text:s text:c="4"/>void insert(int id)</text:p>
      <text:p text:style-name="P20"><text:s text:c="4"/>{</text:p>
      <text:p text:style-name="P20"><text:s text:c="8"/>if (root == nullptr) {</text:p>
      <text:p text:style-name="P20"><text:s text:c="12"/>root = new Node(id);</text:p>
      <text:p text:style-name="P20"><text:s text:c="12"/>return;</text:p>
      <text:p text:style-name="P20"><text:s text:c="8"/>}</text:p>
      <text:p text:style-name="P20"><text:s text:c="8"/>Node *temp = root;</text:p>
      <text:p text:style-name="P20"><text:s text:c="8"/>while (temp != nullptr) {</text:p>
      <text:p text:style-name="P20"><text:s text:c="12"/>if (id == temp-&gt;id)</text:p>
      <text:p text:style-name="P20"><text:s text:c="16"/>break;</text:p>
      <text:p text:style-name="P20"><text:s text:c="12"/>if (id &lt; temp-&gt;id) {</text:p>
      <text:p text:style-name="P20"><text:s text:c="16"/>if (temp-&gt;left == nullptr) {</text:p>
      <text:p text:style-name="P20"><text:s text:c="20"/>temp-&gt;left = new Node(id);</text:p>
      <text:p text:style-name="P20"><text:s text:c="20"/>break;</text:p>
      <text:p text:style-name="P20"><text:soft-page-break/><text:s text:c="16"/>}</text:p>
      <text:p text:style-name="P20"><text:s text:c="16"/>temp = temp-&gt;left;</text:p>
      <text:p text:style-name="P20"><text:s text:c="12"/>}</text:p>
      <text:p text:style-name="P20"><text:s text:c="12"/>if (id &gt; temp-&gt;id) {</text:p>
      <text:p text:style-name="P20"><text:s text:c="16"/>if (temp-&gt;right == nullptr) {</text:p>
      <text:p text:style-name="P20"><text:s text:c="20"/>temp-&gt;right = new Node(id);</text:p>
      <text:p text:style-name="P20"><text:s text:c="20"/>break;</text:p>
      <text:p text:style-name="P20"><text:s text:c="16"/>}</text:p>
      <text:p text:style-name="P20"><text:s text:c="16"/>temp = temp-&gt;right;</text:p>
      <text:p text:style-name="P20"><text:s text:c="12"/>}</text:p>
      <text:p text:style-name="P20"><text:s text:c="8"/>}</text:p>
      <text:p text:style-name="P20"><text:s text:c="4"/>}</text:p>
      <text:p text:style-name="P20"/>
      <text:p text:style-name="P20"><text:s text:c="4"/>void erase(int id)</text:p>
      <text:p text:style-name="P20"><text:s text:c="4"/>{</text:p>
      <text:p text:style-name="P20"><text:s text:c="8"/>Node *prev_id = nullptr;</text:p>
      <text:p text:style-name="P20"><text:s text:c="8"/>Node *temp = root;</text:p>
      <text:p text:style-name="P20"><text:s text:c="8"/>while (temp != nullptr) {</text:p>
      <text:p text:style-name="P20"><text:s text:c="12"/>if (id == temp-&gt;id) {</text:p>
      <text:p text:style-name="P20"><text:s text:c="16"/>if (prev_id == nullptr) {</text:p>
      <text:p text:style-name="P20"><text:s text:c="20"/>root = nullptr;</text:p>
      <text:p text:style-name="P20"><text:s text:c="16"/>}</text:p>
      <text:p text:style-name="P20"><text:s text:c="16"/>else {</text:p>
      <text:p text:style-name="P20"><text:s text:c="20"/>if (prev_id-&gt;left == temp)</text:p>
      <text:p text:style-name="P20"><text:s text:c="24"/>prev_id-&gt;left = nullptr;</text:p>
      <text:p text:style-name="P20"><text:s text:c="20"/>else</text:p>
      <text:p text:style-name="P20"><text:s text:c="24"/>prev_id-&gt;right = nullptr;</text:p>
      <text:p text:style-name="P20"><text:s text:c="16"/>}</text:p>
      <text:p text:style-name="P20"><text:s text:c="16"/>deleteTree(temp);</text:p>
      <text:p text:style-name="P20"><text:s text:c="12"/>}</text:p>
      <text:p text:style-name="P20"><text:s text:c="12"/>else if (id &lt; temp-&gt;id) {</text:p>
      <text:p text:style-name="P20"><text:s text:c="16"/>prev_id = temp;</text:p>
      <text:p text:style-name="P20"><text:s text:c="16"/>temp = temp-&gt;left;</text:p>
      <text:p text:style-name="P20"><text:s text:c="12"/>}</text:p>
      <text:p text:style-name="P20"><text:s text:c="12"/>else if (id &gt; temp-&gt;id) {</text:p>
      <text:p text:style-name="P20"><text:s text:c="16"/>prev_id = temp;</text:p>
      <text:p text:style-name="P20"><text:s text:c="16"/>temp = temp-&gt;right;</text:p>
      <text:p text:style-name="P20"><text:s text:c="12"/>}</text:p>
      <text:p text:style-name="P20"><text:s text:c="8"/>}</text:p>
      <text:p text:style-name="P20"><text:s text:c="4"/>}</text:p>
      <text:p text:style-name="P20"/>
      <text:p text:style-name="P20"><text:s text:c="4"/>std::vector&lt;int&gt; getNodesList() const</text:p>
      <text:p text:style-name="P20"><text:s text:c="4"/>{</text:p>
      <text:p text:style-name="P20"><text:s text:c="8"/>std::vector&lt;int&gt; result;</text:p>
      <text:p text:style-name="P20"><text:s text:c="8"/>getNodesList(root, result);</text:p>
      <text:p text:style-name="P20"><text:s text:c="8"/>return result;</text:p>
      <text:p text:style-name="P20"><text:s text:c="4"/>}</text:p>
      <text:p text:style-name="P20"/>
      <text:p text:style-name="P20"><text:s text:c="4"/>void dictInsertWord(int id, std::string word, int value)</text:p>
      <text:p text:style-name="P20"><text:s text:c="4"/>{</text:p>
      <text:p text:style-name="P20"><text:s text:c="8"/>Node *node = getNodeById(root, id);</text:p>
      <text:p text:style-name="P20"><text:s text:c="8"/>node-&gt;dictionary[word] = value;</text:p>
      <text:p text:style-name="P20"><text:s text:c="4"/>}</text:p>
      <text:p text:style-name="P20"/>
      <text:p text:style-name="P20"><text:s text:c="4"/>void dictGetWord(int id, std::string word)</text:p>
      <text:p text:style-name="P20"><text:s text:c="4"/>{</text:p>
      <text:p text:style-name="P20"><text:s text:c="8"/>Node *node = getNodeById(root, id);</text:p>
      <text:p text:style-name="P20"><text:s text:c="8"/>if (node-&gt;dictionary.find(word) == node-&gt;dictionary.end())</text:p>
      <text:p text:style-name="P20"><text:s text:c="12"/>std::cout &lt;&lt; "'" &lt;&lt; word &lt;&lt; "' not found" &lt;&lt; '\n';</text:p>
      <text:p text:style-name="P20"><text:s text:c="8"/>else</text:p>
      <text:p text:style-name="P20"><text:s text:c="12"/>std::cout &lt;&lt; node-&gt;dictionary[word] &lt;&lt; '\n';</text:p>
      <text:p text:style-name="P20"><text:s text:c="4"/>}</text:p>
      <text:p text:style-name="P20"/>
      <text:p text:style-name="P20">private:</text:p>
      <text:p text:style-name="P20"><text:s text:c="4"/>struct Node {</text:p>
      <text:p text:style-name="P20"><text:s text:c="8"/>Node(int id) : id(id) {}</text:p>
      <text:p text:style-name="P20"><text:s text:c="8"/>int id = 0;</text:p>
      <text:p text:style-name="P20"><text:s text:c="8"/>Node *left = nullptr;</text:p>
      <text:p text:style-name="P20"><text:s text:c="8"/>Node *right = nullptr;</text:p>
      <text:p text:style-name="P20"><text:s text:c="8"/>std::unordered_map&lt;std::string, int&gt; dictionary;</text:p>
      <text:p text:style-name="P20"><text:s text:c="4"/>};</text:p>
      <text:p text:style-name="P20"/>
      <text:p text:style-name="P20"><text:s text:c="4"/>Node *root = nullptr;</text:p>
      <text:p text:style-name="P20"/>
      <text:p text:style-name="P20"><text:s text:c="4"/>Node *getNodeById(Node *root, int id)</text:p>
      <text:p text:style-name="P20"><text:s text:c="4"/>{</text:p>
      <text:p text:style-name="P20"><text:s text:c="8"/>if (root == nullptr || root-&gt;id == id) {</text:p>
      <text:p text:style-name="P20"><text:s text:c="12"/>return root;</text:p>
      <text:p text:style-name="P20"><text:s text:c="8"/>}</text:p>
      <text:p text:style-name="P20"/>
      <text:p text:style-name="P20"><text:soft-page-break/><text:s text:c="8"/>if (root-&gt;id &lt; id) {</text:p>
      <text:p text:style-name="P20"><text:s text:c="12"/>return getNodeById(root-&gt;right, id);</text:p>
      <text:p text:style-name="P20"><text:s text:c="8"/>}</text:p>
      <text:p text:style-name="P20"/>
      <text:p text:style-name="P20"><text:s text:c="8"/>return getNodeById(root-&gt;left, id);</text:p>
      <text:p text:style-name="P20"><text:s text:c="4"/>}</text:p>
      <text:p text:style-name="P20"/>
      <text:p text:style-name="P20"><text:s text:c="4"/>void getNodesList(Node *node, std::vector&lt;int&gt; &amp;v) const</text:p>
      <text:p text:style-name="P20"><text:s text:c="4"/>{</text:p>
      <text:p text:style-name="P20"><text:s text:c="8"/>if (node == nullptr)</text:p>
      <text:p text:style-name="P20"><text:s text:c="12"/>return;</text:p>
      <text:p text:style-name="P20"><text:s text:c="8"/>getNodesList(node-&gt;left, v);</text:p>
      <text:p text:style-name="P20"><text:s text:c="8"/>v.push_back(node-&gt;id);</text:p>
      <text:p text:style-name="P20"><text:s text:c="8"/>getNodesList(node-&gt;right, v);</text:p>
      <text:p text:style-name="P20"><text:s text:c="4"/>}</text:p>
      <text:p text:style-name="P20"/>
      <text:p text:style-name="P20"><text:s text:c="4"/>void deleteTree(Node *node)</text:p>
      <text:p text:style-name="P20"><text:s text:c="4"/>{</text:p>
      <text:p text:style-name="P20"><text:s text:c="8"/>if (node == nullptr)</text:p>
      <text:p text:style-name="P20"><text:s text:c="12"/>return;</text:p>
      <text:p text:style-name="P20"><text:s text:c="8"/>deleteTree(node-&gt;left);</text:p>
      <text:p text:style-name="P20"><text:s text:c="8"/>deleteTree(node-&gt;right);</text:p>
      <text:p text:style-name="P20"><text:s text:c="8"/>delete node;</text:p>
      <text:p text:style-name="P20"><text:s text:c="4"/>}</text:p>
      <text:p text:style-name="P21"><text:span text:style-name="T1">};</text:span></text:p>
      <text:p text:style-name="P21"><text:span text:style-name="T12"/></text:p>
      <text:p text:style-name="P21"><text:span text:style-name="T10">5. </text:span><text:span text:style-name="T9">Вывод</text:span><text:span text:style-name="T10">ы</text:span></text:p>
      <text:p text:style-name="P22"><text:span text:style-name="T14"><text:tab/>По мере выполнения данной лабораторной работы я освоил большое количество навыков: </text:span><text:span text:style-name="T16">в</text:span><text:span text:style-name="T14"> первую очередь, <text:s/>научился работать с очередями сообщений. На примере библиотеки ZeroMQ я описал взаимодействие между двумя разными программами с помощью неё. </text:span></text:p>
      <text:p text:style-name="P22"><text:span text:style-name="T14"><text:tab/>Также я описал бинарное дерево с поддержкой различных операций, в том числе — хранение </text:span><text:span text:style-name="T16">в узлах дерева словаря. Это было нетрудно, благо, в STL существует контейнер unordered_map, позволяющий производить все необходимые для работы со словарём <text:s/>операции быстро и эффективно. </text:span></text:p>
      <text:p text:style-name="P22"><text:span text:style-name="T14"><text:tab/>Помимо </text:span><text:span text:style-name="T16">всего </text:span><text:span text:style-name="T14">этого, удалось реализовать два вида проверки доступности узлов — ping id и pingall. Первый было поставлено реализовать по заданию, а второй — для удобного тестирования программы. </text:span></text:p>
      <text:p text:style-name="P24"><text:span text:style-name="T29"><text:tab/>ZeroMQ — прекрасная технология, мне понравилось с ней работать, ибо её API кроток и понятен. Функции описываются на довольно-таки «высокоуровневом» языке. Плюс ко всему есть «обертка», более высокоуровневая библиотека cppzmq, сокращающая объем кода в несколько раз. </text:span><text:span text:style-name="T30">Также радует, что </text:span><text:span text:style-name="T7">библиотека является кроссплатформенной.</text:span></text:p>
      <text:p text:style-name="P23"><text:span text:style-name="Основной_20_шрифт_20_абзаца"><text:span text:style-name="T1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apple-system1"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apple-system" svg:font-family="apple-system, BlinkMacSystemFont, 'Segoe UI', Arial, sans-serif"/>
    <style:font-face style:name="Times New Roman2" svg:font-family="'Times New Roman'" style:font-family-generic="roman"/>
    <style:font-face style:name="Courier New" svg:font-family="'Courier New'"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Mono" svg:font-family="'DejaVu Sans Mono'" style:font-family-generic="system" style:font-pitch="variable"/>
    <style:font-face style:name="Liberation Mono"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style:style>
    <style:style style:name="Обычный" style:family="paragraph">
      <style:paragraph-properties fo:hyphenation-ladder-count="no-limit"/>
      <style:text-properties fo:hyphenate="false" loext:hyphenation-no-caps="false"/>
    </style:style>
    <style:style style:name="Heading" style:family="paragraph" style:parent-style-name="Standard_20__28_user_29_" style:next-style-name="Text_20_body_20__28_user_29_"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Liberation Sans" style:font-family-asian="'Liberation Sans'" style:font-family-generic-asian="roman" style:font-pitch-asian="variable" style:font-size-asian="14pt" style:font-name-complex="Liberation Sans" style:font-family-complex="'Liberation Sans'"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_20__28_user_29_" style:class="list">
      <style:paragraph-properties fo:hyphenation-ladder-count="no-limit"/>
      <style:text-properties fo:hyphenate="false" loext:hyphenation-no-caps="false"/>
    </style:style>
    <style:style style:name="Название_20_объекта" style:display-name="Название объекта" style:family="paragraph" style:parent-style-name="Standard_20__28_user_29_">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_20__28_user_29_" style:class="index">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orphans="2" fo:widows="2" fo:hyphenation-ladder-count="no-limit"/>
      <style:text-properties fo:hyphenate="false" loext:hyphenation-no-caps="false"/>
    </style:style>
    <style:style style:name="Text_20_body_20__28_user_29_" style:display-name="Text body (user)" style:family="paragraph" style:parent-style-name="Standard_20__28_user_29_">
      <style:paragraph-properties fo:margin-top="0in" fo:margin-bottom="0.0972in" style:contextual-spacing="false" fo:line-height="115%" fo:hyphenation-ladder-count="no-limit"/>
      <style:text-properties fo:hyphenate="false" loext:hyphenation-no-caps="false"/>
    </style:style>
    <style:style style:name="Table_20_Contents" style:display-name="Table Contents" style:family="paragraph" style:parent-style-name="Standard_20__28_user_29_"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reformatted_20_Text" style:display-name="Preformatted Text" style:family="paragraph" style:parent-style-name="Standard_20__28_user_29_" style:class="html">
      <style:paragraph-properties fo:hyphenation-ladder-count="no-limit"/>
      <style:text-properties style:font-name="Liberation Mono" fo:font-family="'Liberation Mono'" style:font-family-generic="system" style:font-pitch="variable" fo:font-size="10pt" style:font-name-asian="DejaVu Sans Mono" style:font-family-asian="'DejaVu Sans Mono'"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Обычный_20__28_Интернет_29_" style:display-name="Обычный (Интернет)" style:family="paragraph" style:parent-style-name="Standard_20__28_user_29_">
      <style:paragraph-properties fo:margin-top="0.1945in" fo:margin-bottom="0.1945in" style:contextual-spacing="false"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ru" style:country-asian="RU" style:font-name-complex="Times New Roman" style:font-family-complex="'Times New Roman'" style:font-family-generic-complex="roman" style:font-pitch-complex="variable" fo:hyphenate="false" loext:hyphenation-no-caps="fals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loext:hyphenation-no-caps="false"/>
    </style:style>
    <style:style style:name="Основной_20_шрифт_20_абзаца" style:display-name="Основной шрифт абзаца"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Source_20_Text" style:display-name="Source Text" style:family="text">
      <style:text-properties style:font-name="Liberation Mono" fo:font-family="'Liberation Mono'" style:font-family-generic="system" style:font-pitch="variable" style:font-name-asian="Noto Sans Mono CJK SC" style:font-family-asian="'Noto Sans Mono CJK SC'" style:font-family-generic-asian="modern" style:font-pitch-asian="fixed" style:font-name-complex="Liberation Mono" style:font-family-complex="'Liberation Mono'" style:font-family-generic-complex="system" style:font-pitch-complex="variable"/>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3.1$Linux_X86_64 LibreOffice_project/00$Build-1</meta:generator>
    <meta:initial-creator>Valera Anisimov</meta:initial-creator>
    <meta:creation-date>2019-11-21T21:45:00Z</meta:creation-date>
    <dc:date>2020-12-24T20:17:44.829326832</dc:date>
    <meta:editing-cycles>3</meta:editing-cycles>
    <meta:editing-duration>PT2H48M47S</meta:editing-duration>
    <meta:document-statistic meta:table-count="2" meta:image-count="0" meta:object-count="0" meta:page-count="59" meta:paragraph-count="2142" meta:word-count="20059" meta:character-count="225182" meta:non-whitespace-character-count="196320"/>
    <meta:user-defined meta:name="AppVersion">16.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wnloads/Telegram%20Desktop/otchetlros6.odt/Normal"/>
  </office:meta>
</office:document-meta>
</file>